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application/rdf+xml" manifest:full-path="manifest.rdf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application/binary" manifest:full-path="layout-cache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68/statusbar/"/>
  <manifest:file-entry manifest:media-type="" manifest:full-path="Object 168/floater/"/>
  <manifest:file-entry manifest:media-type="" manifest:full-path="Object 168/popupmenu/"/>
  <manifest:file-entry manifest:media-type="text/xml" manifest:full-path="Object 168/content.xml"/>
  <manifest:file-entry manifest:media-type="" manifest:full-path="Object 168/progressbar/"/>
  <manifest:file-entry manifest:media-type="" manifest:full-path="Object 168/menubar/"/>
  <manifest:file-entry manifest:media-type="" manifest:full-path="Object 168/toolbar/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169/statusbar/"/>
  <manifest:file-entry manifest:media-type="" manifest:full-path="Object 169/floater/"/>
  <manifest:file-entry manifest:media-type="" manifest:full-path="Object 169/popupmenu/"/>
  <manifest:file-entry manifest:media-type="text/xml" manifest:full-path="Object 169/content.xml"/>
  <manifest:file-entry manifest:media-type="" manifest:full-path="Object 169/progressbar/"/>
  <manifest:file-entry manifest:media-type="" manifest:full-path="Object 169/menubar/"/>
  <manifest:file-entry manifest:media-type="" manifest:full-path="Object 169/toolbar/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170/statusbar/"/>
  <manifest:file-entry manifest:media-type="" manifest:full-path="Object 170/floater/"/>
  <manifest:file-entry manifest:media-type="" manifest:full-path="Object 170/popupmenu/"/>
  <manifest:file-entry manifest:media-type="text/xml" manifest:full-path="Object 170/content.xml"/>
  <manifest:file-entry manifest:media-type="" manifest:full-path="Object 170/progressbar/"/>
  <manifest:file-entry manifest:media-type="" manifest:full-path="Object 170/menubar/"/>
  <manifest:file-entry manifest:media-type="" manifest:full-path="Object 170/toolbar/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171/Configurations2/statusbar/"/>
  <manifest:file-entry manifest:media-type="" manifest:full-path="Object 171/Configurations2/accelerator/current.xml"/>
  <manifest:file-entry manifest:media-type="" manifest:full-path="Object 171/Configurations2/accelerator/"/>
  <manifest:file-entry manifest:media-type="" manifest:full-path="Object 171/Configurations2/floater/"/>
  <manifest:file-entry manifest:media-type="" manifest:full-path="Object 171/Configurations2/popupmenu/"/>
  <manifest:file-entry manifest:media-type="" manifest:full-path="Object 171/Configurations2/progressbar/"/>
  <manifest:file-entry manifest:media-type="" manifest:full-path="Object 171/Configurations2/menubar/"/>
  <manifest:file-entry manifest:media-type="" manifest:full-path="Object 171/Configurations2/toolbar/"/>
  <manifest:file-entry manifest:media-type="" manifest:full-path="Object 171/Configurations2/images/Bitmaps/"/>
  <manifest:file-entry manifest:media-type="" manifest:full-path="Object 171/Configurations2/images/"/>
  <manifest:file-entry manifest:media-type="application/vnd.sun.xml.ui.configuration" manifest:full-path="Object 171/Configurations2/"/>
  <manifest:file-entry manifest:media-type="text/xml" manifest:full-path="Object 171/content.xml"/>
  <manifest:file-entry manifest:media-type="text/xml" manifest:full-path="Object 171/styles.xml"/>
  <manifest:file-entry manifest:media-type="text/xml" manifest:full-path="Object 171/settings.xml"/>
  <manifest:file-entry manifest:media-type="application/vnd.oasis.opendocument.graphics" manifest:version="1.2" manifest:full-path="Object 17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72/statusbar/"/>
  <manifest:file-entry manifest:media-type="" manifest:full-path="Object 172/floater/"/>
  <manifest:file-entry manifest:media-type="" manifest:full-path="Object 172/popupmenu/"/>
  <manifest:file-entry manifest:media-type="text/xml" manifest:full-path="Object 172/content.xml"/>
  <manifest:file-entry manifest:media-type="" manifest:full-path="Object 172/progressbar/"/>
  <manifest:file-entry manifest:media-type="" manifest:full-path="Object 172/menubar/"/>
  <manifest:file-entry manifest:media-type="" manifest:full-path="Object 172/toolbar/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173/statusbar/"/>
  <manifest:file-entry manifest:media-type="" manifest:full-path="Object 173/floater/"/>
  <manifest:file-entry manifest:media-type="" manifest:full-path="Object 173/popupmenu/"/>
  <manifest:file-entry manifest:media-type="text/xml" manifest:full-path="Object 173/content.xml"/>
  <manifest:file-entry manifest:media-type="" manifest:full-path="Object 173/progressbar/"/>
  <manifest:file-entry manifest:media-type="" manifest:full-path="Object 173/menubar/"/>
  <manifest:file-entry manifest:media-type="" manifest:full-path="Object 173/toolbar/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74/statusbar/"/>
  <manifest:file-entry manifest:media-type="" manifest:full-path="Object 174/floater/"/>
  <manifest:file-entry manifest:media-type="" manifest:full-path="Object 174/popupmenu/"/>
  <manifest:file-entry manifest:media-type="text/xml" manifest:full-path="Object 174/content.xml"/>
  <manifest:file-entry manifest:media-type="" manifest:full-path="Object 174/progressbar/"/>
  <manifest:file-entry manifest:media-type="" manifest:full-path="Object 174/menubar/"/>
  <manifest:file-entry manifest:media-type="" manifest:full-path="Object 174/toolbar/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Object 175/statusbar/"/>
  <manifest:file-entry manifest:media-type="" manifest:full-path="Object 175/floater/"/>
  <manifest:file-entry manifest:media-type="" manifest:full-path="Object 175/popupmenu/"/>
  <manifest:file-entry manifest:media-type="text/xml" manifest:full-path="Object 175/content.xml"/>
  <manifest:file-entry manifest:media-type="" manifest:full-path="Object 175/progressbar/"/>
  <manifest:file-entry manifest:media-type="" manifest:full-path="Object 175/menubar/"/>
  <manifest:file-entry manifest:media-type="" manifest:full-path="Object 175/toolbar/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" manifest:full-path="Object 88/Configurations2/statusbar/"/>
  <manifest:file-entry manifest:media-type="" manifest:full-path="Object 88/Configurations2/accelerator/current.xml"/>
  <manifest:file-entry manifest:media-type="" manifest:full-path="Object 88/Configurations2/accelerator/"/>
  <manifest:file-entry manifest:media-type="" manifest:full-path="Object 88/Configurations2/floater/"/>
  <manifest:file-entry manifest:media-type="" manifest:full-path="Object 88/Configurations2/popupmenu/"/>
  <manifest:file-entry manifest:media-type="" manifest:full-path="Object 88/Configurations2/progressbar/"/>
  <manifest:file-entry manifest:media-type="" manifest:full-path="Object 88/Configurations2/menubar/"/>
  <manifest:file-entry manifest:media-type="" manifest:full-path="Object 88/Configurations2/toolbar/"/>
  <manifest:file-entry manifest:media-type="" manifest:full-path="Object 88/Configurations2/images/Bitmaps/"/>
  <manifest:file-entry manifest:media-type="" manifest:full-path="Object 88/Configurations2/images/"/>
  <manifest:file-entry manifest:media-type="application/vnd.sun.xml.ui.configuration" manifest:full-path="Object 88/Configurations2/"/>
  <manifest:file-entry manifest:media-type="text/xml" manifest:full-path="Object 88/content.xml"/>
  <manifest:file-entry manifest:media-type="text/xml" manifest:full-path="Object 88/styles.xml"/>
  <manifest:file-entry manifest:media-type="text/xml" manifest:full-path="Object 88/settings.xml"/>
  <manifest:file-entry manifest:media-type="application/vnd.oasis.opendocument.graphics" manifest:version="1.2" manifest:full-path="Object 88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" manifest:full-path="Object 181/statusbar/"/>
  <manifest:file-entry manifest:media-type="" manifest:full-path="Object 181/floater/"/>
  <manifest:file-entry manifest:media-type="" manifest:full-path="Object 181/popupmenu/"/>
  <manifest:file-entry manifest:media-type="text/xml" manifest:full-path="Object 181/content.xml"/>
  <manifest:file-entry manifest:media-type="" manifest:full-path="Object 181/progressbar/"/>
  <manifest:file-entry manifest:media-type="" manifest:full-path="Object 181/menubar/"/>
  <manifest:file-entry manifest:media-type="" manifest:full-path="Object 181/toolbar/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text/xml" manifest:full-path="Object 182/content.xml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183/content.xml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text/xml" manifest:full-path="Object 184/content.xml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Thumbnails/thumbnail.png"/>
  <manifest:file-entry manifest:media-type="" manifest:full-path="Thumbnails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" manifest:full-path="Object 187/Configurations2/statusbar/"/>
  <manifest:file-entry manifest:media-type="" manifest:full-path="Object 187/Configurations2/floater/"/>
  <manifest:file-entry manifest:media-type="" manifest:full-path="Object 187/Configurations2/popupmenu/"/>
  <manifest:file-entry manifest:media-type="" manifest:full-path="Object 187/Configurations2/progressbar/"/>
  <manifest:file-entry manifest:media-type="" manifest:full-path="Object 187/Configurations2/menubar/"/>
  <manifest:file-entry manifest:media-type="" manifest:full-path="Object 187/Configurations2/toolbar/"/>
  <manifest:file-entry manifest:media-type="" manifest:full-path="Object 187/Configurations2/images/Bitmaps/"/>
  <manifest:file-entry manifest:media-type="" manifest:full-path="Object 187/Configurations2/images/"/>
  <manifest:file-entry manifest:media-type="application/vnd.sun.xml.ui.configuration" manifest:full-path="Object 187/Configurations2/"/>
  <manifest:file-entry manifest:media-type="text/xml" manifest:full-path="Object 187/content.xml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188/content.xml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text/xml" manifest:full-path="Object 190/content.xml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text/xml" manifest:full-path="Object 191/content.xml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" manifest:full-path="Object 193/Configurations2/statusbar/"/>
  <manifest:file-entry manifest:media-type="" manifest:full-path="Object 193/Configurations2/floater/"/>
  <manifest:file-entry manifest:media-type="" manifest:full-path="Object 193/Configurations2/popupmenu/"/>
  <manifest:file-entry manifest:media-type="" manifest:full-path="Object 193/Configurations2/progressbar/"/>
  <manifest:file-entry manifest:media-type="" manifest:full-path="Object 193/Configurations2/menubar/"/>
  <manifest:file-entry manifest:media-type="" manifest:full-path="Object 193/Configurations2/toolbar/"/>
  <manifest:file-entry manifest:media-type="" manifest:full-path="Object 193/Configurations2/images/Bitmaps/"/>
  <manifest:file-entry manifest:media-type="" manifest:full-path="Object 193/Configurations2/images/"/>
  <manifest:file-entry manifest:media-type="application/vnd.sun.xml.ui.configuration" manifest:full-path="Object 193/Configurations2/"/>
  <manifest:file-entry manifest:media-type="text/xml" manifest:full-path="Object 193/content.xml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" manifest:full-path="Object 194/Configurations2/statusbar/"/>
  <manifest:file-entry manifest:media-type="" manifest:full-path="Object 194/Configurations2/floater/"/>
  <manifest:file-entry manifest:media-type="" manifest:full-path="Object 194/Configurations2/popupmenu/"/>
  <manifest:file-entry manifest:media-type="" manifest:full-path="Object 194/Configurations2/progressbar/"/>
  <manifest:file-entry manifest:media-type="" manifest:full-path="Object 194/Configurations2/menubar/"/>
  <manifest:file-entry manifest:media-type="" manifest:full-path="Object 194/Configurations2/toolbar/"/>
  <manifest:file-entry manifest:media-type="" manifest:full-path="Object 194/Configurations2/images/Bitmaps/"/>
  <manifest:file-entry manifest:media-type="" manifest:full-path="Object 194/Configurations2/images/"/>
  <manifest:file-entry manifest:media-type="application/vnd.sun.xml.ui.configuration" manifest:full-path="Object 194/Configurations2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text/xml" manifest:full-path="Object 197/content.xml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text/xml" manifest:full-path="Object 199/content.xml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text/xml" manifest:full-path="settings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image/png" manifest:full-path="Object 100/Pictures/10000000000002800000018049EA0BD6.png"/>
  <manifest:file-entry manifest:media-type="" manifest:full-path="Object 100/Pictures/"/>
  <manifest:file-entry manifest:media-type="text/xml" manifest:full-path="Object 100/content.xml"/>
  <manifest:file-entry manifest:media-type="text/xml" manifest:full-path="Object 100/styles.xml"/>
  <manifest:file-entry manifest:media-type="text/xml" manifest:full-path="Object 100/settings.xml"/>
  <manifest:file-entry manifest:media-type="application/vnd.oasis.opendocument.graphics" manifest:version="1.2" manifest:full-path="Object 10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05/Configurations2/statusbar/"/>
  <manifest:file-entry manifest:media-type="" manifest:full-path="Object 105/Configurations2/floater/"/>
  <manifest:file-entry manifest:media-type="" manifest:full-path="Object 105/Configurations2/popupmenu/"/>
  <manifest:file-entry manifest:media-type="" manifest:full-path="Object 105/Configurations2/progressbar/"/>
  <manifest:file-entry manifest:media-type="" manifest:full-path="Object 105/Configurations2/menubar/"/>
  <manifest:file-entry manifest:media-type="" manifest:full-path="Object 105/Configurations2/toolbar/"/>
  <manifest:file-entry manifest:media-type="" manifest:full-path="Object 105/Configurations2/images/Bitmaps/"/>
  <manifest:file-entry manifest:media-type="" manifest:full-path="Object 105/Configurations2/images/"/>
  <manifest:file-entry manifest:media-type="application/vnd.sun.xml.ui.configuration" manifest:full-path="Object 105/Configurations2/"/>
  <manifest:file-entry manifest:media-type="text/xml" manifest:full-path="Object 105/content.xml"/>
  <manifest:file-entry manifest:media-type="text/xml" manifest:full-path="Object 105/styles.xml"/>
  <manifest:file-entry manifest:media-type="text/xml" manifest:full-path="Object 105/settings.xml"/>
  <manifest:file-entry manifest:media-type="application/vnd.oasis.opendocument.graphics" manifest:version="1.2" manifest:full-path="Object 10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07/Configurations2/"/>
  <manifest:file-entry manifest:media-type="" manifest:full-path="Object 107/statusbar/"/>
  <manifest:file-entry manifest:media-type="" manifest:full-path="Object 107/floater/"/>
  <manifest:file-entry manifest:media-type="" manifest:full-path="Object 107/popupmenu/"/>
  <manifest:file-entry manifest:media-type="text/xml" manifest:full-path="Object 107/content.xml"/>
  <manifest:file-entry manifest:media-type="" manifest:full-path="Object 107/progressbar/"/>
  <manifest:file-entry manifest:media-type="" manifest:full-path="Object 107/menubar/"/>
  <manifest:file-entry manifest:media-type="" manifest:full-path="Object 107/toolbar/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8/statusbar/"/>
  <manifest:file-entry manifest:media-type="" manifest:full-path="Object 18/floater/"/>
  <manifest:file-entry manifest:media-type="" manifest:full-path="Object 18/popupmenu/"/>
  <manifest:file-entry manifest:media-type="text/xml" manifest:full-path="Object 18/content.xml"/>
  <manifest:file-entry manifest:media-type="" manifest:full-path="Object 18/progressbar/"/>
  <manifest:file-entry manifest:media-type="text/xml" manifest:full-path="Object 18/styles.xml"/>
  <manifest:file-entry manifest:media-type="" manifest:full-path="Object 18/menubar/"/>
  <manifest:file-entry manifest:media-type="" manifest:full-path="Object 18/toolbar/"/>
  <manifest:file-entry manifest:media-type="text/xml" manifest:full-path="Object 18/settings.xml"/>
  <manifest:file-entry manifest:media-type="application/vnd.oasis.opendocument.graphics" manifest:version="1.2" manifest:full-path="Object 18/"/>
  <manifest:file-entry manifest:media-type="" manifest:full-path="Object 108/Configurations2/"/>
  <manifest:file-entry manifest:media-type="" manifest:full-path="Object 108/statusbar/"/>
  <manifest:file-entry manifest:media-type="" manifest:full-path="Object 108/floater/"/>
  <manifest:file-entry manifest:media-type="" manifest:full-path="Object 108/popupmenu/"/>
  <manifest:file-entry manifest:media-type="text/xml" manifest:full-path="Object 108/content.xml"/>
  <manifest:file-entry manifest:media-type="" manifest:full-path="Object 108/progressbar/"/>
  <manifest:file-entry manifest:media-type="" manifest:full-path="Object 108/menubar/"/>
  <manifest:file-entry manifest:media-type="" manifest:full-path="Object 108/toolbar/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09/statusbar/"/>
  <manifest:file-entry manifest:media-type="" manifest:full-path="Object 109/floater/"/>
  <manifest:file-entry manifest:media-type="" manifest:full-path="Object 109/popupmenu/"/>
  <manifest:file-entry manifest:media-type="text/xml" manifest:full-path="Object 109/content.xml"/>
  <manifest:file-entry manifest:media-type="" manifest:full-path="Object 109/progressbar/"/>
  <manifest:file-entry manifest:media-type="" manifest:full-path="Object 109/menubar/"/>
  <manifest:file-entry manifest:media-type="" manifest:full-path="Object 109/toolbar/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" manifest:full-path="Object 20/Configurations2/statu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10/Configurations2/statusbar/"/>
  <manifest:file-entry manifest:media-type="" manifest:full-path="Object 110/Configurations2/accelerator/current.xml"/>
  <manifest:file-entry manifest:media-type="" manifest:full-path="Object 110/Configurations2/accelerato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" manifest:full-path="Object 110/statusbar/"/>
  <manifest:file-entry manifest:media-type="" manifest:full-path="Object 110/floater/"/>
  <manifest:file-entry manifest:media-type="" manifest:full-path="Object 110/popupmenu/"/>
  <manifest:file-entry manifest:media-type="text/xml" manifest:full-path="Object 110/content.xml"/>
  <manifest:file-entry manifest:media-type="" manifest:full-path="Object 110/progressbar/"/>
  <manifest:file-entry manifest:media-type="text/xml" manifest:full-path="Object 110/styles.xml"/>
  <manifest:file-entry manifest:media-type="" manifest:full-path="Object 110/menubar/"/>
  <manifest:file-entry manifest:media-type="" manifest:full-path="Object 110/toolbar/"/>
  <manifest:file-entry manifest:media-type="text/xml" manifest:full-path="Object 110/settings.xml"/>
  <manifest:file-entry manifest:media-type="application/vnd.oasis.opendocument.graphics" manifest:version="1.2" manifest:full-path="Object 110/"/>
  <manifest:file-entry manifest:media-type="" manifest:full-path="Object 21/Configurations2/statu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11/statusbar/"/>
  <manifest:file-entry manifest:media-type="" manifest:full-path="Object 111/floater/"/>
  <manifest:file-entry manifest:media-type="" manifest:full-path="Object 111/popupmenu/"/>
  <manifest:file-entry manifest:media-type="text/xml" manifest:full-path="Object 111/content.xml"/>
  <manifest:file-entry manifest:media-type="" manifest:full-path="Object 111/progressbar/"/>
  <manifest:file-entry manifest:media-type="" manifest:full-path="Object 111/menubar/"/>
  <manifest:file-entry manifest:media-type="" manifest:full-path="Object 111/toolbar/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settings.xml"/>
  <manifest:file-entry manifest:media-type="application/vnd.oasis.opendocument.graphics" manifest:version="1.2" manifest:full-path="Object 22/"/>
  <manifest:file-entry manifest:media-type="" manifest:full-path="Object 112/statusbar/"/>
  <manifest:file-entry manifest:media-type="" manifest:full-path="Object 112/floater/"/>
  <manifest:file-entry manifest:media-type="" manifest:full-path="Object 112/popupmenu/"/>
  <manifest:file-entry manifest:media-type="text/xml" manifest:full-path="Object 112/content.xml"/>
  <manifest:file-entry manifest:media-type="" manifest:full-path="Object 112/progressbar/"/>
  <manifest:file-entry manifest:media-type="" manifest:full-path="Object 112/menubar/"/>
  <manifest:file-entry manifest:media-type="" manifest:full-path="Object 112/toolbar/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113/statusbar/"/>
  <manifest:file-entry manifest:media-type="" manifest:full-path="Object 113/floater/"/>
  <manifest:file-entry manifest:media-type="" manifest:full-path="Object 113/popupmenu/"/>
  <manifest:file-entry manifest:media-type="text/xml" manifest:full-path="Object 113/content.xml"/>
  <manifest:file-entry manifest:media-type="" manifest:full-path="Object 113/progressbar/"/>
  <manifest:file-entry manifest:media-type="" manifest:full-path="Object 113/menubar/"/>
  <manifest:file-entry manifest:media-type="" manifest:full-path="Object 113/toolbar/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114/statusbar/"/>
  <manifest:file-entry manifest:media-type="" manifest:full-path="Object 114/floater/"/>
  <manifest:file-entry manifest:media-type="" manifest:full-path="Object 114/popupmenu/"/>
  <manifest:file-entry manifest:media-type="text/xml" manifest:full-path="Object 114/content.xml"/>
  <manifest:file-entry manifest:media-type="" manifest:full-path="Object 114/progressbar/"/>
  <manifest:file-entry manifest:media-type="" manifest:full-path="Object 114/menubar/"/>
  <manifest:file-entry manifest:media-type="" manifest:full-path="Object 114/toolbar/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15/statusbar/"/>
  <manifest:file-entry manifest:media-type="" manifest:full-path="Object 115/floater/"/>
  <manifest:file-entry manifest:media-type="" manifest:full-path="Object 115/popupmenu/"/>
  <manifest:file-entry manifest:media-type="text/xml" manifest:full-path="Object 115/content.xml"/>
  <manifest:file-entry manifest:media-type="" manifest:full-path="Object 115/progressbar/"/>
  <manifest:file-entry manifest:media-type="" manifest:full-path="Object 115/menubar/"/>
  <manifest:file-entry manifest:media-type="" manifest:full-path="Object 115/toolbar/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18/Configurations2/statusbar/"/>
  <manifest:file-entry manifest:media-type="" manifest:full-path="Object 118/Configurations2/accelerator/current.xml"/>
  <manifest:file-entry manifest:media-type="" manifest:full-path="Object 118/Configurations2/accelerato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tyles.xml"/>
  <manifest:file-entry manifest:media-type="text/xml" manifest:full-path="Object 118/settings.xml"/>
  <manifest:file-entry manifest:media-type="application/vnd.oasis.opendocument.graphics" manifest:version="1.2" manifest:full-path="Object 118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20/statusbar/"/>
  <manifest:file-entry manifest:media-type="" manifest:full-path="Object 120/floater/"/>
  <manifest:file-entry manifest:media-type="" manifest:full-path="Object 120/popupmenu/"/>
  <manifest:file-entry manifest:media-type="text/xml" manifest:full-path="Object 120/content.xml"/>
  <manifest:file-entry manifest:media-type="" manifest:full-path="Object 120/progressbar/"/>
  <manifest:file-entry manifest:media-type="" manifest:full-path="Object 120/menubar/"/>
  <manifest:file-entry manifest:media-type="" manifest:full-path="Object 120/toolbar/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21/statusbar/"/>
  <manifest:file-entry manifest:media-type="" manifest:full-path="Object 121/floater/"/>
  <manifest:file-entry manifest:media-type="" manifest:full-path="Object 121/popupmenu/"/>
  <manifest:file-entry manifest:media-type="text/xml" manifest:full-path="Object 121/content.xml"/>
  <manifest:file-entry manifest:media-type="" manifest:full-path="Object 121/progressbar/"/>
  <manifest:file-entry manifest:media-type="" manifest:full-path="Object 121/menubar/"/>
  <manifest:file-entry manifest:media-type="" manifest:full-path="Object 121/toolbar/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" manifest:full-path="Object 32/statusbar/"/>
  <manifest:file-entry manifest:media-type="" manifest:full-path="Object 32/floater/"/>
  <manifest:file-entry manifest:media-type="" manifest:full-path="Object 32/popupmenu/"/>
  <manifest:file-entry manifest:media-type="text/xml" manifest:full-path="Object 32/content.xml"/>
  <manifest:file-entry manifest:media-type="" manifest:full-path="Object 32/progressbar/"/>
  <manifest:file-entry manifest:media-type="" manifest:full-path="Object 32/menubar/"/>
  <manifest:file-entry manifest:media-type="" manifest:full-path="Object 32/toolbar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123/statusbar/"/>
  <manifest:file-entry manifest:media-type="" manifest:full-path="Object 123/floater/"/>
  <manifest:file-entry manifest:media-type="" manifest:full-path="Object 123/popupmenu/"/>
  <manifest:file-entry manifest:media-type="text/xml" manifest:full-path="Object 123/content.xml"/>
  <manifest:file-entry manifest:media-type="" manifest:full-path="Object 123/progressbar/"/>
  <manifest:file-entry manifest:media-type="" manifest:full-path="Object 123/menubar/"/>
  <manifest:file-entry manifest:media-type="" manifest:full-path="Object 123/toolbar/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127/Configurations2/statusbar/"/>
  <manifest:file-entry manifest:media-type="" manifest:full-path="Object 127/Configurations2/accelerator/current.xml"/>
  <manifest:file-entry manifest:media-type="" manifest:full-path="Object 127/Configurations2/accelerator/"/>
  <manifest:file-entry manifest:media-type="" manifest:full-path="Object 127/Configurations2/floater/"/>
  <manifest:file-entry manifest:media-type="" manifest:full-path="Object 127/Configurations2/popupmenu/"/>
  <manifest:file-entry manifest:media-type="" manifest:full-path="Object 127/Configurations2/progressbar/"/>
  <manifest:file-entry manifest:media-type="" manifest:full-path="Object 127/Configurations2/menubar/"/>
  <manifest:file-entry manifest:media-type="" manifest:full-path="Object 127/Configurations2/toolbar/"/>
  <manifest:file-entry manifest:media-type="" manifest:full-path="Object 127/Configurations2/images/Bitmaps/"/>
  <manifest:file-entry manifest:media-type="" manifest:full-path="Object 127/Configurations2/images/"/>
  <manifest:file-entry manifest:media-type="application/vnd.sun.xml.ui.configuration" manifest:full-path="Object 127/Configurations2/"/>
  <manifest:file-entry manifest:media-type="text/xml" manifest:full-path="Object 127/content.xml"/>
  <manifest:file-entry manifest:media-type="text/xml" manifest:full-path="Object 127/styles.xml"/>
  <manifest:file-entry manifest:media-type="text/xml" manifest:full-path="Object 127/settings.xml"/>
  <manifest:file-entry manifest:media-type="application/vnd.oasis.opendocument.graphics" manifest:version="1.2" manifest:full-path="Object 12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128/Configurations2/"/>
  <manifest:file-entry manifest:media-type="" manifest:full-path="Object 128/statusbar/"/>
  <manifest:file-entry manifest:media-type="" manifest:full-path="Object 128/floater/"/>
  <manifest:file-entry manifest:media-type="" manifest:full-path="Object 128/popupmenu/"/>
  <manifest:file-entry manifest:media-type="text/xml" manifest:full-path="Object 128/content.xml"/>
  <manifest:file-entry manifest:media-type="" manifest:full-path="Object 128/progressbar/"/>
  <manifest:file-entry manifest:media-type="" manifest:full-path="Object 128/menubar/"/>
  <manifest:file-entry manifest:media-type="" manifest:full-path="Object 128/toolbar/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129/Configurations2/"/>
  <manifest:file-entry manifest:media-type="" manifest:full-path="Object 129/statusbar/"/>
  <manifest:file-entry manifest:media-type="" manifest:full-path="Object 129/floater/"/>
  <manifest:file-entry manifest:media-type="" manifest:full-path="Object 129/popupmenu/"/>
  <manifest:file-entry manifest:media-type="text/xml" manifest:full-path="Object 129/content.xml"/>
  <manifest:file-entry manifest:media-type="" manifest:full-path="Object 129/progressbar/"/>
  <manifest:file-entry manifest:media-type="" manifest:full-path="Object 129/menubar/"/>
  <manifest:file-entry manifest:media-type="" manifest:full-path="Object 129/toolbar/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text/xml" manifest:full-path="styles.xml"/>
  <manifest:file-entry manifest:media-type="application/x-openoffice-gdimetafile;windows_formatname=&quot;GDIMetaFile&quot;" manifest:full-path="ObjectReplacements/Object 70"/>
  <manifest:file-entry manifest:media-type="" manifest:full-path="ObjectReplacements/Object 160"/>
  <manifest:file-entry manifest:media-type="application/x-openoffice-gdimetafile;windows_formatname=&quot;GDIMetaFile&quot;" manifest:full-path="ObjectReplacements/Object 71"/>
  <manifest:file-entry manifest:media-type="" manifest:full-path="ObjectReplacements/Object 161"/>
  <manifest:file-entry manifest:media-type="application/x-openoffice-gdimetafile;windows_formatname=&quot;GDIMetaFile&quot;" manifest:full-path="ObjectReplacements/Object 72"/>
  <manifest:file-entry manifest:media-type="" manifest:full-path="ObjectReplacements/Object 162"/>
  <manifest:file-entry manifest:media-type="application/x-openoffice-gdimetafile;windows_formatname=&quot;GDIMetaFile&quot;" manifest:full-path="ObjectReplacements/Object 73"/>
  <manifest:file-entry manifest:media-type="" manifest:full-path="ObjectReplacements/Object 163"/>
  <manifest:file-entry manifest:media-type="application/x-openoffice-gdimetafile;windows_formatname=&quot;GDIMetaFile&quot;" manifest:full-path="ObjectReplacements/Object 74"/>
  <manifest:file-entry manifest:media-type="" manifest:full-path="ObjectReplacements/Object 164"/>
  <manifest:file-entry manifest:media-type="" manifest:full-path="ObjectReplacements/Object 75"/>
  <manifest:file-entry manifest:media-type="" manifest:full-path="ObjectReplacements/Object 165"/>
  <manifest:file-entry manifest:media-type="application/x-openoffice-gdimetafile;windows_formatname=&quot;GDIMetaFile&quot;" manifest:full-path="ObjectReplacements/Object 76"/>
  <manifest:file-entry manifest:media-type="" manifest:full-path="ObjectReplacements/Object 166"/>
  <manifest:file-entry manifest:media-type="application/x-openoffice-gdimetafile;windows_formatname=&quot;GDIMetaFile&quot;" manifest:full-path="ObjectReplacements/Object 77"/>
  <manifest:file-entry manifest:media-type="" manifest:full-path="ObjectReplacements/Object 16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69"/>
  <manifest:file-entry manifest:media-type="" manifest:full-path="ObjectReplacements/Object 80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78"/>
  <manifest:file-entry manifest:media-type="" manifest:full-path="ObjectReplacements/Object 89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180"/>
  <manifest:file-entry manifest:media-type="" manifest:full-path="ObjectReplacements/Object 90"/>
  <manifest:file-entry manifest:media-type="application/x-openoffice-gdimetafile;windows_formatname=&quot;GDIMetaFile&quot;" manifest:full-path="ObjectReplacements/Object 181"/>
  <manifest:file-entry manifest:media-type="" manifest:full-path="ObjectReplacements/Object 91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184"/>
  <manifest:file-entry manifest:media-type="" manifest:full-path="ObjectReplacements/Object 94"/>
  <manifest:file-entry manifest:media-type="application/x-openoffice-gdimetafile;windows_formatname=&quot;GDIMetaFile&quot;" manifest:full-path="ObjectReplacements/Object 185"/>
  <manifest:file-entry manifest:media-type="application/x-openoffice-gdimetafile;windows_formatname=&quot;GDIMetaFile&quot;" manifest:full-path="ObjectReplacements/Object 95"/>
  <manifest:file-entry manifest:media-type="application/x-openoffice-gdimetafile;windows_formatname=&quot;GDIMetaFile&quot;" manifest:full-path="ObjectReplacements/Object 186"/>
  <manifest:file-entry manifest:media-type="" manifest:full-path="ObjectReplacements/Object 96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97"/>
  <manifest:file-entry manifest:media-type="" manifest:full-path="ObjectReplacements/Object 98"/>
  <manifest:file-entry manifest:media-type="" manifest:full-path="ObjectReplacements/Object 188"/>
  <manifest:file-entry manifest:media-type="application/x-openoffice-gdimetafile;windows_formatname=&quot;GDIMetaFile&quot;" manifest:full-path="ObjectReplacements/Object 99"/>
  <manifest:file-entry manifest:media-type="" manifest:full-path="ObjectReplacements/Object 189"/>
  <manifest:file-entry manifest:media-type="" manifest:full-path="ObjectReplacements/Object 190"/>
  <manifest:file-entry manifest:media-type="" manifest:full-path="ObjectReplacements/Object 191"/>
  <manifest:file-entry manifest:media-type="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94"/>
  <manifest:file-entry manifest:media-type="" manifest:full-path="ObjectReplacements/Object 195"/>
  <manifest:file-entry manifest:media-type="" manifest:full-path="ObjectReplacements/Object 196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2"/>
  <manifest:file-entry manifest:media-type="" manifest:full-path="ObjectReplacements/Object 10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05"/>
  <manifest:file-entry manifest:media-type="" manifest:full-path="ObjectReplacements/Object 16"/>
  <manifest:file-entry manifest:media-type="" manifest:full-path="ObjectReplacements/Object 106"/>
  <manifest:file-entry manifest:media-type="application/x-openoffice-gdimetafile;windows_formatname=&quot;GDIMetaFile&quot;" manifest:full-path="ObjectReplacements/Object 17"/>
  <manifest:file-entry manifest:media-type="" manifest:full-path="ObjectReplacements/Object 107"/>
  <manifest:file-entry manifest:media-type="application/x-openoffice-gdimetafile;windows_formatname=&quot;GDIMetaFile&quot;" manifest:full-path="ObjectReplacements/Object 18"/>
  <manifest:file-entry manifest:media-type="" manifest:full-path="ObjectReplacements/Object 10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3"/>
  <manifest:file-entry manifest:media-type="" manifest:full-path="ObjectReplacements/Object 24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9"/>
  <manifest:file-entry manifest:media-type="" manifest:full-path="ObjectReplacements/Object 30"/>
  <manifest:file-entry manifest:media-type="application/x-openoffice-gdimetafile;windows_formatname=&quot;GDIMetaFile&quot;" manifest:full-path="ObjectReplacements/Object 120"/>
  <manifest:file-entry manifest:media-type="" manifest:full-path="ObjectReplacements/Object 31"/>
  <manifest:file-entry manifest:media-type="application/x-openoffice-gdimetafile;windows_formatname=&quot;GDIMetaFile&quot;" manifest:full-path="ObjectReplacements/Object 121"/>
  <manifest:file-entry manifest:media-type="" manifest:full-path="ObjectReplacements/Object 32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38"/>
  <manifest:file-entry manifest:media-type="" manifest:full-path="ObjectReplacements/Object 128"/>
  <manifest:file-entry manifest:media-type="application/x-openoffice-gdimetafile;windows_formatname=&quot;GDIMetaFile&quot;" manifest:full-path="ObjectReplacements/Object 39"/>
  <manifest:file-entry manifest:media-type="" manifest:full-path="ObjectReplacements/Object 1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30"/>
  <manifest:file-entry manifest:media-type="" manifest:full-path="ObjectReplacements/Object 41"/>
  <manifest:file-entry manifest:media-type="" manifest:full-path="ObjectReplacements/Object 13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137"/>
  <manifest:file-entry manifest:media-type="" manifest:full-path="ObjectReplacements/Object 48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39"/>
  <manifest:file-entry manifest:media-type="" manifest:full-path="ObjectReplacements/Object 50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14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56"/>
  <manifest:file-entry manifest:media-type="" manifest:full-path="ObjectReplacements/Object 157"/>
  <manifest:file-entry manifest:media-type="application/x-openoffice-gdimetafile;windows_formatname=&quot;GDIMetaFile&quot;" manifest:full-path="ObjectReplacements/Object 67"/>
  <manifest:file-entry manifest:media-type="" manifest:full-path="ObjectReplacements/Object 158"/>
  <manifest:file-entry manifest:media-type="application/x-openoffice-gdimetafile;windows_formatname=&quot;GDIMetaFile&quot;" manifest:full-path="ObjectReplacements/Object 68"/>
  <manifest:file-entry manifest:media-type="" manifest:full-path="ObjectReplacements/Object 159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207"/>
  <manifest:file-entry manifest:media-type="" manifest:full-path="ObjectReplacements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" manifest:full-path="Object 41/statusbar/"/>
  <manifest:file-entry manifest:media-type="" manifest:full-path="Object 41/floater/"/>
  <manifest:file-entry manifest:media-type="" manifest:full-path="Object 41/popupmenu/"/>
  <manifest:file-entry manifest:media-type="text/xml" manifest:full-path="Object 41/content.xml"/>
  <manifest:file-entry manifest:media-type="" manifest:full-path="Object 41/progressbar/"/>
  <manifest:file-entry manifest:media-type="" manifest:full-path="Object 41/menubar/"/>
  <manifest:file-entry manifest:media-type="" manifest:full-path="Object 41/toolbar/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131/Configurations2/"/>
  <manifest:file-entry manifest:media-type="" manifest:full-path="Object 131/statusbar/"/>
  <manifest:file-entry manifest:media-type="" manifest:full-path="Object 131/floater/"/>
  <manifest:file-entry manifest:media-type="" manifest:full-path="Object 131/popupmenu/"/>
  <manifest:file-entry manifest:media-type="text/xml" manifest:full-path="Object 131/content.xml"/>
  <manifest:file-entry manifest:media-type="" manifest:full-path="Object 131/progressbar/"/>
  <manifest:file-entry manifest:media-type="" manifest:full-path="Object 131/menubar/"/>
  <manifest:file-entry manifest:media-type="" manifest:full-path="Object 131/toolbar/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133/Configurations2/statusbar/"/>
  <manifest:file-entry manifest:media-type="" manifest:full-path="Object 133/Configurations2/accelerator/current.xml"/>
  <manifest:file-entry manifest:media-type="" manifest:full-path="Object 133/Configurations2/accelerator/"/>
  <manifest:file-entry manifest:media-type="" manifest:full-path="Object 133/Configurations2/floater/"/>
  <manifest:file-entry manifest:media-type="" manifest:full-path="Object 133/Configurations2/popupmenu/"/>
  <manifest:file-entry manifest:media-type="" manifest:full-path="Object 133/Configurations2/progressbar/"/>
  <manifest:file-entry manifest:media-type="" manifest:full-path="Object 133/Configurations2/menubar/"/>
  <manifest:file-entry manifest:media-type="" manifest:full-path="Object 133/Configurations2/toolbar/"/>
  <manifest:file-entry manifest:media-type="" manifest:full-path="Object 133/Configurations2/images/Bitmaps/"/>
  <manifest:file-entry manifest:media-type="" manifest:full-path="Object 133/Configurations2/images/"/>
  <manifest:file-entry manifest:media-type="application/vnd.sun.xml.ui.configuration" manifest:full-path="Object 133/Configurations2/"/>
  <manifest:file-entry manifest:media-type="text/xml" manifest:full-path="Object 133/content.xml"/>
  <manifest:file-entry manifest:media-type="text/xml" manifest:full-path="Object 133/styles.xml"/>
  <manifest:file-entry manifest:media-type="text/xml" manifest:full-path="Object 133/settings.xml"/>
  <manifest:file-entry manifest:media-type="application/vnd.oasis.opendocument.graphics" manifest:version="1.2" manifest:full-path="Object 13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134/statusbar/"/>
  <manifest:file-entry manifest:media-type="" manifest:full-path="Object 134/floater/"/>
  <manifest:file-entry manifest:media-type="" manifest:full-path="Object 134/popupmenu/"/>
  <manifest:file-entry manifest:media-type="text/xml" manifest:full-path="Object 134/content.xml"/>
  <manifest:file-entry manifest:media-type="" manifest:full-path="Object 134/progressbar/"/>
  <manifest:file-entry manifest:media-type="" manifest:full-path="Object 134/menubar/"/>
  <manifest:file-entry manifest:media-type="" manifest:full-path="Object 134/toolbar/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135/statusbar/"/>
  <manifest:file-entry manifest:media-type="" manifest:full-path="Object 135/floater/"/>
  <manifest:file-entry manifest:media-type="" manifest:full-path="Object 135/popupmenu/"/>
  <manifest:file-entry manifest:media-type="text/xml" manifest:full-path="Object 135/content.xml"/>
  <manifest:file-entry manifest:media-type="" manifest:full-path="Object 135/progressbar/"/>
  <manifest:file-entry manifest:media-type="" manifest:full-path="Object 135/menubar/"/>
  <manifest:file-entry manifest:media-type="" manifest:full-path="Object 135/toolbar/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136/statusbar/"/>
  <manifest:file-entry manifest:media-type="" manifest:full-path="Object 136/floater/"/>
  <manifest:file-entry manifest:media-type="" manifest:full-path="Object 136/popupmenu/"/>
  <manifest:file-entry manifest:media-type="text/xml" manifest:full-path="Object 136/content.xml"/>
  <manifest:file-entry manifest:media-type="" manifest:full-path="Object 136/progressbar/"/>
  <manifest:file-entry manifest:media-type="" manifest:full-path="Object 136/menubar/"/>
  <manifest:file-entry manifest:media-type="" manifest:full-path="Object 136/toolbar/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" manifest:full-path="Object 51/statusbar/"/>
  <manifest:file-entry manifest:media-type="" manifest:full-path="Object 51/floater/"/>
  <manifest:file-entry manifest:media-type="" manifest:full-path="Object 51/popupmenu/"/>
  <manifest:file-entry manifest:media-type="text/xml" manifest:full-path="Object 51/content.xml"/>
  <manifest:file-entry manifest:media-type="" manifest:full-path="Object 51/progressbar/"/>
  <manifest:file-entry manifest:media-type="" manifest:full-path="Object 51/menubar/"/>
  <manifest:file-entry manifest:media-type="" manifest:full-path="Object 51/toolbar/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146/Configurations2/statusba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progressbar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" manifest:full-path="Object 62/Configurations2/statusba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157/Configurations2/"/>
  <manifest:file-entry manifest:media-type="" manifest:full-path="Object 157/statusbar/"/>
  <manifest:file-entry manifest:media-type="" manifest:full-path="Object 157/floater/"/>
  <manifest:file-entry manifest:media-type="" manifest:full-path="Object 157/popupmenu/"/>
  <manifest:file-entry manifest:media-type="text/xml" manifest:full-path="Object 157/content.xml"/>
  <manifest:file-entry manifest:media-type="" manifest:full-path="Object 157/progressbar/"/>
  <manifest:file-entry manifest:media-type="" manifest:full-path="Object 157/menubar/"/>
  <manifest:file-entry manifest:media-type="" manifest:full-path="Object 157/toolbar/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text/xml" manifest:full-path="Object 201/content.xml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" manifest:full-path="Object 202/Configurations2/statusbar/"/>
  <manifest:file-entry manifest:media-type="" manifest:full-path="Object 202/Configurations2/floater/"/>
  <manifest:file-entry manifest:media-type="" manifest:full-path="Object 202/Configurations2/popupmenu/"/>
  <manifest:file-entry manifest:media-type="" manifest:full-path="Object 202/Configurations2/progressbar/"/>
  <manifest:file-entry manifest:media-type="" manifest:full-path="Object 202/Configurations2/menubar/"/>
  <manifest:file-entry manifest:media-type="" manifest:full-path="Object 202/Configurations2/toolbar/"/>
  <manifest:file-entry manifest:media-type="" manifest:full-path="Object 202/Configurations2/images/Bitmaps/"/>
  <manifest:file-entry manifest:media-type="" manifest:full-path="Object 202/Configurations2/images/"/>
  <manifest:file-entry manifest:media-type="application/vnd.sun.xml.ui.configuration" manifest:full-path="Object 202/Configurations2/"/>
  <manifest:file-entry manifest:media-type="text/xml" manifest:full-path="Object 202/content.xml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text/xml" manifest:full-path="Object 203/content.xml"/>
  <manifest:file-entry manifest:media-type="text/xml" manifest:full-path="Object 203/settings.xml"/>
  <manifest:file-entry manifest:media-type="application/vnd.oasis.opendocument.formula" manifest:version="1.2" manifest:full-path="Object 203/"/>
  <manifest:file-entry manifest:media-type="text/xml" manifest:full-path="Object 204/content.xml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text/xml" manifest:full-path="content.xml"/>
  <manifest:file-entry manifest:media-type="text/xml" manifest:full-path="Object 205/content.xml"/>
  <manifest:file-entry manifest:media-type="text/xml" manifest:full-path="Object 205/settings.xml"/>
  <manifest:file-entry manifest:media-type="application/vnd.oasis.opendocument.formula" manifest:version="1.2" manifest:full-path="Object 205/"/>
  <manifest:file-entry manifest:media-type="text/xml" manifest:full-path="Object 206/content.xml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text/xml" manifest:full-path="Object 207/content.xml"/>
  <manifest:file-entry manifest:media-type="text/xml" manifest:full-path="Object 207/settings.xml"/>
  <manifest:file-entry manifest:media-type="application/vnd.oasis.opendocument.formula" manifest:version="1.2" manifest:full-path="Object 20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6cm" table:align="left"/>
    </style:style>
    <style:style style:name="Table5.A" style:family="table-column">
      <style:table-column-properties style:column-width="3.44cm"/>
    </style:style>
    <style:style style:name="Table5.B" style:family="table-column">
      <style:table-column-properties style:column-width="1.667cm"/>
    </style:style>
    <style:style style:name="Table5.C" style:family="table-column">
      <style:table-column-properties style:column-width="0.238cm"/>
    </style:style>
    <style:style style:name="Table5.D" style:family="table-column">
      <style:table-column-properties style:column-width="3.154cm"/>
    </style:style>
    <style:style style:name="Table5.E" style:family="table-column">
      <style:table-column-properties style:column-width="2.125cm"/>
    </style:style>
    <style:style style:name="Table5.F" style:family="table-column">
      <style:table-column-properties style:column-width="2.124cm"/>
    </style:style>
    <style:style style:name="Table5.H" style:family="table-column">
      <style:table-column-properties style:column-width="2.087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8.308cm" fo:margin-left="0cm" fo:margin-right="-0.004cm" table:align="margins"/>
    </style:style>
    <style:style style:name="Table4.A" style:family="table-column">
      <style:table-column-properties style:column-width="1.66cm" style:rel-column-width="13093*"/>
    </style:style>
    <style:style style:name="Table4.B" style:family="table-column">
      <style:table-column-properties style:column-width="1.662cm" style:rel-column-width="13106*"/>
    </style:style>
    <style:style style:name="Table4.C" style:family="table-column">
      <style:table-column-properties style:column-width="3.187cm" style:rel-column-width="25142*"/>
    </style:style>
    <style:style style:name="Table4.D" style:family="table-column">
      <style:table-column-properties style:column-width="0.134cm" style:rel-column-width="1057*"/>
    </style:style>
    <style:style style:name="Table4.E" style:family="table-column">
      <style:table-column-properties style:column-width="1.665cm" style:rel-column-width="1313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4.E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e4.C3" style:family="table-cell">
      <style:table-cell-properties fo:padding="0.097cm" fo:border-left="0.002cm solid #000000" fo:border-right="none" fo:border-top="none" fo:border-bottom="0.002cm solid #000000"/>
    </style:style>
    <style:style style:name="Table4.E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0.741cm" style:rel-column-width="2856*"/>
    </style:style>
    <style:style style:name="Table2.B" style:family="table-column">
      <style:table-column-properties style:column-width="0.476cm" style:rel-column-width="1836*"/>
    </style:style>
    <style:style style:name="Table2.C" style:family="table-column">
      <style:table-column-properties style:column-width="0.318cm" style:rel-column-width="1224*"/>
    </style:style>
    <style:style style:name="Table2.E" style:family="table-column">
      <style:table-column-properties style:column-width="0.344cm" style:rel-column-width="1326*"/>
    </style:style>
    <style:style style:name="Table2.G" style:family="table-column">
      <style:table-column-properties style:column-width="0.37cm" style:rel-column-width="1428*"/>
    </style:style>
    <style:style style:name="Table2.I" style:family="table-column">
      <style:table-column-properties style:column-width="0.556cm" style:rel-column-width="2142*"/>
    </style:style>
    <style:style style:name="Table2.J" style:family="table-column">
      <style:table-column-properties style:column-width="0.503cm" style:rel-column-width="1938*"/>
    </style:style>
    <style:style style:name="Table2.L" style:family="table-column">
      <style:table-column-properties style:column-width="12.368cm" style:rel-column-width="4768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L1" style:family="table-cell">
      <style:table-cell-properties fo:padding="0.097cm" fo:border="0.002cm solid #000000"/>
    </style:style>
    <style:style style:name="Table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.H2" style:family="table-cell">
      <style:table-cell-properties fo:padding="0.097cm" fo:border-left="0.002cm solid #000000" fo:border-right="none" fo:border-top="none" fo:border-bottom="0.002cm solid #000000"/>
    </style:style>
    <style:style style:name="Table2.L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15a40f" officeooo:paragraph-rsid="0015a40f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normal" officeooo:rsid="0027b05a" officeooo:paragraph-rsid="0027b05a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paragraph-rsid="00345522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paragraph-rsid="00364d64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normal" officeooo:rsid="00345522" officeooo:paragraph-rsid="00345522" style:font-weight-asian="normal" style:font-weight-complex="normal"/>
    </style:style>
    <style:style style:name="P8" style:family="paragraph" style:parent-style-name="Standard">
      <style:text-properties style:text-underline-style="solid" style:text-underline-width="auto" style:text-underline-color="font-color" fo:font-weight="normal" officeooo:rsid="00169e08" officeooo:paragraph-rsid="00169e08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normal" officeooo:rsid="003ff104" officeooo:paragraph-rsid="003ff104" style:font-weight-asian="normal" style:font-weight-complex="normal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4b6c3c" officeooo:paragraph-rsid="004b6c3c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4f1e06" officeooo:paragraph-rsid="004f1e06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62d3dc" officeooo:paragraph-rsid="0062d3dc" style:font-weight-asian="normal" style:font-weight-complex="normal"/>
    </style:style>
    <style:style style:name="P13" style:family="paragraph" style:parent-style-name="Standard">
      <style:text-properties style:text-underline-style="solid" style:text-underline-width="auto" style:text-underline-color="font-color" fo:font-weight="normal" officeooo:rsid="0073337b" officeooo:paragraph-rsid="0073337b" style:font-weight-asian="normal" style:font-weight-complex="normal"/>
    </style:style>
    <style:style style:name="P14" style:family="paragraph" style:parent-style-name="Standard">
      <style:text-properties style:text-underline-style="solid" style:text-underline-width="auto" style:text-underline-color="font-color" fo:font-weight="normal" officeooo:rsid="007c4a90" officeooo:paragraph-rsid="007c4a90" style:font-weight-asian="normal" style:font-weight-complex="normal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paragraph-rsid="0086019e" style:font-weight-asian="normal" style:font-weight-complex="normal"/>
    </style:style>
    <style:style style:name="P1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49eb0e" officeooo:paragraph-rsid="0049eb0e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officeooo:paragraph-rsid="002751a5"/>
    </style:style>
    <style:style style:name="P19" style:family="paragraph" style:parent-style-name="Standard">
      <style:text-properties style:text-underline-style="solid" style:text-underline-width="auto" style:text-underline-color="font-color" officeooo:rsid="00278098" officeooo:paragraph-rsid="00278098"/>
    </style:style>
    <style:style style:name="P20" style:family="paragraph" style:parent-style-name="Standard">
      <style:text-properties style:text-underline-style="solid" style:text-underline-width="auto" style:text-underline-color="font-color" officeooo:rsid="00321bff" officeooo:paragraph-rsid="00321bff"/>
    </style:style>
    <style:style style:name="P21" style:family="paragraph" style:parent-style-name="Standard">
      <style:text-properties style:text-underline-style="solid" style:text-underline-width="auto" style:text-underline-color="font-color" officeooo:rsid="0049eb0e" officeooo:paragraph-rsid="0049eb0e"/>
    </style:style>
    <style:style style:name="P22" style:family="paragraph" style:parent-style-name="Standard">
      <style:text-properties style:text-underline-style="none"/>
    </style:style>
    <style:style style:name="P23" style:family="paragraph" style:parent-style-name="Standard">
      <style:text-properties style:text-underline-style="none" fo:font-weight="normal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paragraph-rsid="00222c0f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paragraph-rsid="0022fb5a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5a40f" officeooo:paragraph-rsid="0027b05a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27b05a" officeooo:paragraph-rsid="0027b05a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27b05a" officeooo:paragraph-rsid="002a97b1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27b05a" officeooo:paragraph-rsid="002c695d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27b05a" officeooo:paragraph-rsid="0037f5f4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27b05a" officeooo:paragraph-rsid="0039cf68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27b05a" officeooo:paragraph-rsid="003b4d73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27b05a" officeooo:paragraph-rsid="00483784" style:font-weight-asian="normal" style:font-weight-complex="normal"/>
    </style:style>
    <style:style style:name="P34" style:family="paragraph" style:parent-style-name="Standard">
      <style:text-properties style:text-underline-style="none" fo:font-weight="normal" officeooo:paragraph-rsid="002e5ee0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paragraph-rsid="002fb65b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2fb65b" officeooo:paragraph-rsid="002fb65b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2c695d" officeooo:paragraph-rsid="002c695d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37f5f4" officeooo:paragraph-rsid="0037f5f4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37f5f4" officeooo:paragraph-rsid="0039cf68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37f5f4" officeooo:paragraph-rsid="0041d797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37f5f4" officeooo:paragraph-rsid="0046bffd" style:font-weight-asian="normal" style:font-weight-complex="normal"/>
    </style:style>
    <style:style style:name="P42" style:family="paragraph" style:parent-style-name="Standard">
      <style:text-properties style:text-underline-style="none" fo:font-weight="normal" officeooo:rsid="003a53c9" officeooo:paragraph-rsid="003a53c9" style:font-weight-asian="normal" style:font-weight-complex="normal"/>
    </style:style>
    <style:style style:name="P43" style:family="paragraph" style:parent-style-name="Standard">
      <style:text-properties style:text-underline-style="none" fo:font-weight="normal" officeooo:rsid="003e6729" officeooo:paragraph-rsid="003e6729" style:font-weight-asian="normal" style:font-weight-complex="normal"/>
    </style:style>
    <style:style style:name="P44" style:family="paragraph" style:parent-style-name="Standard">
      <style:text-properties style:text-underline-style="none" fo:font-weight="normal" officeooo:rsid="003ae416" officeooo:paragraph-rsid="00483784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paragraph-rsid="0049eb0e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4b6c3c" officeooo:paragraph-rsid="004b6c3c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4cded8" officeooo:paragraph-rsid="004cded8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345522" officeooo:paragraph-rsid="0015a40f" style:font-weight-asian="normal" style:font-weight-complex="normal"/>
    </style:style>
    <style:style style:name="P49" style:family="paragraph" style:parent-style-name="Standard">
      <style:text-properties style:text-underline-style="none" fo:font-weight="normal" officeooo:rsid="00345522" officeooo:paragraph-rsid="00542a6b" style:font-weight-asian="normal" style:font-weight-complex="normal"/>
    </style:style>
    <style:style style:name="P50" style:family="paragraph" style:parent-style-name="Standard">
      <style:text-properties style:text-underline-style="none" fo:font-weight="normal" officeooo:rsid="00345522" officeooo:paragraph-rsid="00555a8e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345522" officeooo:paragraph-rsid="00592790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345522" officeooo:paragraph-rsid="005b53a2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345522" officeooo:paragraph-rsid="0073337b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345522" officeooo:paragraph-rsid="00772342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345522" officeooo:paragraph-rsid="00788e56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345522" officeooo:paragraph-rsid="007c4a90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345522" officeooo:paragraph-rsid="007e41ef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345522" officeooo:paragraph-rsid="0080c803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542a6b" officeooo:paragraph-rsid="00542a6b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555a8e" officeooo:paragraph-rsid="00555a8e" style:font-weight-asian="normal" style:font-weight-complex="normal"/>
    </style:style>
    <style:style style:name="P61" style:family="paragraph" style:parent-style-name="Standard">
      <style:text-properties style:text-underline-style="none" fo:font-weight="normal" officeooo:rsid="0056a5bd" officeooo:paragraph-rsid="0056a5bd" style:font-weight-asian="normal" style:font-weight-complex="normal"/>
    </style:style>
    <style:style style:name="P62" style:family="paragraph" style:parent-style-name="Standard">
      <style:text-properties style:text-underline-style="none" fo:font-weight="normal" officeooo:rsid="005b53a2" officeooo:paragraph-rsid="005b53a2" style:font-weight-asian="normal" style:font-weight-complex="normal"/>
    </style:style>
    <style:style style:name="P63" style:family="paragraph" style:parent-style-name="Standard">
      <style:text-properties style:text-underline-style="none" fo:font-weight="normal" officeooo:rsid="005bd483" officeooo:paragraph-rsid="005bd483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592790" officeooo:paragraph-rsid="00592790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5e9f34" officeooo:paragraph-rsid="005e9f34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73337b" officeooo:paragraph-rsid="0073337b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73337b" officeooo:paragraph-rsid="00772342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788e56" officeooo:paragraph-rsid="00788e56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740d5a" officeooo:paragraph-rsid="0073337b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7c4a90" officeooo:paragraph-rsid="007c4a90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80c803" officeooo:paragraph-rsid="007c4a90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80c803" officeooo:paragraph-rsid="0080c803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7e41ef" officeooo:paragraph-rsid="007e41ef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7eeee0" officeooo:paragraph-rsid="007eeee0" style:font-weight-asian="normal" style:font-weight-complex="normal"/>
    </style:style>
    <style:style style:name="P75" style:family="paragraph" style:parent-style-name="Standard">
      <style:text-properties style:text-underline-style="none" fo:font-weight="bold" officeooo:rsid="0015a40f" officeooo:paragraph-rsid="0015a40f" style:font-weight-asian="bold" style:font-weight-complex="bold"/>
    </style:style>
    <style:style style:name="P76" style:family="paragraph" style:parent-style-name="Standard">
      <style:text-properties style:text-underline-style="none" fo:font-weight="bold" officeooo:rsid="00345522" officeooo:paragraph-rsid="007c4a90" style:font-weight-asian="bold" style:font-weight-complex="bold"/>
    </style:style>
    <style:style style:name="P77" style:family="paragraph" style:parent-style-name="Standard">
      <style:text-properties style:text-underline-style="none" fo:font-weight="bold" officeooo:paragraph-rsid="0086019e" style:font-weight-asian="bold" style:font-weight-complex="bold"/>
    </style:style>
    <style:style style:name="P78" style:family="paragraph" style:parent-style-name="Standard">
      <style:text-properties style:text-underline-style="none" officeooo:paragraph-rsid="0049eb0e"/>
    </style:style>
    <style:style style:name="P79" style:family="paragraph" style:parent-style-name="Standard">
      <style:text-properties style:text-underline-style="none" officeooo:rsid="0049eb0e" officeooo:paragraph-rsid="0049eb0e"/>
    </style:style>
    <style:style style:name="P80" style:family="paragraph" style:parent-style-name="Standard">
      <style:text-properties fo:font-weight="normal" officeooo:paragraph-rsid="003ae416" style:font-weight-asian="normal" style:font-weight-complex="normal"/>
    </style:style>
    <style:style style:name="P81" style:family="paragraph" style:parent-style-name="Standard">
      <style:text-properties fo:font-weight="normal" officeooo:paragraph-rsid="0044e730" style:font-weight-asian="normal" style:font-weight-complex="normal"/>
    </style:style>
    <style:style style:name="P82" style:family="paragraph" style:parent-style-name="Standard">
      <style:text-properties style:font-name="Bitstream Vera Sans Mono" fo:font-size="11pt" fo:font-style="normal" style:text-underline-style="none" fo:font-weight="normal" officeooo:rsid="003a53c9" officeooo:paragraph-rsid="0044e730" style:font-name-asian="Bitstream Vera Sans Mono" style:font-size-asian="11pt" style:font-style-asian="normal" style:font-weight-asian="normal" style:font-name-complex="Bitstream Vera Sans Mono" style:font-size-complex="11pt" style:font-style-complex="normal" style:font-weight-complex="normal"/>
    </style:style>
    <style:style style:name="P83" style:family="paragraph" style:parent-style-name="Standard">
      <style:text-properties officeooo:paragraph-rsid="00682bc6"/>
    </style:style>
    <style:style style:name="P84" style:family="paragraph" style:parent-style-name="Standard">
      <style:text-properties officeooo:paragraph-rsid="006ba703"/>
    </style:style>
    <style:style style:name="P85" style:family="paragraph" style:parent-style-name="Standard">
      <style:text-properties officeooo:paragraph-rsid="006be47c"/>
    </style:style>
    <style:style style:name="P86" style:family="paragraph" style:parent-style-name="Standard">
      <style:text-properties officeooo:paragraph-rsid="006c1dbc"/>
    </style:style>
    <style:style style:name="P87" style:family="paragraph" style:parent-style-name="Standard">
      <style:text-properties officeooo:rsid="00682bc6" officeooo:paragraph-rsid="00682bc6"/>
    </style:style>
    <style:style style:name="P88" style:family="paragraph" style:parent-style-name="Standard">
      <style:text-properties officeooo:rsid="006c1dbc" officeooo:paragraph-rsid="006c1dbc"/>
    </style:style>
    <style:style style:name="P89" style:family="paragraph" style:parent-style-name="Standard">
      <style:text-properties style:text-position="0% 100%" style:text-underline-style="none" fo:font-weight="normal" officeooo:rsid="00230f4e" officeooo:paragraph-rsid="00230f4e" style:font-weight-asian="normal" style:font-weight-complex="normal"/>
    </style:style>
    <style:style style:name="P90" style:family="paragraph" style:parent-style-name="Standard">
      <style:text-properties style:text-position="0% 100%" style:text-underline-style="none" fo:font-weight="normal" officeooo:rsid="00230f4e" officeooo:paragraph-rsid="0086019e" style:font-weight-asian="normal" style:font-weight-complex="normal"/>
    </style:style>
    <style:style style:name="P91" style:family="paragraph" style:parent-style-name="Table_20_Contents">
      <style:paragraph-properties fo:text-align="center" style:justify-single-word="false"/>
    </style:style>
    <style:style style:name="P9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fo:font-weight="bold" officeooo:paragraph-rsid="00193008" style:font-weight-asian="bold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fo:font-weight="bold" officeooo:paragraph-rsid="001f2515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fo:font-weight="bold" officeooo:paragraph-rsid="001e9786" style:font-weight-asian="bold" style:font-weight-complex="bold"/>
    </style:style>
    <style:style style:name="P96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bold" officeooo:rsid="00169e08" officeooo:paragraph-rsid="00169e08" style:font-weight-asian="bold" style:font-weight-complex="bold"/>
    </style:style>
    <style:style style:name="P97" style:family="paragraph" style:parent-style-name="Table_20_Contents">
      <style:paragraph-properties fo:text-align="start" style:justify-single-word="false"/>
      <style:text-properties fo:color="#280099" fo:font-weight="bold" officeooo:rsid="00169e08" officeooo:paragraph-rsid="00169e08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fo:color="#0000ff" fo:font-weight="bold" officeooo:rsid="00169e08" officeooo:paragraph-rsid="00169e08" style:font-weight-asian="bold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fo:color="#ff0000" fo:font-weight="bold" officeooo:rsid="00169e08" officeooo:paragraph-rsid="00169e08" style:font-weight-asian="bold" style:font-weight-complex="bold"/>
    </style:style>
    <style:style style:name="P100" style:family="paragraph" style:parent-style-name="Table_20_Contents">
      <style:paragraph-properties fo:text-align="start" style:justify-single-word="false"/>
      <style:text-properties fo:color="#4700b8" fo:font-weight="bold" officeooo:rsid="00169e08" officeooo:paragraph-rsid="00169e08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color="#23ff23" fo:font-weight="bold" officeooo:rsid="00169e08" officeooo:paragraph-rsid="00169e08" style:font-weight-asian="bold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color="#2300dc" fo:font-weight="bold" officeooo:rsid="00169e08" officeooo:paragraph-rsid="00169e08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color="#00ff00" fo:font-weight="bold" officeooo:rsid="00169e08" officeooo:paragraph-rsid="00169e08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fo:color="#ffff00" fo:font-weight="bold" officeooo:rsid="00169e08" officeooo:paragraph-rsid="00169e08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fo:color="#2323dc" fo:font-weight="bold" officeooo:rsid="00169e08" officeooo:paragraph-rsid="00169e08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fo:color="#800080" fo:font-weight="bold" officeooo:rsid="00169e08" officeooo:paragraph-rsid="00169e08" style:font-weight-asian="bold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fo:color="#0047ff" fo:font-weight="bold" officeooo:rsid="00169e08" officeooo:paragraph-rsid="00169e08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fo:color="#ff950e" fo:font-weight="bold" officeooo:rsid="00169e08" officeooo:paragraph-rsid="00169e08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fo:color="#ff00ff" fo:font-weight="bold" officeooo:rsid="00169e08" officeooo:paragraph-rsid="00169e08" style:font-weight-asian="bold" style:font-weight-complex="bold"/>
    </style:style>
    <style:style style:name="P110" style:family="paragraph" style:parent-style-name="Table_20_Contents">
      <style:text-properties officeooo:paragraph-rsid="0050c84e"/>
    </style:style>
    <style:style style:name="P111" style:family="paragraph" style:parent-style-name="Table_20_Contents">
      <style:text-properties officeooo:paragraph-rsid="0052664b"/>
    </style:style>
    <style:style style:name="P112" style:family="paragraph" style:parent-style-name="Table_20_Contents">
      <style:text-properties officeooo:rsid="0050c84e" officeooo:paragraph-rsid="0050c84e"/>
    </style:style>
    <style:style style:name="P113" style:family="paragraph" style:parent-style-name="Table_20_Contents">
      <style:text-properties officeooo:rsid="0059e231" officeooo:paragraph-rsid="0059e231"/>
    </style:style>
    <style:style style:name="P114" style:family="paragraph" style:parent-style-name="Table_20_Contents">
      <style:text-properties officeooo:rsid="0052664b" officeooo:paragraph-rsid="0052664b"/>
    </style:style>
    <style:style style:name="P115" style:family="paragraph" style:parent-style-name="Table_20_Contents">
      <style:text-properties officeooo:paragraph-rsid="0062d3dc"/>
    </style:style>
    <style:style style:name="P116" style:family="paragraph" style:parent-style-name="Table_20_Contents">
      <style:text-properties officeooo:paragraph-rsid="0064ce76"/>
    </style:style>
    <style:style style:name="P117" style:family="paragraph" style:parent-style-name="Table_20_Contents">
      <style:text-properties officeooo:paragraph-rsid="0065fa1e"/>
    </style:style>
    <style:style style:name="P118" style:family="paragraph" style:parent-style-name="Table_20_Contents">
      <style:text-properties officeooo:paragraph-rsid="0065fe31"/>
    </style:style>
    <style:style style:name="P119" style:family="paragraph" style:parent-style-name="Table_20_Contents">
      <style:text-properties officeooo:rsid="0062d3dc" officeooo:paragraph-rsid="0062d3dc"/>
    </style:style>
    <style:style style:name="P120" style:family="paragraph" style:parent-style-name="Table_20_Contents">
      <style:text-properties officeooo:rsid="006a203d" officeooo:paragraph-rsid="006a203d"/>
    </style:style>
    <style:style style:name="P121" style:family="paragraph" style:parent-style-name="Table_20_Contents">
      <style:text-properties officeooo:rsid="006a203d" officeooo:paragraph-rsid="006c1dbc"/>
    </style:style>
    <style:style style:name="P122" style:family="paragraph" style:parent-style-name="Table_20_Contents">
      <style:text-properties officeooo:rsid="006ba703" officeooo:paragraph-rsid="006ba703"/>
    </style:style>
    <style:style style:name="P123" style:family="paragraph" style:parent-style-name="Table_20_Contents">
      <style:text-properties officeooo:rsid="006ba703" officeooo:paragraph-rsid="006c1dbc"/>
    </style:style>
    <style:style style:name="P124" style:family="paragraph" style:parent-style-name="Table_20_Contents">
      <style:text-properties officeooo:rsid="006c1dbc" officeooo:paragraph-rsid="006c1dbc"/>
    </style:style>
    <style:style style:name="P125" style:family="paragraph" style:parent-style-name="Table_20_Contents">
      <style:text-properties officeooo:rsid="0074f967" officeooo:paragraph-rsid="0062d3dc"/>
    </style:style>
    <style:style style:name="P126" style:family="paragraph" style:parent-style-name="Table_20_Contents">
      <style:text-properties officeooo:rsid="0074f967" officeooo:paragraph-rsid="0074f967"/>
    </style:style>
    <style:style style:name="P127" style:family="paragraph" style:parent-style-name="Table_20_Contents">
      <style:text-properties officeooo:rsid="0074f967" officeooo:paragraph-rsid="0065fe31"/>
    </style:style>
    <style:style style:name="P128" style:family="paragraph" style:parent-style-name="Table_20_Contents">
      <style:text-properties officeooo:rsid="00753529" officeooo:paragraph-rsid="00682bc6"/>
    </style:style>
    <style:style style:name="P129" style:family="paragraph" style:parent-style-name="Table_20_Contents">
      <style:text-properties officeooo:rsid="00753529" officeooo:paragraph-rsid="00753529"/>
    </style:style>
    <style:style style:name="P130" style:family="paragraph" style:parent-style-name="Standard">
      <style:text-properties style:text-position="0% 100%" style:text-underline-style="none" fo:font-weight="bold" officeooo:rsid="0082c93a" officeooo:paragraph-rsid="0086019e" style:font-weight-asian="bold" style:font-weight-complex="bold"/>
    </style:style>
    <style:style style:name="P131" style:family="paragraph" style:parent-style-name="Standard">
      <style:text-properties style:text-position="0% 100%" style:text-underline-style="none" fo:font-weight="normal" officeooo:rsid="0082c93a" officeooo:paragraph-rsid="0086019e" style:font-weight-asian="normal" style:font-weight-complex="normal"/>
    </style:style>
    <style:style style:name="P132" style:family="paragraph" style:parent-style-name="Standard">
      <style:text-properties style:text-position="0% 100%" style:text-underline-style="none" fo:font-weight="normal" officeooo:rsid="0085d603" officeooo:paragraph-rsid="0082c93a" style:font-weight-asian="normal" style:font-weight-complex="normal"/>
    </style:style>
    <style:style style:name="P133" style:family="paragraph" style:parent-style-name="Standard">
      <style:text-properties style:text-underline-style="solid" style:text-underline-width="auto" style:text-underline-color="font-color" fo:font-weight="normal" officeooo:rsid="00345522" officeooo:paragraph-rsid="00345522" style:font-weight-asian="normal" style:font-weight-complex="normal"/>
    </style:style>
    <style:style style:name="P134" style:family="paragraph" style:parent-style-name="Standard">
      <style:text-properties style:text-underline-style="none" fo:font-weight="normal" officeooo:rsid="00788e56" officeooo:paragraph-rsid="00788e56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56a5bd" officeooo:paragraph-rsid="0056a5bd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56a5bd" officeooo:paragraph-rsid="00889b48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56a5bd" officeooo:paragraph-rsid="0089c650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56a5bd" officeooo:paragraph-rsid="008b0185" style:font-weight-asian="normal" style:font-weight-complex="normal"/>
    </style:style>
    <style:style style:name="P139" style:family="paragraph" style:parent-style-name="Standard">
      <style:text-properties style:text-underline-style="none" fo:font-weight="bold" officeooo:rsid="0056a5bd" officeooo:paragraph-rsid="00889b48" style:font-weight-asian="bold" style:font-weight-complex="bold"/>
    </style:style>
    <style:style style:name="T1" style:family="text">
      <style:text-properties officeooo:rsid="00169e08"/>
    </style:style>
    <style:style style:name="T2" style:family="text">
      <style:text-properties fo:color="#0000ff" officeooo:rsid="00169e08"/>
    </style:style>
    <style:style style:name="T3" style:family="text">
      <style:text-properties fo:color="#0000ff" officeooo:rsid="00174405"/>
    </style:style>
    <style:style style:name="T4" style:family="text">
      <style:text-properties fo:color="#0000ff" style:text-position="0% 100%" fo:font-weight="bold" officeooo:rsid="00222c0f" style:font-weight-asian="bold" style:font-weight-complex="bold"/>
    </style:style>
    <style:style style:name="T5" style:family="text">
      <style:text-properties fo:color="#ff0000" officeooo:rsid="00169e08"/>
    </style:style>
    <style:style style:name="T6" style:family="text">
      <style:text-properties fo:color="#ff0000" officeooo:rsid="00174405"/>
    </style:style>
    <style:style style:name="T7" style:family="text">
      <style:text-properties fo:color="#ff0000" style:text-position="0% 100%" fo:font-weight="bold" officeooo:rsid="00222c0f" style:font-weight-asian="bold" style:font-weight-complex="bold"/>
    </style:style>
    <style:style style:name="T8" style:family="text">
      <style:text-properties officeooo:rsid="00174405"/>
    </style:style>
    <style:style style:name="T9" style:family="text">
      <style:text-properties fo:color="#000000" officeooo:rsid="00174405"/>
    </style:style>
    <style:style style:name="T10" style:family="text">
      <style:text-properties fo:color="#000000" style:font-name="Liberation Serif1" officeooo:rsid="00193008"/>
    </style:style>
    <style:style style:name="T11" style:family="text">
      <style:text-properties fo:color="#00ff00" officeooo:rsid="00174405"/>
    </style:style>
    <style:style style:name="T12" style:family="text">
      <style:text-properties fo:color="#00ff00" style:text-position="0% 100%" fo:font-weight="bold" officeooo:rsid="00222c0f" style:font-weight-asian="bold" style:font-weight-complex="bold"/>
    </style:style>
    <style:style style:name="T13" style:family="text">
      <style:text-properties fo:color="#ffff00" officeooo:rsid="00174405"/>
    </style:style>
    <style:style style:name="T14" style:family="text">
      <style:text-properties fo:color="#800080" officeooo:rsid="00174405"/>
    </style:style>
    <style:style style:name="T15" style:family="text">
      <style:text-properties fo:color="#ff950e" officeooo:rsid="00174405"/>
    </style:style>
    <style:style style:name="T16" style:family="text">
      <style:text-properties fo:color="#ff950e" officeooo:rsid="001d04a0"/>
    </style:style>
    <style:style style:name="T17" style:family="text">
      <style:text-properties fo:color="#ff00ff" officeooo:rsid="00174405"/>
    </style:style>
    <style:style style:name="T18" style:family="text">
      <style:text-properties style:font-name="Liberation Serif1" officeooo:rsid="00193008"/>
    </style:style>
    <style:style style:name="T19" style:family="text">
      <style:text-properties fo:font-weight="bold" officeooo:rsid="00206f30" style:font-weight-asian="bold" style:font-weight-complex="bold"/>
    </style:style>
    <style:style style:name="T20" style:family="text">
      <style:text-properties fo:font-weight="bold" officeooo:rsid="00222c0f" style:font-weight-asian="bold" style:font-weight-complex="bold"/>
    </style:style>
    <style:style style:name="T21" style:family="text">
      <style:text-properties style:text-position="super 58%" fo:font-weight="bold" officeooo:rsid="00222c0f" style:font-weight-asian="bold" style:font-weight-complex="bold"/>
    </style:style>
    <style:style style:name="T22" style:family="text">
      <style:text-properties style:text-position="super 58%" officeooo:rsid="002fb65b"/>
    </style:style>
    <style:style style:name="T23" style:family="text">
      <style:text-properties fo:color="#0047ff" style:text-position="super 58%" officeooo:rsid="00174405"/>
    </style:style>
    <style:style style:name="T24" style:family="text">
      <style:text-properties fo:color="#2323dc" style:text-position="super 58%" officeooo:rsid="00174405"/>
    </style:style>
    <style:style style:name="T25" style:family="text">
      <style:text-properties fo:color="#2300dc" style:text-position="super 58%" style:font-name="Liberation Serif1" officeooo:rsid="001d04a0"/>
    </style:style>
    <style:style style:name="T26" style:family="text">
      <style:text-properties fo:color="#4700b8" style:text-position="super 58%" style:font-name="Liberation Serif1" officeooo:rsid="001e9786"/>
    </style:style>
    <style:style style:name="T27" style:family="text">
      <style:text-properties fo:color="#280099" style:text-position="super 58%" style:font-name="Liberation Serif1" officeooo:rsid="001d04a0"/>
    </style:style>
    <style:style style:name="T28" style:family="text">
      <style:text-properties officeooo:rsid="00206f30"/>
    </style:style>
    <style:style style:name="T29" style:family="text">
      <style:text-properties style:text-underline-style="solid" style:text-underline-width="auto" style:text-underline-color="font-color" fo:font-weight="bold" officeooo:rsid="00206f30" style:font-weight-asian="bold" style:font-weight-complex="bold"/>
    </style:style>
    <style:style style:name="T30" style:family="text">
      <style:text-properties style:text-underline-style="solid" style:text-underline-width="auto" style:text-underline-color="font-color" officeooo:rsid="00206f30"/>
    </style:style>
    <style:style style:name="T31" style:family="text">
      <style:text-properties style:text-underline-style="solid" style:text-underline-width="auto" style:text-underline-color="font-color" officeooo:rsid="003ff104"/>
    </style:style>
    <style:style style:name="T32" style:family="text">
      <style:text-properties style:text-underline-style="solid" style:text-underline-width="auto" style:text-underline-color="font-color" officeooo:rsid="0089c650"/>
    </style:style>
    <style:style style:name="T33" style:family="text">
      <style:text-properties officeooo:rsid="00222c0f"/>
    </style:style>
    <style:style style:name="T34" style:family="text">
      <style:text-properties style:text-position="0% 100%" fo:font-weight="bold" officeooo:rsid="00222c0f" style:font-weight-asian="bold" style:font-weight-complex="bold"/>
    </style:style>
    <style:style style:name="T35" style:family="text">
      <style:text-properties style:text-position="0% 100%" officeooo:rsid="002fb65b"/>
    </style:style>
    <style:style style:name="T36" style:family="text">
      <style:text-properties style:text-position="0% 100%" officeooo:rsid="003d2493"/>
    </style:style>
    <style:style style:name="T37" style:family="text">
      <style:text-properties style:text-position="0% 100%" officeooo:rsid="0082c93a"/>
    </style:style>
    <style:style style:name="T38" style:family="text">
      <style:text-properties officeooo:rsid="0022ca51"/>
    </style:style>
    <style:style style:name="T39" style:family="text">
      <style:text-properties officeooo:rsid="0027b05a"/>
    </style:style>
    <style:style style:name="T40" style:family="text">
      <style:text-properties officeooo:rsid="0028afe4"/>
    </style:style>
    <style:style style:name="T41" style:family="text">
      <style:text-properties officeooo:rsid="002a97b1"/>
    </style:style>
    <style:style style:name="T42" style:family="text">
      <style:text-properties officeooo:rsid="002c695d"/>
    </style:style>
    <style:style style:name="T43" style:family="text">
      <style:text-properties officeooo:rsid="002cddd2"/>
    </style:style>
    <style:style style:name="T44" style:family="text">
      <style:text-properties officeooo:rsid="002e5ee0"/>
    </style:style>
    <style:style style:name="T45" style:family="text">
      <style:text-properties officeooo:rsid="002fb65b"/>
    </style:style>
    <style:style style:name="T46" style:family="text">
      <style:text-properties style:text-underline-style="none" officeooo:rsid="00345522"/>
    </style:style>
    <style:style style:name="T47" style:family="text">
      <style:text-properties style:text-underline-style="none" officeooo:rsid="00364d64"/>
    </style:style>
    <style:style style:name="T48" style:family="text">
      <style:text-properties style:text-underline-style="none" officeooo:rsid="003ae416"/>
    </style:style>
    <style:style style:name="T49" style:family="text">
      <style:text-properties style:text-underline-style="none" officeooo:rsid="0027b05a"/>
    </style:style>
    <style:style style:name="T50" style:family="text">
      <style:text-properties style:text-underline-style="none" officeooo:rsid="004ddcb1"/>
    </style:style>
    <style:style style:name="T51" style:family="text">
      <style:text-properties officeooo:rsid="0037f5f4"/>
    </style:style>
    <style:style style:name="T52" style:family="text">
      <style:text-properties style:font-name="Bitstream Vera Sans Mono" fo:font-size="11pt" fo:font-style="normal" officeooo:rsid="0037f5f4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3" style:family="text">
      <style:text-properties style:font-name="Bitstream Vera Sans Mono" fo:font-size="11pt" fo:font-style="normal" officeooo:rsid="003ae416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4" style:family="text">
      <style:text-properties style:font-name="Bitstream Vera Sans Mono" fo:font-size="11pt" fo:font-style="normal" officeooo:rsid="003ff104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5" style:family="text">
      <style:text-properties style:font-name="Bitstream Vera Sans Mono" fo:font-size="11pt" fo:font-style="normal" officeooo:rsid="0046bffd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6" style:family="text">
      <style:text-properties style:font-name="Bitstream Vera Sans Mono" fo:font-size="11pt" fo:font-style="normal" officeooo:rsid="00434651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7" style:family="text">
      <style:text-properties style:font-name="Bitstream Vera Sans Mono" fo:font-size="11pt" fo:font-style="normal" style:text-underline-style="none" officeooo:rsid="003a53c9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8" style:family="text">
      <style:text-properties style:font-name="Bitstream Vera Sans Mono" fo:font-size="11pt" fo:font-style="normal" style:text-underline-style="none" officeooo:rsid="0027b05a" style:font-name-asian="Bitstream Vera Sans Mono" style:font-size-asian="11pt" style:font-style-asian="normal" style:font-name-complex="Bitstream Vera Sans Mono" style:font-size-complex="11pt" style:font-style-complex="normal"/>
    </style:style>
    <style:style style:name="T59" style:family="text">
      <style:text-properties style:font-name="Bitstream Vera Sans Mono" fo:font-size="11pt" fo:font-style="normal" style:text-underline-style="none" officeooo:rsid="003ae416" style:font-name-asian="Bitstream Vera Sans Mono" style:font-size-asian="11pt" style:font-style-asian="normal" style:font-name-complex="Bitstream Vera Sans Mono" style:font-size-complex="11pt" style:font-style-complex="normal"/>
    </style:style>
    <style:style style:name="T60" style:family="text">
      <style:text-properties style:font-name="Bitstream Vera Sans Mono" fo:font-size="11pt" fo:font-style="normal" style:text-underline-style="none" officeooo:rsid="0044e730" style:font-name-asian="Bitstream Vera Sans Mono" style:font-size-asian="11pt" style:font-style-asian="normal" style:font-name-complex="Bitstream Vera Sans Mono" style:font-size-complex="11pt" style:font-style-complex="normal"/>
    </style:style>
    <style:style style:name="T61" style:family="text">
      <style:text-properties officeooo:rsid="003ae416"/>
    </style:style>
    <style:style style:name="T62" style:family="text">
      <style:text-properties officeooo:rsid="003b4d73"/>
    </style:style>
    <style:style style:name="T63" style:family="text">
      <style:text-properties officeooo:rsid="003d2396"/>
    </style:style>
    <style:style style:name="T64" style:family="text">
      <style:text-properties officeooo:rsid="003ff104"/>
    </style:style>
    <style:style style:name="T65" style:family="text">
      <style:text-properties officeooo:rsid="0041d797"/>
    </style:style>
    <style:style style:name="T66" style:family="text">
      <style:text-properties officeooo:rsid="0043e1e6"/>
    </style:style>
    <style:style style:name="T67" style:family="text">
      <style:text-properties officeooo:rsid="0046bffd"/>
    </style:style>
    <style:style style:name="T68" style:family="text">
      <style:text-properties officeooo:rsid="00483784"/>
    </style:style>
    <style:style style:name="T69" style:family="text">
      <style:text-properties officeooo:rsid="0049eb0e"/>
    </style:style>
    <style:style style:name="T70" style:family="text">
      <style:text-properties officeooo:rsid="0052664b"/>
    </style:style>
    <style:style style:name="T71" style:family="text">
      <style:text-properties officeooo:rsid="00542a6b"/>
    </style:style>
    <style:style style:name="T72" style:family="text">
      <style:text-properties officeooo:rsid="00555a8e"/>
    </style:style>
    <style:style style:name="T73" style:family="text">
      <style:text-properties officeooo:rsid="00592790"/>
    </style:style>
    <style:style style:name="T74" style:family="text">
      <style:text-properties officeooo:rsid="005b53a2"/>
    </style:style>
    <style:style style:name="T75" style:family="text">
      <style:text-properties officeooo:rsid="005bd483"/>
    </style:style>
    <style:style style:name="T76" style:family="text">
      <style:text-properties officeooo:rsid="0062d3dc"/>
    </style:style>
    <style:style style:name="T77" style:family="text">
      <style:text-properties officeooo:rsid="0064ce76"/>
    </style:style>
    <style:style style:name="T78" style:family="text">
      <style:text-properties officeooo:rsid="0065fa1e"/>
    </style:style>
    <style:style style:name="T79" style:family="text">
      <style:text-properties officeooo:rsid="0065fe31"/>
    </style:style>
    <style:style style:name="T80" style:family="text">
      <style:text-properties officeooo:rsid="00682bc6"/>
    </style:style>
    <style:style style:name="T81" style:family="text">
      <style:text-properties officeooo:rsid="006a203d"/>
    </style:style>
    <style:style style:name="T82" style:family="text">
      <style:text-properties officeooo:rsid="006ba703"/>
    </style:style>
    <style:style style:name="T83" style:family="text">
      <style:text-properties officeooo:rsid="006be47c"/>
    </style:style>
    <style:style style:name="T84" style:family="text">
      <style:text-properties officeooo:rsid="006c1dbc"/>
    </style:style>
    <style:style style:name="T85" style:family="text">
      <style:text-properties officeooo:rsid="0073337b"/>
    </style:style>
    <style:style style:name="T86" style:family="text">
      <style:text-properties officeooo:rsid="00740d5a"/>
    </style:style>
    <style:style style:name="T87" style:family="text">
      <style:text-properties officeooo:rsid="00788e56"/>
    </style:style>
    <style:style style:name="T88" style:family="text">
      <style:text-properties officeooo:rsid="007c4a90"/>
    </style:style>
    <style:style style:name="T89" style:family="text">
      <style:text-properties officeooo:rsid="007e41ef"/>
    </style:style>
    <style:style style:name="T90" style:family="text">
      <style:text-properties officeooo:rsid="007eeee0"/>
    </style:style>
    <style:style style:name="T91" style:family="text">
      <style:text-properties officeooo:rsid="0080c803"/>
    </style:style>
    <style:style style:name="T92" style:family="text">
      <style:text-properties officeooo:rsid="0082c93a"/>
    </style:style>
    <style:style style:name="T93" style:family="text">
      <style:text-properties officeooo:rsid="0084c7f1"/>
    </style:style>
    <style:style style:name="T94" style:family="text">
      <style:text-properties officeooo:rsid="0085d603"/>
    </style:style>
    <style:style style:name="T95" style:family="text">
      <style:text-properties officeooo:rsid="0086019e"/>
    </style:style>
    <style:style style:name="T96" style:family="text">
      <style:text-properties officeooo:rsid="00889b48"/>
    </style:style>
    <style:style style:name="T97" style:family="text">
      <style:text-properties officeooo:rsid="00899413"/>
    </style:style>
    <style:style style:name="T98" style:family="text">
      <style:text-properties officeooo:rsid="0089c650"/>
    </style:style>
    <style:style style:name="T99" style:family="text">
      <style:text-properties officeooo:rsid="008b0185"/>
    </style:style>
    <style:style style:name="fr1" style:family="graphic" style:parent-style-name="OLE">
      <style:graphic-properties style:vertical-pos="from-top" style:vertical-rel="page" style:horizontal-pos="from-left" style:horizontal-rel="page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5" style:family="graphic" style:parent-style-name="OLE">
      <style:graphic-properties style:vertical-pos="from-top" style:horizontal-pos="from-left" style:horizontal-rel="paragraph" draw:ole-draw-aspect="1"/>
    </style:style>
    <style:style style:name="fr6" style:family="graphic" style:parent-style-name="OLE">
      <style:graphic-properties style:vertical-pos="from-top" style:horizontal-pos="center" style:horizontal-rel="paragraph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Formula">
      <style:graphic-properties style:vertical-pos="middle" style:vertical-rel="text" style:horizontal-pos="from-left" style:horizontal-rel="paragraph-content" fo:padding="0.049cm" fo:border="0.035cm solid #2300dc" draw:ole-draw-aspect="1"/>
    </style:style>
    <style:style style:name="fr9" style:family="graphic" style:parent-style-name="Formula">
      <style:graphic-properties style:vertical-pos="middle" style:vertical-rel="text" style:horizontal-pos="from-left" style:horizontal-rel="paragraph-content" fo:padding="0.049cm" fo:border="0.035cm solid #ff0000" draw:ole-draw-aspect="1"/>
    </style:style>
    <style:style style:name="fr10" style:family="graphic" style:parent-style-name="Formula">
      <style:graphic-properties style:vertical-pos="middle" style:vertical-rel="text" style:horizontal-pos="from-left" style:horizontal-rel="paragraph-content" fo:padding="0.049cm" fo:border="0.035cm solid #00ae00" draw:ole-draw-aspect="1"/>
    </style:style>
    <style:style style:name="fr11" style:family="graphic" style:parent-style-name="Formula">
      <style:graphic-properties style:vertical-pos="middle" style:vertical-rel="text" draw:ole-draw-aspect="1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71" text:anchor-type="page" text:anchor-page-number="6" svg:x="12.839cm" svg:y="4.463cm" svg:width="4.025cm" svg:height="3.216cm" draw:z-index="2">
        <draw:object xlink:href="./Object 171" xlink:type="simple" xlink:show="embed" xlink:actuate="onLoad"/>
        <draw:image xlink:href="./ObjectReplacements/Object 171" xlink:type="simple" xlink:show="embed" xlink:actuate="onLoad"/>
      </draw:frame>
      <text:p text:style-name="P16">Notes</text:p>
      <text:p text:style-name="P16">Fractions:</text:p>
      <text:p text:style-name="P19">Addition/Subtraction:</text:p>
      <text:p text:style-name="P22"><draw:frame draw:style-name="fr2" draw:name="Object21" text:anchor-type="as-char" svg:width="6.331cm" svg:height="0.998cm" draw:z-index="3"><draw:object xlink:href="./Object 21" xlink:type="simple" xlink:show="embed" xlink:actuate="onLoad"/><draw:image xlink:href="./ObjectReplacements/Object 21" xlink:type="simple" xlink:show="embed" xlink:actuate="onLoad"/></draw:frame></text:p>
      <text:p text:style-name="P16"><draw:frame draw:style-name="fr3" draw:name="Object10" text:anchor-type="as-char" svg:y="0cm" svg:width="5.554cm" svg:height="0.997cm" draw:z-index="4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34"><text:span text:style-name="T44"><draw:frame draw:style-name="fr2" draw:name="Object33" text:anchor-type="as-char" svg:width="1.864cm" svg:height="0.997cm" draw:z-index="5"><draw:object xlink:href="./Object 33" xlink:type="simple" xlink:show="embed" xlink:actuate="onLoad"/><draw:image xlink:href="./ObjectReplacements/Object 33" xlink:type="simple" xlink:show="embed" xlink:actuate="onLoad"/></draw:frame></text:span><text:span text:style-name="T45"><draw:frame draw:style-name="fr2" draw:name="Object40" text:anchor-type="as-char" svg:width="1.767cm" svg:height="0.997cm" draw:z-index="6"><draw:object xlink:href="./Object 40" xlink:type="simple" xlink:show="embed" xlink:actuate="onLoad"/><draw:image xlink:href="./ObjectReplacements/Object 40" xlink:type="simple" xlink:show="embed" xlink:actuate="onLoad"/></draw:frame></text:span></text:p>
      <text:p text:style-name="P16"/>
      <text:p text:style-name="P16">Powers:</text:p>
      <text:p text:style-name="P1">Negative:</text:p>
      <text:p text:style-name="P22"><draw:frame draw:style-name="fr2" draw:name="Object1" text:anchor-type="as-char" svg:width="6.692cm" svg:height="1.11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1">fraction:</text:p>
      <text:p text:style-name="P79"><draw:frame draw:style-name="fr2" draw:name="Object83" text:anchor-type="as-char" svg:width="3.863cm" svg:height="1.21cm" draw:z-index="10"><draw:object xlink:href="./Object 83" xlink:type="simple" xlink:show="embed" xlink:actuate="onLoad"/><draw:image xlink:href="./ObjectReplacements/Object 83" xlink:type="simple" xlink:show="embed" xlink:actuate="onLoad"/></draw:frame></text:p>
      <text:p text:style-name="P79">example:</text:p>
      <text:p text:style-name="P78"><text:span text:style-name="T69"><draw:frame draw:style-name="fr2" draw:name="Object84" text:anchor-type="as-char" svg:width="1.443cm" svg:height="0.813cm" draw:z-index="11"><draw:object xlink:href="./Object 84" xlink:type="simple" xlink:show="embed" xlink:actuate="onLoad"/><draw:image xlink:href="./ObjectReplacements/Object 84" xlink:type="simple" xlink:show="embed" xlink:actuate="onLoad"/></draw:frame></text:span><text:span text:style-name="T69"><draw:frame draw:style-name="fr2" draw:name="Object85" text:anchor-type="as-char" svg:width="1.877cm" svg:height="1.21cm" draw:z-index="12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P79"/>
      <text:p text:style-name="P1">Multiple powers:</text:p>
      <text:p text:style-name="P18"><draw:frame draw:style-name="fr2" draw:name="Object27" text:anchor-type="as-char" svg:width="4.817cm" svg:height="1.057cm" draw:z-index="1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8"><draw:frame draw:style-name="fr2" draw:name="Object28" text:anchor-type="as-char" svg:width="4.475cm" svg:height="1.117cm" draw:z-index="1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8"/>
      <text:p text:style-name="P20">example:</text:p>
      <text:p text:style-name="P1"><draw:frame draw:style-name="fr2" draw:name="Object2" text:anchor-type="as-char" svg:width="4.597cm" svg:height="0.527cm" draw:z-index="20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3" draw:name="Object6" text:anchor-type="as-char" svg:y="0cm" svg:width="9.394cm" svg:height="0.547cm" draw:z-index="21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7">Surds:</text:p>
      <text:p text:style-name="P45"><text:span text:style-name="T69"><draw:frame draw:style-name="fr2" draw:name="Object81" text:anchor-type="as-char" svg:width="2.501cm" svg:height="0.504cm" draw:z-index="22"><draw:object xlink:href="./Object 81" xlink:type="simple" xlink:show="embed" xlink:actuate="onLoad"/><draw:image xlink:href="./ObjectReplacements/Object 81" xlink:type="simple" xlink:show="embed" xlink:actuate="onLoad"/></draw:frame></text:span><text:span text:style-name="T69"> </text:span><text:span text:style-name="T69"><draw:frame draw:style-name="fr2" draw:name="Object82" text:anchor-type="as-char" svg:width="1.702cm" svg:height="1.122cm" draw:z-index="23"><draw:object xlink:href="./Object 82" xlink:type="simple" xlink:show="embed" xlink:actuate="onLoad"/><draw:image xlink:href="./ObjectReplacements/Object 82" xlink:type="simple" xlink:show="embed" xlink:actuate="onLoad"/></draw:frame></text:span></text:p>
      <text:p text:style-name="P10">rationalising:</text:p>
      <text:p text:style-name="P46"><draw:frame draw:style-name="fr2" draw:name="Object86" text:anchor-type="as-char" svg:width="4.766cm" svg:height="1.122cm" draw:z-index="24"><draw:object xlink:href="./Object 86" xlink:type="simple" xlink:show="embed" xlink:actuate="onLoad"/><draw:image xlink:href="./ObjectReplacements/Object 86" xlink:type="simple" xlink:show="embed" xlink:actuate="onLoad"/></draw:frame></text:p>
      <text:p text:style-name="P47"><draw:frame draw:style-name="fr2" draw:name="Object87" text:anchor-type="as-char" svg:width="6.346cm" svg:height="1.094cm" draw:z-index="25"><draw:object xlink:href="./Object 87" xlink:type="simple" xlink:show="embed" xlink:actuate="onLoad"/><draw:image xlink:href="./ObjectReplacements/Object 87" xlink:type="simple" xlink:show="embed" xlink:actuate="onLoad"/></draw:frame></text:p>
      <text:p text:style-name="P4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Calculus:</text:p>
      <text:p text:style-name="P1">Derivatives:</text:p>
      <text:p text:style-name="P1"><draw:frame draw:style-name="fr2" draw:name="Object4" text:anchor-type="as-char" svg:width="3.731cm" svg:height="1.117cm" draw:z-index="27"><draw:object xlink:href="./Object 4" xlink:type="simple" xlink:show="embed" xlink:actuate="onLoad"/><draw:image xlink:href="./ObjectReplacements/Object 4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Differentiation</text:p>
          </table:table-cell>
          <table:table-cell table:style-name="Table1.B1" office:value-type="string">
            <text:p text:style-name="Table_20_Contents">Integration</text:p>
          </table:table-cell>
        </table:table-row>
        <table:table-row>
          <table:table-cell table:style-name="Table1.A2" office:value-type="string">
            <text:p text:style-name="Table_20_Contents"><draw:frame draw:style-name="fr2" draw:name="Object3" text:anchor-type="as-char" svg:width="6.585cm" svg:height="4.272cm" draw:z-index="28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 office:value-type="string">
            <text:p text:style-name="Table_20_Contents"><draw:frame draw:style-name="fr2" draw:name="Object11" text:anchor-type="as-char" svg:width="4.821cm" svg:height="6.346cm" draw:z-index="29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1"/>
      <text:p text:style-name="P23">Notations:</text:p>
      <text:p text:style-name="P23"><draw:frame draw:style-name="fr2" draw:name="Object5" text:anchor-type="as-char" svg:width="6.092cm" svg:height="1.685cm" draw:z-index="30"><draw:object xlink:href="./Object 5" xlink:type="simple" xlink:show="embed" xlink:actuate="onLoad"/><draw:image xlink:href="./ObjectReplacements/Object 5" xlink:type="simple" xlink:show="embed" xlink:actuate="onLoad"/></draw:frame></text:p>
      <text:p text:style-name="P23"/>
      <text:p text:style-name="P23"><draw:frame draw:style-name="fr2" draw:name="Object9" text:anchor-type="as-char" svg:width="11.441cm" svg:height="3.129cm" draw:z-index="31"><draw:object xlink:href="./Object 9" xlink:type="simple" xlink:show="embed" xlink:actuate="onLoad"/><draw:image xlink:href="./ObjectReplacements/Object 9" xlink:type="simple" xlink:show="embed" xlink:actuate="onLoad"/></draw:frame></text:p>
      <text:p text:style-name="P23"><draw:frame draw:style-name="fr2" draw:name="Object12" text:anchor-type="as-char" svg:width="9.491cm" svg:height="1.542cm" draw:z-index="32"><draw:object xlink:href="./Object 12" xlink:type="simple" xlink:show="embed" xlink:actuate="onLoad"/><draw:image xlink:href="./ObjectReplacements/Object 12" xlink:type="simple" xlink:show="embed" xlink:actuate="onLoad"/></draw:frame></text:p>
      <text:p text:style-name="P2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77"><text:soft-page-break/><text:span text:style-name="T37">Exponentials</text:span> and logarithms</text:p>
      <text:p text:style-name="P90"><text:span text:style-name="T92"><draw:frame draw:style-name="fr2" draw:name="Object197" text:anchor-type="as-char" svg:width="3.374cm" svg:height="1.161cm" draw:z-index="33"><draw:object xlink:href="./Object 202" xlink:type="simple" xlink:show="embed" xlink:actuate="onLoad"/><draw:image xlink:href="./ObjectReplacements/Object 202" xlink:type="simple" xlink:show="embed" xlink:actuate="onLoad"/><svg:desc>formula</svg:desc></draw:frame></text:span><text:span text:style-name="T95">(providing n is large enough)</text:span></text:p>
      <text:p text:style-name="P90"><text:span text:style-name="T92"><draw:frame draw:style-name="fr2" draw:name="Object198" text:anchor-type="as-char" svg:width="3.552cm" svg:height="0.589cm" draw:z-index="34"><draw:object xlink:href="./Object 203" xlink:type="simple" xlink:show="embed" xlink:actuate="onLoad"/><draw:image xlink:href="./ObjectReplacements/Object 203" xlink:type="simple" xlink:show="embed" xlink:actuate="onLoad"/><svg:desc>formula</svg:desc></draw:frame></text:span><text:span text:style-name="T92">example </text:span><text:span text:style-name="T92"><draw:frame draw:style-name="fr2" draw:name="Object199" text:anchor-type="as-char" svg:width="3.357cm" svg:height="0.589cm" draw:z-index="35"><draw:object xlink:href="./Object 204" xlink:type="simple" xlink:show="embed" xlink:actuate="onLoad"/><draw:image xlink:href="./ObjectReplacements/Object 204" xlink:type="simple" xlink:show="embed" xlink:actuate="onLoad"/><svg:desc>formula</svg:desc></draw:frame></text:span><text:span text:style-name="T92">in other words, log is the reverse of an exponential, or </text:span><text:span text:style-name="T92"><draw:frame draw:style-name="fr2" draw:name="Object200" text:anchor-type="as-char" svg:width="2.524cm" svg:height="0.529cm" draw:z-index="36"><draw:object xlink:href="./Object 205" xlink:type="simple" xlink:show="embed" xlink:actuate="onLoad"/><draw:image xlink:href="./ObjectReplacements/Object 205" xlink:type="simple" xlink:show="embed" xlink:actuate="onLoad"/><svg:desc>formula</svg:desc></draw:frame></text:span><text:span text:style-name="T92">is the number you need to raise "base" by to get "value".</text:span></text:p>
      <text:p text:style-name="P131"/>
      <text:p text:style-name="P90"><text:span text:style-name="T93">ln is </text:span><text:span text:style-name="T93"><draw:frame draw:style-name="fr2" draw:name="Object201" text:anchor-type="as-char" svg:width="2.175cm" svg:height="0.529cm" draw:z-index="40"><draw:object xlink:href="./Object 197" xlink:type="simple" xlink:show="embed" xlink:actuate="onLoad"/><draw:image xlink:href="./ObjectReplacements/Object 197" xlink:type="simple" xlink:show="embed" xlink:actuate="onLoad"/><svg:desc>formula</svg:desc></draw:frame></text:span><text:span text:style-name="T93">or the number that </text:span><text:span text:style-name="T94">"</text:span><text:span text:style-name="T93">e</text:span><text:span text:style-name="T94">"</text:span><text:span text:style-name="T93"> is raised by to get </text:span><text:span text:style-name="T94">"</text:span><text:span text:style-name="T93">value</text:span><text:span text:style-name="T94">"</text:span><text:span text:style-name="T93">, hence </text:span><text:span text:style-name="T93"><draw:frame draw:style-name="fr2" draw:name="Object203" text:anchor-type="as-char" svg:width="1.663cm" svg:height="0.487cm" draw:z-index="41"><draw:object xlink:href="./Object 198" xlink:type="simple" xlink:show="embed" xlink:actuate="onLoad"/><draw:image xlink:href="./ObjectReplacements/Object 198" xlink:type="simple" xlink:show="embed" xlink:actuate="onLoad"/><svg:desc>formula</svg:desc></draw:frame></text:span><text:span text:style-name="T93"> (</text:span><text:span text:style-name="T93"><draw:frame draw:style-name="fr2" draw:name="Object202" text:anchor-type="as-char" svg:width="1.087cm" svg:height="0.527cm" draw:z-index="42"><draw:object xlink:href="./Object 199" xlink:type="simple" xlink:show="embed" xlink:actuate="onLoad"/><draw:image xlink:href="./ObjectReplacements/Object 199" xlink:type="simple" xlink:show="embed" xlink:actuate="onLoad"/><svg:desc>formula</svg:desc></draw:frame></text:span><text:span text:style-name="T93">)</text:span><text:span text:style-name="T93"><draw:frame draw:style-name="fr2" draw:name="Object204" text:anchor-type="as-char" svg:width="1.794cm" svg:height="0.547cm" draw:z-index="43"><draw:object xlink:href="./Object 200" xlink:type="simple" xlink:show="embed" xlink:actuate="onLoad"/><draw:image xlink:href="./ObjectReplacements/Object 200" xlink:type="simple" xlink:show="embed" xlink:actuate="onLoad"/><svg:desc>formula</svg:desc></draw:frame></text:span><text:span text:style-name="T94">... </text:span><text:span text:style-name="T94"><draw:frame draw:style-name="fr2" draw:name="Object205" text:anchor-type="as-char" svg:width="1.806cm" svg:height="0.547cm" draw:z-index="49"><draw:object xlink:href="./Object 201" xlink:type="simple" xlink:show="embed" xlink:actuate="onLoad"/><draw:image xlink:href="./ObjectReplacements/Object 201" xlink:type="simple" xlink:show="embed" xlink:actuate="onLoad"/><svg:desc>formula</svg:desc></draw:frame></text:span></text:p>
      <text:p text:style-name="P2"/>
      <text:p text:style-name="P2"/>
      <text:p text:style-name="P15"><draw:frame draw:style-name="fr3" draw:name="Object7" text:anchor-type="as-char" svg:y="-0.616cm" svg:width="4.798cm" svg:height="2.928cm" draw:z-index="50"><draw:object xlink:href="./Object 7" xlink:type="simple" xlink:show="embed" xlink:actuate="onLoad"/><draw:image xlink:href="./ObjectReplacements/Object 7" xlink:type="simple" xlink:show="embed" xlink:actuate="onLoad"/></draw:frame></text:p>
      <text:p text:style-name="P15"><draw:frame draw:style-name="fr2" draw:name="Object8" text:anchor-type="as-char" svg:width="4.327cm" svg:height="3.373cm" draw:z-index="53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Statistics</text:p>
      <text:p text:style-name="P2"><draw:frame draw:style-name="fr2" draw:name="Object13" text:anchor-type="as-char" svg:width="5.667cm" svg:height="2.418cm" draw:z-index="51"><draw:object xlink:href="./Object 13" xlink:type="simple" xlink:show="embed" xlink:actuate="onLoad"/><draw:image xlink:href="./ObjectReplacements/Object 13" xlink:type="simple" xlink:show="embed" xlink:actuate="onLoad"/></draw:frame></text:p>
      <text:p text:style-name="P2"/>
      <text:p text:style-name="P2"><draw:frame draw:style-name="fr2" draw:name="Object14" text:anchor-type="as-char" svg:width="12.942cm" svg:height="1.053cm" draw:z-index="52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<draw:frame draw:style-name="fr2" draw:name="Object15" text:anchor-type="as-char" svg:width="7.798cm" svg:height="0.467cm" draw:z-index="54"><draw:object xlink:href="./Object 15" xlink:type="simple" xlink:show="embed" xlink:actuate="onLoad"/><draw:image xlink:href="./ObjectReplacements/Object 15" xlink:type="simple" xlink:show="embed" xlink:actuate="onLoad"/></draw:frame></text:p>
      <text:p text:style-name="P2">Central limit theorem <draw:frame draw:style-name="fr2" draw:name="Object16" text:anchor-type="as-char" svg:width="1.513cm" svg:height="0.487cm" draw:z-index="55"><draw:object xlink:href="./Object 16" xlink:type="simple" xlink:show="embed" xlink:actuate="onLoad"/><draw:image xlink:href="./ObjectReplacements/Object 16" xlink:type="simple" xlink:show="embed" xlink:actuate="onLoad"/></draw:frame></text:p>
      <text:p text:style-name="P2"><draw:frame draw:style-name="fr2" draw:name="Object17" text:anchor-type="as-char" svg:width="14.788cm" svg:height="1.951cm" draw:z-index="56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Two sample z tes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6">Trigonometry</text:p>
      <text:p text:style-name="P2"><text:soft-page-break/><draw:frame draw:style-name="fr4" draw:name="Object18" text:anchor-type="as-char" svg:width="7.542cm" svg:height="4.42cm" draw:z-index="57"><draw:object xlink:href="./Object 18" xlink:type="simple" xlink:show="embed" xlink:actuate="onLoad"/><draw:image xlink:href="./ObjectReplacements/Object 18" xlink:type="simple" xlink:show="embed" xlink:actuate="onLoad"/></draw:frame></text:p>
      <text:p text:style-name="P35"><text:span text:style-name="T45">Pythagoras theorem (for right angle triangles) </text:span><text:span text:style-name="T45">hypothenous</text:span><text:span text:style-name="T22">2</text:span><text:span text:style-name="T36">=</text:span><text:span text:style-name="T35">adjacent</text:span><text:span text:style-name="T22">2 </text:span><text:span text:style-name="T35">+ </text:span><text:span text:style-name="T35">opposite</text:span><text:span text:style-name="T22">2 </text:span><text:span text:style-name="T35">(</text:span><text:span text:style-name="T45"><draw:frame draw:style-name="fr2" draw:name="Object41" text:anchor-type="as-char" svg:width="1.953cm" svg:height="0.527cm" draw:z-index="58"><draw:object xlink:href="./Object 41" xlink:type="simple" xlink:show="embed" xlink:actuate="onLoad"/><draw:image xlink:href="./ObjectReplacements/Object 41" xlink:type="simple" xlink:show="embed" xlink:actuate="onLoad"/></draw:frame></text:span><text:span text:style-name="T45">)</text:span></text:p>
      <text:p text:style-name="P36"/>
      <text:p text:style-name="P35"><text:span text:style-name="T45"><draw:frame draw:style-name="fr2" draw:name="Object42" text:anchor-type="as-char" svg:width="3.974cm" svg:height="0.997cm" draw:z-index="59"><draw:object xlink:href="./Object 42" xlink:type="simple" xlink:show="embed" xlink:actuate="onLoad"/><draw:image xlink:href="./ObjectReplacements/Object 42" xlink:type="simple" xlink:show="embed" xlink:actuate="onLoad"/></draw:frame></text:span><text:span text:style-name="T45"><draw:frame draw:style-name="fr2" draw:name="Object43" text:anchor-type="as-char" svg:width="2.342cm" svg:height="1.095cm" draw:z-index="60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35"><text:span text:style-name="T45"><draw:frame draw:style-name="fr2" draw:name="Object44" text:anchor-type="as-char" svg:width="3.692cm" svg:height="0.997cm" draw:z-index="61"><draw:object xlink:href="./Object 44" xlink:type="simple" xlink:show="embed" xlink:actuate="onLoad"/><draw:image xlink:href="./ObjectReplacements/Object 44" xlink:type="simple" xlink:show="embed" xlink:actuate="onLoad"/></draw:frame></text:span><text:span text:style-name="T45"><draw:frame draw:style-name="fr2" draw:name="Object45" text:anchor-type="as-char" svg:width="2.404cm" svg:height="1.095cm" draw:z-index="63"><draw:object xlink:href="./Object 45" xlink:type="simple" xlink:show="embed" xlink:actuate="onLoad"/><draw:image xlink:href="./ObjectReplacements/Object 45" xlink:type="simple" xlink:show="embed" xlink:actuate="onLoad"/></draw:frame></text:span></text:p>
      <text:p text:style-name="P35"><text:span text:style-name="T45"><draw:frame draw:style-name="fr2" draw:name="Object46" text:anchor-type="as-char" svg:width="3.323cm" svg:height="0.997cm" draw:z-index="64"><draw:object xlink:href="./Object 46" xlink:type="simple" xlink:show="embed" xlink:actuate="onLoad"/><draw:image xlink:href="./ObjectReplacements/Object 46" xlink:type="simple" xlink:show="embed" xlink:actuate="onLoad"/></draw:frame></text:span><text:span text:style-name="T45"><draw:frame draw:style-name="fr2" draw:name="Object47" text:anchor-type="as-char" svg:width="2.402cm" svg:height="1.095cm" draw:z-index="65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2">Sin Rule:</text:p>
      <text:p text:style-name="P2"><draw:frame draw:style-name="fr2" draw:name="Object19" text:anchor-type="as-char" svg:width="4.618cm" svg:height="2.542cm" draw:z-index="66"><draw:object xlink:href="./Object 19" xlink:type="simple" xlink:show="embed" xlink:actuate="onLoad"/><draw:image xlink:href="./ObjectReplacements/Object 19" xlink:type="simple" xlink:show="embed" xlink:actuate="onLoad"/></draw:frame></text:p>
      <text:p text:style-name="P7"/>
      <text:p text:style-name="P7"/>
      <text:p text:style-name="P7"/>
      <text:p text:style-name="P7"/>
      <text:p text:style-name="P7">Vectors:</text:p>
      <text:p text:style-name="P7"><draw:frame draw:style-name="fr4" draw:name="Object22" text:anchor-type="as-char" svg:width="7.541cm" svg:height="4.419cm" draw:z-index="7"><draw:object xlink:href="./Object 22" xlink:type="simple" xlink:show="embed" xlink:actuate="onLoad"/><draw:image xlink:href="./ObjectReplacements/Object 22" xlink:type="simple" xlink:show="embed" xlink:actuate="onLoad"/><svg:desc>OLE object</svg:desc></draw:frame></text:p>
      <text:p text:style-name="P7"/>
      <text:p text:style-name="P5"><text:span text:style-name="T46">To Component form:</text:span><text:span text:style-name="T46"><draw:frame draw:style-name="fr2" draw:name="Object24" text:anchor-type="as-char" svg:width="2.415cm" svg:height="0.529cm" draw:z-index="8"><draw:object xlink:href="./Object 24" xlink:type="simple" xlink:show="embed" xlink:actuate="onLoad"/><draw:image xlink:href="./ObjectReplacements/Object 24" xlink:type="simple" xlink:show="embed" xlink:actuate="onLoad"/></draw:frame></text:span><text:span text:style-name="T47"><draw:frame draw:style-name="fr2" draw:name="Object48" text:anchor-type="as-char" svg:width="2.358cm" svg:height="0.529cm" draw:z-index="67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6"><text:span text:style-name="T47">The Magnitude:</text:span><text:span text:style-name="T47"><draw:frame draw:style-name="fr2" draw:name="Object49" text:anchor-type="as-char" svg:width="2.568cm" svg:height="0.635cm" draw:z-index="68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P6"><text:span text:style-name="T47">The angle:</text:span><text:span text:style-name="T47"><draw:frame draw:style-name="fr2" draw:name="Object50" text:anchor-type="as-char" svg:width="2.545cm" svg:height="1.124cm" draw:z-index="69"><draw:object xlink:href="./Object 50" xlink:type="simple" xlink:show="embed" xlink:actuate="onLoad"/><draw:image xlink:href="./ObjectReplacements/Object 50" xlink:type="simple" xlink:show="embed" xlink:actuate="onLoad"/></draw:frame></text:span></text:p>
      <text:p text:style-name="P6"><text:span text:style-name="T47">To add vectors </text:span><text:span text:style-name="T47"><draw:frame draw:style-name="fr2" draw:name="Object23" text:anchor-type="as-char" svg:width="5.546cm" svg:height="0.529cm" draw:z-index="70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48"/>
      <text:p text:style-name="P12">Trig ratio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E"/>
        <table:table-column table:style-name="Table5.H"/>
        <table:table-row>
          <table:table-cell table:style-name="Table5.A1" office:value-type="string">
            <text:p text:style-name="Table_20_Contents"/>
            <text:p text:style-name="Table_20_Contents"/>
          </table:table-cell>
          <table:table-cell table:style-name="Table5.A1" office:value-type="string">
            <text:p text:style-name="P119"><draw:frame draw:style-name="fr2" draw:name="Object106" text:anchor-type="as-char" svg:width="0.43cm" svg:height="0.467cm" draw:z-index="71"><draw:object xlink:href="./Object 106" xlink:type="simple" xlink:show="embed" xlink:actuate="onLoad"/><draw:image xlink:href="./ObjectReplacements/Object 106" xlink:type="simple" xlink:show="embed" xlink:actuate="onLoad"/></draw:frame></text:p>
          </table:table-cell>
          <table:table-cell table:style-name="Table5.C1" table:number-columns-spanned="6" office:value-type="string">
            <text:p text:style-name="P120">proof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5.A2" office:value-type="string">
            <text:p text:style-name="Table_20_Contents"><draw:frame draw:style-name="fr5" draw:name="Object105" text:anchor-type="as-char" svg:y="-1.559cm" svg:width="3.281cm" svg:height="3.175cm" draw:z-index="72"><draw:object xlink:href="./Object 105" xlink:type="simple" xlink:show="embed" xlink:actuate="onLoad"/><draw:image xlink:href="./ObjectReplacements/Object 105" xlink:type="simple" xlink:show="embed" xlink:actuate="onLoad"/></draw:frame></text:p>
          </table:table-cell>
          <table:table-cell table:style-name="Table5.B2" office:value-type="float" office:value="0">
            <text:p text:style-name="P119">0</text:p>
          </table:table-cell>
          <table:table-cell table:style-name="Table5.C2" table:number-columns-spanned="6" office:value-type="string">
            <text:p text:style-name="P119">Adjacent(b)=Hypotenuse(a), opposite(c)=0</text:p>
            <text:p text:style-name="P115"><text:span text:style-name="T76"><draw:frame draw:style-name="fr2" draw:name="Object107" text:anchor-type="as-char" svg:width="3.166cm" svg:height="0.997cm" draw:z-index="73"><draw:object xlink:href="./Object 107" xlink:type="simple" xlink:show="embed" xlink:actuate="onLoad"/><draw:image xlink:href="./ObjectReplacements/Object 107" xlink:type="simple" xlink:show="embed" xlink:actuate="onLoad"/></draw:frame></text:span><text:span text:style-name="T76"><draw:frame draw:style-name="fr2" draw:name="Object108" text:anchor-type="as-char" svg:width="2.559cm" svg:height="0.997cm" draw:z-index="74"><draw:object xlink:href="./Object 108" xlink:type="simple" xlink:show="embed" xlink:actuate="onLoad"/><draw:image xlink:href="./ObjectReplacements/Object 108" xlink:type="simple" xlink:show="embed" xlink:actuate="onLoad"/></draw:frame></text:span><text:span text:style-name="T76"><draw:frame draw:style-name="fr2" draw:name="Object109" text:anchor-type="as-char" svg:width="2.538cm" svg:height="0.997cm" draw:z-index="75"><draw:object xlink:href="./Object 109" xlink:type="simple" xlink:show="embed" xlink:actuate="onLoad"/><draw:image xlink:href="./ObjectReplacements/Object 109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Contents"><draw:frame draw:style-name="fr5" draw:name="Object110" text:anchor-type="as-char" svg:y="-1.559cm" svg:width="3.281cm" svg:height="3.175cm" draw:z-index="76"><draw:object xlink:href="./Object 110" xlink:type="simple" xlink:show="embed" xlink:actuate="onLoad"/><draw:image xlink:href="./ObjectReplacements/Object 110" xlink:type="simple" xlink:show="embed" xlink:actuate="onLoad"/></draw:frame></text:p>
          </table:table-cell>
          <table:table-cell table:style-name="Table5.A2" office:value-type="string">
            <text:p text:style-name="P125"><draw:frame draw:style-name="fr2" draw:name="Object157" text:anchor-type="as-char" svg:width="0.804cm" svg:height="0.467cm" draw:z-index="77"><draw:object xlink:href="./Object 157" xlink:type="simple" xlink:show="embed" xlink:actuate="onLoad"/><draw:image xlink:href="./ObjectReplacements/Object 157" xlink:type="simple" xlink:show="embed" xlink:actuate="onLoad"/></draw:frame></text:p>
            <text:p text:style-name="P126"><draw:frame draw:style-name="fr2" draw:name="Object158" text:anchor-type="as-char" svg:width="0.593cm" svg:height="0.953cm" draw:z-index="78"><draw:object xlink:href="./Object 158" xlink:type="simple" xlink:show="embed" xlink:actuate="onLoad"/><draw:image xlink:href="./ObjectReplacements/Object 158" xlink:type="simple" xlink:show="embed" xlink:actuate="onLoad"/></draw:frame></text:p>
          </table:table-cell>
          <table:table-cell table:style-name="Table5.C2" table:number-columns-spanned="6" office:value-type="string">
            <text:p text:style-name="P119"><draw:frame draw:style-name="fr2" draw:name="Object111" text:anchor-type="as-char" svg:width="3.965cm" svg:height="0.997cm" draw:z-index="86"><draw:object xlink:href="./Object 111" xlink:type="simple" xlink:show="embed" xlink:actuate="onLoad"/><draw:image xlink:href="./ObjectReplacements/Object 111" xlink:type="simple" xlink:show="embed" xlink:actuate="onLoad"/></draw:frame></text:p>
            <text:p text:style-name="P115"><text:span text:style-name="T76"><draw:frame draw:style-name="fr2" draw:name="Object112" text:anchor-type="as-char" svg:width="1.956cm" svg:height="0.527cm" draw:z-index="87"><draw:object xlink:href="./Object 112" xlink:type="simple" xlink:show="embed" xlink:actuate="onLoad"/><draw:image xlink:href="./ObjectReplacements/Object 112" xlink:type="simple" xlink:show="embed" xlink:actuate="onLoad"/></draw:frame></text:span><text:span text:style-name="T76">given</text:span><text:span text:style-name="T77">:</text:span><text:span text:style-name="T76"><draw:frame draw:style-name="fr2" draw:name="Object113" text:anchor-type="as-char" svg:width="1.559cm" svg:height="0.467cm" draw:z-index="88"><draw:object xlink:href="./Object 113" xlink:type="simple" xlink:show="embed" xlink:actuate="onLoad"/><draw:image xlink:href="./ObjectReplacements/Object 113" xlink:type="simple" xlink:show="embed" xlink:actuate="onLoad"/></draw:frame></text:span><text:span text:style-name="T77"><draw:frame draw:style-name="fr2" draw:name="Object114" text:anchor-type="as-char" svg:width="1.94cm" svg:height="0.527cm" draw:z-index="89"><draw:object xlink:href="./Object 114" xlink:type="simple" xlink:show="embed" xlink:actuate="onLoad"/><draw:image xlink:href="./ObjectReplacements/Object 114" xlink:type="simple" xlink:show="embed" xlink:actuate="onLoad"/></draw:frame></text:span><text:span text:style-name="T77"><draw:frame draw:style-name="fr2" draw:name="Object115" text:anchor-type="as-char" svg:width="1.258cm" svg:height="0.504cm" draw:z-index="90"><draw:object xlink:href="./Object 115" xlink:type="simple" xlink:show="embed" xlink:actuate="onLoad"/><draw:image xlink:href="./ObjectReplacements/Object 115" xlink:type="simple" xlink:show="embed" xlink:actuate="onLoad"/></draw:frame></text:span></text:p>
            <text:p text:style-name="P116"><text:span text:style-name="T77"><draw:frame draw:style-name="fr2" draw:name="Object116" text:anchor-type="as-char" svg:width="4.048cm" svg:height="1.071cm" draw:z-index="91"><draw:object xlink:href="./Object 116" xlink:type="simple" xlink:show="embed" xlink:actuate="onLoad"/><draw:image xlink:href="./ObjectReplacements/Object 116" xlink:type="simple" xlink:show="embed" xlink:actuate="onLoad"/></draw:frame></text:span><text:span text:style-name="T77"><draw:frame draw:style-name="fr2" draw:name="Object117" text:anchor-type="as-char" svg:width="4.11cm" svg:height="1.071cm" draw:z-index="92"><draw:object xlink:href="./Object 117" xlink:type="simple" xlink:show="embed" xlink:actuate="onLoad"/><draw:image xlink:href="./ObjectReplacements/Object 117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Contents"><draw:frame draw:style-name="fr5" draw:name="Object118" text:anchor-type="as-char" svg:y="-1.559cm" svg:width="3.281cm" svg:height="3.175cm" draw:z-index="93"><draw:object xlink:href="./Object 118" xlink:type="simple" xlink:show="embed" xlink:actuate="onLoad"/><draw:image xlink:href="./ObjectReplacements/Object 118" xlink:type="simple" xlink:show="embed" xlink:actuate="onLoad"/></draw:frame></text:p>
          </table:table-cell>
          <table:table-cell table:style-name="Table5.A2" office:value-type="string">
            <text:p text:style-name="P127"><draw:frame draw:style-name="fr2" draw:name="Object159" text:anchor-type="as-char" svg:width="0.794cm" svg:height="0.467cm" draw:z-index="94"><draw:object xlink:href="./Object 159" xlink:type="simple" xlink:show="embed" xlink:actuate="onLoad"/><draw:image xlink:href="./ObjectReplacements/Object 159" xlink:type="simple" xlink:show="embed" xlink:actuate="onLoad"/></draw:frame></text:p>
            <text:p text:style-name="P126"><draw:frame draw:style-name="fr2" draw:name="Object160" text:anchor-type="as-char" svg:width="0.593cm" svg:height="0.953cm" draw:z-index="95"><draw:object xlink:href="./Object 160" xlink:type="simple" xlink:show="embed" xlink:actuate="onLoad"/><draw:image xlink:href="./ObjectReplacements/Object 160" xlink:type="simple" xlink:show="embed" xlink:actuate="onLoad"/></draw:frame></text:p>
          </table:table-cell>
          <table:table-cell table:style-name="Table5.C2" table:number-columns-spanned="6" office:value-type="string">
            <text:p text:style-name="P117"><text:span text:style-name="T78"><draw:frame draw:style-name="fr2" draw:name="Object119" text:anchor-type="as-char" svg:width="3.484cm" svg:height="1.095cm" draw:z-index="96"><draw:object xlink:href="./Object 119" xlink:type="simple" xlink:show="embed" xlink:actuate="onLoad"/><draw:image xlink:href="./ObjectReplacements/Object 119" xlink:type="simple" xlink:show="embed" xlink:actuate="onLoad"/></draw:frame></text:span><text:span text:style-name="T79"><draw:frame draw:style-name="fr2" draw:name="Object120" text:anchor-type="as-char" svg:width="3.639cm" svg:height="0.997cm" draw:z-index="97"><draw:object xlink:href="./Object 120" xlink:type="simple" xlink:show="embed" xlink:actuate="onLoad"/><draw:image xlink:href="./ObjectReplacements/Object 120" xlink:type="simple" xlink:show="embed" xlink:actuate="onLoad"/></draw:frame></text:span></text:p>
            <text:p text:style-name="P118"><text:span text:style-name="T79">given:</text:span><text:span text:style-name="T79"><draw:frame draw:style-name="fr2" draw:name="Object121" text:anchor-type="as-char" svg:width="2.053cm" svg:height="0.997cm" draw:z-index="98"><draw:object xlink:href="./Object 121" xlink:type="simple" xlink:show="embed" xlink:actuate="onLoad"/><draw:image xlink:href="./ObjectReplacements/Object 121" xlink:type="simple" xlink:show="embed" xlink:actuate="onLoad"/></draw:frame></text:span><text:span text:style-name="T79"><draw:frame draw:style-name="fr2" draw:name="Object122" text:anchor-type="as-char" svg:width="4.494cm" svg:height="1.161cm" draw:z-index="99"><draw:object xlink:href="./Object 122" xlink:type="simple" xlink:show="embed" xlink:actuate="onLoad"/><draw:image xlink:href="./ObjectReplacements/Object 122" xlink:type="simple" xlink:show="embed" xlink:actuate="onLoad"/></draw:frame></text:span></text:p>
            <text:p text:style-name="P118"><text:span text:style-name="T79"><draw:frame draw:style-name="fr2" draw:name="Object123" text:anchor-type="as-char" svg:width="2.191cm" svg:height="1.161cm" draw:z-index="100"><draw:object xlink:href="./Object 123" xlink:type="simple" xlink:show="embed" xlink:actuate="onLoad"/><draw:image xlink:href="./ObjectReplacements/Object 123" xlink:type="simple" xlink:show="embed" xlink:actuate="onLoad"/></draw:frame></text:span><text:span text:style-name="T79"><draw:frame draw:style-name="fr2" draw:name="Object124" text:anchor-type="as-char" svg:width="4.085cm" svg:height="1.189cm" draw:z-index="101"><draw:object xlink:href="./Object 124" xlink:type="simple" xlink:show="embed" xlink:actuate="onLoad"/><draw:image xlink:href="./ObjectReplacements/Object 124" xlink:type="simple" xlink:show="embed" xlink:actuate="onLoad"/></draw:frame></text:span></text:p>
            <text:p text:style-name="P118"><text:span text:style-name="T79"><draw:frame draw:style-name="fr2" draw:name="Object125" text:anchor-type="as-char" svg:width="4.434cm" svg:height="1.034cm" draw:z-index="102"><draw:object xlink:href="./Object 125" xlink:type="simple" xlink:show="embed" xlink:actuate="onLoad"/><draw:image xlink:href="./ObjectReplacements/Object 125" xlink:type="simple" xlink:show="embed" xlink:actuate="onLoad"/></draw:frame></text:span><text:span text:style-name="T79"><draw:frame draw:style-name="fr2" draw:name="Object126" text:anchor-type="as-char" svg:width="5.413cm" svg:height="1.071cm" draw:z-index="103"><draw:object xlink:href="./Object 126" xlink:type="simple" xlink:show="embed" xlink:actuate="onLoad"/><draw:image xlink:href="./ObjectReplacements/Object 126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Contents"><draw:frame draw:style-name="fr5" draw:name="Object127" text:anchor-type="as-char" svg:y="-1.565cm" svg:width="3.018cm" svg:height="4.341cm" draw:z-index="9"><draw:object xlink:href="./Object 127" xlink:type="simple" xlink:show="embed" xlink:actuate="onLoad"/><draw:image xlink:href="./ObjectReplacements/Object 127" xlink:type="simple" xlink:show="embed" xlink:actuate="onLoad"/></draw:frame></text:p>
          </table:table-cell>
          <table:table-cell table:style-name="Table5.A2" office:value-type="string">
            <text:p text:style-name="P128"><draw:frame draw:style-name="fr2" draw:name="Object161" text:anchor-type="as-char" svg:width="0.796cm" svg:height="0.467cm" draw:z-index="104"><draw:object xlink:href="./Object 161" xlink:type="simple" xlink:show="embed" xlink:actuate="onLoad"/><draw:image xlink:href="./ObjectReplacements/Object 161" xlink:type="simple" xlink:show="embed" xlink:actuate="onLoad"/></draw:frame></text:p>
            <text:p text:style-name="P129"><draw:frame draw:style-name="fr2" draw:name="Object162" text:anchor-type="as-char" svg:width="0.593cm" svg:height="0.953cm" draw:z-index="105"><draw:object xlink:href="./Object 162" xlink:type="simple" xlink:show="embed" xlink:actuate="onLoad"/><draw:image xlink:href="./ObjectReplacements/Object 162" xlink:type="simple" xlink:show="embed" xlink:actuate="onLoad"/></draw:frame></text:p>
          </table:table-cell>
          <table:table-cell table:style-name="Table5.C2" table:number-columns-spanned="6" office:value-type="string">
            <text:p text:style-name="P87"><draw:frame draw:style-name="fr2" draw:name="Object128" text:anchor-type="as-char" svg:width="3.722cm" svg:height="0.997cm" draw:z-index="62"><draw:object xlink:href="./Object 128" xlink:type="simple" xlink:show="embed" xlink:actuate="onLoad"/><draw:image xlink:href="./ObjectReplacements/Object 128" xlink:type="simple" xlink:show="embed" xlink:actuate="onLoad"/></draw:frame></text:p>
            <text:p text:style-name="P83"><text:span text:style-name="T80">given </text:span><text:span text:style-name="T80"><draw:frame draw:style-name="fr2" draw:name="Object129" text:anchor-type="as-char" svg:width="4.544cm" svg:height="1.161cm" draw:z-index="106"><draw:object xlink:href="./Object 129" xlink:type="simple" xlink:show="embed" xlink:actuate="onLoad"/><draw:image xlink:href="./ObjectReplacements/Object 129" xlink:type="simple" xlink:show="embed" xlink:actuate="onLoad"/></draw:frame></text:span></text:p>
            <text:p text:style-name="P87"><draw:frame draw:style-name="fr2" draw:name="Object130" text:anchor-type="as-char" svg:width="3.782cm" svg:height="1.085cm" draw:z-index="107"><draw:object xlink:href="./Object 130" xlink:type="simple" xlink:show="embed" xlink:actuate="onLoad"/><draw:image xlink:href="./ObjectReplacements/Object 130" xlink:type="simple" xlink:show="embed" xlink:actuate="onLoad"/></draw:frame></text:p>
            <text:p text:style-name="P83"><text:span text:style-name="T81"><draw:frame draw:style-name="fr2" draw:name="Object131" text:anchor-type="as-char" svg:width="4.374cm" svg:height="1.034cm" draw:z-index="108"><draw:object xlink:href="./Object 131" xlink:type="simple" xlink:show="embed" xlink:actuate="onLoad"/><draw:image xlink:href="./ObjectReplacements/Object 131" xlink:type="simple" xlink:show="embed" xlink:actuate="onLoad"/></draw:frame></text:span><text:span text:style-name="T81"><draw:frame draw:style-name="fr2" draw:name="Object132" text:anchor-type="as-char" svg:width="4.327cm" svg:height="1.035cm" draw:z-index="109"><draw:object xlink:href="./Object 132" xlink:type="simple" xlink:show="embed" xlink:actuate="onLoad"/><draw:image xlink:href="./ObjectReplacements/Object 132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2" table:number-rows-spanned="2" office:value-type="string">
            <text:p text:style-name="Table_20_Contents"><draw:frame draw:style-name="fr5" draw:name="Object133" text:anchor-type="as-char" svg:y="-1.607cm" svg:width="2.674cm" svg:height="6.934cm" draw:z-index="123"><draw:object xlink:href="./Object 133" xlink:type="simple" xlink:show="embed" xlink:actuate="onLoad"/><draw:image xlink:href="./ObjectReplacements/Object 133" xlink:type="simple" xlink:show="embed" xlink:actuate="onLoad"/></draw:frame></text:p>
          </table:table-cell>
          <table:table-cell table:style-name="Table5.A2" table:number-columns-spanned="2" office:value-type="string">
            <text:p text:style-name="P120"><draw:frame draw:style-name="fr2" draw:name="Object134" text:anchor-type="as-char" svg:width="1.464cm" svg:height="0.467cm" draw:z-index="110"><draw:object xlink:href="./Object 134" xlink:type="simple" xlink:show="embed" xlink:actuate="onLoad"/><draw:image xlink:href="./ObjectReplacements/Object 134" xlink:type="simple" xlink:show="embed" xlink:actuate="onLoad"/></draw:frame></text:p>
            <text:p text:style-name="P122"><draw:frame draw:style-name="fr2" draw:name="Object135" text:anchor-type="as-char" svg:width="1.058cm" svg:height="0.467cm" draw:z-index="111"><draw:object xlink:href="./Object 135" xlink:type="simple" xlink:show="embed" xlink:actuate="onLoad"/><draw:image xlink:href="./ObjectReplacements/Object 135" xlink:type="simple" xlink:show="embed" xlink:actuate="onLoad"/></draw:frame></text:p>
            <text:p text:style-name="P122"><draw:frame draw:style-name="fr2" draw:name="Object136" text:anchor-type="as-char" svg:width="1.08cm" svg:height="0.467cm" draw:z-index="112"><draw:object xlink:href="./Object 136" xlink:type="simple" xlink:show="embed" xlink:actuate="onLoad"/><draw:image xlink:href="./ObjectReplacements/Object 136" xlink:type="simple" xlink:show="embed" xlink:actuate="onLoad"/></draw:frame></text:p>
          </table:table-cell>
          <table:covered-table-cell/>
          <table:table-cell table:style-name="Table5.C2" table:number-columns-spanned="5" office:value-type="string">
            <text:p text:style-name="P84"><text:span text:style-name="T82"><draw:frame draw:style-name="fr2" draw:name="Object137" text:anchor-type="as-char" svg:width="2.586cm" svg:height="0.997cm" draw:z-index="113"><draw:object xlink:href="./Object 137" xlink:type="simple" xlink:show="embed" xlink:actuate="onLoad"/><draw:image xlink:href="./ObjectReplacements/Object 137" xlink:type="simple" xlink:show="embed" xlink:actuate="onLoad"/></draw:frame></text:span><text:span text:style-name="T82"><draw:frame draw:style-name="fr2" draw:name="Object138" text:anchor-type="as-char" svg:width="3.399cm" svg:height="0.997cm" draw:z-index="114"><draw:object xlink:href="./Object 138" xlink:type="simple" xlink:show="embed" xlink:actuate="onLoad"/><draw:image xlink:href="./ObjectReplacements/Object 138" xlink:type="simple" xlink:show="embed" xlink:actuate="onLoad"/></draw:frame></text:span></text:p>
            <text:p text:style-name="P85"><text:span text:style-name="T83"><draw:frame draw:style-name="fr2" draw:name="Object139" text:anchor-type="as-char" svg:width="4.05cm" svg:height="0.997cm" draw:z-index="115"><draw:object xlink:href="./Object 139" xlink:type="simple" xlink:show="embed" xlink:actuate="onLoad"/><draw:image xlink:href="./ObjectReplacements/Object 139" xlink:type="simple" xlink:show="embed" xlink:actuate="onLoad"/></draw:frame></text:span><text:span text:style-name="T83"> i.e.</text:span><text:span text:style-name="T83"><draw:frame draw:style-name="fr2" draw:name="Object140" text:anchor-type="as-char" svg:width="5.223cm" svg:height="0.997cm" draw:z-index="116"><draw:object xlink:href="./Object 140" xlink:type="simple" xlink:show="embed" xlink:actuate="onLoad"/><draw:image xlink:href="./ObjectReplacements/Object 140" xlink:type="simple" xlink:show="embed" xlink:actuate="onLoad"/></draw:frame>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5.A2" table:number-columns-spanned="2" office:value-type="string">
            <text:p text:style-name="P124"><draw:frame draw:style-name="fr2" draw:name="Object144" text:anchor-type="as-char" svg:width="1.381cm" svg:height="0.467cm" draw:z-index="117"><draw:object xlink:href="./Object 144" xlink:type="simple" xlink:show="embed" xlink:actuate="onLoad"/><draw:image xlink:href="./ObjectReplacements/Object 144" xlink:type="simple" xlink:show="embed" xlink:actuate="onLoad"/></draw:frame></text:p>
            <text:p text:style-name="P121"><draw:frame draw:style-name="fr2" draw:name="Object142" text:anchor-type="as-char" svg:width="1.464cm" svg:height="0.467cm" draw:z-index="118"><draw:object xlink:href="./Object 142" xlink:type="simple" xlink:show="embed" xlink:actuate="onLoad"/><draw:image xlink:href="./ObjectReplacements/Object 142" xlink:type="simple" xlink:show="embed" xlink:actuate="onLoad"/><svg:desc>formula</svg:desc></draw:frame></text:p>
            <text:p text:style-name="P123"><draw:frame draw:style-name="fr2" draw:name="Object143" text:anchor-type="as-char" svg:width="1.058cm" svg:height="0.467cm" draw:z-index="119"><draw:object xlink:href="./Object 143" xlink:type="simple" xlink:show="embed" xlink:actuate="onLoad"/><draw:image xlink:href="./ObjectReplacements/Object 143" xlink:type="simple" xlink:show="embed" xlink:actuate="onLoad"/><svg:desc>formula</svg:desc></draw:frame></text:p>
            <text:p text:style-name="P123"><draw:frame draw:style-name="fr2" draw:name="Object141" text:anchor-type="as-char" svg:width="1.08cm" svg:height="0.467cm" draw:z-index="120"><draw:object xlink:href="./Object 141" xlink:type="simple" xlink:show="embed" xlink:actuate="onLoad"/><draw:image xlink:href="./ObjectReplacements/Object 141" xlink:type="simple" xlink:show="embed" xlink:actuate="onLoad"/><svg:desc>formula</svg:desc></draw:frame></text:p>
          </table:table-cell>
          <table:covered-table-cell/>
          <table:table-cell table:style-name="Table5.C2" table:number-columns-spanned="5" office:value-type="string">
            <text:p text:style-name="P88"><draw:frame draw:style-name="fr2" draw:name="Object145" text:anchor-type="as-char" svg:width="4.669cm" svg:height="0.997cm" draw:z-index="121"><draw:object xlink:href="./Object 145" xlink:type="simple" xlink:show="embed" xlink:actuate="onLoad"/><draw:image xlink:href="./ObjectReplacements/Object 145" xlink:type="simple" xlink:show="embed" xlink:actuate="onLoad"/></draw:frame></text:p>
            <text:p text:style-name="P86"><text:span text:style-name="T84">i.e. </text:span><text:span text:style-name="T84"><draw:frame draw:style-name="fr2" draw:name="Object146" text:anchor-type="as-char" svg:width="8.313cm" svg:height="0.998cm" draw:z-index="122"><draw:object xlink:href="./Object 146" xlink:type="simple" xlink:show="embed" xlink:actuate="onLoad"/><draw:image xlink:href="./ObjectReplacements/Object 146" xlink:type="simple" xlink:show="embed" xlink:actuate="onLoad"/><svg:desc>formula</svg:desc></draw:frame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ext:soft-page-break/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C2" office:value-type="string">
            <text:p text:style-name="Table_20_Contents"/>
          </table:table-cell>
        </table:table-row>
      </table:table>
      <text:p text:style-name="P66"/>
      <text:p text:style-name="P13">General <text:s/>solutions</text:p>
      <text:p text:style-name="P68">Tan(x):</text:p>
      <text:p text:style-name="P55"><text:span text:style-name="T87"><draw:frame draw:style-name="fr2" draw:name="Object163" text:anchor-type="as-char" svg:width="2.148cm" svg:height="0.487cm" draw:z-index="124"><draw:object xlink:href="./Object 163" xlink:type="simple" xlink:show="embed" xlink:actuate="onLoad"/><draw:image xlink:href="./ObjectReplacements/Object 163" xlink:type="simple" xlink:show="embed" xlink:actuate="onLoad"/></draw:frame></text:span><text:span text:style-name="T87"><draw:frame draw:style-name="fr2" draw:name="Object164" text:anchor-type="as-char" svg:width="2.477cm" svg:height="0.547cm" draw:z-index="125"><draw:object xlink:href="./Object 164" xlink:type="simple" xlink:show="embed" xlink:actuate="onLoad"/><draw:image xlink:href="./ObjectReplacements/Object 164" xlink:type="simple" xlink:show="embed" xlink:actuate="onLoad"/></draw:frame></text:span></text:p>
      <text:p text:style-name="P68"><draw:frame draw:style-name="fr2" draw:name="Object165" text:anchor-type="as-char" svg:width="3.877cm" svg:height="0.547cm" draw:z-index="126"><draw:object xlink:href="./Object 165" xlink:type="simple" xlink:show="embed" xlink:actuate="onLoad"/><draw:image xlink:href="./ObjectReplacements/Object 165" xlink:type="simple" xlink:show="embed" xlink:actuate="onLoad"/></draw:frame></text:p>
      <text:p text:style-name="P55"><text:span text:style-name="T87"><draw:frame draw:style-name="fr2" draw:name="Object166" text:anchor-type="as-char" svg:width="3.521cm" svg:height="1.057cm" draw:z-index="127"><draw:object xlink:href="./Object 166" xlink:type="simple" xlink:show="embed" xlink:actuate="onLoad"/><draw:image xlink:href="./ObjectReplacements/Object 166" xlink:type="simple" xlink:show="embed" xlink:actuate="onLoad"/></draw:frame></text:span><text:span text:style-name="T87">or </text:span><text:span text:style-name="T87"><draw:frame draw:style-name="fr2" draw:name="Object167" text:anchor-type="as-char" svg:width="3.298cm" svg:height="1.076cm" draw:z-index="128"><draw:object xlink:href="./Object 167" xlink:type="simple" xlink:show="embed" xlink:actuate="onLoad"/><draw:image xlink:href="./ObjectReplacements/Object 167" xlink:type="simple" xlink:show="embed" xlink:actuate="onLoad"/></draw:frame></text:span></text:p>
      <text:p text:style-name="P68"/>
      <text:p text:style-name="P66">Cos(x):</text:p>
      <text:p text:style-name="P54"><text:span text:style-name="T85"><draw:frame draw:style-name="fr2" draw:name="Object147" text:anchor-type="as-char" svg:width="2.175cm" svg:height="0.487cm" draw:z-index="129"><draw:object xlink:href="./Object 147" xlink:type="simple" xlink:show="embed" xlink:actuate="onLoad"/><draw:image xlink:href="./ObjectReplacements/Object 147" xlink:type="simple" xlink:show="embed" xlink:actuate="onLoad"/></draw:frame></text:span><text:span text:style-name="T85"><draw:frame draw:style-name="fr2" draw:name="Object148" text:anchor-type="as-char" svg:width="2.494cm" svg:height="0.547cm" draw:z-index="130"><draw:object xlink:href="./Object 148" xlink:type="simple" xlink:show="embed" xlink:actuate="onLoad"/><draw:image xlink:href="./ObjectReplacements/Object 148" xlink:type="simple" xlink:show="embed" xlink:actuate="onLoad"/></draw:frame></text:span></text:p>
      <text:p text:style-name="P67"><draw:frame draw:style-name="fr2" draw:name="Object149" text:anchor-type="as-char" svg:width="3.597cm" svg:height="0.527cm" draw:z-index="131"><draw:object xlink:href="./Object 149" xlink:type="simple" xlink:show="embed" xlink:actuate="onLoad"/><draw:image xlink:href="./ObjectReplacements/Object 149" xlink:type="simple" xlink:show="embed" xlink:actuate="onLoad"/></draw:frame></text:p>
      <text:p text:style-name="P53"><text:span text:style-name="T85"><draw:frame draw:style-name="fr2" draw:name="Object150" text:anchor-type="as-char" svg:width="3.547cm" svg:height="1.057cm" draw:z-index="132"><draw:object xlink:href="./Object 150" xlink:type="simple" xlink:show="embed" xlink:actuate="onLoad"/><draw:image xlink:href="./ObjectReplacements/Object 150" xlink:type="simple" xlink:show="embed" xlink:actuate="onLoad"/></draw:frame></text:span><text:span text:style-name="T85">or </text:span><text:span text:style-name="T85"><draw:frame draw:style-name="fr2" draw:name="Object151" text:anchor-type="as-char" svg:width="3.29cm" svg:height="1.057cm" draw:z-index="133"><draw:object xlink:href="./Object 151" xlink:type="simple" xlink:show="embed" xlink:actuate="onLoad"/><draw:image xlink:href="./ObjectReplacements/Object 151" xlink:type="simple" xlink:show="embed" xlink:actuate="onLoad"/></draw:frame></text:span></text:p>
      <text:p text:style-name="P48"/>
      <text:p text:style-name="P66">Sin(x)</text:p>
      <text:p text:style-name="P53"><text:span text:style-name="T85"><draw:frame draw:style-name="fr2" draw:name="Object153" text:anchor-type="as-char" svg:width="2.111cm" svg:height="0.487cm" draw:z-index="134"><draw:object xlink:href="./Object 153" xlink:type="simple" xlink:show="embed" xlink:actuate="onLoad"/><draw:image xlink:href="./ObjectReplacements/Object 153" xlink:type="simple" xlink:show="embed" xlink:actuate="onLoad"/></draw:frame></text:span><text:span text:style-name="T85"><draw:frame draw:style-name="fr2" draw:name="Object152" text:anchor-type="as-char" svg:width="2.134cm" svg:height="0.527cm" draw:z-index="135"><draw:object xlink:href="./Object 152" xlink:type="simple" xlink:show="embed" xlink:actuate="onLoad"/><draw:image xlink:href="./ObjectReplacements/Object 152" xlink:type="simple" xlink:show="embed" xlink:actuate="onLoad"/></draw:frame></text:span></text:p>
      <text:p text:style-name="P66"><draw:frame draw:style-name="fr2" draw:name="Object154" text:anchor-type="as-char" svg:width="4.332cm" svg:height="0.547cm" draw:z-index="136"><draw:object xlink:href="./Object 154" xlink:type="simple" xlink:show="embed" xlink:actuate="onLoad"/><draw:image xlink:href="./ObjectReplacements/Object 154" xlink:type="simple" xlink:show="embed" xlink:actuate="onLoad"/></draw:frame></text:p>
      <text:p text:style-name="P53"><text:span text:style-name="T85"><draw:frame draw:style-name="fr2" draw:name="Object155" text:anchor-type="as-char" svg:width="4.77cm" svg:height="1.161cm" draw:z-index="137"><draw:object xlink:href="./Object 155" xlink:type="simple" xlink:show="embed" xlink:actuate="onLoad"/><draw:image xlink:href="./ObjectReplacements/Object 155" xlink:type="simple" xlink:show="embed" xlink:actuate="onLoad"/></draw:frame></text:span><text:span text:style-name="T86">or </text:span><text:span text:style-name="T86"><draw:frame draw:style-name="fr2" draw:name="Object156" text:anchor-type="as-char" svg:width="4.258cm" svg:height="1.161cm" draw:z-index="138"><draw:object xlink:href="./Object 156" xlink:type="simple" xlink:show="embed" xlink:actuate="onLoad"/><draw:image xlink:href="./ObjectReplacements/Object 156" xlink:type="simple" xlink:show="embed" xlink:actuate="onLoad"/></draw:frame></text:span></text:p>
      <text:p text:style-name="P69"/>
      <text:p text:style-name="P48"/>
      <text:p text:style-name="P14">Pythagorean Identities</text:p>
      <text:p text:style-name="P70"><draw:frame draw:style-name="fr2" draw:name="Object168" text:anchor-type="as-char" svg:width="4.41cm" svg:height="0.997cm" draw:z-index="139"><draw:object xlink:href="./Object 168" xlink:type="simple" xlink:show="embed" xlink:actuate="onLoad"/><draw:image xlink:href="./ObjectReplacements/Object 168" xlink:type="simple" xlink:show="embed" xlink:actuate="onLoad"/></draw:frame></text:p>
      <text:p text:style-name="P70"><draw:frame draw:style-name="fr2" draw:name="Object169" text:anchor-type="as-char" svg:width="4.055cm" svg:height="0.997cm" draw:z-index="140"><draw:object xlink:href="./Object 169" xlink:type="simple" xlink:show="embed" xlink:actuate="onLoad"/><draw:image xlink:href="./ObjectReplacements/Object 169" xlink:type="simple" xlink:show="embed" xlink:actuate="onLoad"/></draw:frame></text:p>
      <text:p text:style-name="P58"><text:span text:style-name="T88"><draw:frame draw:style-name="fr2" draw:name="Object170" text:anchor-type="as-char" svg:width="4.023cm" svg:height="0.997cm" draw:z-index="141"><draw:object xlink:href="./Object 170" xlink:type="simple" xlink:show="embed" xlink:actuate="onLoad"/><draw:image xlink:href="./ObjectReplacements/Object 170" xlink:type="simple" xlink:show="embed" xlink:actuate="onLoad"/></draw:frame></text:span><text:span text:style-name="T91"><draw:frame draw:style-name="fr3" draw:name="Object196" text:anchor-type="as-char" svg:y="-0.651cm" svg:width="4.822cm" svg:height="0.997cm" draw:z-index="142"><draw:object xlink:href="./Object 196" xlink:type="simple" xlink:show="embed" xlink:actuate="onLoad"/><draw:image xlink:href="./ObjectReplacements/Object 196" xlink:type="simple" xlink:show="embed" xlink:actuate="onLoad"/></draw:frame></text:span></text:p>
      <text:p text:style-name="P71"/>
      <text:p text:style-name="P76"><text:span text:style-name="T88">(</text:span><text:span text:style-name="T91">T</text:span><text:span text:style-name="T88">ip: use 3rd letter to remember, ie. coSec = 1/Sin, seC=1/Cos,coT=1/Tan)</text:span></text:p>
      <text:p text:style-name="P48"/>
      <text:p text:style-name="P48"/>
      <text:p text:style-name="P70"><draw:frame draw:style-name="fr2" draw:name="Object172" text:anchor-type="as-char" svg:width="1.956cm" svg:height="0.527cm" draw:z-index="143"><draw:object xlink:href="./Object 172" xlink:type="simple" xlink:show="embed" xlink:actuate="onLoad"/><draw:image xlink:href="./ObjectReplacements/Object 172" xlink:type="simple" xlink:show="embed" xlink:actuate="onLoad"/></draw:frame></text:p>
      <text:p text:style-name="P70"><draw:frame draw:style-name="fr2" draw:name="Object173" text:anchor-type="as-char" svg:width="2.586cm" svg:height="1.161cm" draw:z-index="144"><draw:object xlink:href="./Object 173" xlink:type="simple" xlink:show="embed" xlink:actuate="onLoad"/><draw:image xlink:href="./ObjectReplacements/Object 173" xlink:type="simple" xlink:show="embed" xlink:actuate="onLoad"/></draw:frame></text:p>
      <text:p text:style-name="P70"><draw:frame draw:style-name="fr2" draw:name="Object174" text:anchor-type="as-char" svg:width="3.004cm" svg:height="0.527cm" draw:z-index="145"><draw:object xlink:href="./Object 174" xlink:type="simple" xlink:show="embed" xlink:actuate="onLoad"/><draw:image xlink:href="./ObjectReplacements/Object 174" xlink:type="simple" xlink:show="embed" xlink:actuate="onLoad"/></draw:frame></text:p>
      <text:p text:style-name="P56"><text:span text:style-name="T88"><draw:frame draw:style-name="fr2" draw:name="Object175" text:anchor-type="as-char" svg:width="3.006cm" svg:height="0.527cm" draw:z-index="146"><draw:object xlink:href="./Object 175" xlink:type="simple" xlink:show="embed" xlink:actuate="onLoad"/><draw:image xlink:href="./ObjectReplacements/Object 175" xlink:type="simple" xlink:show="embed" xlink:actuate="onLoad"/></draw:frame></text:span><text:span text:style-name="T88"><draw:frame draw:style-name="fr2" draw:name="Object177" text:anchor-type="as-char" svg:width="3.448cm" svg:height="0.57cm" draw:z-index="147"><draw:object xlink:href="./Object 177" xlink:type="simple" xlink:show="embed" xlink:actuate="onLoad"/><draw:image xlink:href="./ObjectReplacements/Object 177" xlink:type="simple" xlink:show="embed" xlink:actuate="onLoad"/></draw:frame></text:span></text:p>
      <text:p text:style-name="P56"><text:soft-page-break/><text:span text:style-name="T88"><draw:frame draw:style-name="fr2" draw:name="Object176" text:anchor-type="as-char" svg:width="3.006cm" svg:height="0.527cm" draw:z-index="148"><draw:object xlink:href="./Object 176" xlink:type="simple" xlink:show="embed" xlink:actuate="onLoad"/><draw:image xlink:href="./ObjectReplacements/Object 176" xlink:type="simple" xlink:show="embed" xlink:actuate="onLoad"/></draw:frame></text:span><text:span text:style-name="T88"><draw:frame draw:style-name="fr2" draw:name="Object178" text:anchor-type="as-char" svg:width="3.448cm" svg:height="0.57cm" draw:z-index="149"><draw:object xlink:href="./Object 178" xlink:type="simple" xlink:show="embed" xlink:actuate="onLoad"/><draw:image xlink:href="./ObjectReplacements/Object 178" xlink:type="simple" xlink:show="embed" xlink:actuate="onLoad"/></draw:frame></text:span></text:p>
      <text:p text:style-name="P48"/>
      <text:p text:style-name="P73"><draw:frame draw:style-name="fr2" draw:name="Object179" text:anchor-type="as-char" svg:width="1.956cm" svg:height="0.527cm" draw:z-index="150"><draw:object xlink:href="./Object 179" xlink:type="simple" xlink:show="embed" xlink:actuate="onLoad"/><draw:image xlink:href="./ObjectReplacements/Object 179" xlink:type="simple" xlink:show="embed" xlink:actuate="onLoad"/></draw:frame></text:p>
      <text:p text:style-name="P73"><draw:frame draw:style-name="fr2" draw:name="Object180" text:anchor-type="as-char" svg:width="2.586cm" svg:height="1.161cm" draw:z-index="151"><draw:object xlink:href="./Object 180" xlink:type="simple" xlink:show="embed" xlink:actuate="onLoad"/><draw:image xlink:href="./ObjectReplacements/Object 180" xlink:type="simple" xlink:show="embed" xlink:actuate="onLoad"/></draw:frame></text:p>
      <text:p text:style-name="P57"><text:span text:style-name="T89"><draw:frame draw:style-name="fr2" draw:name="Object181" text:anchor-type="as-char" svg:width="3.037cm" svg:height="0.527cm" draw:z-index="152"><draw:object xlink:href="./Object 181" xlink:type="simple" xlink:show="embed" xlink:actuate="onLoad"/><draw:image xlink:href="./ObjectReplacements/Object 181" xlink:type="simple" xlink:show="embed" xlink:actuate="onLoad"/></draw:frame></text:span><text:span text:style-name="T89"><draw:frame draw:style-name="fr2" draw:name="Object182" text:anchor-type="as-char" svg:width="3.173cm" svg:height="0.57cm" draw:z-index="153"><draw:object xlink:href="./Object 182" xlink:type="simple" xlink:show="embed" xlink:actuate="onLoad"/><draw:image xlink:href="./ObjectReplacements/Object 182" xlink:type="simple" xlink:show="embed" xlink:actuate="onLoad"/></draw:frame></text:span></text:p>
      <text:p text:style-name="P57"><text:span text:style-name="T89"><draw:frame draw:style-name="fr2" draw:name="Object183" text:anchor-type="as-char" svg:width="3.039cm" svg:height="0.527cm" draw:z-index="154"><draw:object xlink:href="./Object 183" xlink:type="simple" xlink:show="embed" xlink:actuate="onLoad"/><draw:image xlink:href="./ObjectReplacements/Object 183" xlink:type="simple" xlink:show="embed" xlink:actuate="onLoad"/></draw:frame></text:span><text:span text:style-name="T89"><draw:frame draw:style-name="fr2" draw:name="Object184" text:anchor-type="as-char" svg:width="3.173cm" svg:height="0.57cm" draw:z-index="155"><draw:object xlink:href="./Object 184" xlink:type="simple" xlink:show="embed" xlink:actuate="onLoad"/><draw:image xlink:href="./ObjectReplacements/Object 184" xlink:type="simple" xlink:show="embed" xlink:actuate="onLoad"/></draw:frame></text:span></text:p>
      <text:p text:style-name="P57"><text:span text:style-name="T89"><draw:frame draw:style-name="fr2" draw:name="Object185" text:anchor-type="as-char" svg:width="3.039cm" svg:height="0.527cm" draw:z-index="156"><draw:object xlink:href="./Object 185" xlink:type="simple" xlink:show="embed" xlink:actuate="onLoad"/><draw:image xlink:href="./ObjectReplacements/Object 185" xlink:type="simple" xlink:show="embed" xlink:actuate="onLoad"/></draw:frame></text:span><text:span text:style-name="T90"><draw:frame draw:style-name="fr2" draw:name="Object186" text:anchor-type="as-char" svg:width="5.787cm" svg:height="1.117cm" draw:z-index="157"><draw:object xlink:href="./Object 186" xlink:type="simple" xlink:show="embed" xlink:actuate="onLoad"/><draw:image xlink:href="./ObjectReplacements/Object 186" xlink:type="simple" xlink:show="embed" xlink:actuate="onLoad"/></draw:frame></text:span></text:p>
      <text:p text:style-name="P48"/>
      <text:p text:style-name="P48"/>
      <text:p text:style-name="P48"><draw:frame draw:style-name="fr2" draw:name="Object187" text:anchor-type="as-char" svg:width="1.956cm" svg:height="0.527cm" draw:z-index="158"><draw:object xlink:href="./Object 187" xlink:type="simple" xlink:show="embed" xlink:actuate="onLoad"/><draw:image xlink:href="./ObjectReplacements/Object 187" xlink:type="simple" xlink:show="embed" xlink:actuate="onLoad"/><svg:desc>formula</svg:desc></draw:frame></text:p>
      <text:p text:style-name="P74"><draw:frame draw:style-name="fr2" draw:name="Object188" text:anchor-type="as-char" svg:width="2.579cm" svg:height="1.161cm" draw:z-index="159"><draw:object xlink:href="./Object 188" xlink:type="simple" xlink:show="embed" xlink:actuate="onLoad"/><draw:image xlink:href="./ObjectReplacements/Object 188" xlink:type="simple" xlink:show="embed" xlink:actuate="onLoad"/></draw:frame></text:p>
      <text:p text:style-name="P72"><draw:frame draw:style-name="fr2" draw:name="Object189" text:anchor-type="as-char" svg:width="3.42cm" svg:height="0.527cm" draw:z-index="160"><draw:object xlink:href="./Object 189" xlink:type="simple" xlink:show="embed" xlink:actuate="onLoad"/><draw:image xlink:href="./ObjectReplacements/Object 189" xlink:type="simple" xlink:show="embed" xlink:actuate="onLoad"/></draw:frame></text:p>
      <text:p text:style-name="P72"><draw:frame draw:style-name="fr2" draw:name="Object191" text:anchor-type="as-char" svg:width="3.422cm" svg:height="0.527cm" draw:z-index="161"><draw:object xlink:href="./Object 191" xlink:type="simple" xlink:show="embed" xlink:actuate="onLoad"/><draw:image xlink:href="./ObjectReplacements/Object 191" xlink:type="simple" xlink:show="embed" xlink:actuate="onLoad"/></draw:frame></text:p>
      <text:p text:style-name="P58"><text:span text:style-name="T91"><draw:frame draw:style-name="fr2" draw:name="Object190" text:anchor-type="as-char" svg:width="3.159cm" svg:height="0.527cm" draw:z-index="192"><draw:object xlink:href="./Object 190" xlink:type="simple" xlink:show="embed" xlink:actuate="onLoad"/><draw:image xlink:href="./ObjectReplacements/Object 190" xlink:type="simple" xlink:show="embed" xlink:actuate="onLoad"/></draw:frame></text:span><text:span text:style-name="T91"><draw:frame draw:style-name="fr2" draw:name="Object192" text:anchor-type="as-char" svg:width="3.15cm" svg:height="1.057cm" draw:z-index="193"><draw:object xlink:href="./Object 192" xlink:type="simple" xlink:show="embed" xlink:actuate="onLoad"/><draw:image xlink:href="./ObjectReplacements/Object 192" xlink:type="simple" xlink:show="embed" xlink:actuate="onLoad"/></draw:frame></text:span><text:span text:style-name="T91"><draw:frame draw:style-name="fr2" draw:name="Object193" text:anchor-type="as-char" svg:width="4.279cm" svg:height="1.058cm" draw:z-index="194"><draw:object xlink:href="./Object 193" xlink:type="simple" xlink:show="embed" xlink:actuate="onLoad"/><draw:image xlink:href="./ObjectReplacements/Object 193" xlink:type="simple" xlink:show="embed" xlink:actuate="onLoad"/><svg:desc>formula</svg:desc></draw:frame></text:span><text:span text:style-name="T91"><draw:frame draw:style-name="fr2" draw:name="Object194" text:anchor-type="as-char" svg:width="3.182cm" svg:height="1.118cm" draw:z-index="195"><draw:object xlink:href="./Object 194" xlink:type="simple" xlink:show="embed" xlink:actuate="onLoad"/><draw:image xlink:href="./ObjectReplacements/Object 194" xlink:type="simple" xlink:show="embed" xlink:actuate="onLoad"/><svg:desc>formula</svg:desc></draw:frame></text:span><text:span text:style-name="T91"><draw:frame draw:style-name="fr2" draw:name="Object195" text:anchor-type="as-char" svg:width="2.39cm" svg:height="1.117cm" draw:z-index="196"><draw:object xlink:href="./Object 195" xlink:type="simple" xlink:show="embed" xlink:actuate="onLoad"/><draw:image xlink:href="./ObjectReplacements/Object 195" xlink:type="simple" xlink:show="embed" xlink:actuate="onLoad"/></draw:frame>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1">Trig. functions</text:p>
      <text:p text:style-name="P11"><text:soft-page-break/><draw:frame draw:style-name="fr6" draw:name="Object88" text:anchor-type="as-char" svg:y="-6.092cm" svg:width="16.002cm" svg:height="11.102cm" draw:z-index="197"><draw:object xlink:href="./Object 88" xlink:type="simple" xlink:show="embed" xlink:actuate="onLoad"/><draw:image xlink:href="./ObjectReplacements/Object 88" xlink:type="simple" xlink:show="embed" xlink:actuate="onLoad"/><svg:desc>OLE object</svg:desc></draw:frame></text:p>
      <text:p text:style-name="P11"/>
      <text:p text:style-name="P11"/>
      <text:p text:style-name="P1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Table_20_Contents"/>
            <text:p text:style-name="Table_20_Contents"><draw:frame draw:style-name="fr7" draw:name="Object100" text:anchor-type="paragraph" svg:width="11.726cm" svg:height="7.818cm" draw:z-index="1"><draw:object xlink:href="./Object 100" xlink:type="simple" xlink:show="embed" xlink:actuate="onLoad"/><draw:image xlink:href="./ObjectReplacements/Object 100" xlink:type="simple" xlink:show="embed" xlink:actuate="onLoad"/></draw:frame></text:p>
          </table:table-cell>
        </table:table-row>
        <table:table-row>
          <table:table-cell table:style-name="Table3.A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E"/>
              <table:table-row>
                <table:table-cell table:style-name="Table4.A1" office:value-type="string">
                  <text:p text:style-name="P112">rad</text:p>
                </table:table-cell>
                <table:table-cell table:style-name="Table4.A1" office:value-type="string">
                  <text:p text:style-name="P112">deg</text:p>
                </table:table-cell>
                <table:table-cell table:style-name="Table4.A1" office:value-type="string">
                  <text:p text:style-name="Table_20_Contents"><draw:frame draw:style-name="fr3" draw:name="Object89" text:anchor-type="as-char" svg:y="-0.395cm" svg:width="1.282cm" svg:height="0.487cm" draw:z-index="198"><draw:object xlink:href="./Object 89" xlink:type="simple" xlink:show="embed" xlink:actuate="onLoad"/><draw:image xlink:href="./ObjectReplacements/Object 89" xlink:type="simple" xlink:show="embed" xlink:actuate="onLoad"/></draw:frame></text:p>
                </table:table-cell>
                <table:table-cell table:style-name="Table4.A1" office:value-type="string">
                  <text:p text:style-name="P112"><draw:frame draw:style-name="fr2" draw:name="Object90" text:anchor-type="as-char" svg:width="1.346cm" svg:height="0.487cm" draw:z-index="0"><draw:object xlink:href="./Object 90" xlink:type="simple" xlink:show="embed" xlink:actuate="onLoad"/><draw:image xlink:href="./ObjectReplacements/Object 90" xlink:type="simple" xlink:show="embed" xlink:actuate="onLoad"/></draw:frame></text:p>
                </table:table-cell>
                <table:table-cell table:style-name="Table4.E1" office:value-type="string">
                  <text:p text:style-name="P112"><draw:frame draw:style-name="fr2" draw:name="Object91" text:anchor-type="as-char" svg:width="1.319cm" svg:height="0.487cm" draw:z-index="199"><draw:object xlink:href="./Object 91" xlink:type="simple" xlink:show="embed" xlink:actuate="onLoad"/><draw:image xlink:href="./ObjectReplacements/Object 91" xlink:type="simple" xlink:show="embed" xlink:actuate="onLoad"/></draw:frame></text:p>
                </table:table-cell>
              </table:table-row>
              <table:table-row>
                <table:table-cell table:style-name="Table4.A2">
                  <text:p text:style-name="P112"/>
                </table:table-cell>
                <table:table-cell table:style-name="Table4.A2" office:value-type="float" office:value="0">
                  <text:p text:style-name="P112">0</text:p>
                </table:table-cell>
                <table:table-cell table:style-name="Table4.A2" office:value-type="float" office:value="0">
                  <text:p text:style-name="P112">0</text:p>
                </table:table-cell>
                <table:table-cell table:style-name="Table4.A2" office:value-type="float" office:value="1">
                  <text:p text:style-name="P112">1</text:p>
                </table:table-cell>
                <table:table-cell table:style-name="Table4.E2" office:value-type="float" office:value="0">
                  <text:p text:style-name="P112">0</text:p>
                </table:table-cell>
              </table:table-row>
              <table:table-row>
                <table:table-cell table:style-name="Table4.A2">
                  <text:p text:style-name="P112"/>
                </table:table-cell>
                <table:table-cell table:style-name="Table4.A2" office:value-type="float" office:value="15">
                  <text:p text:style-name="P112">15</text:p>
                </table:table-cell>
                <table:table-cell table:style-name="Table4.C3" office:value-type="string">
                  <text:p text:style-name="P112"><draw:frame draw:style-name="fr2" draw:name="Object92" text:anchor-type="as-char" svg:width="1.663cm" svg:height="1.071cm" draw:z-index="200"><draw:object xlink:href="./Object 92" xlink:type="simple" xlink:show="embed" xlink:actuate="onLoad"/><draw:image xlink:href="./ObjectReplacements/Object 92" xlink:type="simple" xlink:show="embed" xlink:actuate="onLoad"/></draw:frame>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112"/>
                </table:table-cell>
                <table:table-cell table:style-name="Table4.A2" office:value-type="float" office:value="30">
                  <text:p text:style-name="P112">30</text:p>
                </table:table-cell>
                <table:table-cell table:style-name="Table4.C3" office:value-type="string">
                  <text:p text:style-name="P113"><draw:frame draw:style-name="fr2" draw:name="Object102" text:anchor-type="as-char" svg:width="0.499cm" svg:height="0.997cm" draw:z-index="201"><draw:object xlink:href="./Object 102" xlink:type="simple" xlink:show="embed" xlink:actuate="onLoad"/><draw:image xlink:href="./ObjectReplacements/Object 102" xlink:type="simple" xlink:show="embed" xlink:actuate="onLoad"/></draw:frame>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112"><text:soft-page-break/></text:p>
                </table:table-cell>
                <table:table-cell table:style-name="Table4.A2" office:value-type="float" office:value="45">
                  <text:p text:style-name="P112">45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112"/>
                </table:table-cell>
                <table:table-cell table:style-name="Table4.A2" office:value-type="float" office:value="60">
                  <text:p text:style-name="P112">60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112"/>
                </table:table-cell>
                <table:table-cell table:style-name="Table4.A2" office:value-type="float" office:value="75">
                  <text:p text:style-name="P112">75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  <table:table-row>
                <table:table-cell table:style-name="Table4.A2">
                  <text:p text:style-name="P112"/>
                </table:table-cell>
                <table:table-cell table:style-name="Table4.A2" office:value-type="float" office:value="90">
                  <text:p text:style-name="P112">90</text:p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C3" office:value-type="string">
                  <text:p text:style-name="Table_20_Contents"/>
                </table:table-cell>
                <table:table-cell table:style-name="Table4.E3" office:value-type="string">
                  <text:p text:style-name="Table_20_Contents"/>
                </table:table-cell>
              </table:table-row>
            </table:table>
            <text:p text:style-name="Table_20_Contents"/>
          </table:table-cell>
          <table:table-cell table:style-name="Table3.B2" office:value-type="string">
            <text:p text:style-name="P112">proof</text:p>
            <text:p text:style-name="P112"><draw:frame draw:style-name="fr2" draw:name="Object93" text:anchor-type="as-char" svg:width="5.604cm" svg:height="0.547cm" draw:z-index="14"><draw:object xlink:href="./Object 93" xlink:type="simple" xlink:show="embed" xlink:actuate="onLoad"/><draw:image xlink:href="./ObjectReplacements/Object 93" xlink:type="simple" xlink:show="embed" xlink:actuate="onLoad"/></draw:frame></text:p>
            <text:p text:style-name="P114"><draw:frame draw:style-name="fr2" draw:name="Object94" text:anchor-type="as-char" svg:width="2.214cm" svg:height="0.527cm" draw:z-index="15"><draw:object xlink:href="./Object 94" xlink:type="simple" xlink:show="embed" xlink:actuate="onLoad"/><draw:image xlink:href="./ObjectReplacements/Object 94" xlink:type="simple" xlink:show="embed" xlink:actuate="onLoad"/></draw:frame></text:p>
            <text:p text:style-name="P111"><text:span text:style-name="T70">given Adj=1 for the ratio of B to C would be </text:span><text:span text:style-name="T70"><draw:frame draw:style-name="fr2" draw:name="Object95" text:anchor-type="as-char" svg:width="0.499cm" svg:height="0.997cm" draw:z-index="16"><draw:object xlink:href="./Object 95" xlink:type="simple" xlink:show="embed" xlink:actuate="onLoad"/><draw:image xlink:href="./ObjectReplacements/Object 95" xlink:type="simple" xlink:show="embed" xlink:actuate="onLoad"/></draw:frame></text:span></text:p>
            <text:p text:style-name="P114">, ie the opposite is half the hyp.</text:p>
            <text:p text:style-name="P114"><text:soft-page-break/>So </text:p>
            <text:p text:style-name="P111"><text:span text:style-name="T70"><draw:frame draw:style-name="fr2" draw:name="Object96" text:anchor-type="as-char" svg:width="2.54cm" svg:height="1.057cm" draw:z-index="17"><draw:object xlink:href="./Object 96" xlink:type="simple" xlink:show="embed" xlink:actuate="onLoad"/><draw:image xlink:href="./ObjectReplacements/Object 96" xlink:type="simple" xlink:show="embed" xlink:actuate="onLoad"/></draw:frame></text:span><text:span text:style-name="T70"><draw:frame draw:style-name="fr2" draw:name="Object97" text:anchor-type="as-char" svg:width="2.332cm" svg:height="1.085cm" draw:z-index="18"><draw:object xlink:href="./Object 97" xlink:type="simple" xlink:show="embed" xlink:actuate="onLoad"/><draw:image xlink:href="./ObjectReplacements/Object 97" xlink:type="simple" xlink:show="embed" xlink:actuate="onLoad"/></draw:frame></text:span><text:span text:style-name="T70">and</text:span></text:p>
            <text:p text:style-name="P114">of hyp is this relation to adj</text:p>
            <text:p text:style-name="P114"/>
          </table:table-cell>
        </table:table-row>
        <table:table-row>
          <table:table-cell table:style-name="Table3.A2" office:value-type="string">
            <text:p text:style-name="P110"/>
          </table:table-cell>
          <table:table-cell table:style-name="Table3.B2" office:value-type="string">
            <text:p text:style-name="P110"/>
          </table:table-cell>
        </table:table-row>
      </table:table>
      <text:p text:style-name="P11"/>
      <text:p text:style-name="P62">at 0 degrees:</text:p>
      <text:p text:style-name="P62">opp=0, sin(0)=0/hyp =0</text:p>
      <text:p text:style-name="P52"><text:span text:style-name="T74">tan=</text:span><text:span text:style-name="T75">0/adj</text:span><text:span text:style-name="T74">=</text:span><text:span text:style-name="T75">0</text:span></text:p>
      <text:p text:style-name="P63">cos(0):adj=hyp =&gt; adj/hyp=1</text:p>
      <text:p text:style-name="P62"/>
      <text:p text:style-name="P62">tan(h)=opp/h h tendsto 0, </text:p>
      <text:p text:style-name="P64"/>
      <text:p text:style-name="P51"><text:span text:style-name="T73">at 30 degrees Opposite is half hyp, or </text:span><text:span text:style-name="T73"><draw:frame draw:style-name="fr2" draw:name="Object101" text:anchor-type="as-char" svg:width="1.819cm" svg:height="0.997cm" draw:z-index="37"><draw:object xlink:href="./Object 101" xlink:type="simple" xlink:show="embed" xlink:actuate="onLoad"/><draw:image xlink:href="./ObjectReplacements/Object 101" xlink:type="simple" xlink:show="embed" xlink:actuate="onLoad"/></draw:frame></text:span></text:p>
      <text:p text:style-name="P11"/>
      <text:p text:style-name="P11"/>
      <text:p text:style-name="P11"/>
      <text:p text:style-name="P59">at 45 degrees the adjacent and the opposide are equal, it is a ...forgot the name...</text:p>
      <text:p text:style-name="P49"><text:span text:style-name="T71">so given A^2=B^2+C^2 , and given b=c=1, hyp=sqrt{1+1} or sqrt{2} of lengths</text:span><text:span text:style-name="T72"> C and B</text:span></text:p>
      <text:p text:style-name="P50"><text:span text:style-name="T72">and </text:span><text:span text:style-name="T72"><draw:frame draw:style-name="fr2" draw:name="Object98" text:anchor-type="as-char" svg:width="2.237cm" svg:height="0.997cm" draw:z-index="38"><draw:object xlink:href="./Object 98" xlink:type="simple" xlink:show="embed" xlink:actuate="onLoad"/><draw:image xlink:href="./ObjectReplacements/Object 98" xlink:type="simple" xlink:show="embed" xlink:actuate="onLoad"/></draw:frame></text:span></text:p>
      <text:p text:style-name="P50"><text:span text:style-name="T72">hence </text:span><text:span text:style-name="T72"><draw:frame draw:style-name="fr2" draw:name="Object99" text:anchor-type="as-char" svg:width="3.201cm" svg:height="1.034cm" draw:z-index="39"><draw:object xlink:href="./Object 99" xlink:type="simple" xlink:show="embed" xlink:actuate="onLoad"/><draw:image xlink:href="./ObjectReplacements/Object 99" xlink:type="simple" xlink:show="embed" xlink:actuate="onLoad"/></draw:frame></text:span></text:p>
      <text:p text:style-name="P48"/>
      <text:p text:style-name="P60">at 60 degrees</text:p>
      <text:p text:style-name="P61">at 90 degrees</text:p>
      <text:p text:style-name="P65">adj=0</text:p>
      <text:p text:style-name="P65"><draw:frame draw:style-name="fr2" draw:name="Object103" text:anchor-type="as-char" svg:width="3.844cm" svg:height="0.997cm" draw:z-index="202"><draw:object xlink:href="./Object 103" xlink:type="simple" xlink:show="embed" xlink:actuate="onLoad"/><draw:image xlink:href="./ObjectReplacements/Object 103" xlink:type="simple" xlink:show="embed" xlink:actuate="onLoad"/></draw:frame></text:p>
      <text:p text:style-name="P65"><draw:frame draw:style-name="fr2" draw:name="Object104" text:anchor-type="as-char" svg:width="6.145cm" svg:height="0.997cm" draw:z-index="203"><draw:object xlink:href="./Object 104" xlink:type="simple" xlink:show="embed" xlink:actuate="onLoad"/><draw:image xlink:href="./ObjectReplacements/Object 104" xlink:type="simple" xlink:show="embed" xlink:actuate="onLoad"/></draw:frame></text:p>
      <text:p text:style-name="P61"/>
      <text:p text:style-name="P63">at 180 degrees</text:p>
      <text:p text:style-name="P63">sin: <text:tab/>opp=0 =&gt;0/hyp=0</text:p>
      <text:p text:style-name="P63">cos: <text:tab/>adj=hyp =&gt;adj/hyp=1</text:p>
      <text:p text:style-name="P63">tan: <text:tab/></text:p>
      <text:p text:style-name="P63"/>
      <text:p text:style-name="P61">hyp=opp so sin=opp/hyp=1/1=1 (given hyp and opp are 1)</text:p>
      <text:p text:style-name="P61"/>
      <text:p text:style-name="P139"><text:span text:style-name="T96">Note:</text:span></text:p>
      <text:p text:style-name="P136"><text:span text:style-name="T96">To calculate </text:span><text:span text:style-name="T96"><draw:frame draw:style-name="fr11" draw:name="Object206" text:anchor-type="as-char" svg:width="2.168cm" svg:height="0.547cm" draw:z-index="204"><draw:object xlink:href="./Object 206" xlink:type="simple" xlink:show="embed" xlink:actuate="onLoad"/><draw:image xlink:href="./ObjectReplacements/Object 206" xlink:type="simple" xlink:show="embed" xlink:actuate="onLoad"/></draw:frame></text:span><text:span text:style-name="T96"><draw:frame draw:style-name="fr11" draw:name="Object207" text:anchor-type="as-char" svg:width="5.138cm" svg:height="1.057cm" draw:z-index="205"><draw:object xlink:href="./Object 207" xlink:type="simple" xlink:show="embed" xlink:actuate="onLoad"/><draw:image xlink:href="./ObjectReplacements/Object 207" xlink:type="simple" xlink:show="embed" xlink:actuate="onLoad"/></draw:frame></text:span></text:p>
      <text:p text:style-name="P137"><text:span text:style-name="T98">See : </text:span><text:span text:style-name="T32">http://mathforum.org/library/drmath/view/51875.html</text:span></text:p>
      <text:p text:style-name="P138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48"/>
      <text:p text:style-name="P75">Polynomials</text:p>
      <text:p text:style-name="P4">solving</text:p>
      <text:p text:style-name="P27">To solve a Polynomial means to find all values for which the polynomial equals 0.</text:p>
      <text:p text:style-name="P27"/>
      <text:p text:style-name="P27"/>
      <text:p text:style-name="P28"><text:span text:style-name="T41">Quadratic polynomial formula</text:span><text:span text:style-name="T42">:</text:span></text:p>
      <text:p text:style-name="P27"><draw:frame draw:style-name="fr2" draw:name="Object29" text:anchor-type="as-char" svg:width="6.518cm" svg:height="1.118cm" draw:z-index="44"><draw:object xlink:href="./Object 29" xlink:type="simple" xlink:show="embed" xlink:actuate="onLoad"/><draw:image xlink:href="./ObjectReplacements/Object 29" xlink:type="simple" xlink:show="embed" xlink:actuate="onLoad"/></draw:frame></text:p>
      <text:p text:style-name="P30"><text:span text:style-name="T51">Steps for completing the square</text:span><text:span text:style-name="T63"> and proof</text:span><text:span text:style-name="T51">:</text:span></text:p>
      <text:p text:style-name="P38"><draw:frame draw:style-name="fr2" draw:name="Object51" text:anchor-type="as-char" svg:width="2.078cm" svg:height="0.527cm" draw:z-index="162"><draw:object xlink:href="./Object 51" xlink:type="simple" xlink:show="embed" xlink:actuate="onLoad"/><draw:image xlink:href="./ObjectReplacements/Object 51" xlink:type="simple" xlink:show="embed" xlink:actuate="onLoad"/></draw:frame></text:p>
      <text:p text:style-name="P30"><text:span text:style-name="T51"><draw:frame draw:style-name="fr2" draw:name="Object52" text:anchor-type="as-char" svg:width="2.716cm" svg:height="1.095cm" draw:z-index="163"><draw:object xlink:href="./Object 52" xlink:type="simple" xlink:show="embed" xlink:actuate="onLoad"/><draw:image xlink:href="./ObjectReplacements/Object 52" xlink:type="simple" xlink:show="embed" xlink:actuate="onLoad"/></draw:frame></text:span><text:span text:style-name="T51"><draw:frame draw:style-name="fr8" draw:name="Object53" text:anchor-type="as-char" svg:width="2.771cm" svg:height="1.265cm" draw:z-index="164"><draw:object xlink:href="./Object 53" xlink:type="simple" xlink:show="embed" xlink:actuate="onLoad"/><draw:image xlink:href="./ObjectReplacements/Object 53" xlink:type="simple" xlink:show="embed" xlink:actuate="onLoad"/></draw:frame></text:span><text:span text:style-name="T51"><draw:frame draw:style-name="fr9" draw:name="Object54" text:anchor-type="as-char" svg:width="2.125cm" svg:height="1.171cm" draw:z-index="165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39"><draw:frame draw:style-name="fr2" draw:name="Object55" text:anchor-type="as-char" svg:width="4.704cm" svg:height="1.228cm" draw:z-index="166"><draw:object xlink:href="./Object 55" xlink:type="simple" xlink:show="embed" xlink:actuate="onLoad"/><draw:image xlink:href="./ObjectReplacements/Object 55" xlink:type="simple" xlink:show="embed" xlink:actuate="onLoad"/></draw:frame></text:p>
      <text:p text:style-name="P39"><draw:frame draw:style-name="fr2" draw:name="Object57" text:anchor-type="as-char" svg:width="3.919cm" svg:height="1.288cm" draw:z-index="167"><draw:object xlink:href="./Object 57" xlink:type="simple" xlink:show="embed" xlink:actuate="onLoad"/><draw:image xlink:href="./ObjectReplacements/Object 57" xlink:type="simple" xlink:show="embed" xlink:actuate="onLoad"/></draw:frame></text:p>
      <text:p text:style-name="P31"><text:span text:style-name="T52"><draw:frame draw:style-name="fr2" draw:name="Object58" text:anchor-type="as-char" svg:width="4.487cm" svg:height="1.288cm" draw:z-index="168"><draw:object xlink:href="./Object 58" xlink:type="simple" xlink:show="embed" xlink:actuate="onLoad"/><draw:image xlink:href="./ObjectReplacements/Object 58" xlink:type="simple" xlink:show="embed" xlink:actuate="onLoad"/></draw:frame></text:span><text:span text:style-name="T52"><draw:frame draw:style-name="fr2" draw:name="Object56" text:anchor-type="as-char" svg:width="4.016cm" svg:height="1.288cm" draw:z-index="169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81"><draw:frame draw:style-name="fr2" draw:name="Object59" text:anchor-type="as-char" svg:width="3.729cm" svg:height="1.161cm" draw:z-index="170"><draw:object xlink:href="./Object 59" xlink:type="simple" xlink:show="embed" xlink:actuate="onLoad"/><draw:image xlink:href="./ObjectReplacements/Object 59" xlink:type="simple" xlink:show="embed" xlink:actuate="onLoad"/></draw:frame><text:span text:style-name="T58">Ve</text:span><text:span text:style-name="T59">rtex:</text:span><text:span text:style-name="T58"><draw:frame draw:style-name="fr10" draw:name="Object61" text:anchor-type="as-char" svg:width="1.6cm" svg:height="0.997cm" draw:z-index="171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60">and</text:span><text:span text:style-name="T57"><draw:frame draw:style-name="fr10" draw:name="Object62" text:anchor-type="as-char" svg:width="2.392cm" svg:height="1.228cm" draw:z-index="172"><draw:object xlink:href="./Object 62" xlink:type="simple" xlink:show="embed" xlink:actuate="onLoad"/><draw:image xlink:href="./ObjectReplacements/Object 62" xlink:type="simple" xlink:show="embed" xlink:actuate="onLoad"/><svg:desc>formula</svg:desc></draw:frame></text:span></text:p>
      <text:p text:style-name="P82"><draw:frame draw:style-name="fr2" draw:name="Object60" text:anchor-type="as-char" svg:width="4.039cm" svg:height="1.161cm" draw:z-index="173"><draw:object xlink:href="./Object 60" xlink:type="simple" xlink:show="embed" xlink:actuate="onLoad"/><draw:image xlink:href="./ObjectReplacements/Object 60" xlink:type="simple" xlink:show="embed" xlink:actuate="onLoad"/></draw:frame></text:p>
      <text:p text:style-name="P42"/>
      <text:p text:style-name="P80"><text:span text:style-name="T49"><draw:frame draw:style-name="fr2" draw:name="Object63" text:anchor-type="as-char" svg:width="3.782cm" svg:height="1.171cm" draw:z-index="174"><draw:object xlink:href="./Object 63" xlink:type="simple" xlink:show="embed" xlink:actuate="onLoad"/><draw:image xlink:href="./ObjectReplacements/Object 63" xlink:type="simple" xlink:show="embed" xlink:actuate="onLoad"/></draw:frame></text:span><text:span text:style-name="T53"><draw:frame draw:style-name="fr2" draw:name="Object64" text:anchor-type="as-char" svg:width="3.614cm" svg:height="1.215cm" draw:z-index="175"><draw:object xlink:href="./Object 64" xlink:type="simple" xlink:show="embed" xlink:actuate="onLoad"/><draw:image xlink:href="./ObjectReplacements/Object 64" xlink:type="simple" xlink:show="embed" xlink:actuate="onLoad"/></draw:frame></text:span><text:span text:style-name="T49"><draw:frame draw:style-name="fr2" draw:name="Object65" text:anchor-type="as-char" svg:width="3.614cm" svg:height="1.099cm" draw:z-index="176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80"><text:span text:style-name="T48">Solution:</text:span><text:span text:style-name="T48"><draw:frame draw:style-name="fr10" draw:name="Object66" text:anchor-type="as-char" svg:width="3.339cm" svg:height="1.099cm" draw:z-index="177"><draw:object xlink:href="./Object 66" xlink:type="simple" xlink:show="embed" xlink:actuate="onLoad"/><draw:image xlink:href="./ObjectReplacements/Object 66" xlink:type="simple" xlink:show="embed" xlink:actuate="onLoad"/></draw:frame></text:span><text:span text:style-name="T48"> (then y=0)</text:span></text:p>
      <text:p text:style-name="P33"><text:span text:style-name="T61">Discriminant</text:span><text:span text:style-name="T68">(</text:span><text:span text:style-name="T68"><draw:frame draw:style-name="fr2" draw:name="Object80" text:anchor-type="as-char" svg:width="0.527cm" svg:height="0.467cm" draw:z-index="178"><draw:object xlink:href="./Object 80" xlink:type="simple" xlink:show="embed" xlink:actuate="onLoad"/><draw:image xlink:href="./ObjectReplacements/Object 80" xlink:type="simple" xlink:show="embed" xlink:actuate="onLoad"/></draw:frame></text:span><text:span text:style-name="T68">)</text:span><text:span text:style-name="T61">:</text:span><text:span text:style-name="T68"><draw:frame draw:style-name="fr2" draw:name="Object75" text:anchor-type="as-char" svg:width="2.399cm" svg:height="0.547cm" draw:z-index="179"><draw:object xlink:href="./Object 75" xlink:type="simple" xlink:show="embed" xlink:actuate="onLoad"/><draw:image xlink:href="./ObjectReplacements/Object 75" xlink:type="simple" xlink:show="embed" xlink:actuate="onLoad"/></draw:frame></text:span><text:span text:style-name="T61"> </text:span></text:p>
      <text:p text:style-name="P44"><draw:frame draw:style-name="fr2" draw:name="Object67" text:anchor-type="as-char" svg:width="2.189cm" svg:height="0.527cm" draw:z-index="180"><draw:object xlink:href="./Object 67" xlink:type="simple" xlink:show="embed" xlink:actuate="onLoad"/><draw:image xlink:href="./ObjectReplacements/Object 67" xlink:type="simple" xlink:show="embed" xlink:actuate="onLoad"/></draw:frame></text:p>
      <text:p text:style-name="P32"><text:span text:style-name="T62">if </text:span><text:span text:style-name="T62"><draw:frame draw:style-name="fr2" draw:name="Object68" text:anchor-type="as-char" svg:width="1.097cm" svg:height="0.467cm" draw:z-index="181"><draw:object xlink:href="./Object 68" xlink:type="simple" xlink:show="embed" xlink:actuate="onLoad"/><draw:image xlink:href="./ObjectReplacements/Object 68" xlink:type="simple" xlink:show="embed" xlink:actuate="onLoad"/></draw:frame></text:span><text:span text:style-name="T62"> then there are 2 real roots (solutions).</text:span></text:p>
      <text:p text:style-name="P32"><text:span text:style-name="T62">if </text:span><text:span text:style-name="T62"><draw:frame draw:style-name="fr2" draw:name="Object69" text:anchor-type="as-char" svg:width="1.097cm" svg:height="0.467cm" draw:z-index="182"><draw:object xlink:href="./Object 69" xlink:type="simple" xlink:show="embed" xlink:actuate="onLoad"/><draw:image xlink:href="./ObjectReplacements/Object 69" xlink:type="simple" xlink:show="embed" xlink:actuate="onLoad"/></draw:frame></text:span><text:span text:style-name="T62"> then there is 1 root.</text:span></text:p>
      <text:p text:style-name="P32"><text:span text:style-name="T62">if </text:span><text:span text:style-name="T62"><draw:frame draw:style-name="fr2" draw:name="Object70" text:anchor-type="as-char" svg:width="1.097cm" svg:height="0.467cm" draw:z-index="183"><draw:object xlink:href="./Object 70" xlink:type="simple" xlink:show="embed" xlink:actuate="onLoad"/><draw:image xlink:href="./ObjectReplacements/Object 70" xlink:type="simple" xlink:show="embed" xlink:actuate="onLoad"/></draw:frame></text:span><text:span text:style-name="T62"> then there are no roots.</text:span></text:p>
      <text:p text:style-name="P9">example:</text:p>
      <text:p text:style-name="P9"><draw:frame draw:style-name="fr2" draw:name="Object71" text:anchor-type="as-char" svg:width="10.529cm" svg:height="1.161cm" draw:z-index="184"><draw:object xlink:href="./Object 71" xlink:type="simple" xlink:show="embed" xlink:actuate="onLoad"/><draw:image xlink:href="./ObjectReplacements/Object 71" xlink:type="simple" xlink:show="embed" xlink:actuate="onLoad"/></draw:frame></text:p>
      <text:p text:style-name="P41"><text:span text:style-name="T64"><draw:frame draw:style-name="fr2" draw:name="Object72" text:anchor-type="as-char" svg:width="4.461cm" svg:height="1.095cm" draw:z-index="185"><draw:object xlink:href="./Object 72" xlink:type="simple" xlink:show="embed" xlink:actuate="onLoad"/><draw:image xlink:href="./ObjectReplacements/Object 72" xlink:type="simple" xlink:show="embed" xlink:actuate="onLoad"/></draw:frame></text:span><text:span text:style-name="T64"><draw:frame draw:style-name="fr2" draw:name="Object73" text:anchor-type="as-char" svg:width="3.134cm" svg:height="1.275cm" draw:z-index="186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41"><text:span text:style-name="T67">vertex:</text:span><text:span text:style-name="T31"><draw:frame draw:style-name="fr10" draw:name="Object74" text:anchor-type="as-char" svg:width="2.847cm" svg:height="1.161cm" draw:z-index="187"><draw:object xlink:href="./Object 74" xlink:type="simple" xlink:show="embed" xlink:actuate="onLoad"/><draw:image xlink:href="./ObjectReplacements/Object 74" xlink:type="simple" xlink:show="embed" xlink:actuate="onLoad"/></draw:frame></text:span><text:span text:style-name="T54">(x=-7/6 y=</text:span><text:span text:style-name="T55">-</text:span><text:span text:style-name="T56">121</text:span><text:span text:style-name="T54">/12)</text:span></text:p>
      <text:p text:style-name="P40"><text:span text:style-name="T65"><draw:frame draw:style-name="fr2" draw:name="Object76" text:anchor-type="as-char" svg:width="2.595cm" svg:height="1.161cm" draw:z-index="188"><draw:object xlink:href="./Object 76" xlink:type="simple" xlink:show="embed" xlink:actuate="onLoad"/><draw:image xlink:href="./ObjectReplacements/Object 76" xlink:type="simple" xlink:show="embed" xlink:actuate="onLoad"/></draw:frame></text:span><text:span text:style-name="T65"><draw:frame draw:style-name="fr2" draw:name="Object77" text:anchor-type="as-char" svg:width="2.738cm" svg:height="1.085cm" draw:z-index="189"><draw:object xlink:href="./Object 77" xlink:type="simple" xlink:show="embed" xlink:actuate="onLoad"/><draw:image xlink:href="./ObjectReplacements/Object 77" xlink:type="simple" xlink:show="embed" xlink:actuate="onLoad"/></draw:frame></text:span><text:span text:style-name="T65"><draw:frame draw:style-name="fr10" draw:name="Object78" text:anchor-type="as-char" svg:width="2.178cm" svg:height="0.997cm" draw:z-index="190"><draw:object xlink:href="./Object 78" xlink:type="simple" xlink:show="embed" xlink:actuate="onLoad"/><draw:image xlink:href="./ObjectReplacements/Object 78" xlink:type="simple" xlink:show="embed" xlink:actuate="onLoad"/></draw:frame></text:span><text:span text:style-name="T66"><draw:frame draw:style-name="fr2" draw:name="Object79" text:anchor-type="as-char" svg:width="2.395cm" svg:height="0.487cm" draw:z-index="191"><draw:object xlink:href="./Object 79" xlink:type="simple" xlink:show="embed" xlink:actuate="onLoad"/><draw:image xlink:href="./ObjectReplacements/Object 79" xlink:type="simple" xlink:show="embed" xlink:actuate="onLoad"/></draw:frame></text:span></text:p>
      <text:p text:style-name="P4">factorising</text:p>
      <text:p text:style-name="P26"><text:soft-page-break/><text:span text:style-name="T39">for </text:span><text:span text:style-name="T39"><draw:frame draw:style-name="fr2" draw:name="Object30" text:anchor-type="as-char" svg:width="2.665cm" svg:height="0.527cm" draw:z-index="45"><draw:object xlink:href="./Object 30" xlink:type="simple" xlink:show="embed" xlink:actuate="onLoad"/><draw:image xlink:href="./ObjectReplacements/Object 30" xlink:type="simple" xlink:show="embed" xlink:actuate="onLoad"/></draw:frame></text:span><text:span text:style-name="T39">, if a=1 then find two numbers that multiplied together = c and added together =b. if </text:span><text:span text:style-name="T39"><draw:frame draw:style-name="fr2" draw:name="Object31" text:anchor-type="as-char" svg:width="0.991cm" svg:height="0.467cm" draw:z-index="46"><draw:object xlink:href="./Object 31" xlink:type="simple" xlink:show="embed" xlink:actuate="onLoad"/><draw:image xlink:href="./ObjectReplacements/Object 31" xlink:type="simple" xlink:show="embed" xlink:actuate="onLoad"/></draw:frame></text:span><text:span text:style-name="T39">then multiply a by c and find </text:span><text:span text:style-name="T40">the </text:span><text:span text:style-name="T39">two factors that add up to b.</text:span></text:p>
      <text:p text:style-name="P37">example: </text:p>
      <text:p text:style-name="P29"><text:span text:style-name="T42"><draw:frame draw:style-name="fr2" draw:name="Object32" text:anchor-type="as-char" svg:width="5.015cm" svg:height="0.527cm" draw:z-index="79"><draw:object xlink:href="./Object 32" xlink:type="simple" xlink:show="embed" xlink:actuate="onLoad"/><draw:image xlink:href="./ObjectReplacements/Object 32" xlink:type="simple" xlink:show="embed" xlink:actuate="onLoad"/></draw:frame></text:span><text:span text:style-name="T42"> (that's ac</text:span><text:span text:style-name="T43">=8*9=72</text:span><text:span text:style-name="T42">)</text:span></text:p>
      <text:p text:style-name="P37">the factors of 72 which are added together to give 18 are 6 and 12</text:p>
      <text:p text:style-name="P29"><text:span text:style-name="T42">rewrite formula </text:span><text:span text:style-name="T43">splitting</text:span><text:span text:style-name="T42"> bx into those factors</text:span></text:p>
      <text:p text:style-name="P37"><draw:frame draw:style-name="fr2" draw:name="Object34" text:anchor-type="as-char" svg:width="3.143cm" svg:height="0.527cm" draw:z-index="80"><draw:object xlink:href="./Object 34" xlink:type="simple" xlink:show="embed" xlink:actuate="onLoad"/><draw:image xlink:href="./ObjectReplacements/Object 34" xlink:type="simple" xlink:show="embed" xlink:actuate="onLoad"/></draw:frame></text:p>
      <text:p text:style-name="P29"><text:span text:style-name="T42"><draw:frame draw:style-name="fr2" draw:name="Object35" text:anchor-type="as-char" svg:width="2.006cm" svg:height="0.487cm" draw:z-index="81"><draw:object xlink:href="./Object 35" xlink:type="simple" xlink:show="embed" xlink:actuate="onLoad"/><draw:image xlink:href="./ObjectReplacements/Object 35" xlink:type="simple" xlink:show="embed" xlink:actuate="onLoad"/></draw:frame></text:span><text:span text:style-name="T42">+ </text:span><text:span text:style-name="T42"><draw:frame draw:style-name="fr2" draw:name="Object36" text:anchor-type="as-char" svg:width="1.773cm" svg:height="0.487cm" draw:z-index="82"><draw:object xlink:href="./Object 36" xlink:type="simple" xlink:show="embed" xlink:actuate="onLoad"/><draw:image xlink:href="./ObjectReplacements/Object 36" xlink:type="simple" xlink:show="embed" xlink:actuate="onLoad"/></draw:frame></text:span><text:span text:style-name="T42"> (NOTE if the brackets are different then something is wrong)</text:span></text:p>
      <text:p text:style-name="P37"><draw:frame draw:style-name="fr2" draw:name="Object37" text:anchor-type="as-char" svg:width="2.873cm" svg:height="0.487cm" draw:z-index="83"><draw:object xlink:href="./Object 37" xlink:type="simple" xlink:show="embed" xlink:actuate="onLoad"/><draw:image xlink:href="./ObjectReplacements/Object 37" xlink:type="simple" xlink:show="embed" xlink:actuate="onLoad"/></draw:frame></text:p>
      <text:p text:style-name="P29"><text:span text:style-name="T42">so solutions are </text:span><text:span text:style-name="T42"><draw:frame draw:style-name="fr2" draw:name="Object38" text:anchor-type="as-char" svg:width="0.857cm" svg:height="0.997cm" draw:z-index="84"><draw:object xlink:href="./Object 38" xlink:type="simple" xlink:show="embed" xlink:actuate="onLoad"/><draw:image xlink:href="./ObjectReplacements/Object 38" xlink:type="simple" xlink:show="embed" xlink:actuate="onLoad"/></draw:frame></text:span><text:span text:style-name="T42">(-0.75) and </text:span><text:span text:style-name="T42"><draw:frame draw:style-name="fr2" draw:name="Object39" text:anchor-type="as-char" svg:width="0.836cm" svg:height="0.997cm" draw:z-index="85"><draw:object xlink:href="./Object 39" xlink:type="simple" xlink:show="embed" xlink:actuate="onLoad"/><draw:image xlink:href="./ObjectReplacements/Object 39" xlink:type="simple" xlink:show="embed" xlink:actuate="onLoad"/></draw:frame></text:span><text:span text:style-name="T42">(-1.5)</text:span></text:p>
      <text:p text:style-name="P27"/>
      <text:p text:style-name="P3">expanding</text:p>
      <text:p text:style-name="P3"><draw:frame draw:style-name="fr2" draw:name="Object26" text:anchor-type="as-char" svg:width="3.815cm" svg:height="1.113cm" draw:z-index="47"><draw:object xlink:href="./Object 26" xlink:type="simple" xlink:show="embed" xlink:actuate="onLoad"/><draw:image xlink:href="./ObjectReplacements/Object 26" xlink:type="simple" xlink:show="embed" xlink:actuate="onLoad"/></draw:frame></text:p>
      <text:p text:style-name="P3"><draw:frame draw:style-name="fr2" draw:name="Object25" text:anchor-type="as-char" svg:width="3.852cm" svg:height="0.547cm" draw:z-index="48"><draw:object xlink:href="./Object 25" xlink:type="simple" xlink:show="embed" xlink:actuate="onLoad"/><draw:image xlink:href="./ObjectReplacements/Object 25" xlink:type="simple" xlink:show="embed" xlink:actuate="onLoad"/></draw:frame><text:span text:style-name="T50">(perfect square)</text:span></text:p>
      <text:p text:style-name="P3"/>
      <text:p text:style-name="P3"><draw:frame draw:style-name="fr2" draw:name="Object20" text:anchor-type="as-char" svg:width="17.441cm" svg:height="0.547cm" draw:z-index="26"><draw:object xlink:href="./Object 20" xlink:type="simple" xlink:show="embed" xlink:actuate="onLoad"/><draw:image xlink:href="./ObjectReplacements/Object 20" xlink:type="simple" xlink:show="embed" xlink:actuate="onLoad"/></draw:frame></text:p>
      <text:p text:style-name="P8">Pascal's Triangle</text:p>
      <text:p text:style-name="P43">Start with two 1s and then add the sum of the two cells above to get the coefficient.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C"/>
        <table:table-column table:style-name="Table2.G"/>
        <table:table-column table:style-name="Table2.E"/>
        <table:table-column table:style-name="Table2.I"/>
        <table:table-column table:style-name="Table2.J"/>
        <table:table-column table:style-name="Table2.E"/>
        <table:table-column table:style-name="Table2.L"/>
        <table:table-row>
          <table:table-cell table:style-name="Table2.A1" table:number-columns-spanned="11" office:value-type="string">
            <text:p text:style-name="P96">Power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L1" office:value-type="string">
            <text:p text:style-name="P91"/>
          </table:table-cell>
        </table:table-row>
        <table:table-row>
          <table:table-cell table:style-name="Table2.A2" table:number-columns-spanned="5" office:value-type="float" office:value="1">
            <text:p text:style-name="P97">1</text:p>
          </table:table-cell>
          <table:covered-table-cell/>
          <table:covered-table-cell/>
          <table:covered-table-cell/>
          <table:covered-table-cell/>
          <table:table-cell table:style-name="Table2.A2" office:value-type="float" office:value="1">
            <text:p text:style-name="P98">1</text:p>
          </table:table-cell>
          <table:table-cell table:style-name="Table2.A2" office:value-type="float" office:value="1">
            <text:p text:style-name="P99">1</text:p>
          </table:table-cell>
          <table:table-cell table:style-name="Table2.H2" table:number-columns-spanned="4" office:value-type="string">
            <text:p text:style-name="P92"/>
          </table:table-cell>
          <table:covered-table-cell/>
          <table:covered-table-cell/>
          <table:covered-table-cell/>
          <table:table-cell table:style-name="Table2.L2" office:value-type="string">
            <text:p text:style-name="P93"><text:span text:style-name="T1">(x+y)</text:span><text:span text:style-name="T27">1</text:span><text:span text:style-name="T1">=</text:span><text:span text:style-name="T2">1</text:span><text:span text:style-name="T1">x</text:span><text:span text:style-name="T27">1</text:span><text:span text:style-name="T10"> </text:span><text:span text:style-name="T1">+</text:span><text:span text:style-name="T5">1</text:span><text:span text:style-name="T1">y</text:span><text:span text:style-name="T27">1</text:span></text:p>
          </table:table-cell>
        </table:table-row>
        <table:table-row>
          <table:table-cell table:style-name="Table2.A2" table:number-columns-spanned="4" office:value-type="float" office:value="2">
            <text:p text:style-name="P100">2</text:p>
          </table:table-cell>
          <table:covered-table-cell/>
          <table:covered-table-cell/>
          <table:covered-table-cell/>
          <table:table-cell table:style-name="Table2.A2" office:value-type="float" office:value="1">
            <text:p text:style-name="P98">1</text:p>
          </table:table-cell>
          <table:table-cell table:style-name="Table2.A2" table:number-columns-spanned="2" office:value-type="float" office:value="2">
            <text:p text:style-name="P101">2</text:p>
          </table:table-cell>
          <table:covered-table-cell/>
          <table:table-cell table:style-name="Table2.A2" office:value-type="float" office:value="1">
            <text:p text:style-name="P99">1</text:p>
          </table:table-cell>
          <table:table-cell table:style-name="Table2.H2" table:number-columns-spanned="3" office:value-type="string">
            <text:p text:style-name="P92"/>
          </table:table-cell>
          <table:covered-table-cell/>
          <table:covered-table-cell/>
          <table:table-cell table:style-name="Table2.L2" office:value-type="string">
            <text:p text:style-name="P94"><text:span text:style-name="T8">(x+y)</text:span><text:span text:style-name="T26">2</text:span><text:span text:style-name="T8">=</text:span><text:span text:style-name="T3">1</text:span><text:span text:style-name="T9">x</text:span><text:span text:style-name="T26">2</text:span><text:span text:style-name="T10"> </text:span><text:span text:style-name="T9">+</text:span><text:span text:style-name="T11">2</text:span><text:span text:style-name="T9">x</text:span><text:span text:style-name="T27">1</text:span><text:span text:style-name="T10"> </text:span><text:span text:style-name="T9">y</text:span><text:span text:style-name="T27">1</text:span><text:span text:style-name="T10"> </text:span><text:span text:style-name="T9">+</text:span><text:span text:style-name="T6">1</text:span><text:span text:style-name="T9">y</text:span><text:span text:style-name="T26">2</text:span></text:p>
          </table:table-cell>
        </table:table-row>
        <table:table-row>
          <table:table-cell table:style-name="Table2.A2" table:number-columns-spanned="3" office:value-type="float" office:value="3">
            <text:p text:style-name="P102">3</text:p>
          </table:table-cell>
          <table:covered-table-cell/>
          <table:covered-table-cell/>
          <table:table-cell table:style-name="Table2.A2" office:value-type="float" office:value="1">
            <text:p text:style-name="P98">1</text:p>
          </table:table-cell>
          <table:table-cell table:style-name="Table2.A2" table:number-columns-spanned="2" office:value-type="float" office:value="3">
            <text:p text:style-name="P103">3</text:p>
          </table:table-cell>
          <table:covered-table-cell/>
          <table:table-cell table:style-name="Table2.A2" table:number-columns-spanned="2" office:value-type="float" office:value="3">
            <text:p text:style-name="P104">3</text:p>
          </table:table-cell>
          <table:covered-table-cell/>
          <table:table-cell table:style-name="Table2.A2" office:value-type="float" office:value="1">
            <text:p text:style-name="P99">1</text:p>
          </table:table-cell>
          <table:table-cell table:style-name="Table2.H2" table:number-columns-spanned="2" office:value-type="string">
            <text:p text:style-name="P92"/>
          </table:table-cell>
          <table:covered-table-cell/>
          <table:table-cell table:style-name="Table2.L2" office:value-type="string">
            <text:p text:style-name="P94"><text:span text:style-name="T8">(x+y)</text:span><text:span text:style-name="T25">3</text:span><text:span text:style-name="T8">=</text:span><text:span text:style-name="T3">1</text:span><text:span text:style-name="T8">x</text:span><text:span text:style-name="T25">3</text:span><text:span text:style-name="T18"> </text:span><text:span text:style-name="T8">+</text:span><text:span text:style-name="T11">3</text:span><text:span text:style-name="T8">x</text:span><text:span text:style-name="T26">2</text:span><text:span text:style-name="T18"> </text:span><text:span text:style-name="T8">y</text:span><text:span text:style-name="T27">1</text:span><text:span text:style-name="T10"> </text:span><text:span text:style-name="T8">+</text:span><text:span text:style-name="T13">3</text:span><text:span text:style-name="T8">x</text:span><text:span text:style-name="T27">1</text:span><text:span text:style-name="T10"> </text:span><text:span text:style-name="T8">y</text:span><text:span text:style-name="T26">2</text:span><text:span text:style-name="T8">+</text:span><text:span text:style-name="T6">1</text:span><text:span text:style-name="T8">y</text:span><text:span text:style-name="T25">3</text:span></text:p>
          </table:table-cell>
        </table:table-row>
        <table:table-row>
          <table:table-cell table:style-name="Table2.A2" table:number-columns-spanned="2" office:value-type="float" office:value="4">
            <text:p text:style-name="P105">4</text:p>
          </table:table-cell>
          <table:covered-table-cell/>
          <table:table-cell table:style-name="Table2.A2" office:value-type="float" office:value="1">
            <text:p text:style-name="P98">1</text:p>
          </table:table-cell>
          <table:table-cell table:style-name="Table2.A2" table:number-columns-spanned="2" office:value-type="float" office:value="4">
            <text:p text:style-name="P103">4</text:p>
          </table:table-cell>
          <table:covered-table-cell/>
          <table:table-cell table:style-name="Table2.A2" table:number-columns-spanned="2" office:value-type="float" office:value="6">
            <text:p text:style-name="P106">6</text:p>
          </table:table-cell>
          <table:covered-table-cell/>
          <table:table-cell table:style-name="Table2.A2" table:number-columns-spanned="2" office:value-type="float" office:value="4">
            <text:p text:style-name="P104">4</text:p>
          </table:table-cell>
          <table:covered-table-cell/>
          <table:table-cell table:style-name="Table2.A2" office:value-type="float" office:value="1">
            <text:p text:style-name="P99">1</text:p>
          </table:table-cell>
          <table:table-cell table:style-name="Table2.H2" office:value-type="string">
            <text:p text:style-name="P92"/>
          </table:table-cell>
          <table:table-cell table:style-name="Table2.L2" office:value-type="string">
            <text:p text:style-name="P95"><text:span text:style-name="T8">(x+y)</text:span><text:span text:style-name="T24">4</text:span><text:span text:style-name="T8">=</text:span><text:span text:style-name="T3">1</text:span><text:span text:style-name="T8">x</text:span><text:span text:style-name="T24">4</text:span><text:span text:style-name="T8">+</text:span><text:span text:style-name="T11">4</text:span><text:span text:style-name="T8">x</text:span><text:span text:style-name="T25">3</text:span><text:span text:style-name="T18"> </text:span><text:span text:style-name="T8">y</text:span><text:span text:style-name="T27">1</text:span><text:span text:style-name="T10"> </text:span><text:span text:style-name="T8">+</text:span><text:span text:style-name="T14">6</text:span><text:span text:style-name="T8">x</text:span><text:span text:style-name="T26">2</text:span><text:span text:style-name="T18"> </text:span><text:span text:style-name="T8">y</text:span><text:span text:style-name="T26">2</text:span><text:span text:style-name="T18"> </text:span><text:span text:style-name="T8">+</text:span><text:span text:style-name="T13">4</text:span><text:span text:style-name="T8">x</text:span><text:span text:style-name="T27">1</text:span><text:span text:style-name="T10"> </text:span><text:span text:style-name="T8">y</text:span><text:span text:style-name="T25">3</text:span><text:span text:style-name="T8">+</text:span><text:span text:style-name="T6">1</text:span><text:span text:style-name="T8">y</text:span><text:span text:style-name="T24">4</text:span></text:p>
          </table:table-cell>
        </table:table-row>
        <table:table-row>
          <table:table-cell table:style-name="Table2.A2" office:value-type="float" office:value="5">
            <text:p text:style-name="P107">5</text:p>
          </table:table-cell>
          <table:table-cell table:style-name="Table2.A2" office:value-type="float" office:value="1">
            <text:p text:style-name="P98">1</text:p>
          </table:table-cell>
          <table:table-cell table:style-name="Table2.A2" table:number-columns-spanned="2" office:value-type="float" office:value="5">
            <text:p text:style-name="P103">5</text:p>
          </table:table-cell>
          <table:covered-table-cell/>
          <table:table-cell table:style-name="Table2.A2" table:number-columns-spanned="2" office:value-type="float" office:value="10">
            <text:p text:style-name="P108">10</text:p>
          </table:table-cell>
          <table:covered-table-cell/>
          <table:table-cell table:style-name="Table2.A2" table:number-columns-spanned="2" office:value-type="float" office:value="10">
            <text:p text:style-name="P109">10</text:p>
          </table:table-cell>
          <table:covered-table-cell/>
          <table:table-cell table:style-name="Table2.A2" table:number-columns-spanned="2" office:value-type="float" office:value="5">
            <text:p text:style-name="P104">5</text:p>
          </table:table-cell>
          <table:covered-table-cell/>
          <table:table-cell table:style-name="Table2.A2" office:value-type="float" office:value="1">
            <text:p text:style-name="P99">1</text:p>
          </table:table-cell>
          <table:table-cell table:style-name="Table2.L2" office:value-type="string">
            <text:p text:style-name="P95"><text:span text:style-name="T8">(x+y)</text:span><text:span text:style-name="T23">5</text:span><text:span text:style-name="T8">=</text:span><text:span text:style-name="T3">1</text:span><text:span text:style-name="T8">x</text:span><text:span text:style-name="T23">5</text:span><text:span text:style-name="T8"> + </text:span><text:span text:style-name="T11">5</text:span><text:span text:style-name="T8">x</text:span><text:span text:style-name="T24">4</text:span><text:span text:style-name="T8">y</text:span><text:span text:style-name="T27">1</text:span><text:span text:style-name="T8"> + </text:span><text:span text:style-name="T15">1</text:span><text:span text:style-name="T16">0</text:span><text:span text:style-name="T8">x</text:span><text:span text:style-name="T25">3</text:span><text:span text:style-name="T18"> </text:span><text:span text:style-name="T8">y</text:span><text:span text:style-name="T26">2</text:span><text:span text:style-name="T8"> + </text:span><text:span text:style-name="T17">10</text:span><text:span text:style-name="T8">x</text:span><text:span text:style-name="T26">2</text:span><text:span text:style-name="T18"> </text:span><text:span text:style-name="T8">y</text:span><text:span text:style-name="T25">3</text:span><text:span text:style-name="T8"> + </text:span><text:span text:style-name="T13">5</text:span><text:span text:style-name="T8">x</text:span><text:span text:style-name="T27">1</text:span><text:span text:style-name="T8">y</text:span><text:span text:style-name="T24">4</text:span><text:span text:style-name="T8"> + </text:span><text:span text:style-name="T6">1</text:span><text:span text:style-name="T8">y</text:span><text:span text:style-name="T23">5</text:span></text:p>
          </table:table-cell>
        </table:table-row>
      </table:table>
      <text:p text:style-name="P25"><text:span text:style-name="T28">power </text:span><text:span text:style-name="T38">of</text:span><text:span text:style-name="T28"> </text:span><text:span text:style-name="T19">x</text:span><text:span text:style-name="T28"> decrease (from </text:span><text:span text:style-name="T29">power</text:span><text:span text:style-name="T28"> to 0) as power of </text:span><text:span text:style-name="T19">y</text:span><text:span text:style-name="T28"> increase(from 0 to </text:span><text:span text:style-name="T29">power</text:span><text:span text:style-name="T30">)</text:span><text:span text:style-name="T33">.</text:span><text:span text:style-name="T28"> </text:span></text:p>
      <text:p text:style-name="P25"><text:span text:style-name="T28">coefficient taken from pascal's triangle.</text:span><text:span text:style-name="T33"> </text:span></text:p>
      <text:p text:style-name="P24"><text:span text:style-name="T38">i.e.</text:span><text:span text:style-name="T33">: </text:span><text:span text:style-name="T20">(x+y)</text:span><text:span text:style-name="T21">2</text:span><text:span text:style-name="T34">=</text:span><text:span text:style-name="T4">1</text:span><text:span text:style-name="T34">x</text:span><text:span text:style-name="T21">2</text:span><text:span text:style-name="T34">y</text:span><text:span text:style-name="T21">0</text:span><text:span text:style-name="T34">+</text:span><text:span text:style-name="T12">2</text:span><text:span text:style-name="T34">x</text:span><text:span text:style-name="T21">1</text:span><text:span text:style-name="T34">y</text:span><text:span text:style-name="T21">1</text:span><text:span text:style-name="T34">+</text:span><text:span text:style-name="T7">1</text:span><text:span text:style-name="T34">x</text:span><text:span text:style-name="T21">0</text:span><text:span text:style-name="T34">y</text:span><text:span text:style-name="T21">2</text:span></text:p>
      <text:p text:style-name="P89"/>
      <text:p text:style-name="P1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lcan </meta:initial-creator>
    <meta:creation-date>2010-01-29T18:40:13</meta:creation-date>
    <dc:date>2011-02-06T00:16:48</dc:date>
    <meta:editing-duration>PT41H36M05S</meta:editing-duration>
    <meta:editing-cycles>80</meta:editing-cycles>
    <meta:generator>OpenOffice.org/3.2$Linux OpenOffice.org_project/320m19$Build-9505</meta:generator>
    <meta:document-statistic meta:table-count="5" meta:image-count="0" meta:object-count="207" meta:page-count="11" meta:paragraph-count="259" meta:word-count="497" meta:character-count="298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row>
              <math:mi/>
              <math:mo math:stretchy="false">−</math:mo>
              <math:msup>
                <math:mi>x</math:mi>
                <math:mi>y</math:mi>
              </math:msup>
            </math:mrow>
            <math:mo math:stretchy="false">=</math:mo>
            <math:mrow>
              <math:mo math:stretchy="false">−</math:mo>
              <math:mrow>
                <math:mo math:stretchy="false">(</math:mo>
                <math:msup>
                  <math:mi>x</math:mi>
                  <math:mi>y</math:mi>
                </math:msup>
                <math:mo math:stretchy="false">)</math:mo>
              </math:mrow>
            </math:mrow>
          </math:mrow>
          <math:mrow>
            <math:mrow>
              <math:mrow>
                <math:mi/>
                <math:mo math:stretchy="false">−</math:mo>
                <math:msup>
                  <math:mn>2</math:mn>
                  <math:mn>2</math:mn>
                </math:msup>
              </math:mrow>
              <math:mo math:stretchy="false">=</math:mo>
              <math:mrow>
                <math:mo math:stretchy="false">−</math:mo>
                <math:mrow>
                  <math:mo math:stretchy="false">(</math:mo>
                  <math:msup>
                    <math:mn>2</math:mn>
                    <math:mn>2</math:mn>
                  </math:msup>
                  <math:mo math:stretchy="false">)</math:mo>
                </math:mrow>
              </math:mrow>
            </math:mrow>
            <math:mo math:stretchy="false">=</math:mo>
            <math:mrow>
              <math:mo math:stretchy="false">−</math:mo>
              <math:mn>4</math:mn>
            </math:mrow>
          </math:mrow>
        </math:mrow>
      </math:mtr>
      <math:mtr>
        <math:mrow>
          <math:mrow>
            <math:msup>
              <math:mrow>
                <math:mo math:stretchy="false">(</math:mo>
                <math:mrow>
                  <math:mo math:stretchy="false">−</math:mo>
                  <math:mi>x</math:mi>
                </math:mrow>
                <math:mo math:stretchy="false">)</math:mo>
              </math:mrow>
              <math:mi>y</math:mi>
            </math:msup>
            <math:mo math:stretchy="false">=</math:mo>
            <math:mrow>
              <math:mrow>
                <math:mo math:stretchy="false">−</math:mo>
                <math:mi>x</math:mi>
              </math:mrow>
              <math:mo math:stretchy="false">∗</math:mo>
              <math:mrow>
                <math:mo math:stretchy="false">−</math:mo>
                <math:mi>x</math:mi>
              </math:mrow>
            </math:mrow>
          </math:mrow>
          <math:mi/>
          <math:mrow>
            <math:mrow>
              <math:msup>
                <math:mrow>
                  <math:mo math:stretchy="false">(</math:mo>
                  <math:mrow>
                    <math:mo math:stretchy="false">−</math:mo>
                    <math:mn>2</math:mn>
                  </math:mrow>
                  <math:mo math:stretchy="false">)</math:mo>
                </math:mrow>
                <math:mn>2</math:mn>
              </math:msup>
              <math:mo math:stretchy="false">=</math:mo>
              <math:mrow>
                <math:mrow>
                  <math:mo math:stretchy="false">−</math:mo>
                  <math:mn>2</math:mn>
                </math:mrow>
                <math:mo math:stretchy="false">∗</math:mo>
                <math:mrow>
                  <math:mo math:stretchy="false">−</math:mo>
                  <math:mn>2</math:mn>
                </math:mrow>
              </math:mrow>
            </math:mrow>
            <math:mo math:stretchy="false">=</math:mo>
            <math:mn>4</math:mn>
          </math:mrow>
        </math:mrow>
      </math:mtr>
    </math:mtable>
    <math:annotation math:encoding="StarMath 5.0">~~~~~-x^y =-(x^y)~~~ -2^2 = -(2^2) = -4 newline
(-x)^y =-x*-x~~~(-2)^2 = -2*-2=4</math:annotation>
  </math:semantics>
</math:math>
</file>

<file path=Object 10/content.xml><?xml version="1.0" encoding="utf-8"?>
<math xmlns="http://www.w3.org/1998/Math/MathML">
  <semantics>
    <mrow>
      <mrow>
        <mfrac>
          <mi>a</mi>
          <mi>b</mi>
        </mfrac>
        <mi mathvariant="normal">−</mi>
        <mi>c</mi>
      </mrow>
      <mi mathvariant="normal">⇒</mi>
      <mrow>
        <mfrac>
          <mi>a</mi>
          <mi>b</mi>
        </mfrac>
        <mi mathvariant="normal">−</mi>
        <mfrac>
          <mi>c</mi>
          <mn>1</mn>
        </mfrac>
      </mrow>
      <mi mathvariant="normal">⇒</mi>
      <mrow>
        <mfrac>
          <mi>a</mi>
          <mi>b</mi>
        </mfrac>
        <mi mathvariant="normal">−</mi>
        <mfrac>
          <mi mathvariant="italic">bc</mi>
          <mi>b</mi>
        </mfrac>
      </mrow>
      <mi mathvariant="normal">⇒</mi>
      <mfrac>
        <mrow>
          <mi>a</mi>
          <mi mathvariant="normal">−</mi>
          <mi mathvariant="italic">bc</mi>
        </mrow>
        <mi>b</mi>
      </mfrac>
    </mrow>
    <annotation encoding="StarMath 5.0">a over b -c drarrow a over b - c over 1 drarrow a over b -bc over b drarrow {a -bc} over b</annotation>
  </semantics>
</math>
</file>

<file path=Object 10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23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cm"/>
    </style:style>
    <style:style style:name="P1" style:family="paragraph">
      <style:paragraph-properties fo:text-align="center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499cm" svg:height="7.5cm" svg:x="6.001cm" svg:y="0.5cm">
          <draw:image xlink:href="Pictures/10000000000002800000018049EA0BD6.png" xlink:type="simple" xlink:show="embed" xlink:actuate="onLoad">
            <text:p/>
          </draw:image>
        </draw:frame>
        <draw:frame draw:style-name="gr2" draw:layer="layout" svg:width="4.143cm" svg:height="2.673cm" svg:x="9cm" svg:y="2cm">
          <draw:text-box>
            <text:p>sin(30<text:span text:style-name="T1">º)=1/2</text:span></text:p>
            <text:p>Opp=1/2 hyp</text:p>
          </draw:text-box>
        </draw:frame>
        <draw:custom-shape draw:style-name="gr3" draw:text-style-name="P1" draw:layer="layout" svg:width="0.2cm" svg:height="0.2cm" svg:x="9.5cm" svg:y="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layer="layout" svg:width="10.1cm" svg:height="0.962cm" svg:x="9.9cm" svg:y="0.471cm">
          <draw:text-box>
            <text:p>Sin(90) opp=hyp Opp/hyp=1</text:p>
          </draw:text-box>
        </draw:frame>
        <draw:frame draw:style-name="gr5" draw:layer="layout" svg:width="9.5cm" svg:height="0.962cm" svg:x="11cm" svg:y="4cm">
          <draw:text-box>
            <text:p>Sin(180):Opp=0 =&gt; 0/hyp=0</text:p>
          </draw:text-box>
        </draw:frame>
      </draw:page>
    </office:drawing>
  </office:body>
</office:document-content>
</file>

<file path=Object 10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1/content.xml><?xml version="1.0" encoding="utf-8"?>
<math xmlns="http://www.w3.org/1998/Math/MathML">
  <semantics>
    <mrow>
      <mfrac>
        <mi mathvariant="italic">hyp</mi>
        <mrow>
          <mn>2</mn>
          <mi mathvariant="italic">hyp</mi>
        </mrow>
      </mfrac>
      <mi mathvariant="normal">=</mi>
      <mfrac>
        <mn>1</mn>
        <mn>2</mn>
      </mfrac>
    </mrow>
    <annotation encoding="StarMath 5.0">{{hyp} over {2 hyp}} = 1 over 2 </annotation>
  </semantics>
</math>
</file>

<file path=Object 102/content.xml><?xml version="1.0" encoding="utf-8"?>
<math xmlns="http://www.w3.org/1998/Math/MathML">
  <semantics>
    <mfrac>
      <mn>1</mn>
      <mn>2</mn>
    </mfrac>
    <annotation encoding="StarMath 5.0">{1 over 2}</annotation>
  </semantics>
</math>
</file>

<file path=Object 103/content.xml><?xml version="1.0" encoding="utf-8"?>
<math xmlns="http://www.w3.org/1998/Math/MathML">
  <semantics>
    <mrow>
      <mi>tan</mi>
      <mrow>
        <mrow>
          <mrow>
            <mo stretchy="false">(</mo>
            <mn>90</mn>
            <mo stretchy="false">)</mo>
          </mrow>
          <mi mathvariant="normal">=</mi>
          <mfrac>
            <mi mathvariant="italic">Opp</mi>
            <mn>0</mn>
          </mfrac>
        </mrow>
        <mi mathvariant="normal">=</mi>
        <mi mathvariant="italic">NaN</mi>
      </mrow>
    </mrow>
    <annotation encoding="StarMath 5.0">tan(90)=Opp over 0 = NaN</annotation>
  </semantics>
</math>
</file>

<file path=Object 104/content.xml><?xml version="1.0" encoding="utf-8"?>
<math xmlns="http://www.w3.org/1998/Math/MathML">
  <semantics>
    <mrow>
      <msub>
        <mtext>|</mtext>
        <mrow>
          <mo stretchy="false">θ</mo>
          <mo stretchy="false">→</mo>
          <mn>90</mn>
        </mrow>
      </msub>
      <mrow>
        <mi mathvariant="italic">adj</mi>
        <mo stretchy="false">→</mo>
        <mn>0</mn>
      </mrow>
      <mi mathvariant="normal">⇒</mi>
      <mi>tan</mi>
      <mrow>
        <mrow>
          <mrow>
            <mo stretchy="false">(</mo>
            <mo stretchy="false">θ</mo>
            <mo stretchy="false">)</mo>
          </mrow>
          <mi mathvariant="normal">=</mi>
          <mfrac>
            <mi mathvariant="italic">opp</mi>
            <mrow>
              <mi mathvariant="italic">adj</mi>
              <mo stretchy="false">→</mo>
              <mn>0</mn>
            </mrow>
          </mfrac>
        </mrow>
        <mo stretchy="false">→</mo>
        <mi mathvariant="normal">∞</mi>
      </mrow>
    </mrow>
    <annotation encoding="StarMath 5.0">
"|"_{%theta toward 90} adj toward 0 drarrow tan(%theta)={opp over {adj toward 0}} toward infinity</annotation>
  </semantics>
</math>
</file>

<file path=Object 10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3cm" svg:y1="3cm" svg:x2="4.5cm" svg:y2="3cm">
          <text:p/>
        </draw:line>
      </draw:page>
    </office:drawing>
  </office:body>
</office:document-content>
</file>

<file path=Object 10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6/content.xml><?xml version="1.0" encoding="utf-8"?>
<math xmlns="http://www.w3.org/1998/Math/MathML">
  <semantics>
    <mo stretchy="false">θ</mo>
    <annotation encoding="StarMath 5.0">%theta</annotation>
  </semantics>
</math>
</file>

<file path=Object 107/content.xml><?xml version="1.0" encoding="utf-8"?>
<math xmlns="http://www.w3.org/1998/Math/MathML">
  <semantics>
    <mrow>
      <mi>sin</mi>
      <mrow>
        <mrow>
          <mrow>
            <mrow>
              <mo stretchy="false">(</mo>
              <mn>0</mn>
              <mo stretchy="false">)</mo>
            </mrow>
            <mi mathvariant="normal">=</mi>
            <mfrac>
              <mi>c</mi>
              <mi>a</mi>
            </mfrac>
          </mrow>
          <mi mathvariant="normal">=</mi>
          <mfrac>
            <mn>0</mn>
            <mi>a</mi>
          </mfrac>
        </mrow>
        <mi mathvariant="normal">=</mi>
        <mn>0</mn>
      </mrow>
    </mrow>
    <annotation encoding="StarMath 5.0">sin(0)={c over a}={0 over a}=0</annotation>
  </semantics>
</math>
</file>

<file path=Object 108/content.xml><?xml version="1.0" encoding="utf-8"?>
<math xmlns="http://www.w3.org/1998/Math/MathML">
  <semantics>
    <mrow>
      <mi>cos</mi>
      <mrow>
        <mrow>
          <mrow>
            <mo stretchy="false">(</mo>
            <mn>0</mn>
            <mo stretchy="false">)</mo>
          </mrow>
          <mi mathvariant="normal">=</mi>
          <mfrac>
            <mi>b</mi>
            <mi>a</mi>
          </mfrac>
        </mrow>
        <mi mathvariant="normal">=</mi>
        <mn>1</mn>
      </mrow>
    </mrow>
    <annotation encoding="StarMath 5.0">cos(0)={b over a}=1</annotation>
  </semantics>
</math>
</file>

<file path=Object 109/content.xml><?xml version="1.0" encoding="utf-8"?>
<math xmlns="http://www.w3.org/1998/Math/MathML">
  <semantics>
    <mrow>
      <mi>tan</mi>
      <mrow>
        <mrow>
          <mrow>
            <mo stretchy="false">(</mo>
            <mn>0</mn>
            <mo stretchy="false">)</mo>
          </mrow>
          <mi mathvariant="normal">=</mi>
          <mfrac>
            <mn>0</mn>
            <mi>b</mi>
          </mfrac>
        </mrow>
        <mi mathvariant="normal">=</mi>
        <mn>0</mn>
      </mrow>
    </mrow>
    <annotation encoding="StarMath 5.0">tan(0)={0 over b}=0</annotation>
  </semantics>
</math>
</file>

<file path=Object 11/content.xml><?xml version="1.0" encoding="utf-8"?>
<math xmlns="http://www.w3.org/1998/Math/MathML">
  <semantics>
    <mtable>
      <mtr>
        <mtd>
          <mrow>
            <mi>f</mi>
            <mrow>
              <mo stretchy="false">(</mo>
              <mi>x</mi>
              <mo stretchy="false">)</mo>
            </mrow>
            <mi/>
          </mrow>
        </mtd>
        <mtd>
          <mrow>
            <mrow>
              <mi mathvariant="normal">∫</mi>
              <mi>f</mi>
            </mrow>
            <mrow>
              <mo stretchy="false">(</mo>
              <mi>x</mi>
              <mo stretchy="false">)</mo>
            </mrow>
            <mi mathvariant="italic">dx</mi>
          </mrow>
        </mtd>
      </mtr>
      <mtr>
        <mtd>
          <mrow>
            <mi>a</mi>
            <mi/>
          </mrow>
        </mtd>
        <mtd>
          <mrow>
            <mi mathvariant="italic">ax</mi>
            <mo stretchy="false">+</mo>
            <mi>c</mi>
          </mrow>
        </mtd>
      </mtr>
      <mtr>
        <mtd>
          <mrow>
            <msup>
              <mi>x</mi>
              <mi>n</mi>
            </msup>
            <mi/>
          </mrow>
        </mtd>
        <mtd>
          <mrow>
            <mfrac>
              <mn>1</mn>
              <mrow>
                <mi>n</mi>
                <mo stretchy="false">+</mo>
                <mn>1</mn>
              </mrow>
            </mfrac>
            <mrow>
              <msup>
                <mi>x</mi>
                <mrow>
                  <mi>n</mi>
                  <mo stretchy="false">+</mo>
                  <mn>1</mn>
                </mrow>
              </msup>
              <mo stretchy="false">+</mo>
              <mi>c</mi>
            </mrow>
          </mrow>
        </mtd>
      </mtr>
      <mtr>
        <mtd>
          <mrow>
            <mfrac>
              <mn>1</mn>
              <mi>x</mi>
            </mfrac>
            <mi/>
          </mrow>
        </mtd>
        <mtd>
          <mrow>
            <mi>ln</mi>
            <mrow>
              <mrow>
                <mo stretchy="false">(</mo>
                <mi>x</mi>
                <mo stretchy="false">)</mo>
              </mrow>
              <mo stretchy="false">+</mo>
              <mi>c</mi>
            </mrow>
          </mrow>
        </mtd>
      </mtr>
      <mtr>
        <mtd>
          <mrow>
            <msup>
              <mi>e</mi>
              <mi mathvariant="italic">ax</mi>
            </msup>
            <mi/>
          </mrow>
        </mtd>
        <mtd>
          <mrow>
            <mfrac>
              <mn>1</mn>
              <mi>a</mi>
            </mfrac>
            <mrow>
              <msup>
                <mi>e</mi>
                <mi mathvariant="italic">ax</mi>
              </msup>
              <mo stretchy="false">+</mo>
              <mi>c</mi>
            </mrow>
          </mrow>
        </mtd>
      </mtr>
      <mtr>
        <mtd>
          <mrow>
            <mi>cos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n>1</mn>
              <mi>a</mi>
            </mfrac>
            <mi>sin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  <mtr>
        <mtd>
          <mrow>
            <mi>sin</mi>
            <mrow>
              <mo stretchy="false">(</mo>
              <mi mathvariant="italic">ax</mi>
              <mo stretchy="false">)</mo>
            </mrow>
            <mi/>
          </mrow>
        </mtd>
        <mtd>
          <mrow>
            <mfrac>
              <mrow>
                <mi mathvariant="normal">−</mi>
                <mn>1</mn>
              </mrow>
              <mi>a</mi>
            </mfrac>
            <mi>cos</mi>
            <mrow>
              <mrow>
                <mo stretchy="false">(</mo>
                <mi mathvariant="italic">ax</mi>
                <mo stretchy="false">)</mo>
              </mrow>
              <mo stretchy="false">+</mo>
              <mi>c</mi>
            </mrow>
          </mrow>
        </mtd>
      </mtr>
    </mtable>
    <annotation encoding="StarMath 5.0">Matrix{
f(x)~~~~~#int f(x) dx##
a~~#ax+c##
x^n~~#1 over{n+1}x^{n+1}+c##
1 over x~~#ln(x)+c##
e^ax~~#1 over a e^ax +c##
cos(ax)~~#1 over a sin(ax)+c##
sin(ax)~~#-{1} over {a}cos(ax)+c
}</annotation>
  </semantics>
</math>
</file>

<file path=Object 1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ffd320"/>
    </style:style>
    <style:style style:name="P4" style:family="paragraph">
      <style:text-properties fo:color="#23ff23"/>
    </style:style>
    <style:style style:name="T1" style:family="text">
      <style:text-properties fo:color="#ff0000"/>
    </style:style>
    <style:style style:name="T2" style:family="text">
      <style:text-properties fo:color="#ffd320"/>
    </style:style>
    <style:style style:name="T3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5cm" svg:y1="4.5cm" svg:x2="4.5cm" svg:y2="1.5cm">
          <text:p/>
        </draw:line>
        <draw:frame draw:style-name="gr3" draw:text-style-name="P2" draw:layer="layout" svg:width="0.853cm" svg:height="0.962cm" svg:x="2.384cm" svg:y="2.258cm">
          <draw:text-box>
            <text:p><text:span text:style-name="T1">a</text:span></text:p>
          </draw:text-box>
        </draw:frame>
        <draw:frame draw:style-name="gr4" draw:text-style-name="P3" draw:layer="layout" svg:width="0.853cm" svg:height="0.962cm" svg:x="3cm" svg:y="3.7cm">
          <draw:text-box>
            <text:p><text:span text:style-name="T2">b</text:span></text:p>
          </draw:text-box>
        </draw:frame>
        <draw:frame draw:style-name="gr4" draw:text-style-name="P4" draw:layer="layout" svg:width="0.82cm" svg:height="0.962cm" svg:x="3.871cm" svg:y="2.6cm">
          <draw:text-box>
            <text:p><text:span text:style-name="T3">c</text:span></text:p>
          </draw:text-box>
        </draw:frame>
      </draw:page>
    </office:drawing>
  </office:body>
</office:document-content>
</file>

<file path=Object 1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1/content.xml><?xml version="1.0" encoding="utf-8"?>
<math xmlns="http://www.w3.org/1998/Math/MathML">
  <semantics>
    <mrow>
      <mrow>
        <mi>c</mi>
        <mi mathvariant="normal">=</mi>
        <mi>b</mi>
      </mrow>
      <mi mathvariant="normal">⇒</mi>
      <mi>tan</mi>
      <mrow>
        <mrow>
          <mrow>
            <mo stretchy="false">(</mo>
            <mn>45</mn>
            <mo stretchy="false">)</mo>
          </mrow>
          <mi mathvariant="normal">=</mi>
          <mfrac>
            <mi>c</mi>
            <mi>b</mi>
          </mfrac>
        </mrow>
        <mi mathvariant="normal">=</mi>
        <mn>1</mn>
      </mrow>
    </mrow>
    <annotation encoding="StarMath 5.0">c=b drarrow tan(45)={c over b}=1</annotation>
  </semantics>
</math>
</file>

<file path=Object 112/content.xml><?xml version="1.0" encoding="utf-8"?>
<math xmlns="http://www.w3.org/1998/Math/MathML">
  <semantics>
    <mrow>
      <msup>
        <mi>a</mi>
        <mn>2</mn>
      </msup>
      <mi mathvariant="normal">=</mi>
      <mrow>
        <msup>
          <mi>b</mi>
          <mn>2</mn>
        </msup>
        <mo stretchy="false">+</mo>
        <msup>
          <mi>c</mi>
          <mn>2</mn>
        </msup>
      </mrow>
    </mrow>
    <annotation encoding="StarMath 5.0">a^2=b^2+c^2</annotation>
  </semantics>
</math>
</file>

<file path=Object 113/content.xml><?xml version="1.0" encoding="utf-8"?>
<math xmlns="http://www.w3.org/1998/Math/MathML">
  <semantics>
    <mrow>
      <mrow>
        <mi>b</mi>
        <mi mathvariant="normal">=</mi>
        <mi>c</mi>
      </mrow>
      <mi mathvariant="normal">=</mi>
      <mn>1</mn>
    </mrow>
    <annotation encoding="StarMath 5.0">b=c=1</annotation>
  </semantics>
</math>
</file>

<file path=Object 114/content.xml><?xml version="1.0" encoding="utf-8"?>
<math xmlns="http://www.w3.org/1998/Math/MathML">
  <semantics>
    <mrow>
      <msup>
        <mi>a</mi>
        <mn>2</mn>
      </msup>
      <mi mathvariant="normal">=</mi>
      <mrow>
        <msup>
          <mn>1</mn>
          <mn>2</mn>
        </msup>
        <mo stretchy="false">+</mo>
        <msup>
          <mn>1</mn>
          <mn>2</mn>
        </msup>
      </mrow>
    </mrow>
    <annotation encoding="StarMath 5.0">a^2=1^2+1^2</annotation>
  </semantics>
</math>
</file>

<file path=Object 115/content.xml><?xml version="1.0" encoding="utf-8"?>
<math xmlns="http://www.w3.org/1998/Math/MathML">
  <semantics>
    <mrow>
      <mi>a</mi>
      <mi mathvariant="normal">=</mi>
      <msqrt>
        <mn>2</mn>
      </msqrt>
    </mrow>
    <annotation encoding="StarMath 5.0">a=sqrt{2}</annotation>
  </semantics>
</math>
</file>

<file path=Object 116/content.xml><?xml version="1.0" encoding="utf-8"?>
<math xmlns="http://www.w3.org/1998/Math/MathML">
  <semantics>
    <mrow>
      <mi>sin</mi>
      <mrow>
        <mrow>
          <mrow>
            <mo stretchy="false">(</mo>
            <mn>45</mn>
            <mo stretchy="false">)</mo>
          </mrow>
          <mi mathvariant="normal">=</mi>
          <mfrac>
            <mi>c</mi>
            <mi>a</mi>
          </mfrac>
        </mrow>
        <mi mathvariant="normal">=</mi>
        <mfrac>
          <mn>1</mn>
          <msqrt>
            <mn>2</mn>
          </msqrt>
        </mfrac>
      </mrow>
      <mi mathvariant="normal">⇒</mi>
      <mfrac>
        <msqrt>
          <mn>2</mn>
        </msqrt>
        <mn>2</mn>
      </mfrac>
    </mrow>
    <annotation encoding="StarMath 5.0">sin(45)={c over a}={1 over sqrt{2}} drarrow {sqrt{2} over 2}</annotation>
  </semantics>
</math>
</file>

<file path=Object 117/content.xml><?xml version="1.0" encoding="utf-8"?>
<math xmlns="http://www.w3.org/1998/Math/MathML">
  <semantics>
    <mrow>
      <mi>cos</mi>
      <mrow>
        <mrow>
          <mrow>
            <mo stretchy="false">(</mo>
            <mn>45</mn>
            <mo stretchy="false">)</mo>
          </mrow>
          <mi mathvariant="normal">=</mi>
          <mfrac>
            <mi>b</mi>
            <mi>a</mi>
          </mfrac>
        </mrow>
        <mi mathvariant="normal">=</mi>
        <mfrac>
          <mn>1</mn>
          <msqrt>
            <mn>2</mn>
          </msqrt>
        </mfrac>
      </mrow>
      <mi mathvariant="normal">⇒</mi>
      <mfrac>
        <msqrt>
          <mn>2</mn>
        </msqrt>
        <mn>2</mn>
      </mfrac>
    </mrow>
    <annotation encoding="StarMath 5.0">cos(45)={b over a}={1 over sqrt{2}} drarrow sqrt{2} over 2</annotation>
  </semantics>
</math>
</file>

<file path=Object 1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ffd320"/>
    </style:style>
    <style:style style:name="P4" style:family="paragraph">
      <style:text-properties fo:color="#23ff23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00ff00"/>
    </style:style>
    <style:style style:name="T4" style:family="text">
      <style:text-properties fo:color="#ffd320"/>
    </style:style>
    <style:style style:name="T5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1.5cm" svg:y="1.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463cm" svg:y1="4.56cm" svg:x2="5.137cm" svg:y2="2.439cm">
          <text:p/>
        </draw:line>
        <draw:frame draw:style-name="gr3" draw:text-style-name="P2" draw:layer="layout" svg:width="1.895cm" svg:height="0.962cm" draw:transform="rotate (0.5235987755982) translate (1.77cm 3.496cm)">
          <draw:text-box>
            <text:p><text:span text:style-name="T1">a</text:span><text:span text:style-name="T2">=</text:span><text:span text:style-name="T3">2c</text:span></text:p>
          </draw:text-box>
        </draw:frame>
        <draw:frame draw:style-name="gr4" draw:text-style-name="P3" draw:layer="layout" svg:width="0.853cm" svg:height="0.962cm" svg:x="3cm" svg:y="3.7cm">
          <draw:text-box>
            <text:p><text:span text:style-name="T4">b</text:span></text:p>
          </draw:text-box>
        </draw:frame>
        <draw:frame draw:style-name="gr4" draw:text-style-name="P4" draw:layer="layout" svg:width="0.82cm" svg:height="0.962cm" svg:x="3.871cm" svg:y="3.1cm">
          <draw:text-box>
            <text:p><text:span text:style-name="T5">c</text:span></text:p>
          </draw:text-box>
        </draw:frame>
      </draw:page>
    </office:drawing>
  </office:body>
</office:document-content>
</file>

<file path=Object 1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19/content.xml><?xml version="1.0" encoding="utf-8"?>
<math xmlns="http://www.w3.org/1998/Math/MathML">
  <semantics>
    <mrow>
      <mrow>
        <mi>c</mi>
        <mi mathvariant="normal">=</mi>
        <mfenced open="" close="">
          <mfrac>
            <mn>1</mn>
            <mn>2</mn>
          </mfrac>
        </mfenced>
      </mrow>
      <mi>a</mi>
      <mi/>
      <mtext>or</mtext>
      <mi/>
      <mrow>
        <mi>a</mi>
        <mi mathvariant="normal">=</mi>
        <mn>2c</mn>
      </mrow>
    </mrow>
    <annotation encoding="StarMath 5.0">c= left (1 over 2 right )a ~"or"~ a=2c</annotation>
  </semantics>
</math>
</file>

<file path=Object 12/content.xml><?xml version="1.0" encoding="utf-8"?>
<math xmlns="http://www.w3.org/1998/Math/MathML">
  <semantics>
    <mtable>
      <mtr>
        <mtd>
          <mtext>Double angle formulas:</mtext>
        </mtd>
      </mtr>
      <mtr>
        <mtd>
          <mrow>
            <mi>sin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n>2sin</mn>
            </mrow>
            <mrow>
              <mo stretchy="false">(</mo>
              <mo stretchy="false">θ</mo>
              <mo stretchy="false">)</mo>
            </mrow>
            <mi>cos</mi>
            <mrow>
              <mo stretchy="false">(</mo>
              <mo stretchy="false">θ</mo>
              <mo stretchy="false">)</mo>
            </mrow>
          </mrow>
        </mtd>
      </mtr>
      <mtr>
        <mtd>
          <mrow>
            <mi>cos</mi>
            <mrow>
              <mrow>
                <mo stretchy="false">(</mo>
                <mrow>
                  <mn>2</mn>
                  <mo stretchy="false">θ</mo>
                </mrow>
                <mo stretchy="false">)</mo>
              </mrow>
              <mi mathvariant="normal">=</mi>
              <msup>
                <mi>cos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−</mi>
              <msup>
                <mi>sin</mi>
                <mn>2</mn>
              </msup>
            </mrow>
            <mrow>
              <mrow>
                <mo stretchy="false">(</mo>
                <mo stretchy="false">θ</mo>
                <mo stretchy="false">)</mo>
              </mrow>
              <mi mathvariant="normal">=</mi>
              <msup>
                <mn>2cos</mn>
                <mn>2</mn>
              </msup>
            </mrow>
            <mrow>
              <mrow>
                <mrow>
                  <mo stretchy="false">(</mo>
                  <mo stretchy="false">θ</mo>
                  <mo stretchy="false">)</mo>
                </mrow>
                <mi mathvariant="normal">−</mi>
                <mn>1</mn>
              </mrow>
              <mi mathvariant="normal">=</mi>
              <mrow>
                <mn>1</mn>
                <mi mathvariant="normal">−</mi>
                <msup>
                  <mn>2sin</mn>
                  <mn>2</mn>
                </msup>
              </mrow>
            </mrow>
            <mrow>
              <mo stretchy="false">(</mo>
              <mo stretchy="false">θ</mo>
              <mo stretchy="false">)</mo>
            </mrow>
          </mrow>
        </mtd>
      </mtr>
    </mtable>
    <annotation encoding="StarMath 5.0">"Double angle formulas:" newline
sin(2%theta)=2sin(%theta)cos(%theta) newline
cos(2%theta)=cos^2(%theta)-sin^2(%theta)=2cos^2(%theta)-1=1-2sin^2(%theta)</annotation>
  </semantics>
</math>
</file>

<file path=Object 120/content.xml><?xml version="1.0" encoding="utf-8"?>
<math xmlns="http://www.w3.org/1998/Math/MathML">
  <semantics>
    <mrow>
      <mi>sin</mi>
      <mrow>
        <mrow>
          <mrow>
            <mrow>
              <mo stretchy="false">(</mo>
              <mn>30</mn>
              <mo stretchy="false">)</mo>
            </mrow>
            <mi mathvariant="normal">=</mi>
            <mfrac>
              <mi>c</mi>
              <mi>a</mi>
            </mfrac>
          </mrow>
          <mi mathvariant="normal">=</mi>
          <mfrac>
            <mi>c</mi>
            <mn>2c</mn>
          </mfrac>
        </mrow>
        <mi mathvariant="normal">=</mi>
        <mfrac>
          <mn>1</mn>
          <mn>2</mn>
        </mfrac>
      </mrow>
    </mrow>
    <annotation encoding="StarMath 5.0">sin(30)={c over a}={c over 2c}={1 over 2}</annotation>
  </semantics>
</math>
</file>

<file path=Object 121/content.xml><?xml version="1.0" encoding="utf-8"?>
<math xmlns="http://www.w3.org/1998/Math/MathML">
  <semantics>
    <mrow>
      <mrow>
        <mi>a</mi>
        <mi mathvariant="normal">=</mi>
        <mn>1</mn>
      </mrow>
      <mi>,</mi>
      <mrow>
        <mi>c</mi>
        <mi mathvariant="normal">=</mi>
        <mfrac>
          <mn>1</mn>
          <mn>2</mn>
        </mfrac>
      </mrow>
    </mrow>
    <annotation encoding="StarMath 5.0">a=1 , c={1 over 2}</annotation>
  </semantics>
</math>
</file>

<file path=Object 122/content.xml><?xml version="1.0" encoding="utf-8"?>
<math xmlns="http://www.w3.org/1998/Math/MathML">
  <semantics>
    <mrow>
      <mrow>
        <msup>
          <mi>a</mi>
          <mn>2</mn>
        </msup>
        <mi mathvariant="normal">=</mi>
        <mrow>
          <msup>
            <mi>b</mi>
            <mn>2</mn>
          </msup>
          <mo stretchy="false">+</mo>
          <msup>
            <mi>c</mi>
            <mn>2</mn>
          </msup>
        </mrow>
      </mrow>
      <mi mathvariant="normal">⇒</mi>
      <mrow>
        <msup>
          <mn>1</mn>
          <mn>2</mn>
        </msup>
        <mi mathvariant="normal">=</mi>
        <mrow>
          <msup>
            <mi>b</mi>
            <mn>2</mn>
          </msup>
          <mo stretchy="false">+</mo>
          <msup>
            <mfenced open="" close="">
              <mfrac>
                <mn>1</mn>
                <mn>2</mn>
              </mfrac>
            </mfenced>
            <mn>2</mn>
          </msup>
        </mrow>
      </mrow>
    </mrow>
    <annotation encoding="StarMath 5.0">a^2=b^2+c^2 drarrow 1^2=b^2+left ( {1 over 2} right )^2</annotation>
  </semantics>
</math>
</file>

<file path=Object 123/content.xml><?xml version="1.0" encoding="utf-8"?>
<math xmlns="http://www.w3.org/1998/Math/MathML">
  <semantics>
    <mrow>
      <msup>
        <mi>b</mi>
        <mn>2</mn>
      </msup>
      <mi mathvariant="normal">=</mi>
      <mrow>
        <mn>1</mn>
        <mi mathvariant="normal">−</mi>
        <msup>
          <mfenced open="" close="">
            <mfrac>
              <mn>1</mn>
              <mn>2</mn>
            </mfrac>
          </mfenced>
          <mn>2</mn>
        </msup>
      </mrow>
    </mrow>
    <annotation encoding="StarMath 5.0">b^2=1- left ( 1 over 2 right )^2</annotation>
  </semantics>
</math>
</file>

<file path=Object 124/content.xml><?xml version="1.0" encoding="utf-8"?>
<math xmlns="http://www.w3.org/1998/Math/MathML">
  <semantics>
    <mrow>
      <mrow>
        <mrow>
          <mi>b</mi>
          <mi mathvariant="normal">=</mi>
          <msqrt>
            <mrow>
              <mn>1</mn>
              <mi mathvariant="normal">−</mi>
              <mfenced open="" close="">
                <mfrac>
                  <mn>1</mn>
                  <mn>4</mn>
                </mfrac>
              </mfenced>
            </mrow>
          </msqrt>
        </mrow>
        <mi mathvariant="normal">=</mi>
        <msqrt>
          <mfrac>
            <mn>3</mn>
            <mn>4</mn>
          </mfrac>
        </msqrt>
      </mrow>
      <mi mathvariant="normal">=</mi>
      <mfrac>
        <msqrt>
          <mn>3</mn>
        </msqrt>
        <mn>2</mn>
      </mfrac>
    </mrow>
    <annotation encoding="StarMath 5.0">b=sqrt{1- left( 1 over 4 right)}= sqrt{3 over 4}={sqrt 3} over 2</annotation>
  </semantics>
</math>
</file>

<file path=Object 125/content.xml><?xml version="1.0" encoding="utf-8"?>
<math xmlns="http://www.w3.org/1998/Math/MathML">
  <semantics>
    <mrow>
      <mi>cos</mi>
      <mrow>
        <mrow>
          <mrow>
            <mrow>
              <mo stretchy="false">(</mo>
              <mn>30</mn>
              <mo stretchy="false">)</mo>
            </mrow>
            <mi mathvariant="normal">=</mi>
            <mfrac>
              <mi>b</mi>
              <mi>a</mi>
            </mfrac>
          </mrow>
          <mi mathvariant="normal">=</mi>
          <mfrac>
            <mrow>
              <msqrt>
                <mn>3</mn>
              </msqrt>
              <mi mathvariant="normal">/</mi>
              <mn>2</mn>
            </mrow>
            <mn>1</mn>
          </mfrac>
        </mrow>
        <mi mathvariant="normal">=</mi>
        <mfrac>
          <msqrt>
            <mn>3</mn>
          </msqrt>
          <mn>2</mn>
        </mfrac>
      </mrow>
    </mrow>
    <annotation encoding="StarMath 5.0">cos(30)={b over a}={sqrt{3}/2 over 1}=sqrt{3} over 2</annotation>
  </semantics>
</math>
</file>

<file path=Object 126/content.xml><?xml version="1.0" encoding="utf-8"?>
<math xmlns="http://www.w3.org/1998/Math/MathML">
  <semantics>
    <mrow>
      <mi>tan</mi>
      <mrow>
        <mrow>
          <mrow>
            <mrow>
              <mo stretchy="false">(</mo>
              <mn>30</mn>
              <mo stretchy="false">)</mo>
            </mrow>
            <mi mathvariant="normal">=</mi>
            <mfrac>
              <mi>c</mi>
              <mi>b</mi>
            </mfrac>
          </mrow>
          <mi mathvariant="normal">=</mi>
          <mfrac>
            <mrow>
              <mo stretchy="false">(</mo>
              <mrow>
                <mn>1</mn>
                <mi mathvariant="normal">/</mi>
                <mn>2</mn>
              </mrow>
              <mo stretchy="false">)</mo>
            </mrow>
            <mrow>
              <msqrt>
                <mn>3</mn>
              </msqrt>
              <mi mathvariant="normal">/</mi>
              <mn>2</mn>
            </mrow>
          </mfrac>
        </mrow>
        <mi mathvariant="normal">=</mi>
        <mfrac>
          <mn>1</mn>
          <msqrt>
            <mn>3</mn>
          </msqrt>
        </mfrac>
      </mrow>
      <mi mathvariant="normal">⇒</mi>
      <mfrac>
        <msqrt>
          <mn>3</mn>
        </msqrt>
        <mn>3</mn>
      </mfrac>
    </mrow>
    <annotation encoding="StarMath 5.0">tan(30)={c over b}=(1/2) over {sqrt{3}/2}=1 over sqrt{3}drarrow sqrt{3} over 3</annotation>
  </semantics>
</math>
</file>

<file path=Object 1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color="#ffd320"/>
    </style:style>
    <style:style style:name="P4" style:family="paragraph">
      <style:text-properties fo:color="#23ff23"/>
    </style:style>
    <style:style style:name="T1" style:family="text">
      <style:text-properties fo:color="#ff0000"/>
    </style:style>
    <style:style style:name="T2" style:family="text">
      <style:text-properties fo:color="#000000"/>
    </style:style>
    <style:style style:name="T3" style:family="text">
      <style:text-properties fo:color="#ffd320"/>
    </style:style>
    <style:style style:name="T4" style:family="text">
      <style:text-properties fo:color="#23ff2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7cm" svg:height="3.8cm" svg:x="1.5cm" svg:y="0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539cm" svg:y1="4.537cm" svg:x2="3.66cm" svg:y2="0.863cm">
          <text:p/>
        </draw:line>
        <draw:frame draw:style-name="gr3" draw:text-style-name="P2" draw:layer="layout" svg:width="1.929cm" svg:height="0.962cm" draw:transform="rotate (1.0471975511964) translate (1.45cm 3.136cm)">
          <draw:text-box>
            <text:p><text:span text:style-name="T1">a</text:span><text:span text:style-name="T2">=</text:span><text:span text:style-name="T3">2b</text:span></text:p>
          </draw:text-box>
        </draw:frame>
        <draw:frame draw:style-name="gr4" draw:text-style-name="P3" draw:layer="layout" svg:width="0.853cm" svg:height="0.962cm" svg:x="2.3cm" svg:y="3.8cm">
          <draw:text-box>
            <text:p><text:span text:style-name="T3">b</text:span></text:p>
          </draw:text-box>
        </draw:frame>
        <draw:frame draw:style-name="gr4" draw:text-style-name="P4" draw:layer="layout" svg:width="0.82cm" svg:height="0.962cm" svg:x="3.571cm" svg:y="2.6cm">
          <draw:text-box>
            <text:p><text:span text:style-name="T4">c</text:span></text:p>
          </draw:text-box>
        </draw:frame>
      </draw:page>
    </office:drawing>
  </office:body>
</office:document-content>
</file>

<file path=Object 1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28/content.xml><?xml version="1.0" encoding="utf-8"?>
<math xmlns="http://www.w3.org/1998/Math/MathML">
  <semantics>
    <mrow>
      <mi>cos</mi>
      <mrow>
        <mrow>
          <mrow>
            <mrow>
              <mo stretchy="false">(</mo>
              <mn>60</mn>
              <mo stretchy="false">)</mo>
            </mrow>
            <mi mathvariant="normal">=</mi>
            <mfrac>
              <mi>b</mi>
              <mi>a</mi>
            </mfrac>
          </mrow>
          <mi mathvariant="normal">=</mi>
          <mfrac>
            <mi>b</mi>
            <mn>2b</mn>
          </mfrac>
        </mrow>
        <mi mathvariant="normal">=</mi>
        <mfrac>
          <mn>1</mn>
          <mn>2</mn>
        </mfrac>
      </mrow>
    </mrow>
    <annotation encoding="StarMath 5.0">cos(60)={b over a}=b over 2b=1 over 2</annotation>
  </semantics>
</math>
</file>

<file path=Object 129/content.xml><?xml version="1.0" encoding="utf-8"?>
<math xmlns="http://www.w3.org/1998/Math/MathML">
  <semantics>
    <mrow>
      <mrow>
        <mi>a</mi>
        <mi mathvariant="normal">=</mi>
        <mn>1,</mn>
      </mrow>
      <mrow>
        <mi>b</mi>
        <mi mathvariant="normal">=</mi>
        <mfrac>
          <mn>1</mn>
          <mn>2</mn>
        </mfrac>
      </mrow>
      <mi mathvariant="normal">⇒</mi>
      <mrow>
        <msup>
          <mn>1</mn>
          <mn>2</mn>
        </msup>
        <mi mathvariant="normal">=</mi>
        <mrow>
          <msup>
            <mfenced open="" close="">
              <mfrac>
                <mn>1</mn>
                <mn>2</mn>
              </mfrac>
            </mfenced>
            <mn>2</mn>
          </msup>
          <mo stretchy="false">+</mo>
          <msup>
            <mi>c</mi>
            <mn>2</mn>
          </msup>
        </mrow>
      </mrow>
    </mrow>
    <annotation encoding="StarMath 5.0">a=1, b={1 over 2} drarrow 1^2= left ({1 over 2} right)^2+c^2</annotation>
  </semantics>
</math>
</file>

<file path=Object 13/content.xml><?xml version="1.0" encoding="utf-8"?>
<math xmlns="http://www.w3.org/1998/Math/MathML">
  <semantics>
    <mtable>
      <mtr>
        <mtd>
          <mrow>
            <mtext>Sample mean:</mtext>
            <mover accent="true">
              <mi>x</mi>
              <mo>¯</mo>
            </mover>
          </mrow>
        </mtd>
      </mtr>
      <mtr>
        <mtd>
          <mrow>
            <mtext>population mean:</mtext>
            <mo stretchy="false">μ</mo>
          </mrow>
        </mtd>
      </mtr>
      <mtr>
        <mtd/>
      </mtr>
      <mtr>
        <mtd>
          <mrow>
            <mtext>Sample standard deviation:</mtext>
            <mi>s</mi>
          </mrow>
        </mtd>
      </mtr>
      <mtr>
        <mtd>
          <mrow>
            <mtext>population standrad deviation:</mtext>
            <mo stretchy="false">σ</mo>
          </mrow>
        </mtd>
      </mtr>
    </mtable>
    <annotation encoding="StarMath 5.0">"Sample mean:" overline x newline "population mean:" %mu
newline newline
"Sample standard deviation:"s newline "population standrad deviation:"%sigma</annotation>
  </semantics>
</math>
</file>

<file path=Object 130/content.xml><?xml version="1.0" encoding="utf-8"?>
<math xmlns="http://www.w3.org/1998/Math/MathML">
  <semantics>
    <mrow>
      <mrow>
        <mrow>
          <mi>c</mi>
          <mi mathvariant="normal">=</mi>
          <msqrt>
            <mrow>
              <mn>1</mn>
              <mi mathvariant="normal">−</mi>
              <mfrac>
                <mn>1</mn>
                <mn>4</mn>
              </mfrac>
            </mrow>
          </msqrt>
        </mrow>
        <mi mathvariant="normal">=</mi>
        <msqrt>
          <mfrac>
            <mn>3</mn>
            <mn>4</mn>
          </mfrac>
        </msqrt>
      </mrow>
      <mi mathvariant="normal">=</mi>
      <mfrac>
        <msqrt>
          <mn>3</mn>
        </msqrt>
        <mn>2</mn>
      </mfrac>
    </mrow>
    <annotation encoding="StarMath 5.0">c=sqrt{1-{1 over 4}}=sqrt{3 over 4}=sqrt{3} over 2</annotation>
  </semantics>
</math>
</file>

<file path=Object 131/content.xml><?xml version="1.0" encoding="utf-8"?>
<math xmlns="http://www.w3.org/1998/Math/MathML">
  <semantics>
    <mrow>
      <mi>sin</mi>
      <mrow>
        <mrow>
          <mrow>
            <mrow>
              <mo stretchy="false">(</mo>
              <mn>60</mn>
              <mo stretchy="false">)</mo>
            </mrow>
            <mi mathvariant="normal">=</mi>
            <mfrac>
              <mi>c</mi>
              <mi>a</mi>
            </mfrac>
          </mrow>
          <mi mathvariant="normal">=</mi>
          <mfrac>
            <mrow>
              <msqrt>
                <mn>3</mn>
              </msqrt>
              <mi mathvariant="normal">/</mi>
              <mn>2</mn>
            </mrow>
            <mn>1</mn>
          </mfrac>
        </mrow>
        <mi mathvariant="normal">=</mi>
        <mfrac>
          <msqrt>
            <mn>3</mn>
          </msqrt>
          <mn>2</mn>
        </mfrac>
      </mrow>
    </mrow>
    <annotation encoding="StarMath 5.0">sin(60)={c over a}={sqrt{3}/2} over 1=sqrt{3} over 2</annotation>
  </semantics>
</math>
</file>

<file path=Object 132/content.xml><?xml version="1.0" encoding="utf-8"?>
<math xmlns="http://www.w3.org/1998/Math/MathML">
  <semantics>
    <mrow>
      <mi>tan</mi>
      <mrow>
        <mrow>
          <mrow>
            <mrow>
              <mo stretchy="false">(</mo>
              <mn>60</mn>
              <mo stretchy="false">)</mo>
            </mrow>
            <mi mathvariant="normal">=</mi>
            <mfrac>
              <mi>c</mi>
              <mi>b</mi>
            </mfrac>
          </mrow>
          <mi mathvariant="normal">=</mi>
          <mfrac>
            <mrow>
              <msqrt>
                <mn>3</mn>
              </msqrt>
              <mi mathvariant="normal">/</mi>
              <mn>2</mn>
            </mrow>
            <mrow>
              <mn>1</mn>
              <mi mathvariant="normal">/</mi>
              <mn>2</mn>
            </mrow>
          </mfrac>
        </mrow>
        <mi mathvariant="normal">=</mi>
        <msqrt>
          <mn>3</mn>
        </msqrt>
      </mrow>
    </mrow>
    <annotation encoding="StarMath 5.0">tan(60)={c over b}={sqrt{3}/2} over {1/2} = sqrt{3}</annotation>
  </semantics>
</math>
</file>

<file path=Object 1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333333" draw:fill-gradient-name="Gradient_20_1" draw:fill-hatch-name="Black_20_45_20_Degrees" draw:opacity="100%" draw:textarea-horizontal-align="left" draw:auto-grow-height="true" draw:auto-grow-width="true" fo:min-height="0cm" fo:min-width="0cm" draw:shadow="hidden" draw:shadow-opacity="10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d320"/>
    </style:style>
    <style:style style:name="P3" style:family="paragraph">
      <style:text-properties fo:color="#23ff23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color="#ffd320"/>
    </style:style>
    <style:style style:name="T2" style:family="text">
      <style:text-properties fo:color="#000000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3" style:family="text">
      <style:text-properties fo:color="#000000" fo:font-family="'Liberation Sans'" style:font-family-generic="roman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4" style:family="text">
      <style:text-properties fo:color="#ff0000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5" style:family="text">
      <style:text-properties fo:color="#23ff23"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6" style:family="text">
      <style:text-properties fo:font-family="'Liberation Sans'" style:font-style-name="Regular" style:font-family-generic="swiss" fo:font-size="12pt" style:font-family-asian="'Liberation Sans'" style:font-style-name-asian="Regular" style:font-family-generic-asian="swiss" style:font-size-asian="12pt" style:font-family-complex="'Liberation Sans'" style:font-style-name-complex="Regular" style:font-family-generic-complex="swiss" style:font-size-complex="12pt"/>
    </style:style>
    <style:style style:name="T7" style:family="text">
      <style:text-properties fo:font-family="'Liberation Sans'" style:font-family-generic="roman" style:font-pitch="variable" fo:font-size="12pt" style:font-family-asian="'Liberation Sans'" style:font-style-name-asian="Regular" style:font-family-generic-asian="swiss" style:font-size-asian="12pt" style:font-family-complex="'Liberation Sans'" style:font-style-name-complex="Regular" style:font-family-generic-complex="swiss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6cm" svg:x="1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.531cm" svg:y1="7.089cm" svg:x2="2.5cm" svg:y2="1cm">
          <text:p/>
        </draw:line>
        <draw:frame draw:style-name="gr3" draw:text-style-name="P2" draw:layer="layout" svg:width="1.839cm" svg:height="0.962cm" svg:x="1.3cm" svg:y="6.8cm">
          <draw:text-box>
            <text:p><text:span text:style-name="T1">b</text:span><text:span text:style-name="T2">→</text:span><text:span text:style-name="T3">0</text:span></text:p>
          </draw:text-box>
        </draw:frame>
        <draw:frame draw:style-name="gr4" draw:text-style-name="P3" draw:layer="layout" svg:width="1.806cm" svg:height="0.962cm" svg:x="1.271cm" svg:y="3.6cm">
          <draw:text-box>
            <text:p><text:span text:style-name="T4">a</text:span><text:span text:style-name="T2">→</text:span><text:span text:style-name="T5">c</text:span></text:p>
          </draw:text-box>
        </draw:frame>
        <draw:frame draw:style-name="gr4" draw:text-style-name="P4" draw:layer="layout" svg:width="1.776cm" svg:height="0.725cm" svg:x="1.378cm" svg:y="6.4cm">
          <draw:text-box>
            <text:p><text:span text:style-name="T6">θ→</text:span><text:span text:style-name="T7">90</text:span><text:span text:style-name="T6">˚</text:span></text:p>
          </draw:text-box>
        </draw:frame>
      </draw:page>
    </office:drawing>
  </office:body>
</office:document-content>
</file>

<file path=Object 1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34/content.xml><?xml version="1.0" encoding="utf-8"?>
<math xmlns="http://www.w3.org/1998/Math/MathML">
  <semantics>
    <mrow>
      <mrow>
        <mo stretchy="false">θ</mo>
        <mo stretchy="false">→</mo>
        <mn>90</mn>
      </mrow>
      <mi mathvariant="normal"></mi>
    </mrow>
    <annotation encoding="StarMath 5.0">%theta toward 90 %degree</annotation>
  </semantics>
</math>
</file>

<file path=Object 135/content.xml><?xml version="1.0" encoding="utf-8"?>
<math xmlns="http://www.w3.org/1998/Math/MathML">
  <semantics>
    <mrow>
      <mi>a</mi>
      <mo stretchy="false">→</mo>
      <mi>c</mi>
    </mrow>
    <annotation encoding="StarMath 5.0">a toward c</annotation>
  </semantics>
</math>
</file>

<file path=Object 136/content.xml><?xml version="1.0" encoding="utf-8"?>
<math xmlns="http://www.w3.org/1998/Math/MathML">
  <semantics>
    <mrow>
      <mi>b</mi>
      <mo stretchy="false">→</mo>
      <mn>0</mn>
    </mrow>
    <annotation encoding="StarMath 5.0">b toward 0</annotation>
  </semantics>
</math>
</file>

<file path=Object 137/content.xml><?xml version="1.0" encoding="utf-8"?>
<math xmlns="http://www.w3.org/1998/Math/MathML">
  <semantics>
    <mrow>
      <mi>sin</mi>
      <mrow>
        <mrow>
          <mrow>
            <mo stretchy="false">(</mo>
            <mo stretchy="false">θ</mo>
            <mo stretchy="false">)</mo>
          </mrow>
          <mi mathvariant="normal">=</mi>
          <mfrac>
            <mi>c</mi>
            <mi>a</mi>
          </mfrac>
        </mrow>
        <mo stretchy="false">→</mo>
        <mn>1</mn>
      </mrow>
    </mrow>
    <annotation encoding="StarMath 5.0">sin(%theta)={c over a} toward 1</annotation>
  </semantics>
</math>
</file>

<file path=Object 138/content.xml><?xml version="1.0" encoding="utf-8"?>
<math xmlns="http://www.w3.org/1998/Math/MathML">
  <semantics>
    <mrow>
      <mi>cos</mi>
      <mrow>
        <mrow>
          <mrow>
            <mrow>
              <mo stretchy="false">(</mo>
              <mo stretchy="false">θ</mo>
              <mo stretchy="false">)</mo>
            </mrow>
            <mi mathvariant="normal">=</mi>
            <mfrac>
              <mi>b</mi>
              <mi>a</mi>
            </mfrac>
          </mrow>
          <mo stretchy="false">→</mo>
          <mfrac>
            <mn>0</mn>
            <mi>a</mi>
          </mfrac>
        </mrow>
        <mo stretchy="false">→</mo>
        <mn>0</mn>
      </mrow>
    </mrow>
    <annotation encoding="StarMath 5.0">cos(%theta)={b over a} toward {0 over a} toward 0</annotation>
  </semantics>
</math>
</file>

<file path=Object 139/content.xml><?xml version="1.0" encoding="utf-8"?>
<math xmlns="http://www.w3.org/1998/Math/MathML">
  <semantics>
    <mrow>
      <mi>tan</mi>
      <mrow>
        <mrow>
          <mrow>
            <mrow>
              <mo stretchy="false">(</mo>
              <mo stretchy="false">θ</mo>
              <mo stretchy="false">)</mo>
            </mrow>
            <mi mathvariant="normal">=</mi>
            <mfrac>
              <mi>c</mi>
              <mi>b</mi>
            </mfrac>
          </mrow>
          <mi mathvariant="normal">=</mi>
          <mfrac>
            <mi>c</mi>
            <mrow>
              <mi>b</mi>
              <mo stretchy="false">→</mo>
              <mn>0</mn>
            </mrow>
          </mfrac>
        </mrow>
        <mo stretchy="false">→</mo>
        <mi mathvariant="normal">∞</mi>
      </mrow>
    </mrow>
    <annotation encoding="StarMath 5.0">tan(%theta)=c over b ={c over {b toward 0}} toward %infinite</annotation>
  </semantics>
</math>
</file>

<file path=Object 14/content.xml><?xml version="1.0" encoding="utf-8"?>
<math xmlns="http://www.w3.org/1998/Math/MathML">
  <semantics>
    <mrow>
      <mtext>Standard error of the mean: </mtext>
      <mi/>
      <mrow>
        <mi mathvariant="italic">SE</mi>
        <mi mathvariant="normal">=</mi>
        <mfrac>
          <mi>s</mi>
          <msqrt>
            <mrow>
              <mo stretchy="false">(</mo>
              <mi>n</mi>
              <mo stretchy="false">)</mo>
            </mrow>
          </msqrt>
        </mfrac>
      </mrow>
      <mi/>
      <mtext> where n is the number of samples</mtext>
    </mrow>
    <annotation encoding="StarMath 5.0">"Standard error of the mean: "~SE=s over sqrt(n)~" where n is the number of samples"</annotation>
  </semantics>
</math>
</file>

<file path=Object 140/content.xml><?xml version="1.0" encoding="utf-8"?>
<math xmlns="http://www.w3.org/1998/Math/MathML">
  <semantics>
    <mrow>
      <mfrac>
        <mi>c</mi>
        <mtext>small number</mtext>
      </mfrac>
      <mi mathvariant="normal">=</mi>
      <mtext>large number</mtext>
    </mrow>
    <annotation encoding="StarMath 5.0">{c over "small number"}="large number"</annotation>
  </semantics>
</math>
</file>

<file path=Object 141/content.xml><?xml version="1.0" encoding="utf-8"?>
<math xmlns="http://www.w3.org/1998/Math/MathML">
  <semantics>
    <mrow>
      <mi>b</mi>
      <mo stretchy="false">→</mo>
      <mn>0</mn>
    </mrow>
    <annotation encoding="StarMath 5.0">b toward 0</annotation>
  </semantics>
</math>
</file>

<file path=Object 142/content.xml><?xml version="1.0" encoding="utf-8"?>
<math xmlns="http://www.w3.org/1998/Math/MathML">
  <semantics>
    <mrow>
      <mrow>
        <mo stretchy="false">θ</mo>
        <mo stretchy="false">→</mo>
        <mn>90</mn>
      </mrow>
      <mi mathvariant="normal"></mi>
    </mrow>
    <annotation encoding="StarMath 5.0">%theta toward 90 %degree</annotation>
  </semantics>
</math>
</file>

<file path=Object 143/content.xml><?xml version="1.0" encoding="utf-8"?>
<math xmlns="http://www.w3.org/1998/Math/MathML">
  <semantics>
    <mrow>
      <mi>a</mi>
      <mo stretchy="false">→</mo>
      <mi>c</mi>
    </mrow>
    <annotation encoding="StarMath 5.0">a toward c</annotation>
  </semantics>
</math>
</file>

<file path=Object 144/content.xml><?xml version="1.0" encoding="utf-8"?>
<math xmlns="http://www.w3.org/1998/Math/MathML">
  <semantics>
    <mrow>
      <mrow>
        <mo stretchy="false">θ</mo>
        <mo stretchy="false">&gt;</mo>
        <mn>90</mn>
      </mrow>
      <mi mathvariant="normal"></mi>
    </mrow>
    <annotation encoding="StarMath 5.0">%theta &gt; 90 %degree</annotation>
  </semantics>
</math>
</file>

<file path=Object 145/content.xml><?xml version="1.0" encoding="utf-8"?>
<math xmlns="http://www.w3.org/1998/Math/MathML">
  <semantics>
    <mrow>
      <mi>tan</mi>
      <mrow>
        <mrow>
          <mrow>
            <mrow>
              <mo stretchy="false">(</mo>
              <mo stretchy="false">θ</mo>
              <mo stretchy="false">)</mo>
            </mrow>
            <mi mathvariant="normal">=</mi>
            <mfrac>
              <mi>c</mi>
              <mi>b</mi>
            </mfrac>
          </mrow>
          <mi mathvariant="normal">=</mi>
          <mfrac>
            <mi>c</mi>
            <mrow>
              <mrow>
                <mi mathvariant="normal">−</mi>
                <mi>b</mi>
              </mrow>
              <mo stretchy="false">→</mo>
              <mn>0</mn>
            </mrow>
          </mfrac>
        </mrow>
        <mo stretchy="false">→</mo>
        <mrow>
          <mi mathvariant="normal">−</mi>
          <mi mathvariant="normal">∞</mi>
        </mrow>
      </mrow>
    </mrow>
    <annotation encoding="StarMath 5.0">tan(%theta)={c over b}=c over {-b toward 0} toward {- %infinite}</annotation>
  </semantics>
</math>
</file>

<file path=Object 146/content.xml><?xml version="1.0" encoding="utf-8"?>
<math xmlns="http://www.w3.org/1998/Math/MathML">
  <semantics>
    <mrow>
      <mfrac>
        <mi>c</mi>
        <mtext>small negative number</mtext>
      </mfrac>
      <mi mathvariant="normal">=</mi>
      <mtext>large negative number</mtext>
    </mrow>
    <annotation encoding="StarMath 5.0">{c over "small negative number"}="large negative number"</annotation>
  </semantics>
</math>
</file>

<file path=Object 147/content.xml><?xml version="1.0" encoding="utf-8"?>
<math xmlns="http://www.w3.org/1998/Math/MathML">
  <semantics>
    <mrow>
      <mi>cos</mi>
      <mrow>
        <mrow>
          <mo stretchy="false">(</mo>
          <mrow>
            <mi>a</mi>
            <mo stretchy="false">θ</mo>
          </mrow>
          <mo stretchy="false">)</mo>
        </mrow>
        <mi mathvariant="normal">=</mi>
        <mi>b</mi>
      </mrow>
    </mrow>
    <annotation encoding="StarMath 5.0">cos(a %theta)=b</annotation>
  </semantics>
</math>
</file>

<file path=Object 148/content.xml><?xml version="1.0" encoding="utf-8"?>
<math xmlns="http://www.w3.org/1998/Math/MathML">
  <semantics>
    <mrow>
      <msup>
        <mi>cos</mi>
        <mrow>
          <mi mathvariant="normal">−</mi>
          <mn>1</mn>
        </mrow>
      </msup>
      <mrow>
        <mrow>
          <mo stretchy="false">(</mo>
          <mi>b</mi>
          <mo stretchy="false">)</mo>
        </mrow>
        <mi mathvariant="normal">=</mi>
        <mi>a</mi>
      </mrow>
      <mo stretchy="false">θ</mo>
    </mrow>
    <annotation encoding="StarMath 5.0">cos^{-1}(b)=a%theta</annotation>
  </semantics>
</math>
</file>

<file path=Object 149/content.xml><?xml version="1.0" encoding="utf-8"?>
<math xmlns="http://www.w3.org/1998/Math/MathML">
  <semantics>
    <mrow>
      <mi>a</mi>
      <mrow>
        <mo stretchy="false">θ</mo>
        <mi mathvariant="normal">=</mi>
        <mi mathvariant="italic">n360</mi>
      </mrow>
      <mrow>
        <mi mathvariant="normal"></mi>
        <mi mathvariant="normal">±</mi>
        <msup>
          <mi>cos</mi>
          <mrow>
            <mi mathvariant="normal">−</mi>
            <mn>1</mn>
          </mrow>
        </msup>
      </mrow>
      <mi>b</mi>
    </mrow>
    <annotation encoding="StarMath 5.0">a%theta=n360%degree +- cos^{-1}b</annotation>
  </semantics>
</math>
</file>

<file path=Object 15/content.xml><?xml version="1.0" encoding="utf-8"?>
<math xmlns="http://www.w3.org/1998/Math/MathML">
  <semantics>
    <mrow>
      <mtext>95% of </mtext>
      <mi/>
      <mover accent="true">
        <mi>x</mi>
        <mo>¯</mo>
      </mover>
      <mi/>
      <mtext>(sample mean) is in </mtext>
      <mi/>
      <mrow>
        <mo stretchy="false">μ</mo>
        <mi mathvariant="normal">±</mi>
        <mn>1.96SE</mn>
      </mrow>
    </mrow>
    <annotation encoding="StarMath 5.0">"95% of "~overline x ~"(sample mean) is in "~%mu+-1.96SE </annotation>
  </semantics>
</math>
</file>

<file path=Object 150/content.xml><?xml version="1.0" encoding="utf-8"?>
<math xmlns="http://www.w3.org/1998/Math/MathML">
  <semantics>
    <mrow>
      <mrow>
        <mo stretchy="false">θ</mo>
        <mi mathvariant="normal">=</mi>
        <mi>n</mi>
      </mrow>
      <mrow>
        <mfrac>
          <mrow>
            <mn>360</mn>
            <mi mathvariant="normal"></mi>
          </mrow>
          <mi>a</mi>
        </mfrac>
        <mi mathvariant="normal">±</mi>
        <mfrac>
          <mrow>
            <msup>
              <mi>cos</mi>
              <mrow>
                <mi mathvariant="normal">−</mi>
                <mn>1</mn>
              </mrow>
            </msup>
            <mi>b</mi>
          </mrow>
          <mi>a</mi>
        </mfrac>
      </mrow>
    </mrow>
    <annotation encoding="StarMath 5.0">%theta=n{ {360 %degree} over a} +- {{cos^{-1}%b} over a}</annotation>
  </semantics>
</math>
</file>

<file path=Object 151/content.xml><?xml version="1.0" encoding="utf-8"?>
<math xmlns="http://www.w3.org/1998/Math/MathML">
  <semantics>
    <mrow>
      <mrow>
        <mo stretchy="false">θ</mo>
        <mi mathvariant="normal">=</mi>
        <mi>n</mi>
      </mrow>
      <mrow>
        <mfrac>
          <mrow>
            <mn>2</mn>
            <mo stretchy="false">π</mo>
          </mrow>
          <mi>a</mi>
        </mfrac>
        <mi mathvariant="normal">±</mi>
        <mfrac>
          <mrow>
            <msup>
              <mi>cos</mi>
              <mrow>
                <mi mathvariant="normal">−</mi>
                <mn>1</mn>
              </mrow>
            </msup>
            <mi>b</mi>
          </mrow>
          <mi>a</mi>
        </mfrac>
      </mrow>
    </mrow>
    <annotation encoding="StarMath 5.0">%theta=n{{2%pi} over a}+- {{cos^{-1}b} over a}</annotation>
  </semantics>
</math>
</file>

<file path=Object 152/content.xml><?xml version="1.0" encoding="utf-8"?>
<math xmlns="http://www.w3.org/1998/Math/MathML">
  <semantics>
    <mrow>
      <mi>a</mi>
      <mrow>
        <mo stretchy="false">θ</mo>
        <mi mathvariant="normal">=</mi>
        <msup>
          <mi>sin</mi>
          <mrow>
            <mi mathvariant="normal">−</mi>
            <mn>1</mn>
          </mrow>
        </msup>
      </mrow>
      <mi>b</mi>
    </mrow>
    <annotation encoding="StarMath 5.0">a %theta = sin^{-1}b</annotation>
  </semantics>
</math>
</file>

<file path=Object 153/content.xml><?xml version="1.0" encoding="utf-8"?>
<math xmlns="http://www.w3.org/1998/Math/MathML">
  <semantics>
    <mrow>
      <mi>sin</mi>
      <mrow>
        <mrow>
          <mo stretchy="false">(</mo>
          <mrow>
            <mi>a</mi>
            <mo stretchy="false">θ</mo>
          </mrow>
          <mo stretchy="false">)</mo>
        </mrow>
        <mi mathvariant="normal">=</mi>
        <mi>b</mi>
      </mrow>
    </mrow>
    <annotation encoding="StarMath 5.0">sin(a %theta) =b</annotation>
  </semantics>
</math>
</file>

<file path=Object 154/content.xml><?xml version="1.0" encoding="utf-8"?>
<math xmlns="http://www.w3.org/1998/Math/MathML">
  <semantics>
    <mrow>
      <mi>a</mi>
      <mrow>
        <mo stretchy="false">θ</mo>
        <mi mathvariant="normal">=</mi>
        <mrow>
          <mn>180n</mn>
          <mo stretchy="false">+</mo>
          <msup>
            <mrow>
              <mo stretchy="false">(</mo>
              <mrow>
                <mi mathvariant="normal">−</mi>
                <mn>1</mn>
              </mrow>
              <mo stretchy="false">)</mo>
            </mrow>
            <mi>n</mi>
          </msup>
        </mrow>
      </mrow>
      <msup>
        <mi>sin</mi>
        <mrow>
          <mi mathvariant="normal">−</mi>
          <mn>1</mn>
        </mrow>
      </msup>
      <mi>b</mi>
    </mrow>
    <annotation encoding="StarMath 5.0">a %theta = 180n +(-1)^{n}sin^{-1}b</annotation>
  </semantics>
</math>
</file>

<file path=Object 155/content.xml><?xml version="1.0" encoding="utf-8"?>
<math xmlns="http://www.w3.org/1998/Math/MathML">
  <semantics>
    <mrow>
      <mrow>
        <mo stretchy="false">θ</mo>
        <mi mathvariant="normal">=</mi>
        <mfrac>
          <mrow>
            <mn>180</mn>
            <mi mathvariant="normal"></mi>
          </mrow>
          <mi>a</mi>
        </mfrac>
      </mrow>
      <mrow>
        <mi>n</mi>
        <mo stretchy="false">+</mo>
        <msup>
          <mrow>
            <mo stretchy="false">(</mo>
            <mrow>
              <mi mathvariant="normal">−</mi>
              <mn>1</mn>
            </mrow>
            <mo stretchy="false">)</mo>
          </mrow>
          <mi>n</mi>
        </msup>
      </mrow>
      <mfenced open="" close="">
        <mfrac>
          <mrow>
            <msup>
              <mi>sin</mi>
              <mrow>
                <mi mathvariant="normal">−</mi>
                <mn>1</mn>
              </mrow>
            </msup>
            <mi>b</mi>
          </mrow>
          <mi>a</mi>
        </mfrac>
      </mfenced>
    </mrow>
    <annotation encoding="StarMath 5.0">%theta = {{180%degree} over a}n+(-1)^{n}left ( {{sin^{-1}b}over a } right )</annotation>
  </semantics>
</math>
</file>

<file path=Object 156/content.xml><?xml version="1.0" encoding="utf-8"?>
<math xmlns="http://www.w3.org/1998/Math/MathML">
  <semantics>
    <mrow>
      <mrow>
        <mo stretchy="false">θ</mo>
        <mi mathvariant="normal">=</mi>
        <mi>n</mi>
      </mrow>
      <mrow>
        <mfrac>
          <mo stretchy="false">π</mo>
          <mi>a</mi>
        </mfrac>
        <mo stretchy="false">+</mo>
        <msup>
          <mrow>
            <mo stretchy="false">(</mo>
            <mrow>
              <mi mathvariant="normal">−</mi>
              <mn>1</mn>
            </mrow>
            <mo stretchy="false">)</mo>
          </mrow>
          <mi>n</mi>
        </msup>
      </mrow>
      <mfenced open="" close="">
        <mfrac>
          <mrow>
            <msup>
              <mi>sin</mi>
              <mrow>
                <mi mathvariant="normal">−</mi>
                <mn>1</mn>
              </mrow>
            </msup>
            <mi>b</mi>
          </mrow>
          <mi>a</mi>
        </mfrac>
      </mfenced>
    </mrow>
    <annotation encoding="StarMath 5.0">%theta=n{{%pi}over a}+(-1)^{n} left ( { {sin^{-1}b} over a} right )</annotation>
  </semantics>
</math>
</file>

<file path=Object 157/content.xml><?xml version="1.0" encoding="utf-8"?>
<math xmlns="http://www.w3.org/1998/Math/MathML">
  <semantics>
    <mrow>
      <mn>45</mn>
      <mi mathvariant="normal"></mi>
    </mrow>
    <annotation encoding="StarMath 5.0">45%degree
</annotation>
  </semantics>
</math>
</file>

<file path=Object 158/content.xml><?xml version="1.0" encoding="utf-8"?>
<math xmlns="http://www.w3.org/1998/Math/MathML">
  <semantics>
    <mfrac>
      <mo stretchy="false">π</mo>
      <mn>4</mn>
    </mfrac>
    <annotation encoding="StarMath 5.0">%pi over 4</annotation>
  </semantics>
</math>
</file>

<file path=Object 159/content.xml><?xml version="1.0" encoding="utf-8"?>
<math xmlns="http://www.w3.org/1998/Math/MathML">
  <semantics>
    <mrow>
      <mn>30</mn>
      <mi mathvariant="normal"></mi>
    </mrow>
    <annotation encoding="StarMath 5.0">30%degree</annotation>
  </semantics>
</math>
</file>

<file path=Object 16/content.xml><?xml version="1.0" encoding="utf-8"?>
<math xmlns="http://www.w3.org/1998/Math/MathML">
  <semantics>
    <mrow>
      <mo stretchy="false">(</mo>
      <mrow>
        <mi>n</mi>
        <mi mathvariant="normal">≤</mi>
        <mn>25</mn>
      </mrow>
      <mo stretchy="false">)</mo>
    </mrow>
    <annotation encoding="StarMath 5.0">(n&lt;=25)</annotation>
  </semantics>
</math>
</file>

<file path=Object 160/content.xml><?xml version="1.0" encoding="utf-8"?>
<math xmlns="http://www.w3.org/1998/Math/MathML">
  <semantics>
    <mfrac>
      <mo stretchy="false">π</mo>
      <mn>6</mn>
    </mfrac>
    <annotation encoding="StarMath 5.0">%pi over 6</annotation>
  </semantics>
</math>
</file>

<file path=Object 161/content.xml><?xml version="1.0" encoding="utf-8"?>
<math xmlns="http://www.w3.org/1998/Math/MathML">
  <semantics>
    <mrow>
      <mn>60</mn>
      <mi mathvariant="normal"></mi>
    </mrow>
    <annotation encoding="StarMath 5.0">60%degree</annotation>
  </semantics>
</math>
</file>

<file path=Object 162/content.xml><?xml version="1.0" encoding="utf-8"?>
<math xmlns="http://www.w3.org/1998/Math/MathML">
  <semantics>
    <mfrac>
      <mo stretchy="false">π</mo>
      <mn>3</mn>
    </mfrac>
    <annotation encoding="StarMath 5.0">%pi over 3</annotation>
  </semantics>
</math>
</file>

<file path=Object 163/content.xml><?xml version="1.0" encoding="utf-8"?>
<math xmlns="http://www.w3.org/1998/Math/MathML">
  <semantics>
    <mrow>
      <mi>tan</mi>
      <mrow>
        <mrow>
          <mo stretchy="false">(</mo>
          <mrow>
            <mi>a</mi>
            <mo stretchy="false">θ</mo>
          </mrow>
          <mo stretchy="false">)</mo>
        </mrow>
        <mi mathvariant="normal">=</mi>
        <mi>b</mi>
      </mrow>
    </mrow>
    <annotation encoding="StarMath 5.0">tan(a %theta)=b</annotation>
  </semantics>
</math>
</file>

<file path=Object 164/content.xml><?xml version="1.0" encoding="utf-8"?>
<math xmlns="http://www.w3.org/1998/Math/MathML">
  <semantics>
    <mrow>
      <mi>a</mi>
      <mrow>
        <mo stretchy="false">θ</mo>
        <mi mathvariant="normal">=</mi>
        <msup>
          <mi>tan</mi>
          <mrow>
            <mi mathvariant="normal">−</mi>
            <mn>1</mn>
          </mrow>
        </msup>
      </mrow>
      <mrow>
        <mo stretchy="false">(</mo>
        <mi>b</mi>
        <mo stretchy="false">)</mo>
      </mrow>
    </mrow>
    <annotation encoding="StarMath 5.0">a%theta=tan^{-1}(b)</annotation>
  </semantics>
</math>
</file>

<file path=Object 165/content.xml><?xml version="1.0" encoding="utf-8"?>
<math xmlns="http://www.w3.org/1998/Math/MathML">
  <semantics>
    <mrow>
      <mi>a</mi>
      <mrow>
        <mo stretchy="false">θ</mo>
        <mi mathvariant="normal">=</mi>
        <mi mathvariant="italic">n180</mi>
      </mrow>
      <mrow>
        <mi mathvariant="normal"></mi>
        <mo stretchy="false">+</mo>
        <msup>
          <mi>tan</mi>
          <mrow>
            <mi mathvariant="normal">−</mi>
            <mn>1</mn>
          </mrow>
        </msup>
      </mrow>
      <mrow>
        <mo stretchy="false">(</mo>
        <mi>b</mi>
        <mo stretchy="false">)</mo>
      </mrow>
    </mrow>
    <annotation encoding="StarMath 5.0">a%theta=n180%degree+tan^{-1}(b)</annotation>
  </semantics>
</math>
</file>

<file path=Object 166/content.xml><?xml version="1.0" encoding="utf-8"?>
<math xmlns="http://www.w3.org/1998/Math/MathML">
  <semantics>
    <mrow>
      <mrow>
        <mo stretchy="false">θ</mo>
        <mi mathvariant="normal">=</mi>
        <mi>n</mi>
      </mrow>
      <mrow>
        <mfrac>
          <mrow>
            <mn>180</mn>
            <mi mathvariant="normal"></mi>
          </mrow>
          <mi>a</mi>
        </mfrac>
        <mo stretchy="false">+</mo>
        <mfrac>
          <mrow>
            <msup>
              <mi>tan</mi>
              <mrow>
                <mi mathvariant="normal">−</mi>
                <mn>1</mn>
              </mrow>
            </msup>
            <mi>b</mi>
          </mrow>
          <mi>a</mi>
        </mfrac>
      </mrow>
    </mrow>
    <annotation encoding="StarMath 5.0">%theta=n{{180 %degree} over a}+ {{tan^{-1}b}over a}</annotation>
  </semantics>
</math>
</file>

<file path=Object 167/content.xml><?xml version="1.0" encoding="utf-8"?>
<math xmlns="http://www.w3.org/1998/Math/MathML">
  <semantics>
    <mrow>
      <mrow>
        <mo stretchy="false">θ</mo>
        <mi mathvariant="normal">=</mi>
        <mi>n</mi>
      </mrow>
      <mrow>
        <mfrac>
          <mo stretchy="false">π</mo>
          <mi>a</mi>
        </mfrac>
        <mo stretchy="false">+</mo>
        <mfrac>
          <mrow>
            <msup>
              <mi>tan</mi>
              <mrow>
                <mi mathvariant="normal">−</mi>
                <mn>1</mn>
              </mrow>
            </msup>
            <mrow>
              <mo stretchy="false">(</mo>
              <mi>b</mi>
              <mo stretchy="false">)</mo>
            </mrow>
          </mrow>
          <mi>a</mi>
        </mfrac>
      </mrow>
    </mrow>
    <annotation encoding="StarMath 5.0">%theta=n{ {%pi} over {a}}+{{tan^{-1}(b)} over a}</annotation>
  </semantics>
</math>
</file>

<file path=Object 168/content.xml><?xml version="1.0" encoding="utf-8"?>
<math xmlns="http://www.w3.org/1998/Math/MathML">
  <semantics>
    <mrow>
      <mi mathvariant="italic">cosec</mi>
      <mrow>
        <mrow>
          <mrow>
            <mo stretchy="false">θ</mo>
            <mi mathvariant="normal">=</mi>
            <mfrac>
              <mn>1</mn>
              <mrow>
                <mi>sin</mi>
                <mo stretchy="false">θ</mo>
              </mrow>
            </mfrac>
          </mrow>
          <mi mathvariant="normal">=</mi>
          <mfrac>
            <mi>c</mi>
            <mi>a</mi>
          </mfrac>
        </mrow>
        <mi mathvariant="normal">=</mi>
        <mfrac>
          <mi mathvariant="italic">hyp</mi>
          <mi mathvariant="italic">opp</mi>
        </mfrac>
      </mrow>
    </mrow>
    <annotation encoding="StarMath 5.0">cosec %theta = 1 over {sin %theta} = c over a = {hyp} over {opp}</annotation>
  </semantics>
</math>
</file>

<file path=Object 169/content.xml><?xml version="1.0" encoding="utf-8"?>
<math xmlns="http://www.w3.org/1998/Math/MathML">
  <semantics>
    <mrow>
      <mi mathvariant="italic">sec</mi>
      <mrow>
        <mrow>
          <mrow>
            <mo stretchy="false">θ</mo>
            <mi mathvariant="normal">=</mi>
            <mfrac>
              <mn>1</mn>
              <mrow>
                <mi>cos</mi>
                <mo stretchy="false">θ</mo>
              </mrow>
            </mfrac>
          </mrow>
          <mi mathvariant="normal">=</mi>
          <mfrac>
            <mi>c</mi>
            <mi>b</mi>
          </mfrac>
        </mrow>
        <mi mathvariant="normal">=</mi>
        <mfrac>
          <mi mathvariant="italic">hyp</mi>
          <mi mathvariant="italic">adj</mi>
        </mfrac>
      </mrow>
    </mrow>
    <annotation encoding="StarMath 5.0">sec %theta = 1 over {cos %theta} = c over b = {hyp} over {adj}</annotation>
  </semantics>
</math>
</file>

<file path=Object 17/content.xml><?xml version="1.0" encoding="utf-8"?>
<math xmlns="http://www.w3.org/1998/Math/MathML">
  <semantics>
    <mtable>
      <mtr>
        <mtd>
          <mtext>The sampling distribution of the mean for</mtext>
        </mtd>
      </mtr>
      <mtr>
        <mtd>
          <mrow>
            <mtext> samples of size n from a population with mean  </mtext>
            <mo stretchy="false">μ</mo>
            <mtext> and standard deviation </mtext>
            <mo stretchy="false">σ</mo>
          </mrow>
        </mtd>
      </mtr>
      <mtr>
        <mtd>
          <mrow>
            <mtext>may be approximated by a normal distribution with mean </mtext>
            <mo stretchy="false">μ</mo>
            <mtext>and standard deviation SE</mtext>
          </mrow>
        </mtd>
      </mtr>
      <mtr>
        <mtd>
          <mrow>
            <mo stretchy="false">(</mo>
            <mrow>
              <mrow>
                <mover accent="true">
                  <mi>x</mi>
                  <mo>¯</mo>
                </mover>
                <mi mathvariant="normal">=</mi>
                <mo stretchy="false">μ</mo>
              </mrow>
              <mi>,</mi>
              <mrow>
                <mi>s</mi>
                <mi mathvariant="normal">=</mi>
                <mi mathvariant="italic">SE</mi>
              </mrow>
            </mrow>
            <mo stretchy="false">)</mo>
          </mrow>
        </mtd>
      </mtr>
    </mtable>
    <annotation encoding="StarMath 5.0">"The sampling distribution of the mean for"newline" samples of size n from a population with mean  "%mu" and standard deviation "%sigma newline
"may be approximated by a normal distribution with mean "%mu"and standard deviation SE" newline
(overline x=%mu, s=SE)</annotation>
  </semantics>
</math>
</file>

<file path=Object 170/content.xml><?xml version="1.0" encoding="utf-8"?>
<math xmlns="http://www.w3.org/1998/Math/MathML">
  <semantics>
    <mrow>
      <mi>cot</mi>
      <mrow>
        <mrow>
          <mrow>
            <mo stretchy="false">θ</mo>
            <mi mathvariant="normal">=</mi>
            <mfrac>
              <mn>1</mn>
              <mrow>
                <mi>tan</mi>
                <mo stretchy="false">θ</mo>
              </mrow>
            </mfrac>
          </mrow>
          <mi mathvariant="normal">=</mi>
          <mfrac>
            <mi>b</mi>
            <mi>a</mi>
          </mfrac>
        </mrow>
        <mi mathvariant="normal">=</mi>
        <mfrac>
          <mi mathvariant="italic">adj</mi>
          <mi mathvariant="italic">opp</mi>
        </mfrac>
      </mrow>
    </mrow>
    <annotation encoding="StarMath 5.0">cot %theta=1 over {tan %theta} = b over a = {adj over opp}</annotation>
  </semantics>
</math>
</file>

<file path=Object 1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2.507cm"/>
    </style:style>
    <style:style style:name="P1" style:family="paragraph">
      <style:paragraph-properties fo:text-align="center"/>
    </style:style>
    <style:style style:name="T1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2.5cm" svg:x2="2.5cm" svg:y2="5cm">
          <text:p/>
        </draw:line>
        <draw:line draw:style-name="gr1" draw:text-style-name="P1" draw:layer="layout" svg:x1="2.5cm" svg:y1="5cm" svg:x2="6cm" svg:y2="5cm">
          <text:p/>
        </draw:line>
        <draw:frame draw:style-name="gr2" draw:layer="layout" svg:width="0.925cm" svg:height="0.962cm" svg:x="1.875cm" svg:y="4.538cm">
          <draw:text-box>
            <text:p>A</text:p>
          </draw:text-box>
        </draw:frame>
        <draw:frame draw:style-name="gr2" draw:layer="layout" svg:width="0.925cm" svg:height="0.962cm" svg:x="5.541cm" svg:y="1.538cm">
          <draw:text-box>
            <text:p>B</text:p>
          </draw:text-box>
        </draw:frame>
        <draw:frame draw:style-name="gr2" draw:layer="layout" svg:width="0.853cm" svg:height="0.962cm" svg:x="3.8cm" svg:y="4.887cm">
          <draw:text-box>
            <text:p>b</text:p>
          </draw:text-box>
        </draw:frame>
        <draw:frame draw:style-name="gr2" draw:layer="layout" svg:width="0.853cm" svg:height="0.962cm" svg:x="5.8cm" svg:y="3.3cm">
          <draw:text-box>
            <text:p>a</text:p>
          </draw:text-box>
        </draw:frame>
        <draw:frame draw:style-name="gr2" draw:layer="layout" svg:width="0.82cm" svg:height="0.962cm" svg:x="3.947cm" svg:y="2.738cm">
          <draw:text-box>
            <text:p>c</text:p>
          </draw:text-box>
        </draw:frame>
        <draw:line draw:style-name="gr1" draw:text-style-name="P1" draw:layer="layout" svg:x1="6cm" svg:y1="2.5cm" svg:x2="6cm" svg:y2="5cm">
          <text:p/>
        </draw:line>
        <draw:frame draw:style-name="gr3" draw:layer="layout" svg:width="0.959cm" svg:height="0.962cm" svg:x="5.741cm" svg:y="4.6cm">
          <draw:text-box>
            <text:p>C</text:p>
          </draw:text-box>
        </draw:frame>
        <draw:frame draw:style-name="gr4" draw:layer="layout" svg:width="1.007cm" svg:height="1cm" svg:x="2.993cm" svg:y="4.2cm">
          <draw:text-box>
            <text:p><text:span text:style-name="T1">θ</text:span></text:p>
          </draw:text-box>
        </draw:frame>
      </draw:page>
    </office:drawing>
  </office:body>
</office:document-content>
</file>

<file path=Object 1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72/content.xml><?xml version="1.0" encoding="utf-8"?>
<math xmlns="http://www.w3.org/1998/Math/MathML">
  <semantics>
    <mrow>
      <mrow>
        <msup>
          <mi>a</mi>
          <mn>2</mn>
        </msup>
        <mo stretchy="false">+</mo>
        <msup>
          <mi>b</mi>
          <mn>2</mn>
        </msup>
      </mrow>
      <mi mathvariant="normal">=</mi>
      <msup>
        <mi>c</mi>
        <mn>2</mn>
      </msup>
    </mrow>
    <annotation encoding="StarMath 5.0">a^2+b^2=c^2</annotation>
  </semantics>
</math>
</file>

<file path=Object 173/content.xml><?xml version="1.0" encoding="utf-8"?>
<math xmlns="http://www.w3.org/1998/Math/MathML">
  <semantics>
    <mrow>
      <mrow>
        <msup>
          <mfenced open="" close="">
            <mfrac>
              <mi>a</mi>
              <mi>c</mi>
            </mfrac>
          </mfenced>
          <mn>2</mn>
        </msup>
        <mo stretchy="false">+</mo>
        <msup>
          <mfenced open="" close="">
            <mfrac>
              <mi>b</mi>
              <mi>c</mi>
            </mfrac>
          </mfenced>
          <mn>2</mn>
        </msup>
      </mrow>
      <mi mathvariant="normal">=</mi>
      <mn>1</mn>
    </mrow>
    <annotation encoding="StarMath 5.0">left(a over c right )^2+ left ( b over c right )^2 = 1</annotation>
  </semantics>
</math>
</file>

<file path=Object 174/content.xml><?xml version="1.0" encoding="utf-8"?>
<math xmlns="http://www.w3.org/1998/Math/MathML">
  <semantics>
    <mrow>
      <msup>
        <mi>sin</mi>
        <mn>2</mn>
      </msup>
      <mrow>
        <mo stretchy="false">θ</mo>
        <mo stretchy="false">+</mo>
        <msup>
          <mi>cos</mi>
          <mn>2</mn>
        </msup>
      </mrow>
      <mrow>
        <mo stretchy="false">θ</mo>
        <mi mathvariant="normal">=</mi>
        <mn>1</mn>
      </mrow>
    </mrow>
    <annotation encoding="StarMath 5.0">sin^2 %theta + cos^2 %theta = 1</annotation>
  </semantics>
</math>
</file>

<file path=Object 175/content.xml><?xml version="1.0" encoding="utf-8"?>
<math xmlns="http://www.w3.org/1998/Math/MathML">
  <semantics>
    <mrow>
      <msup>
        <mi>sin</mi>
        <mn>2</mn>
      </msup>
      <mrow>
        <mo stretchy="false">θ</mo>
        <mi mathvariant="normal">=</mi>
        <mrow>
          <mn>1</mn>
          <mi mathvariant="normal">−</mi>
          <msup>
            <mi>cos</mi>
            <mn>2</mn>
          </msup>
        </mrow>
      </mrow>
      <mo stretchy="false">θ</mo>
    </mrow>
    <annotation encoding="StarMath 5.0">sin^2 %theta = 1 - cos^2 %theta</annotation>
  </semantics>
</math>
</file>

<file path=Object 176/content.xml><?xml version="1.0" encoding="utf-8"?>
<math xmlns="http://www.w3.org/1998/Math/MathML">
  <semantics>
    <mrow>
      <msup>
        <mi>cos</mi>
        <mn>2</mn>
      </msup>
      <mrow>
        <mo stretchy="false">θ</mo>
        <mi mathvariant="normal">=</mi>
        <mrow>
          <mn>1</mn>
          <mi mathvariant="normal">−</mi>
          <msup>
            <mi>sin</mi>
            <mn>2</mn>
          </msup>
        </mrow>
      </mrow>
      <mo stretchy="false">θ</mo>
    </mrow>
    <annotation encoding="StarMath 5.0">cos^2 %theta = 1 - sin^2 %theta</annotation>
  </semantics>
</math>
</file>

<file path=Object 177/content.xml><?xml version="1.0" encoding="utf-8"?>
<math xmlns="http://www.w3.org/1998/Math/MathML">
  <semantics>
    <mrow>
      <mi>sin</mi>
      <mrow>
        <mo stretchy="false">θ</mo>
        <mi mathvariant="normal">=</mi>
        <mrow>
          <mi mathvariant="normal">±</mi>
          <msqrt>
            <mrow>
              <mrow>
                <mn>1</mn>
                <mi mathvariant="normal">−</mi>
                <msup>
                  <mi>cos</mi>
                  <mn>2</mn>
                </msup>
              </mrow>
              <mo stretchy="false">θ</mo>
            </mrow>
          </msqrt>
        </mrow>
      </mrow>
    </mrow>
    <annotation encoding="StarMath 5.0">sin %theta = +- sqrt{1 - cos^2 %theta}</annotation>
  </semantics>
</math>
</file>

<file path=Object 178/content.xml><?xml version="1.0" encoding="utf-8"?>
<math xmlns="http://www.w3.org/1998/Math/MathML">
  <semantics>
    <mrow>
      <mi>cos</mi>
      <mrow>
        <mo stretchy="false">θ</mo>
        <mi mathvariant="normal">=</mi>
        <mrow>
          <mi mathvariant="normal">±</mi>
          <msqrt>
            <mrow>
              <mrow>
                <mn>1</mn>
                <mi mathvariant="normal">−</mi>
                <msup>
                  <mi>sin</mi>
                  <mn>2</mn>
                </msup>
              </mrow>
              <mo stretchy="false">θ</mo>
            </mrow>
          </msqrt>
        </mrow>
      </mrow>
    </mrow>
    <annotation encoding="StarMath 5.0">cos %theta = +- sqrt {1 - sin^2 %theta}</annotation>
  </semantics>
</math>
</file>

<file path=Object 179/content.xml><?xml version="1.0" encoding="utf-8"?>
<math xmlns="http://www.w3.org/1998/Math/MathML">
  <semantics>
    <mrow>
      <mrow>
        <msup>
          <mi>a</mi>
          <mn>2</mn>
        </msup>
        <mo stretchy="false">+</mo>
        <msup>
          <mi>b</mi>
          <mn>2</mn>
        </msup>
      </mrow>
      <mi mathvariant="normal">=</mi>
      <msup>
        <mi>c</mi>
        <mn>2</mn>
      </msup>
    </mrow>
    <annotation encoding="StarMath 5.0">a^2+b^2=c^2</annotation>
  </semantics>
</math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2.5cm" svg:x2="2.5cm" svg:y2="5cm">
          <text:p/>
        </draw:line>
        <draw:line draw:style-name="gr1" draw:text-style-name="P1" draw:layer="layout" svg:x1="2.5cm" svg:y1="5cm" svg:x2="7cm" svg:y2="5cm">
          <text:p/>
        </draw:line>
        <draw:line draw:style-name="gr1" draw:text-style-name="P1" draw:layer="layout" svg:x1="6cm" svg:y1="2.5cm" svg:x2="7cm" svg:y2="5cm">
          <text:p/>
        </draw:line>
        <draw:frame draw:style-name="gr2" draw:layer="layout" svg:width="0.925cm" svg:height="0.962cm" svg:x="1.575cm" svg:y="4.538cm">
          <draw:text-box>
            <text:p>A</text:p>
          </draw:text-box>
        </draw:frame>
        <draw:frame draw:style-name="gr2" draw:layer="layout" svg:width="0.925cm" svg:height="0.962cm" svg:x="7cm" svg:y="4.538cm">
          <draw:text-box>
            <text:p>B</text:p>
          </draw:text-box>
        </draw:frame>
        <draw:frame draw:style-name="gr2" draw:layer="layout" svg:width="0.959cm" svg:height="0.962cm" svg:x="5.541cm" svg:y="1.538cm">
          <draw:text-box>
            <text:p>C</text:p>
          </draw:text-box>
        </draw:frame>
        <draw:frame draw:style-name="gr2" draw:layer="layout" svg:width="0.853cm" svg:height="0.962cm" svg:x="3.5cm" svg:y="3.387cm">
          <draw:text-box>
            <text:p>b</text:p>
          </draw:text-box>
        </draw:frame>
        <draw:frame draw:style-name="gr2" draw:layer="layout" svg:width="0.853cm" svg:height="0.962cm" svg:x="6.5cm" svg:y="3.5cm">
          <draw:text-box>
            <text:p>a</text:p>
          </draw:text-box>
        </draw:frame>
        <draw:frame draw:style-name="gr2" draw:layer="layout" svg:width="0.82cm" svg:height="0.962cm" svg:x="4.647cm" svg:y="4.538cm">
          <draw:text-box>
            <text:p>c</text:p>
          </draw:text-box>
        </draw:frame>
        <draw:line draw:style-name="gr1" draw:text-style-name="P1" draw:layer="layout" svg:x1="6cm" svg:y1="2.5cm" svg:x2="6cm" svg:y2="5cm">
          <text:p/>
        </draw:line>
        <draw:frame draw:style-name="gr2" draw:layer="layout" svg:width="0.853cm" svg:height="0.962cm" svg:x="5.647cm" svg:y="3.038cm">
          <draw:text-box>
            <text:p>h</text:p>
          </draw:text-box>
        </draw:frame>
        <draw:frame draw:style-name="gr2" draw:layer="layout" svg:width="0.959cm" svg:height="0.962cm" svg:x="5.8cm" svg:y="4.2cm">
          <draw:text-box>
            <text:p>D</text:p>
          </draw:text-box>
        </draw:frame>
      </draw:page>
    </office:drawing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80/content.xml><?xml version="1.0" encoding="utf-8"?>
<math xmlns="http://www.w3.org/1998/Math/MathML">
  <semantics>
    <mrow>
      <mrow>
        <msup>
          <mfenced open="" close="">
            <mfrac>
              <mi>a</mi>
              <mi>b</mi>
            </mfrac>
          </mfenced>
          <mn>2</mn>
        </msup>
        <mo stretchy="false">+</mo>
        <mn>1</mn>
      </mrow>
      <mi mathvariant="normal">=</mi>
      <msup>
        <mfenced open="" close="">
          <mfrac>
            <mi>c</mi>
            <mi>b</mi>
          </mfrac>
        </mfenced>
        <mn>2</mn>
      </msup>
    </mrow>
    <annotation encoding="StarMath 5.0">left ( a over b right )^2+1 = left ( c over b right )^2</annotation>
  </semantics>
</math>
</file>

<file path=Object 181/content.xml><?xml version="1.0" encoding="utf-8"?>
<math xmlns="http://www.w3.org/1998/Math/MathML">
  <semantics>
    <mrow>
      <msup>
        <mi>tan</mi>
        <mn>2</mn>
      </msup>
      <mrow>
        <mrow>
          <mo stretchy="false">θ</mo>
          <mo stretchy="false">+</mo>
          <mn>1</mn>
        </mrow>
        <mi mathvariant="normal">=</mi>
        <msup>
          <mi mathvariant="italic">sec</mi>
          <mn>2</mn>
        </msup>
      </mrow>
      <mo stretchy="false">θ</mo>
    </mrow>
    <annotation encoding="StarMath 5.0">tan^2 %theta + 1 = sec^2 %theta</annotation>
  </semantics>
</math>
</file>

<file path=Object 182/content.xml><?xml version="1.0" encoding="utf-8"?>
<math xmlns="http://www.w3.org/1998/Math/MathML">
  <semantics>
    <mrow>
      <mi mathvariant="italic">sec</mi>
      <mrow>
        <mo stretchy="false">θ</mo>
        <mi mathvariant="normal">=</mi>
        <msqrt>
          <mrow>
            <mrow>
              <mn>1</mn>
              <mo stretchy="false">+</mo>
              <msup>
                <mi>tan</mi>
                <mn>2</mn>
              </msup>
            </mrow>
            <mo stretchy="false">θ</mo>
          </mrow>
        </msqrt>
      </mrow>
    </mrow>
    <annotation encoding="StarMath 5.0">sec %theta=sqrt{1+tan^2 %theta}</annotation>
  </semantics>
</math>
</file>

<file path=Object 183/content.xml><?xml version="1.0" encoding="utf-8"?>
<math xmlns="http://www.w3.org/1998/Math/MathML">
  <semantics>
    <mrow>
      <msup>
        <mi>tan</mi>
        <mn>2</mn>
      </msup>
      <mrow>
        <mo stretchy="false">θ</mo>
        <mi mathvariant="normal">=</mi>
        <msup>
          <mi mathvariant="italic">sec</mi>
          <mn>2</mn>
        </msup>
      </mrow>
      <mrow>
        <mo stretchy="false">θ</mo>
        <mi mathvariant="normal">−</mi>
        <mn>1</mn>
      </mrow>
    </mrow>
    <annotation encoding="StarMath 5.0">tan^2 %theta = sec^2 %theta -1</annotation>
  </semantics>
</math>
</file>

<file path=Object 184/content.xml><?xml version="1.0" encoding="utf-8"?>
<math xmlns="http://www.w3.org/1998/Math/MathML">
  <semantics>
    <mrow>
      <mi>tan</mi>
      <mrow>
        <mo stretchy="false">θ</mo>
        <mi mathvariant="normal">=</mi>
        <msqrt>
          <mrow>
            <msup>
              <mi mathvariant="italic">sec</mi>
              <mn>2</mn>
            </msup>
            <mrow>
              <mo stretchy="false">θ</mo>
              <mi mathvariant="normal">−</mi>
              <mn>1</mn>
            </mrow>
          </mrow>
        </msqrt>
      </mrow>
    </mrow>
    <annotation encoding="StarMath 5.0">tan %theta = sqrt{sec^2 %theta - 1}</annotation>
  </semantics>
</math>
</file>

<file path=Object 185/content.xml><?xml version="1.0" encoding="utf-8"?>
<math xmlns="http://www.w3.org/1998/Math/MathML">
  <semantics>
    <mrow>
      <msup>
        <mi mathvariant="italic">sec</mi>
        <mn>2</mn>
      </msup>
      <mrow>
        <mo stretchy="false">θ</mo>
        <mi mathvariant="normal">−</mi>
        <msup>
          <mi>tan</mi>
          <mn>2</mn>
        </msup>
      </mrow>
      <mrow>
        <mo stretchy="false">θ</mo>
        <mi mathvariant="normal">=</mi>
        <mn>1</mn>
      </mrow>
    </mrow>
    <annotation encoding="StarMath 5.0">sec^2 %theta - tan^2 %theta = 1</annotation>
  </semantics>
</math>
</file>

<file path=Object 186/content.xml><?xml version="1.0" encoding="utf-8"?>
<math xmlns="http://www.w3.org/1998/Math/MathML">
  <semantics>
    <mrow>
      <mrow>
        <mrow>
          <mfrac>
            <mn>1</mn>
            <mrow>
              <msup>
                <mi>cos</mi>
                <mn>2</mn>
              </msup>
              <mo stretchy="false">θ</mo>
            </mrow>
          </mfrac>
          <mi mathvariant="normal">−</mi>
          <mfrac>
            <mrow>
              <msup>
                <mi>sin</mi>
                <mn>2</mn>
              </msup>
              <mo stretchy="false">θ</mo>
            </mrow>
            <mrow>
              <msup>
                <mi>cos</mi>
                <mn>2</mn>
              </msup>
              <mo stretchy="false">θ</mo>
            </mrow>
          </mfrac>
        </mrow>
        <mi mathvariant="normal">=</mi>
        <mn>1</mn>
      </mrow>
      <mi mathvariant="normal">⇒</mi>
      <mrow>
        <mfrac>
          <mrow>
            <mrow>
              <mn>1</mn>
              <mi mathvariant="normal">−</mi>
              <msup>
                <mi>sin</mi>
                <mn>2</mn>
              </msup>
            </mrow>
            <mo stretchy="false">θ</mo>
          </mrow>
          <mrow>
            <msup>
              <mi>cos</mi>
              <mn>2</mn>
            </msup>
            <mo stretchy="false">θ</mo>
          </mrow>
        </mfrac>
        <mi mathvariant="normal">=</mi>
        <mn>1</mn>
      </mrow>
    </mrow>
    <annotation encoding="StarMath 5.0">{1 over {cos^2 %theta}}-{ {sin^2 %theta} over {cos^2 %theta}}=1 drarrow
{{1 - sin^2 %theta} over {cos^2 %theta}}=1</annotation>
  </semantics>
</math>
</file>

<file path=Object 187/content.xml><?xml version="1.0" encoding="utf-8"?>
<math xmlns="http://www.w3.org/1998/Math/MathML">
  <semantics>
    <mrow>
      <mrow>
        <msup>
          <mi>a</mi>
          <mn>2</mn>
        </msup>
        <mo stretchy="false">+</mo>
        <msup>
          <mi>b</mi>
          <mn>2</mn>
        </msup>
      </mrow>
      <mi mathvariant="normal">=</mi>
      <msup>
        <mi>c</mi>
        <mn>2</mn>
      </msup>
    </mrow>
    <annotation encoding="StarMath 5.0">a^2+b^2=c^2</annotation>
  </semantics>
</math>
</file>

<file path=Object 188/content.xml><?xml version="1.0" encoding="utf-8"?>
<math xmlns="http://www.w3.org/1998/Math/MathML">
  <semantics>
    <mrow>
      <mrow>
        <mn>1</mn>
        <mo stretchy="false">+</mo>
        <msup>
          <mfenced open="" close="">
            <mfrac>
              <mi>b</mi>
              <mi>a</mi>
            </mfrac>
          </mfenced>
          <mn>2</mn>
        </msup>
      </mrow>
      <mi mathvariant="normal">=</mi>
      <msup>
        <mfenced open="" close="">
          <mfrac>
            <mi>c</mi>
            <mi>a</mi>
          </mfrac>
        </mfenced>
        <mn>2</mn>
      </msup>
    </mrow>
    <annotation encoding="StarMath 5.0">1+ left ( b over a right )^2 = left (c over a right)^2</annotation>
  </semantics>
</math>
</file>

<file path=Object 189/content.xml><?xml version="1.0" encoding="utf-8"?>
<math xmlns="http://www.w3.org/1998/Math/MathML">
  <semantics>
    <mrow>
      <mrow>
        <mn>1</mn>
        <mo stretchy="false">+</mo>
        <msup>
          <mi>cot</mi>
          <mn>2</mn>
        </msup>
      </mrow>
      <mrow>
        <mo stretchy="false">θ</mo>
        <mi mathvariant="normal">=</mi>
        <msup>
          <mi mathvariant="italic">cosec</mi>
          <mn>2</mn>
        </msup>
      </mrow>
      <mo stretchy="false">θ</mo>
    </mrow>
    <annotation encoding="StarMath 5.0">1+cot^2 %theta = cosec^2  %theta</annotation>
  </semantics>
</math>
</file>

<file path=Object 19/content.xml><?xml version="1.0" encoding="utf-8"?>
<math xmlns="http://www.w3.org/1998/Math/MathML">
  <semantics>
    <mtable>
      <mtr>
        <mtd>
          <mrow>
            <mrow>
              <mfrac>
                <mrow>
                  <mi>sin</mi>
                  <mrow>
                    <mo stretchy="false">(</mo>
                    <mi>A</mi>
                    <mo stretchy="false">)</mo>
                  </mrow>
                </mrow>
                <mi>a</mi>
              </mfrac>
              <mi mathvariant="normal">=</mi>
              <mfrac>
                <mrow>
                  <mi>sin</mi>
                  <mrow>
                    <mo stretchy="false">(</mo>
                    <mi>B</mi>
                    <mo stretchy="false">)</mo>
                  </mrow>
                </mrow>
                <mi>b</mi>
              </mfrac>
            </mrow>
            <mi mathvariant="normal">=</mi>
            <mfrac>
              <mrow>
                <mi>sin</mi>
                <mrow>
                  <mo stretchy="false">(</mo>
                  <mi>C</mi>
                  <mo stretchy="false">)</mo>
                </mrow>
              </mrow>
              <mi>c</mi>
            </mfrac>
          </mrow>
        </mtd>
      </mtr>
      <mtr>
        <mtd>
          <mtext>and:</mtext>
        </mtd>
      </mtr>
      <mtr>
        <mtd>
          <mrow>
            <mrow>
              <mfrac>
                <mi>a</mi>
                <mrow>
                  <mi>sin</mi>
                  <mrow>
                    <mo stretchy="false">(</mo>
                    <mi>A</mi>
                    <mo stretchy="false">)</mo>
                  </mrow>
                </mrow>
              </mfrac>
              <mi mathvariant="normal">=</mi>
              <mfrac>
                <mi>b</mi>
                <mrow>
                  <mi>sin</mi>
                  <mrow>
                    <mo stretchy="false">(</mo>
                    <mi>B</mi>
                    <mo stretchy="false">)</mo>
                  </mrow>
                </mrow>
              </mfrac>
            </mrow>
            <mi mathvariant="normal">=</mi>
            <mfrac>
              <mi>c</mi>
              <mrow>
                <mi>sin</mi>
                <mrow>
                  <mo stretchy="false">(</mo>
                  <mi>C</mi>
                  <mo stretchy="false">)</mo>
                </mrow>
              </mrow>
            </mfrac>
          </mrow>
        </mtd>
      </mtr>
    </mtable>
    <annotation encoding="StarMath 5.0">{sin(A)} over a = {sin(B)} over b = {Sin(C)} over c newline
"and:" newline
a over {sin(A)} = b over {sin(B)} = c over {sin(C)}</annotation>
  </semantics>
</math>
</file>

<file path=Object 190/content.xml><?xml version="1.0" encoding="utf-8"?>
<math xmlns="http://www.w3.org/1998/Math/MathML">
  <semantics>
    <mrow>
      <mrow>
        <msup>
          <mi mathvariant="italic">cosec</mi>
          <mo stretchy="false">θ</mo>
        </msup>
        <mi mathvariant="normal">−</mi>
        <msup>
          <mi>cot</mi>
          <mn>2</mn>
        </msup>
      </mrow>
      <mrow>
        <mo stretchy="false">θ</mo>
        <mi mathvariant="normal">=</mi>
        <mn>1</mn>
      </mrow>
    </mrow>
    <annotation encoding="StarMath 5.0">cosec^ %theta - cot^2 %theta = 1</annotation>
  </semantics>
</math>
</file>

<file path=Object 191/content.xml><?xml version="1.0" encoding="utf-8"?>
<math xmlns="http://www.w3.org/1998/Math/MathML">
  <semantics>
    <mrow>
      <msup>
        <mi>cot</mi>
        <mn>2</mn>
      </msup>
      <mrow>
        <mo stretchy="false">θ</mo>
        <mi mathvariant="normal">=</mi>
        <msup>
          <mi mathvariant="italic">cosec</mi>
          <mn>2</mn>
        </msup>
      </mrow>
      <mrow>
        <mo stretchy="false">θ</mo>
        <mi mathvariant="normal">−</mi>
        <mn>1</mn>
      </mrow>
    </mrow>
    <annotation encoding="StarMath 5.0">cot ^2 %theta = cosec^2 %theta -1</annotation>
  </semantics>
</math>
</file>

<file path=Object 192/content.xml><?xml version="1.0" encoding="utf-8"?>
<math xmlns="http://www.w3.org/1998/Math/MathML">
  <semantics>
    <mrow>
      <mrow>
        <mfrac>
          <mn>1</mn>
          <mrow>
            <msup>
              <mi>sin</mi>
              <mn>2</mn>
            </msup>
            <mo stretchy="false">θ</mo>
          </mrow>
        </mfrac>
        <mi mathvariant="normal">−</mi>
        <mfrac>
          <mn>1</mn>
          <mrow>
            <msup>
              <mi>tan</mi>
              <mn>2</mn>
            </msup>
            <mo stretchy="false">θ</mo>
          </mrow>
        </mfrac>
      </mrow>
      <mi mathvariant="normal">=</mi>
      <mn>1</mn>
    </mrow>
    <annotation encoding="StarMath 5.0"> {1 over {sin^2 %theta}} - {1 over {tan^2 %theta}}=1</annotation>
  </semantics>
</math>
</file>

<file path=Object 193/content.xml><?xml version="1.0" encoding="utf-8"?>
<math xmlns="http://www.w3.org/1998/Math/MathML">
  <semantics>
    <mrow>
      <mrow>
        <mfrac>
          <mn>1</mn>
          <mrow>
            <msup>
              <mi>sin</mi>
              <mn>2</mn>
            </msup>
            <mo stretchy="false">θ</mo>
          </mrow>
        </mfrac>
        <mi mathvariant="normal">−</mi>
        <mfrac>
          <mn>1</mn>
          <mrow>
            <msup>
              <mi>sin</mi>
              <mn>2</mn>
            </msup>
            <mrow>
              <mo stretchy="false">θ</mo>
              <mi mathvariant="normal">/</mi>
              <msup>
                <mi>cos</mi>
                <mn>2</mn>
              </msup>
            </mrow>
            <mo stretchy="false">θ</mo>
          </mrow>
        </mfrac>
      </mrow>
      <mi mathvariant="normal">=</mi>
      <mn>1</mn>
    </mrow>
    <annotation encoding="StarMath 5.0"> {1 over {sin^2 %theta}} - {1 over {sin^2 %theta / cos^2 %theta}}=1</annotation>
  </semantics>
</math>
</file>

<file path=Object 194/content.xml><?xml version="1.0" encoding="utf-8"?>
<math xmlns="http://www.w3.org/1998/Math/MathML">
  <semantics>
    <mrow>
      <mrow>
        <mfrac>
          <mn>1</mn>
          <mrow>
            <msup>
              <mi>sin</mi>
              <mn>2</mn>
            </msup>
            <mo stretchy="false">θ</mo>
          </mrow>
        </mfrac>
        <mi mathvariant="normal">−</mi>
        <mfrac>
          <mrow>
            <msup>
              <mi>cos</mi>
              <mn>2</mn>
            </msup>
            <mo stretchy="false">θ</mo>
          </mrow>
          <mrow>
            <msup>
              <mi>sin</mi>
              <mn>2</mn>
            </msup>
            <mo stretchy="false">θ</mo>
          </mrow>
        </mfrac>
      </mrow>
      <mi mathvariant="normal">=</mi>
      <mn>1</mn>
    </mrow>
    <annotation encoding="StarMath 5.0"> {1 over {sin^2 %theta}} - {{cos^2 %theta} over {sin^2 %theta}}=1</annotation>
  </semantics>
</math>
</file>

<file path=Object 195/content.xml><?xml version="1.0" encoding="utf-8"?>
<math xmlns="http://www.w3.org/1998/Math/MathML">
  <semantics>
    <mrow>
      <mfrac>
        <mrow>
          <mrow>
            <mn>1</mn>
            <mi mathvariant="normal">−</mi>
            <msup>
              <mi>cos</mi>
              <mn>2</mn>
            </msup>
          </mrow>
          <mo stretchy="false">θ</mo>
        </mrow>
        <mrow>
          <msup>
            <mi>sin</mi>
            <mn>2</mn>
          </msup>
          <mo stretchy="false">θ</mo>
        </mrow>
      </mfrac>
      <mi mathvariant="normal">=</mi>
      <mn>1</mn>
    </mrow>
    <annotation encoding="StarMath 5.0">{1-cos^2 %theta} over {sin^2 %theta} = 1</annotation>
  </semantics>
</math>
</file>

<file path=Object 196/content.xml><?xml version="1.0" encoding="utf-8"?>
<math xmlns="http://www.w3.org/1998/Math/MathML">
  <semantics>
    <mrow>
      <mi>tan</mi>
      <mrow>
        <mo stretchy="false">θ</mo>
        <mi mathvariant="normal">=</mi>
        <mfrac>
          <mrow>
            <mi>sin</mi>
            <mo stretchy="false">θ</mo>
          </mrow>
          <mrow>
            <mi>cos</mi>
            <mo stretchy="false">θ</mo>
          </mrow>
        </mfrac>
      </mrow>
      <mi mathvariant="normal">⇒</mi>
      <mi>cot</mi>
      <mrow>
        <mo stretchy="false">θ</mo>
        <mi mathvariant="normal">=</mi>
        <mfrac>
          <mrow>
            <mi>cos</mi>
            <mo stretchy="false">θ</mo>
          </mrow>
          <mrow>
            <mi>sin</mi>
            <mo stretchy="false">θ</mo>
          </mrow>
        </mfrac>
      </mrow>
    </mrow>
    <annotation encoding="StarMath 5.0">tan %theta = { {sin %theta} over {cos %theta}} drarrow cot %theta = {cos %theta} over {sin %theta}</annotation>
  </semantics>
</math>
</file>

<file path=Object 197/content.xml><?xml version="1.0" encoding="utf-8"?>
<math xmlns="http://www.w3.org/1998/Math/MathML">
  <semantics>
    <mrow>
      <msub>
        <mi>log</mi>
        <mi>e</mi>
      </msub>
      <mrow>
        <mo stretchy="false">(</mo>
        <mi mathvariant="italic">value</mi>
        <mo stretchy="false">)</mo>
      </mrow>
    </mrow>
    <annotation encoding="StarMath 5.0">log_e(value)</annotation>
  </semantics>
</math>
</file>

<file path=Object 198/content.xml><?xml version="1.0" encoding="utf-8"?>
<math xmlns="http://www.w3.org/1998/Math/MathML">
  <semantics>
    <mrow>
      <mi>ln</mi>
      <mrow>
        <mrow>
          <mo stretchy="false">(</mo>
          <mi>e</mi>
          <mo stretchy="false">)</mo>
        </mrow>
        <mi mathvariant="normal">=</mi>
        <mn>1</mn>
      </mrow>
    </mrow>
    <annotation encoding="StarMath 5.0">ln(e)=1</annotation>
  </semantics>
</math>
</file>

<file path=Object 199/content.xml><?xml version="1.0" encoding="utf-8"?>
<math xmlns="http://www.w3.org/1998/Math/MathML">
  <semantics>
    <mrow>
      <msup>
        <mi>e</mi>
        <mn>1</mn>
      </msup>
      <mi mathvariant="normal">=</mi>
      <mi>e</mi>
    </mrow>
    <annotation encoding="StarMath 5.0">e^1=e</annotation>
  </semantics>
</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>x</math:mi>
            <math:mi>a</math:mi>
          </math:msup>
          <math:mo math:stretchy="false">∗</math:mo>
          <math:msup>
            <math:mi>x</math:mi>
            <math:mi>b</math:mi>
          </math:msup>
        </math:mrow>
        <math:mo math:stretchy="false">=</math:mo>
        <math:msup>
          <math:mi>x</math:mi>
          <math:mrow>
            <math:mi>a</math:mi>
            <math:mo math:stretchy="false">+</math:mo>
            <math:mi>b</math:mi>
          </math:mrow>
        </math:msup>
      </math:mrow>
      <math:mi/>
      <math:mrow>
        <math:mrow>
          <math:msup>
            <math:mi>x</math:mi>
            <math:mn>2</math:mn>
          </math:msup>
          <math:mo math:stretchy="false">∗</math:mo>
          <math:msup>
            <math:mi>x</math:mi>
            <math:mn>4</math:mn>
          </math:msup>
        </math:mrow>
        <math:mo math:stretchy="false">=</math:mo>
        <math:msup>
          <math:mi>x</math:mi>
          <math:mn>6</math:mn>
        </math:msup>
      </math:mrow>
    </math:mrow>
    <math:annotation math:encoding="StarMath 5.0">x^a*x^b = x^{a+b}~~~x^2*x^4=x^6</math:annotation>
  </math:semantics>
</math:math>
</file>

<file path=Object 20/content.xml><?xml version="1.0" encoding="utf-8"?>
<math xmlns="http://www.w3.org/1998/Math/MathML">
  <semantics>
    <mrow>
      <mrow>
        <msup>
          <mrow>
            <mo stretchy="false">(</mo>
            <mrow>
              <mi>a</mi>
              <mo stretchy="false">+</mo>
              <mi>b</mi>
            </mrow>
            <mo stretchy="false">)</mo>
          </mrow>
          <mn>3</mn>
        </msup>
        <mi mathvariant="normal">=</mi>
        <mrow>
          <msup>
            <mi>a</mi>
            <mn>3</mn>
          </msup>
          <mo stretchy="false">+</mo>
          <msup>
            <mi>a</mi>
            <mn>2</mn>
          </msup>
        </mrow>
      </mrow>
      <mrow>
        <mrow>
          <mi>b</mi>
          <mo stretchy="false">+</mo>
          <msup>
            <mi mathvariant="italic">ab</mi>
            <mn>2</mn>
          </msup>
        </mrow>
        <mo stretchy="false">+</mo>
        <msup>
          <mi>b</mi>
          <mn>3</mn>
        </msup>
      </mrow>
      <mi/>
      <mrow>
        <msup>
          <mrow>
            <mo stretchy="false">(</mo>
            <mrow>
              <mi>a</mi>
              <mi mathvariant="normal">−</mi>
              <mi>b</mi>
            </mrow>
            <mo stretchy="false">)</mo>
          </mrow>
          <mn>3</mn>
        </msup>
        <mi mathvariant="normal">=</mi>
        <mrow>
          <mo stretchy="false">(</mo>
          <mrow>
            <mi>a</mi>
            <mi mathvariant="normal">−</mi>
            <mi>b</mi>
          </mrow>
          <mo stretchy="false">)</mo>
        </mrow>
      </mrow>
      <mrow>
        <msup>
          <mrow>
            <mo stretchy="false">(</mo>
            <mrow>
              <mi>a</mi>
              <mi mathvariant="normal">−</mi>
              <mi>b</mi>
            </mrow>
            <mo stretchy="false">)</mo>
          </mrow>
          <mn>2</mn>
        </msup>
        <mi mathvariant="normal">=</mi>
        <mrow>
          <mo stretchy="false">(</mo>
          <mrow>
            <mi>a</mi>
            <mi mathvariant="normal">−</mi>
            <mi>b</mi>
          </mrow>
          <mo stretchy="false">)</mo>
        </mrow>
      </mrow>
      <mrow>
        <mrow>
          <mo stretchy="false">(</mo>
          <mrow>
            <mrow>
              <msup>
                <mi>a</mi>
                <mn>2</mn>
              </msup>
              <mi mathvariant="normal">−</mi>
              <mn>2ab</mn>
            </mrow>
            <mo stretchy="false">+</mo>
            <msup>
              <mi>b</mi>
              <mn>2</mn>
            </msup>
          </mrow>
          <mo stretchy="false">)</mo>
        </mrow>
        <mi mathvariant="normal">=</mi>
        <mrow>
          <msup>
            <mi>a</mi>
            <mn>3</mn>
          </msup>
          <mi mathvariant="normal">−</mi>
          <msup>
            <mn>3a</mn>
            <mn>2</mn>
          </msup>
        </mrow>
      </mrow>
      <mrow>
        <mrow>
          <mi>b</mi>
          <mo stretchy="false">+</mo>
          <msup>
            <mn>3ab</mn>
            <mn>2</mn>
          </msup>
        </mrow>
        <mi mathvariant="normal">−</mi>
        <msup>
          <mi>b</mi>
          <mn>3</mn>
        </msup>
      </mrow>
    </mrow>
    <annotation encoding="StarMath 5.0">
(a+b)^3 = a^3+a^{2}b+ab^2+b^3~~~~~~~(a-b)^3=(a-b)(a-b)^2=(a-b)(a^2-2ab+b^2)=

a^3 - 3a^{2}b+3ab^2-b^3</annotation>
  </semantics>
</math>
</file>

<file path=Object 200/content.xml><?xml version="1.0" encoding="utf-8"?>
<math xmlns="http://www.w3.org/1998/Math/MathML">
  <semantics>
    <mrow>
      <mi>ln</mi>
      <mrow>
        <mrow>
          <mo stretchy="false">(</mo>
          <msup>
            <mi>e</mi>
            <mn>2</mn>
          </msup>
          <mo stretchy="false">)</mo>
        </mrow>
        <mi mathvariant="normal">=</mi>
        <mn>2</mn>
      </mrow>
    </mrow>
    <annotation encoding="StarMath 5.0">ln(e^2)=2</annotation>
  </semantics>
</math>
</file>

<file path=Object 201/content.xml><?xml version="1.0" encoding="utf-8"?>
<math xmlns="http://www.w3.org/1998/Math/MathML">
  <semantics>
    <mrow>
      <mi>ln</mi>
      <mrow>
        <mrow>
          <mo stretchy="false">(</mo>
          <msup>
            <mi>e</mi>
            <mi>a</mi>
          </msup>
          <mo stretchy="false">)</mo>
        </mrow>
        <mi mathvariant="normal">=</mi>
        <mi>a</mi>
      </mrow>
    </mrow>
    <annotation encoding="StarMath 5.0">ln(e^a)=a</annotation>
  </semantics>
</math>
</file>

<file path=Object 202/content.xml><?xml version="1.0" encoding="utf-8"?>
<math xmlns="http://www.w3.org/1998/Math/MathML">
  <semantics>
    <mrow>
      <mrow>
        <mi>e</mi>
        <mi mathvariant="normal">=</mi>
        <msup>
          <mfenced open="" close="">
            <mrow>
              <mn>1</mn>
              <mo stretchy="false">+</mo>
              <mfrac>
                <mn>1</mn>
                <mi>n</mi>
              </mfrac>
            </mrow>
          </mfenced>
          <mi>n</mi>
        </msup>
      </mrow>
      <mi mathvariant="normal">≈</mi>
      <mn>2.718</mn>
    </mrow>
    <annotation encoding="StarMath 5.0">e=left (1+{1 over n} right )^{n} approx 2.718</annotation>
  </semantics>
</math>
</file>

<file path=Object 203/content.xml><?xml version="1.0" encoding="utf-8"?>
<math xmlns="http://www.w3.org/1998/Math/MathML">
  <semantics>
    <mrow>
      <mrow>
        <msup>
          <mi>A</mi>
          <mi>b</mi>
        </msup>
        <mi mathvariant="normal">=</mi>
        <mi>c</mi>
      </mrow>
      <mi mathvariant="normal">⇒</mi>
      <msub>
        <mi>log</mi>
        <mi>b</mi>
      </msub>
      <mrow>
        <mrow>
          <mo stretchy="false">(</mo>
          <mi>c</mi>
          <mo stretchy="false">)</mo>
        </mrow>
        <mi mathvariant="normal">=</mi>
        <mi>A</mi>
      </mrow>
    </mrow>
    <annotation encoding="StarMath 5.0">A^b=c drarrow log_b(c)=A</annotation>
  </semantics>
</math>
</file>

<file path=Object 204/content.xml><?xml version="1.0" encoding="utf-8"?>
<math xmlns="http://www.w3.org/1998/Math/MathML">
  <semantics>
    <mrow>
      <mrow>
        <msup>
          <mn>2</mn>
          <mn>3</mn>
        </msup>
        <mi mathvariant="normal">=</mi>
        <mn>8</mn>
      </mrow>
      <mi mathvariant="normal">⇒</mi>
      <msub>
        <mi>log</mi>
        <mn>2</mn>
      </msub>
      <mrow>
        <mrow>
          <mo stretchy="false">(</mo>
          <mn>8</mn>
          <mo stretchy="false">)</mo>
        </mrow>
        <mi mathvariant="normal">=</mi>
        <mn>3</mn>
      </mrow>
    </mrow>
    <annotation encoding="StarMath 5.0">2^3=8 drarrow log_2(8)=3</annotation>
  </semantics>
</math>
</file>

<file path=Object 205/content.xml><?xml version="1.0" encoding="utf-8"?>
<math xmlns="http://www.w3.org/1998/Math/MathML">
  <semantics>
    <mrow>
      <msub>
        <mi>log</mi>
        <mi mathvariant="italic">base</mi>
      </msub>
      <mrow>
        <mo stretchy="false">(</mo>
        <mi mathvariant="italic">value</mi>
        <mo stretchy="false">)</mo>
      </mrow>
    </mrow>
    <annotation encoding="StarMath 5.0">log_base (value) </annotation>
  </semantics>
</math>
</file>

<file path=Object 206/content.xml><?xml version="1.0" encoding="utf-8"?>
<math xmlns="http://www.w3.org/1998/Math/MathML">
  <semantics>
    <mrow>
      <msup>
        <mi>tan</mi>
        <mrow>
          <mi mathvariant="normal">−</mi>
          <mn>1</mn>
        </mrow>
      </msup>
      <mrow>
        <mrow>
          <mo stretchy="false">(</mo>
          <mi>r</mi>
          <mo stretchy="false">)</mo>
        </mrow>
        <mi mathvariant="normal">=</mi>
        <mo stretchy="false">θ</mo>
      </mrow>
    </mrow>
    <annotation encoding="StarMath 5.0">tan^{-1}(r)=%theta</annotation>
  </semantics>
</math>
</file>

<file path=Object 207/content.xml><?xml version="1.0" encoding="utf-8"?>
<math xmlns="http://www.w3.org/1998/Math/MathML">
  <semantics>
    <mrow>
      <mo stretchy="false">θ</mo>
      <mrow>
        <mi mathvariant="italic">rad</mi>
        <mi mathvariant="normal">=</mi>
        <mrow>
          <mrow>
            <mrow>
              <mrow>
                <mfrac>
                  <mi>r</mi>
                  <mn>1</mn>
                </mfrac>
                <mi mathvariant="normal">−</mi>
                <mfrac>
                  <msup>
                    <mi>r</mi>
                    <mn>3</mn>
                  </msup>
                  <mn>3</mn>
                </mfrac>
              </mrow>
              <mo stretchy="false">+</mo>
              <mfrac>
                <msup>
                  <mi>r</mi>
                  <mn>5</mn>
                </msup>
                <mn>5</mn>
              </mfrac>
            </mrow>
            <mi mathvariant="normal">−</mi>
            <mfrac>
              <msup>
                <mi>r</mi>
                <mn>7</mn>
              </msup>
              <mn>7</mn>
            </mfrac>
          </mrow>
          <mo stretchy="false">+</mo>
          <mfrac>
            <msup>
              <mi>r</mi>
              <mn>9</mn>
            </msup>
            <mn>9</mn>
          </mfrac>
        </mrow>
      </mrow>
      <mn>...</mn>
    </mrow>
    <annotation encoding="StarMath 5.0">%theta rad = {r over 1} - {r^3 over 3} + {r^5 over 5}- {r^7 over 7}+{r^9 over 9}...</annotation>
  </semantics>
</math>
</file>

<file path=Object 21/content.xml><?xml version="1.0" encoding="utf-8"?>
<math xmlns="http://www.w3.org/1998/Math/MathML">
  <semantics>
    <mrow>
      <mrow>
        <mfrac>
          <mi>a</mi>
          <mi>b</mi>
        </mfrac>
        <mo stretchy="false">+</mo>
        <mfrac>
          <mi>c</mi>
          <mi>d</mi>
        </mfrac>
      </mrow>
      <mi mathvariant="normal">⇒</mi>
      <mfrac>
        <mrow>
          <mi mathvariant="italic">ad</mi>
          <mo stretchy="false">+</mo>
          <mi mathvariant="italic">bc</mi>
        </mrow>
        <mi mathvariant="italic">bd</mi>
      </mfrac>
      <mi>,</mi>
      <mi/>
      <mrow>
        <mrow>
          <mfrac>
            <mi>a</mi>
            <mi>b</mi>
          </mfrac>
          <mi mathvariant="normal">−</mi>
          <mfrac>
            <mi>c</mi>
            <mi>d</mi>
          </mfrac>
        </mrow>
        <mi mathvariant="normal">=</mi>
        <mfrac>
          <mrow>
            <mi mathvariant="italic">ad</mi>
            <mi mathvariant="normal">−</mi>
            <mi mathvariant="italic">bc</mi>
          </mrow>
          <mi mathvariant="italic">bd</mi>
        </mfrac>
      </mrow>
    </mrow>
    <annotation encoding="StarMath 5.0">{a over b}+{c over d} drarrow {ad+bc}over {bd},~~~ {a over b} - {c over d}={ad-bc} over bd</annotation>
  </semantics>
</math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3" style:family="graphic" style:parent-style-name="standard">
      <style:graphic-properties svg:stroke-color="#800000" draw:textarea-horizontal-align="center" draw:textarea-vertical-align="middle"/>
    </style:style>
    <style:style style:name="gr4" style:family="graphic" style:parent-style-name="standard">
      <style:graphic-properties svg:stroke-color="#008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family="cmmi10" style:font-style-name="Regular" style:font-family-asian="cmmi10" style:font-style-name-asian="Regular" style:font-family-complex="cmmi10" style:font-style-name-complex="Regul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5.5cm" svg:x2="6.5cm" svg:y2="2.5cm">
          <text:p/>
        </draw:line>
        <draw:frame draw:style-name="gr2" draw:layer="layout" svg:width="0.925cm" svg:height="0.962cm" svg:x="3.916cm" svg:y="3.5cm">
          <draw:text-box>
            <text:p>V</text:p>
          </draw:text-box>
        </draw:frame>
        <draw:line draw:style-name="gr3" draw:text-style-name="P1" draw:layer="layout" svg:x1="3cm" svg:y1="5.5cm" svg:x2="6.5cm" svg:y2="5.5cm">
          <text:p/>
        </draw:line>
        <draw:line draw:style-name="gr4" draw:text-style-name="P1" draw:layer="layout" svg:x1="6.5cm" svg:y1="2.5cm" svg:x2="6.5cm" svg:y2="5.5cm">
          <text:p/>
        </draw:line>
        <draw:frame draw:style-name="gr5" draw:layer="layout" svg:width="1.183cm" svg:height="0.962cm" svg:x="6cm" svg:y="3.538cm">
          <draw:text-box>
            <text:p>V<text:span text:style-name="T1">y</text:span></text:p>
          </draw:text-box>
        </draw:frame>
        <draw:frame draw:style-name="gr6" draw:layer="layout" svg:width="1.183cm" svg:height="1cm" svg:x="4cm" svg:y="5cm">
          <draw:text-box>
            <text:p>V<text:span text:style-name="T1">x</text:span></text:p>
          </draw:text-box>
        </draw:frame>
        <draw:frame draw:style-name="gr5" draw:layer="layout" svg:width="0.798cm" svg:height="0.89cm" svg:x="3cm" svg:y="5cm">
          <draw:text-box>
            <text:p><text:span text:style-name="T2">µ</text:span></text:p>
          </draw:text-box>
        </draw:frame>
      </draw:page>
    </office:drawing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3/content.xml><?xml version="1.0" encoding="utf-8"?>
<math xmlns="http://www.w3.org/1998/Math/MathML">
  <semantics>
    <mrow>
      <mrow>
        <mrow>
          <mi>V</mi>
          <mo stretchy="false">+</mo>
          <mi>U</mi>
        </mrow>
        <mi mathvariant="normal">=</mi>
        <mrow>
          <mo stretchy="false">(</mo>
          <mrow>
            <msub>
              <mi>V</mi>
              <mi>x</mi>
            </msub>
            <mo stretchy="false">+</mo>
            <msub>
              <mi>U</mi>
              <mi>x</mi>
            </msub>
          </mrow>
          <mo stretchy="false">)</mo>
        </mrow>
      </mrow>
      <mrow>
        <mi>i</mi>
        <mo stretchy="false">+</mo>
        <mrow>
          <mo stretchy="false">(</mo>
          <mrow>
            <msub>
              <mi>V</mi>
              <mi>y</mi>
            </msub>
            <mo stretchy="false">+</mo>
            <msub>
              <mi>U</mi>
              <mi>y</mi>
            </msub>
          </mrow>
          <mo stretchy="false">)</mo>
        </mrow>
      </mrow>
      <mi>j</mi>
    </mrow>
    <annotation encoding="StarMath 5.0">V+U=(V_x+U_x)i+(V_y+U_y)j</annotation>
  </semantics>
</math>
</file>

<file path=Object 24/content.xml><?xml version="1.0" encoding="utf-8"?>
<math xmlns="http://www.w3.org/1998/Math/MathML">
  <semantics>
    <mrow>
      <mrow>
        <msub>
          <mi>V</mi>
          <mi>x</mi>
        </msub>
        <mi mathvariant="normal">=</mi>
        <mi mathvariant="italic">Vcos</mi>
      </mrow>
      <mrow>
        <mo stretchy="false">(</mo>
        <mo stretchy="false">θ</mo>
        <mo stretchy="false">)</mo>
      </mrow>
    </mrow>
    <annotation encoding="StarMath 5.0">V_x=Vcos(%theta)</annotation>
  </semantics>
</math>
</file>

<file path=Object 25/content.xml><?xml version="1.0" encoding="utf-8"?>
<math xmlns="http://www.w3.org/1998/Math/MathML">
  <semantics>
    <mrow>
      <mrow>
        <mo stretchy="false">(</mo>
        <mrow>
          <mi>a</mi>
          <mo stretchy="false">+</mo>
          <mi>b</mi>
        </mrow>
        <mo stretchy="false">)</mo>
      </mrow>
      <mrow>
        <mrow>
          <mo stretchy="false">(</mo>
          <mrow>
            <mi>a</mi>
            <mi mathvariant="normal">−</mi>
            <mi>b</mi>
          </mrow>
          <mo stretchy="false">)</mo>
        </mrow>
        <mi mathvariant="normal">=</mi>
        <mrow>
          <msup>
            <mi>a</mi>
            <mn>2</mn>
          </msup>
          <mi mathvariant="normal">−</mi>
          <msup>
            <mi>b</mi>
            <mn>2</mn>
          </msup>
        </mrow>
      </mrow>
    </mrow>
    <annotation encoding="StarMath 5.0">(a+b)(a-b)=a^2-b^2</annotation>
  </semantics>
</math>
</file>

<file path=Object 26/content.xml><?xml version="1.0" encoding="utf-8"?>
<math xmlns="http://www.w3.org/1998/Math/MathML">
  <semantics>
    <mtable>
      <mtr>
        <mtd>
          <mrow>
            <msup>
              <mrow>
                <mo stretchy="false">(</mo>
                <mrow>
                  <mi>a</mi>
                  <mo stretchy="false">+</mo>
                  <mi>b</mi>
                </mrow>
                <mo stretchy="false">)</mo>
              </mrow>
              <mn>2</mn>
            </msup>
            <mi mathvariant="normal">=</mi>
            <mrow>
              <mrow>
                <msup>
                  <mi>a</mi>
                  <mn>2</mn>
                </msup>
                <mo stretchy="false">+</mo>
                <mn>2ab</mn>
              </mrow>
              <mo stretchy="false">+</mo>
              <msup>
                <mi>b</mi>
                <mn>2</mn>
              </msup>
            </mrow>
          </mrow>
        </mtd>
      </mtr>
      <mtr>
        <mtd>
          <mrow>
            <msup>
              <mrow>
                <mo stretchy="false">(</mo>
                <mrow>
                  <mi>a</mi>
                  <mi mathvariant="normal">−</mi>
                  <mi>b</mi>
                </mrow>
                <mo stretchy="false">)</mo>
              </mrow>
              <mn>2</mn>
            </msup>
            <mi mathvariant="normal">=</mi>
            <mrow>
              <mrow>
                <msup>
                  <mi>a</mi>
                  <mn>2</mn>
                </msup>
                <mi mathvariant="normal">−</mi>
                <mn>2ab</mn>
              </mrow>
              <mo stretchy="false">+</mo>
              <msup>
                <mi>b</mi>
                <mn>2</mn>
              </msup>
            </mrow>
          </mrow>
        </mtd>
      </mtr>
    </mtable>
    <annotation encoding="StarMath 5.0">(a+b)^2 = a^2+2ab+b^2 newline(a-b)^2 = a^2-2ab+b^2</annotation>
  </semantics>
</math>
</file>

<file path=Object 27/content.xml><?xml version="1.0" encoding="utf-8"?>
<math xmlns="http://www.w3.org/1998/Math/MathML">
  <semantics>
    <mrow>
      <mrow>
        <msup>
          <mi>a</mi>
          <mn>0</mn>
        </msup>
        <mi mathvariant="normal">=</mi>
        <mn>1,</mn>
      </mrow>
      <mi/>
      <mrow>
        <msup>
          <mi>a</mi>
          <mn>1</mn>
        </msup>
        <mi mathvariant="normal">=</mi>
        <mi>a</mi>
      </mrow>
      <mi>,</mi>
      <mi/>
      <mrow>
        <msup>
          <mi>a</mi>
          <mrow>
            <mi mathvariant="normal">−</mi>
            <mn>1</mn>
          </mrow>
        </msup>
        <mi mathvariant="normal">=</mi>
        <mfrac>
          <mn>1</mn>
          <msup>
            <mi>a</mi>
            <mn>1</mn>
          </msup>
        </mfrac>
      </mrow>
    </mrow>
    <annotation encoding="StarMath 5.0">a^0=1, ~~~ a^1=a, ~~~ a^-1=1 over a^1</annotation>
  </semantics>
</math>
</file>

<file path=Object 28/content.xml><?xml version="1.0" encoding="utf-8"?>
<math xmlns="http://www.w3.org/1998/Math/MathML">
  <semantics>
    <mrow>
      <mrow>
        <mrow>
          <msup>
            <mi>a</mi>
            <mi>b</mi>
          </msup>
          <mi mathvariant="normal">∗</mi>
          <msup>
            <mi>a</mi>
            <mi>c</mi>
          </msup>
        </mrow>
        <mi mathvariant="normal">=</mi>
        <msup>
          <mi>a</mi>
          <mrow>
            <mi>b</mi>
            <mo stretchy="false">+</mo>
            <mi>c</mi>
          </mrow>
        </msup>
      </mrow>
      <mi>,</mi>
      <mi/>
      <mrow>
        <mfrac>
          <msup>
            <mi>a</mi>
            <mi>b</mi>
          </msup>
          <msup>
            <mi>a</mi>
            <mi>c</mi>
          </msup>
        </mfrac>
        <mi mathvariant="normal">=</mi>
        <msup>
          <mi>a</mi>
          <mrow>
            <mi>b</mi>
            <mi mathvariant="normal">−</mi>
            <mi>c</mi>
          </mrow>
        </msup>
      </mrow>
    </mrow>
    <annotation encoding="StarMath 5.0">a^b*a^c = a^{b+c},~~~a^b over a^c = a^{b-c}</annotation>
  </semantics>
</math>
</file>

<file path=Object 29/content.xml><?xml version="1.0" encoding="utf-8"?>
<math xmlns="http://www.w3.org/1998/Math/MathML">
  <semantics>
    <mrow>
      <mrow>
        <mrow>
          <mrow>
            <msup>
              <mi mathvariant="italic">ax</mi>
              <mn>2</mn>
            </msup>
            <mo stretchy="false">+</mo>
            <mi mathvariant="italic">bx</mi>
          </mrow>
          <mo stretchy="false">+</mo>
          <mi>c</mi>
        </mrow>
        <mi mathvariant="normal">=</mi>
        <mn>0</mn>
      </mrow>
      <mi mathvariant="normal">⇒</mi>
      <mrow>
        <mi>x</mi>
        <mi mathvariant="normal">=</mi>
        <mfrac>
          <mrow>
            <mrow>
              <mi mathvariant="normal">−</mi>
              <mi>b</mi>
            </mrow>
            <mi mathvariant="normal">±</mi>
            <msqrt>
              <mrow>
                <mo stretchy="false">(</mo>
                <mrow>
                  <msup>
                    <mi>b</mi>
                    <mn>2</mn>
                  </msup>
                  <mi mathvariant="normal">−</mi>
                  <mn>4ac</mn>
                </mrow>
                <mo stretchy="false">)</mo>
              </mrow>
            </msqrt>
          </mrow>
          <mn>2a</mn>
        </mfrac>
      </mrow>
    </mrow>
    <annotation encoding="StarMath 5.0">ax^2 + bx + c = 0 drarrow x={-b +- sqrt(b^2-4ac)} over 2a</annotation>
  </semantics>
</math>
</file>

<file path=Object 3/content.xml><?xml version="1.0" encoding="utf-8"?>
<math xmlns="http://www.w3.org/1998/Math/MathML">
  <semantics>
    <mtable>
      <mtr>
        <mtd>
          <mrow>
            <mtext>Function</mtext>
            <mi/>
            <mi>f</mi>
            <mrow>
              <mo stretchy="false">(</mo>
              <mi>x</mi>
              <mo stretchy="false">)</mo>
            </mrow>
          </mrow>
        </mtd>
        <mtd>
          <mrow>
            <mi/>
            <mtext>Derivative</mtext>
            <mi/>
            <msup>
              <mi>f</mi>
              <mi>'</mi>
            </msup>
            <mrow>
              <mo stretchy="false">(</mo>
              <mi>x</mi>
              <mo stretchy="false">)</mo>
            </mrow>
          </mrow>
        </mtd>
      </mtr>
      <mtr>
        <mtd>
          <mi>c</mi>
        </mtd>
        <mtd>
          <mn>0</mn>
        </mtd>
      </mtr>
      <mtr>
        <mtd>
          <msup>
            <mi>x</mi>
            <mi>n</mi>
          </msup>
        </mtd>
        <mtd>
          <msup>
            <mi mathvariant="italic">nx</mi>
            <mrow>
              <mi>n</mi>
              <mi mathvariant="normal">−</mi>
              <mn>1</mn>
            </mrow>
          </msup>
        </mtd>
      </mtr>
      <mtr>
        <mtd>
          <mrow>
            <mi>sin</mi>
            <mi>x</mi>
          </mrow>
        </mtd>
        <mtd>
          <mrow>
            <mi>cos</mi>
            <mi>x</mi>
          </mrow>
        </mtd>
      </mtr>
      <mtr>
        <mtd>
          <mrow>
            <mi>cos</mi>
            <mi>x</mi>
          </mrow>
        </mtd>
        <mtd>
          <mrow>
            <mrow>
              <mi mathvariant="normal">−</mi>
              <mi>sin</mi>
            </mrow>
            <mi>x</mi>
          </mrow>
        </mtd>
      </mtr>
      <mtr>
        <mtd>
          <msup>
            <mi>e</mi>
            <mi>x</mi>
          </msup>
        </mtd>
        <mtd>
          <msup>
            <mi>e</mi>
            <mi>x</mi>
          </msup>
        </mtd>
      </mtr>
      <mtr>
        <mtd>
          <mrow>
            <mi>ln</mi>
            <mi>x</mi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  <mtd>
          <mrow>
            <mfrac>
              <mn>1</mn>
              <mi>x</mi>
            </mfrac>
            <mrow>
              <mo stretchy="false">(</mo>
              <mrow>
                <mi>x</mi>
                <mo stretchy="false">&gt;</mo>
                <mn>0</mn>
              </mrow>
              <mo stretchy="false">)</mo>
            </mrow>
          </mrow>
        </mtd>
      </mtr>
    </mtable>
    <annotation encoding="StarMath 5.0">Matrix{
"Function"~f(x)#~~~"Derivative"~f^'(x)##
c#0##
x^n#nx^{n-1}##
Sin x#Cos x##
Cos x#-Sin x##
e^x#e^x ##
ln x(x&gt;0)#1 over x(x&gt;0)
}</annotation>
  </semantics>
</math>
</file>

<file path=Object 30/content.xml><?xml version="1.0" encoding="utf-8"?>
<math xmlns="http://www.w3.org/1998/Math/MathML">
  <semantics>
    <mrow>
      <mrow>
        <mrow>
          <msup>
            <mi mathvariant="italic">ax</mi>
            <mn>2</mn>
          </msup>
          <mo stretchy="false">+</mo>
          <mi mathvariant="italic">bx</mi>
        </mrow>
        <mo stretchy="false">+</mo>
        <mi>c</mi>
      </mrow>
      <mi mathvariant="normal">=</mi>
      <mn>0</mn>
    </mrow>
    <annotation encoding="StarMath 5.0">ax^2+bx+c=0</annotation>
  </semantics>
</math>
</file>

<file path=Object 31/content.xml><?xml version="1.0" encoding="utf-8"?>
<math xmlns="http://www.w3.org/1998/Math/MathML">
  <semantics>
    <mrow>
      <mi>a</mi>
      <mi mathvariant="normal">≠</mi>
      <mn>1</mn>
    </mrow>
    <annotation encoding="StarMath 5.0">a &lt;&gt; 1</annotation>
  </semantics>
</math>
</file>

<file path=Object 32/content.xml><?xml version="1.0" encoding="utf-8"?>
<math xmlns="http://www.w3.org/1998/Math/MathML">
  <semantics>
    <mrow>
      <mrow>
        <mrow>
          <mrow>
            <msup>
              <mn>8x</mn>
              <mn>2</mn>
            </msup>
            <mo stretchy="false">+</mo>
            <mn>18x</mn>
          </mrow>
          <mo stretchy="false">+</mo>
          <mn>9</mn>
        </mrow>
        <mi mathvariant="normal">=</mi>
        <mn>0</mn>
      </mrow>
      <mi/>
      <mrow>
        <mrow>
          <mn>8</mn>
          <mi mathvariant="normal">∗</mi>
          <mn>9</mn>
        </mrow>
        <mi mathvariant="normal">=</mi>
        <mn>72</mn>
      </mrow>
    </mrow>
    <annotation encoding="StarMath 5.0">8x^2+18x+9=0 ~~~ 8*9 = 72 </annotation>
  </semantics>
</math>
</file>

<file path=Object 33/content.xml><?xml version="1.0" encoding="utf-8"?>
<math xmlns="http://www.w3.org/1998/Math/MathML">
  <semantics>
    <mrow>
      <mrow>
        <mfrac>
          <mi>a</mi>
          <mi>b</mi>
        </mfrac>
        <mi mathvariant="normal">∗</mi>
        <mi>c</mi>
      </mrow>
      <mi mathvariant="normal">=</mi>
      <mfrac>
        <mi mathvariant="italic">ac</mi>
        <mi>b</mi>
      </mfrac>
    </mrow>
    <annotation encoding="StarMath 5.0">{a over b} * c = {ac over b}</annotation>
  </semantics>
</math>
</file>

<file path=Object 34/content.xml><?xml version="1.0" encoding="utf-8"?>
<math xmlns="http://www.w3.org/1998/Math/MathML">
  <semantics>
    <mrow>
      <mrow>
        <mrow>
          <msup>
            <mn>8x</mn>
            <mn>2</mn>
          </msup>
          <mo stretchy="false">+</mo>
          <mn>12x</mn>
        </mrow>
        <mo stretchy="false">+</mo>
        <mn>6x</mn>
      </mrow>
      <mo stretchy="false">+</mo>
      <mn>9</mn>
    </mrow>
    <annotation encoding="StarMath 5.0">8x^2 + 12x + 6x+9</annotation>
  </semantics>
</math>
</file>

<file path=Object 35/content.xml><?xml version="1.0" encoding="utf-8"?>
<math xmlns="http://www.w3.org/1998/Math/MathML">
  <semantics>
    <mrow>
      <mn>4x</mn>
      <mrow>
        <mo stretchy="false">(</mo>
        <mrow>
          <mn>2x</mn>
          <mo stretchy="false">+</mo>
          <mn>3</mn>
        </mrow>
        <mo stretchy="false">)</mo>
      </mrow>
    </mrow>
    <annotation encoding="StarMath 5.0">4x(2x+3)</annotation>
  </semantics>
</math>
</file>

<file path=Object 36/content.xml><?xml version="1.0" encoding="utf-8"?>
<math xmlns="http://www.w3.org/1998/Math/MathML">
  <semantics>
    <mrow>
      <mn>3</mn>
      <mrow>
        <mo stretchy="false">(</mo>
        <mrow>
          <mn>2x</mn>
          <mo stretchy="false">+</mo>
          <mn>3</mn>
        </mrow>
        <mo stretchy="false">)</mo>
      </mrow>
    </mrow>
    <annotation encoding="StarMath 5.0">3(2x+3)</annotation>
  </semantics>
</math>
</file>

<file path=Object 37/content.xml><?xml version="1.0" encoding="utf-8"?>
<math xmlns="http://www.w3.org/1998/Math/MathML">
  <semantics>
    <mrow>
      <mrow>
        <mo stretchy="false">(</mo>
        <mrow>
          <mn>4x</mn>
          <mo stretchy="false">+</mo>
          <mn>3</mn>
        </mrow>
        <mo stretchy="false">)</mo>
      </mrow>
      <mrow>
        <mo stretchy="false">(</mo>
        <mrow>
          <mn>2x</mn>
          <mo stretchy="false">+</mo>
          <mn>3</mn>
        </mrow>
        <mo stretchy="false">)</mo>
      </mrow>
    </mrow>
    <annotation encoding="StarMath 5.0">(4x+3)(2x+3)</annotation>
  </semantics>
</math>
</file>

<file path=Object 38/content.xml><?xml version="1.0" encoding="utf-8"?>
<math xmlns="http://www.w3.org/1998/Math/MathML">
  <semantics>
    <mrow>
      <mi mathvariant="normal">−</mi>
      <mfrac>
        <mn>3</mn>
        <mn>4</mn>
      </mfrac>
    </mrow>
    <annotation encoding="StarMath 5.0">-{3 over 4}</annotation>
  </semantics>
</math>
</file>

<file path=Object 39/content.xml><?xml version="1.0" encoding="utf-8"?>
<math xmlns="http://www.w3.org/1998/Math/MathML">
  <semantics>
    <mrow>
      <mi mathvariant="normal">−</mi>
      <mfrac>
        <mn>3</mn>
        <mn>2</mn>
      </mfrac>
    </mrow>
    <annotation encoding="StarMath 5.0">-{3 over 2}</annotation>
  </semantics>
</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under>
        <math:mi>lim</math:mi>
        <math:mrow>
          <math:mi>h</math:mi>
          <math:mo math:stretchy="false">→</math:mo>
          <math:mn>0</math:mn>
        </math:mrow>
      </math:munder>
      <math:mfenced math:open="" math:close="">
        <math:mfrac>
          <math:mrow>
            <math:mi>f</math:mi>
            <math:mrow>
              <math:mrow>
                <math:mo math:stretchy="false">(</math:mo>
                <math:mrow>
                  <math:mi>x</math:mi>
                  <math:mo math:stretchy="false">+</math:mo>
                  <math:mi>h</math:mi>
                </math:mrow>
                <math:mo math:stretchy="false">)</math:mo>
              </math:mrow>
              <math:mo math:stretchy="false">−</math:mo>
              <math:mi>f</math:mi>
            </math:mrow>
            <math:mrow>
              <math:mo math:stretchy="false">(</math:mo>
              <math:mi>x</math:mi>
              <math:mo math:stretchy="false">)</math:mo>
            </math:mrow>
          </math:mrow>
          <math:mi>h</math:mi>
        </math:mfrac>
      </math:mfenced>
    </math:mrow>
    <math:annotation math:encoding="StarMath 5.0">lim from {h rightarrow 0}  
left( 
{f(x+h) - f(x)} over h
right)</math:annotation>
  </math:semantics>
</math:math>
</file>

<file path=Object 40/content.xml><?xml version="1.0" encoding="utf-8"?>
<math xmlns="http://www.w3.org/1998/Math/MathML">
  <semantics>
    <mrow>
      <mrow>
        <mfrac>
          <mi>a</mi>
          <mi>b</mi>
        </mfrac>
        <mi mathvariant="normal">/</mi>
        <mi>c</mi>
      </mrow>
      <mi mathvariant="normal">=</mi>
      <mfrac>
        <mi>a</mi>
        <mi mathvariant="italic">bc</mi>
      </mfrac>
    </mrow>
    <annotation encoding="StarMath 5.0">{a over b}/c = {a over bc}</annotation>
  </semantics>
</math>
</file>

<file path=Object 41/content.xml><?xml version="1.0" encoding="utf-8"?>
<math xmlns="http://www.w3.org/1998/Math/MathML">
  <semantics>
    <mrow>
      <msup>
        <mi>b</mi>
        <mn>2</mn>
      </msup>
      <mi mathvariant="normal">=</mi>
      <mrow>
        <msup>
          <mi>c</mi>
          <mn>2</mn>
        </msup>
        <mo stretchy="false">+</mo>
        <msup>
          <mi>h</mi>
          <mn>2</mn>
        </msup>
      </mrow>
    </mrow>
    <annotation encoding="StarMath 5.0">b^2=c^2+h^2 </annotation>
  </semantics>
</math>
</file>

<file path=Object 42/content.xml><?xml version="1.0" encoding="utf-8"?>
<math xmlns="http://www.w3.org/1998/Math/MathML">
  <semantics>
    <mrow>
      <mi>sin</mi>
      <mrow>
        <mrow>
          <mo stretchy="false">(</mo>
          <mo stretchy="false">θ</mo>
          <mo stretchy="false">)</mo>
        </mrow>
        <mi mathvariant="normal">=</mi>
        <mfrac>
          <mi mathvariant="italic">Opposite</mi>
          <mi mathvariant="italic">Hypothenous</mi>
        </mfrac>
      </mrow>
    </mrow>
    <annotation encoding="StarMath 5.0">Sin(%theta) = Opposite over Hypothenous</annotation>
  </semantics>
</math>
</file>

<file path=Object 43/content.xml><?xml version="1.0" encoding="utf-8"?>
<math xmlns="http://www.w3.org/1998/Math/MathML">
  <semantics>
    <mfenced open="" close="">
      <mrow>
        <mi>sin</mi>
        <mrow>
          <mrow>
            <mo stretchy="false">(</mo>
            <mi>A</mi>
            <mo stretchy="false">)</mo>
          </mrow>
          <mi mathvariant="normal">=</mi>
          <mfrac>
            <mi>h</mi>
            <mi>b</mi>
          </mfrac>
        </mrow>
      </mrow>
    </mfenced>
    <annotation encoding="StarMath 5.0">left ( sin(A) = h over b right )</annotation>
  </semantics>
</math>
</file>

<file path=Object 44/content.xml><?xml version="1.0" encoding="utf-8"?>
<math xmlns="http://www.w3.org/1998/Math/MathML">
  <semantics>
    <mrow>
      <mi>cos</mi>
      <mrow>
        <mrow>
          <mo stretchy="false">(</mo>
          <mo stretchy="false">θ</mo>
          <mo stretchy="false">)</mo>
        </mrow>
        <mi mathvariant="normal">=</mi>
        <mfrac>
          <mi mathvariant="italic">adjacent</mi>
          <mi mathvariant="italic">hypotenuse</mi>
        </mfrac>
      </mrow>
    </mrow>
    <annotation encoding="StarMath 5.0">cos(%theta)=adjacent over hypotenuse</annotation>
  </semantics>
</math>
</file>

<file path=Object 45/content.xml><?xml version="1.0" encoding="utf-8"?>
<math xmlns="http://www.w3.org/1998/Math/MathML">
  <semantics>
    <mfenced open="" close="">
      <mrow>
        <mi>cos</mi>
        <mrow>
          <mrow>
            <mo stretchy="false">(</mo>
            <mi>A</mi>
            <mo stretchy="false">)</mo>
          </mrow>
          <mi mathvariant="normal">=</mi>
          <mfrac>
            <mi>c</mi>
            <mi>b</mi>
          </mfrac>
        </mrow>
      </mrow>
    </mfenced>
    <annotation encoding="StarMath 5.0">left ( cos(A)=c over b right )</annotation>
  </semantics>
</math>
</file>

<file path=Object 46/content.xml><?xml version="1.0" encoding="utf-8"?>
<math xmlns="http://www.w3.org/1998/Math/MathML">
  <semantics>
    <mrow>
      <mi>tan</mi>
      <mrow>
        <mrow>
          <mo stretchy="false">(</mo>
          <mo stretchy="false">θ</mo>
          <mo stretchy="false">)</mo>
        </mrow>
        <mi mathvariant="normal">=</mi>
        <mfrac>
          <mi mathvariant="italic">Opposite</mi>
          <mi mathvariant="italic">Adjacent</mi>
        </mfrac>
      </mrow>
    </mrow>
    <annotation encoding="StarMath 5.0">tan(%theta)=Opposite over Adjacent</annotation>
  </semantics>
</math>
</file>

<file path=Object 47/content.xml><?xml version="1.0" encoding="utf-8"?>
<math xmlns="http://www.w3.org/1998/Math/MathML">
  <semantics>
    <mfenced open="" close="">
      <mrow>
        <mi>cos</mi>
        <mrow>
          <mrow>
            <mo stretchy="false">(</mo>
            <mi>A</mi>
            <mo stretchy="false">)</mo>
          </mrow>
          <mi mathvariant="normal">=</mi>
          <mfrac>
            <mi>h</mi>
            <mi>c</mi>
          </mfrac>
        </mrow>
      </mrow>
    </mfenced>
    <annotation encoding="StarMath 5.0">left ( cos(A)=h over c right )</annotation>
  </semantics>
</math>
</file>

<file path=Object 48/content.xml><?xml version="1.0" encoding="utf-8"?>
<math xmlns="http://www.w3.org/1998/Math/MathML">
  <semantics>
    <mrow>
      <mrow>
        <msub>
          <mi>V</mi>
          <mi>y</mi>
        </msub>
        <mi mathvariant="normal">=</mi>
        <mi mathvariant="italic">Vsin</mi>
      </mrow>
      <mrow>
        <mo stretchy="false">(</mo>
        <mo stretchy="false">θ</mo>
        <mo stretchy="false">)</mo>
      </mrow>
    </mrow>
    <annotation encoding="StarMath 5.0">V_y=Vsin(%theta)</annotation>
  </semantics>
</math>
</file>

<file path=Object 49/content.xml><?xml version="1.0" encoding="utf-8"?>
<math xmlns="http://www.w3.org/1998/Math/MathML">
  <semantics>
    <mrow>
      <mtext>|V|</mtext>
      <mi mathvariant="normal">=</mi>
      <msqrt>
        <mrow>
          <msubsup>
            <mi>V</mi>
            <mi>x</mi>
            <mn>2</mn>
          </msubsup>
          <mo stretchy="false">+</mo>
          <msubsup>
            <mi>V</mi>
            <mi>y</mi>
            <mn>2</mn>
          </msubsup>
        </mrow>
      </msqrt>
    </mrow>
    <annotation encoding="StarMath 5.0">"|V|"=sqrt{V_x^2+V_y^2}</annotation>
  </semantics>
</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Leibniz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i math:fontstyle="italic">dy</math:mi>
              <math:mi math:fontstyle="italic">dx</math:mi>
            </math:mfrac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frac>
              <math:msup>
                <math:mi>d</math:mi>
                <math:mn>2y</math:mn>
              </math:msup>
              <math:msup>
                <math:mi math:fontstyle="italic">dx</math:mi>
                <math:mn>2</math:mn>
              </math:msup>
            </math:mfrac>
          </math:mrow>
        </math:mrow>
      </math:mtr>
      <math:mtr>
        <math:mrow>
          <math:mtext>Newton :</math:mtext>
          <math:mi/>
          <math:msup>
            <math:mi>f</math:mi>
            <math:mi>'</math:mi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˙</math:mo>
            </math:mover>
          </math:mrow>
          <math:mi/>
          <math:msup>
            <math:mi>f</math:mi>
            <math:mrow>
              <math:mi>'</math:mi>
              <math:mi>'</math:mi>
            </math:mrow>
          </math:msup>
          <math:mrow>
            <math:mrow>
              <math:mo math:stretchy="false">(</math:mo>
              <math:mi>x</math:mi>
              <math:mo math:stretchy="false">)</math:mo>
            </math:mrow>
            <math:mo math:stretchy="false">=</math:mo>
            <math:mover math:accent="true">
              <math:mi>s</math:mi>
              <math:mo math:stretchy="false">¨</math:mo>
            </math:mover>
          </math:mrow>
        </math:mrow>
      </math:mtr>
    </math:mtable>
    <math:annotation math:encoding="StarMath 5.0">"Leibniz:"~f^'(x)={dy} over {dx}~~~f^{''}(x)={d^2y}over{dx^2} newline
"Newton :"~f^'(x)=dot s~~~f^{''}(x) = ddot s</math:annotation>
  </math:semantics>
</math:math>
</file>

<file path=Object 50/content.xml><?xml version="1.0" encoding="utf-8"?>
<math xmlns="http://www.w3.org/1998/Math/MathML">
  <semantics>
    <mrow>
      <mrow>
        <mo stretchy="false">θ</mo>
        <mi mathvariant="normal">=</mi>
        <msup>
          <mi>tan</mi>
          <mrow>
            <mi mathvariant="normal">−</mi>
            <mn>1</mn>
          </mrow>
        </msup>
      </mrow>
      <mrow>
        <mo stretchy="false">(</mo>
        <mfrac>
          <msub>
            <mi>V</mi>
            <mi>y</mi>
          </msub>
          <msub>
            <mi>V</mi>
            <mi>x</mi>
          </msub>
        </mfrac>
        <mo stretchy="false">)</mo>
      </mrow>
    </mrow>
    <annotation encoding="StarMath 5.0">%theta=tan^-1(V_y over V_x)</annotation>
  </semantics>
</math>
</file>

<file path=Object 51/content.xml><?xml version="1.0" encoding="utf-8"?>
<math xmlns="http://www.w3.org/1998/Math/MathML">
  <semantics>
    <mrow>
      <mrow>
        <msup>
          <mi mathvariant="italic">ax</mi>
          <mn>2</mn>
        </msup>
        <mo stretchy="false">+</mo>
        <mi mathvariant="italic">bx</mi>
      </mrow>
      <mo stretchy="false">+</mo>
      <mi>c</mi>
    </mrow>
    <annotation encoding="StarMath 5.0">ax^2+bx+c</annotation>
  </semantics>
</math>
</file>

<file path=Object 52/content.xml><?xml version="1.0" encoding="utf-8"?>
<math xmlns="http://www.w3.org/1998/Math/MathML">
  <semantics>
    <mrow>
      <mi>a</mi>
      <mfenced open="[" close="]">
        <mrow>
          <mrow>
            <msup>
              <mi>x</mi>
              <mn>2</mn>
            </msup>
            <mo stretchy="false">+</mo>
            <mfrac>
              <mi>b</mi>
              <mi>a</mi>
            </mfrac>
          </mrow>
          <mrow>
            <mi>x</mi>
            <mo stretchy="false">+</mo>
            <mfrac>
              <mi>c</mi>
              <mi>a</mi>
            </mfrac>
          </mrow>
        </mrow>
      </mfenced>
    </mrow>
    <annotation encoding="StarMath 5.0">a left [ x^2 + {b over a}x + {c over a} right ]</annotation>
  </semantics>
</math>
</file>

<file path=Object 53/content.xml><?xml version="1.0" encoding="utf-8"?>
<math xmlns="http://www.w3.org/1998/Math/MathML">
  <semantics>
    <mrow>
      <mfenced open="" close="">
        <mfrac>
          <mn>1</mn>
          <mn>2</mn>
        </mfrac>
      </mfenced>
      <mrow>
        <mfenced open="" close="">
          <mfrac>
            <mi>b</mi>
            <mi>a</mi>
          </mfrac>
        </mfenced>
        <mi mathvariant="normal">=</mi>
        <mfenced open="" close="">
          <mfrac>
            <mi>b</mi>
            <mn>2a</mn>
          </mfrac>
        </mfenced>
      </mrow>
    </mrow>
    <annotation encoding="StarMath 5.0">left ( {1 over 2} right ) left ( {b over a } right ) = left ({b over {2a}} right)</annotation>
  </semantics>
</math>
</file>

<file path=Object 54/content.xml><?xml version="1.0" encoding="utf-8"?>
<math xmlns="http://www.w3.org/1998/Math/MathML">
  <semantics>
    <mrow>
      <msup>
        <mfenced open="" close="">
          <mfrac>
            <mi>b</mi>
            <mn>2a</mn>
          </mfrac>
        </mfenced>
        <mn>2</mn>
      </msup>
      <mi mathvariant="normal">=</mi>
      <mfrac>
        <msup>
          <mi>b</mi>
          <mn>2</mn>
        </msup>
        <msup>
          <mn>4a</mn>
          <mn>2</mn>
        </msup>
      </mfrac>
    </mrow>
    <annotation encoding="StarMath 5.0">left ( { b over 2a} right )^2 = {b^2 over {4a^2}}</annotation>
  </semantics>
</math>
</file>

<file path=Object 55/content.xml><?xml version="1.0" encoding="utf-8"?>
<math xmlns="http://www.w3.org/1998/Math/MathML">
  <semantics>
    <mrow>
      <mi>a</mi>
      <mfenced open="[" close="]">
        <mrow>
          <mrow>
            <msup>
              <mi>x</mi>
              <mn>2</mn>
            </msup>
            <mo stretchy="false">+</mo>
            <mfrac>
              <mi>b</mi>
              <mi>a</mi>
            </mfrac>
          </mrow>
          <mrow>
            <mrow>
              <mrow>
                <mi>x</mi>
                <mo stretchy="false">+</mo>
                <mfrac>
                  <msup>
                    <mi>b</mi>
                    <mn>2</mn>
                  </msup>
                  <msup>
                    <mn>4a</mn>
                    <mn>2</mn>
                  </msup>
                </mfrac>
              </mrow>
              <mo stretchy="false">+</mo>
              <mfrac>
                <mi>c</mi>
                <mi>a</mi>
              </mfrac>
            </mrow>
            <mi mathvariant="normal">−</mi>
            <mfrac>
              <msup>
                <mi>b</mi>
                <mn>2</mn>
              </msup>
              <msup>
                <mn>4a</mn>
                <mn>2</mn>
              </msup>
            </mfrac>
          </mrow>
        </mrow>
      </mfenced>
    </mrow>
    <annotation encoding="StarMath 5.0">a left [ x^2 + {b over a}x + {b^2 over {4a^2}} + {c over a} - {b^2 over {4a^2}} right ]</annotation>
  </semantics>
</math>
</file>

<file path=Object 56/content.xml><?xml version="1.0" encoding="utf-8"?>
<math xmlns="http://www.w3.org/1998/Math/MathML">
  <semantics>
    <mrow>
      <mi>a</mi>
      <mfenced open="[" close="]">
        <mrow>
          <msup>
            <mfenced open="" close="">
              <mrow>
                <mi>x</mi>
                <mo stretchy="false">+</mo>
                <mfrac>
                  <mi>b</mi>
                  <mn>2a</mn>
                </mfrac>
              </mrow>
            </mfenced>
            <mn>2</mn>
          </msup>
          <mo stretchy="false">+</mo>
          <mfrac>
            <mrow>
              <mn>4ac</mn>
              <mi mathvariant="normal">−</mi>
              <msup>
                <mi>b</mi>
                <mn>2</mn>
              </msup>
            </mrow>
            <msup>
              <mn>4a</mn>
              <mn>2</mn>
            </msup>
          </mfrac>
        </mrow>
      </mfenced>
    </mrow>
    <annotation encoding="StarMath 5.0">a left [ left (x+{b over 2a} right) ^2+{{4ac - b^{2}}over {4a^{2}}} right ]</annotation>
  </semantics>
</math>
</file>

<file path=Object 57/content.xml><?xml version="1.0" encoding="utf-8"?>
<math xmlns="http://www.w3.org/1998/Math/MathML">
  <semantics>
    <mrow>
      <mi>a</mi>
      <mfenced open="[" close="]">
        <mrow>
          <mrow>
            <msup>
              <mfenced open="" close="">
                <mrow>
                  <mi>x</mi>
                  <mo stretchy="false">+</mo>
                  <mfrac>
                    <mi>b</mi>
                    <mn>2a</mn>
                  </mfrac>
                </mrow>
              </mfenced>
              <mn>2</mn>
            </msup>
            <mo stretchy="false">+</mo>
            <mfrac>
              <mi>c</mi>
              <mi>a</mi>
            </mfrac>
          </mrow>
          <mi mathvariant="normal">−</mi>
          <mfrac>
            <msup>
              <mi>b</mi>
              <mn>2</mn>
            </msup>
            <msup>
              <mn>4a</mn>
              <mn>2</mn>
            </msup>
          </mfrac>
        </mrow>
      </mfenced>
    </mrow>
    <annotation encoding="StarMath 5.0">a left [ left (x+{b over 2a} right) ^2+{c over a} - {b^2 over 4a^2} right ]
</annotation>
  </semantics>
</math>
</file>

<file path=Object 58/content.xml><?xml version="1.0" encoding="utf-8"?>
<math xmlns="http://www.w3.org/1998/Math/MathML">
  <semantics>
    <mrow>
      <mi>a</mi>
      <mfenced open="[" close="]">
        <mrow>
          <msup>
            <mfenced open="" close="">
              <mrow>
                <mi>x</mi>
                <mo stretchy="false">+</mo>
                <mfrac>
                  <mi>b</mi>
                  <mn>2a</mn>
                </mfrac>
              </mrow>
            </mfenced>
            <mn>2</mn>
          </msup>
          <mo stretchy="false">+</mo>
          <mfrac>
            <mrow>
              <msup>
                <mn>4a</mn>
                <mn>2</mn>
              </msup>
              <mrow>
                <mi>c</mi>
                <mi mathvariant="normal">−</mi>
                <msup>
                  <mi>b</mi>
                  <mn>2</mn>
                </msup>
              </mrow>
              <mi>a</mi>
            </mrow>
            <msup>
              <mn>4a</mn>
              <mn>3</mn>
            </msup>
          </mfrac>
        </mrow>
      </mfenced>
    </mrow>
    <annotation encoding="StarMath 5.0">a left [ left (x+{b over 2a} right) ^2+{{4a^{2}c - b^{2}a}over {4a^{3}}} right ]</annotation>
  </semantics>
</math>
</file>

<file path=Object 59/content.xml><?xml version="1.0" encoding="utf-8"?>
<math xmlns="http://www.w3.org/1998/Math/MathML">
  <semantics>
    <mrow>
      <mi>a</mi>
      <mrow>
        <msup>
          <mfenced open="" close="">
            <mrow>
              <mi>x</mi>
              <mo stretchy="false">+</mo>
              <mfrac>
                <mi>b</mi>
                <mn>2a</mn>
              </mfrac>
            </mrow>
          </mfenced>
          <mn>2</mn>
        </msup>
        <mo stretchy="false">+</mo>
        <mfrac>
          <mrow>
            <mn>4ac</mn>
            <mi mathvariant="normal">−</mi>
            <msup>
              <mi>b</mi>
              <mn>2</mn>
            </msup>
          </mrow>
          <mn>4a</mn>
        </mfrac>
      </mrow>
    </mrow>
    <annotation encoding="StarMath 5.0">a left ( x + {b over 2a} right )^2 + {{4ac-b^2}over{4a}}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row>
            <math:mo math:stretchy="false">(</math:mo>
            <math:msup>
              <math:mi>x</math:mi>
              <math:mi>a</math:mi>
            </math:msup>
            <math:mo math:stretchy="false">)</math:mo>
          </math:mrow>
          <math:mi>b</math:mi>
        </math:msup>
        <math:mo math:stretchy="false">=</math:mo>
        <math:msup>
          <math:mi>x</math:mi>
          <math:mrow>
            <math:mi>a</math:mi>
            <math:mo math:stretchy="false">∗</math:mo>
            <math:mi>b</math:mi>
          </math:mrow>
        </math:msup>
      </math:mrow>
      <math:mi/>
      <math:mrow>
        <math:mrow>
          <math:msup>
            <math:mrow>
              <math:mo math:stretchy="false">(</math:mo>
              <math:msup>
                <math:mn>2</math:mn>
                <math:mn>3</math:mn>
              </math:msup>
              <math:mo math:stretchy="false">)</math:mo>
            </math:mrow>
            <math:mn>2</math:mn>
          </math:msup>
          <math:mo math:stretchy="false">=</math:mo>
          <math:msup>
            <math:mrow>
              <math:mo math:stretchy="false">(</math:mo>
              <math:mrow>
                <math:mrow>
                  <math:mn>2</math:mn>
                  <math:mo math:stretchy="false">∗</math:mo>
                  <math:mn>2</math:mn>
                </math:mrow>
                <math:mo math:stretchy="false">∗</math:mo>
                <math:mn>2</math:mn>
              </math:mrow>
              <math:mo math:stretchy="false">)</math:mo>
            </math:mrow>
            <math:mn>2</math:mn>
          </math:msup>
        </math:mrow>
        <math:mo math:stretchy="false">=</math:mo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</math:mrow>
      <math:mrow>
        <math:mrow>
          <math:mo math:stretchy="false">(</math:mo>
          <math:mrow>
            <math:mrow>
              <math:mn>2</math:mn>
              <math:mo math:stretchy="false">∗</math:mo>
              <math:mn>2</math:mn>
            </math:mrow>
            <math:mo math:stretchy="false">∗</math:mo>
            <math:mn>2</math:mn>
          </math:mrow>
          <math:mo math:stretchy="false">)</math:mo>
        </math:mrow>
        <math:mo math:stretchy="false">=</math:mo>
        <math:msup>
          <math:mn>2</math:mn>
          <math:mn>6</math:mn>
        </math:msup>
      </math:mrow>
    </math:mrow>
    <math:annotation math:encoding="StarMath 5.0">(x^a)^b = x^{a*b}~~~(2^3)^2=(2*2*2)^2=(2*2*2)(2*2*2)=2^6</math:annotation>
  </math:semantics>
</math:math>
</file>

<file path=Object 60/content.xml><?xml version="1.0" encoding="utf-8"?>
<math xmlns="http://www.w3.org/1998/Math/MathML">
  <semantics>
    <mrow>
      <mi>a</mi>
      <mrow>
        <msup>
          <mfenced open="" close="">
            <mrow>
              <mi>x</mi>
              <mo stretchy="false">+</mo>
              <mfrac>
                <mi>b</mi>
                <mn>2a</mn>
              </mfrac>
            </mrow>
          </mfenced>
          <mn>2</mn>
        </msup>
        <mi mathvariant="normal">=</mi>
        <mrow>
          <mi mathvariant="normal">−</mi>
          <mfrac>
            <mrow>
              <mn>4ac</mn>
              <mi mathvariant="normal">−</mi>
              <msup>
                <mi>b</mi>
                <mn>2</mn>
              </msup>
            </mrow>
            <mn>4a</mn>
          </mfrac>
        </mrow>
      </mrow>
    </mrow>
    <annotation encoding="StarMath 5.0">a left ( x + {b over 2a} right )^2 = -{{4ac-b^2}over{4a}}</annotation>
  </semantics>
</math>
</file>

<file path=Object 61/content.xml><?xml version="1.0" encoding="utf-8"?>
<math xmlns="http://www.w3.org/1998/Math/MathML">
  <semantics>
    <mrow>
      <mi>x</mi>
      <mi mathvariant="normal">=</mi>
      <mrow>
        <mi mathvariant="normal">−</mi>
        <mfrac>
          <mi>b</mi>
          <mn>2a</mn>
        </mfrac>
      </mrow>
    </mrow>
    <annotation encoding="StarMath 5.0">x=-{b over {2a}}</annotation>
  </semantics>
</math>
</file>

<file path=Object 62/content.xml><?xml version="1.0" encoding="utf-8"?>
<math xmlns="http://www.w3.org/1998/Math/MathML">
  <semantics>
    <mrow>
      <mi>y</mi>
      <mi mathvariant="normal">=</mi>
      <mfrac>
        <mrow>
          <mn>4ac</mn>
          <mi mathvariant="normal">−</mi>
          <msup>
            <mi>b</mi>
            <mn>2</mn>
          </msup>
        </mrow>
        <mn>4a</mn>
      </mfrac>
    </mrow>
    <annotation encoding="StarMath 5.0">y={{4ac-b^2} over {4a}}</annotation>
  </semantics>
</math>
</file>

<file path=Object 63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i>b</mi>
              <mn>2a</mn>
            </mfrac>
          </mrow>
        </mfenced>
        <mn>2</mn>
      </msup>
      <mi mathvariant="normal">=</mi>
      <mrow>
        <mi mathvariant="normal">−</mi>
        <mfrac>
          <mrow>
            <mn>4ac</mn>
            <mi mathvariant="normal">−</mi>
            <msup>
              <mi>b</mi>
              <mn>2</mn>
            </msup>
          </mrow>
          <msup>
            <mn>4a</mn>
            <mn>2</mn>
          </msup>
        </mfrac>
      </mrow>
    </mrow>
    <annotation encoding="StarMath 5.0">left ( x+{b over {2a}} right ) ^2 = -{{4ac - b^2} over {4a^2}}</annotation>
  </semantics>
</math>
</file>

<file path=Object 64/content.xml><?xml version="1.0" encoding="utf-8"?>
<math xmlns="http://www.w3.org/1998/Math/MathML">
  <semantics>
    <mrow>
      <mrow>
        <mi>x</mi>
        <mo stretchy="false">+</mo>
        <mfrac>
          <mi>b</mi>
          <mn>2a</mn>
        </mfrac>
      </mrow>
      <mi mathvariant="normal">=</mi>
      <mrow>
        <mi mathvariant="normal">±</mi>
        <msqrt>
          <mfrac>
            <mrow>
              <mn>4ac</mn>
              <mi mathvariant="normal">−</mi>
              <msup>
                <mi>b</mi>
                <mn>2</mn>
              </msup>
            </mrow>
            <msup>
              <mn>4a</mn>
              <mn>2</mn>
            </msup>
          </mfrac>
        </msqrt>
      </mrow>
    </mrow>
    <annotation encoding="StarMath 5.0">x+{b over {2a}}= +-sqrt{{4ac - b^2} over {4a^2}}</annotation>
  </semantics>
</math>
</file>

<file path=Object 65/content.xml><?xml version="1.0" encoding="utf-8"?>
<math xmlns="http://www.w3.org/1998/Math/MathML">
  <semantics>
    <mrow>
      <mrow>
        <mi>x</mi>
        <mo stretchy="false">+</mo>
        <mfrac>
          <mi>b</mi>
          <mn>2a</mn>
        </mfrac>
      </mrow>
      <mi mathvariant="normal">=</mi>
      <mfrac>
        <mrow>
          <mi mathvariant="normal">±</mi>
          <msqrt>
            <mrow>
              <mn>4ac</mn>
              <mi mathvariant="normal">−</mi>
              <msup>
                <mi>b</mi>
                <mn>2</mn>
              </msup>
            </mrow>
          </msqrt>
        </mrow>
        <mn>2a</mn>
      </mfrac>
    </mrow>
    <annotation encoding="StarMath 5.0">x+{b over 2a}={{+- sqrt{4ac-b^2}} over {2a}}</annotation>
  </semantics>
</math>
</file>

<file path=Object 66/content.xml><?xml version="1.0" encoding="utf-8"?>
<math xmlns="http://www.w3.org/1998/Math/MathML">
  <semantics>
    <mrow>
      <mi>x</mi>
      <mi mathvariant="normal">=</mi>
      <mfrac>
        <mrow>
          <mrow>
            <mi mathvariant="normal">−</mi>
            <mi>b</mi>
          </mrow>
          <mi mathvariant="normal">±</mi>
          <msqrt>
            <mrow>
              <mn>4ac</mn>
              <mi mathvariant="normal">−</mi>
              <msup>
                <mi>b</mi>
                <mn>2</mn>
              </msup>
            </mrow>
          </msqrt>
        </mrow>
        <mn>2a</mn>
      </mfrac>
    </mrow>
    <annotation encoding="StarMath 5.0">x={{-b +- sqrt{4ac -b^2} }over{2a}}</annotation>
  </semantics>
</math>
</file>

<file path=Object 67/content.xml><?xml version="1.0" encoding="utf-8"?>
<math xmlns="http://www.w3.org/1998/Math/MathML">
  <semantics>
    <mrow>
      <mo stretchy="false">Δ</mo>
      <mi mathvariant="normal">=</mi>
      <mrow>
        <msup>
          <mi>b</mi>
          <mn>2</mn>
        </msup>
        <mi mathvariant="normal">−</mi>
        <mn>4ac</mn>
      </mrow>
    </mrow>
    <annotation encoding="StarMath 5.0">%DELTA={b^2-4ac}</annotation>
  </semantics>
</math>
</file>

<file path=Object 68/content.xml><?xml version="1.0" encoding="utf-8"?>
<math xmlns="http://www.w3.org/1998/Math/MathML">
  <semantics>
    <mrow>
      <mo stretchy="false">Δ</mo>
      <mo stretchy="false">&gt;</mo>
      <mn>0</mn>
    </mrow>
    <annotation encoding="StarMath 5.0">%DELTA &gt;0</annotation>
  </semantics>
</math>
</file>

<file path=Object 69/content.xml><?xml version="1.0" encoding="utf-8"?>
<math xmlns="http://www.w3.org/1998/Math/MathML">
  <semantics>
    <mrow>
      <mo stretchy="false">Δ</mo>
      <mi mathvariant="normal">=</mi>
      <mn>0</mn>
    </mrow>
    <annotation encoding="StarMath 5.0">%DELTA=0</annotation>
  </semantics>
</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x</math:mi>
            <math:mo math:stretchy="false">=</math:mo>
            <math:msup>
              <math:mi>a</math:mi>
              <math:mi>p</math:mi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i>x</math:mi>
            <math:mo math:stretchy="false">=</math:mo>
            <math:mi>p</math:mi>
          </math:mrow>
        </math:mrow>
      </math:mtr>
      <math:mtr>
        <math:mrow>
          <math:mrow>
            <math:mn>1</math:mn>
            <math:mo math:stretchy="false">=</math:mo>
            <math:msup>
              <math:mi>a</math:mi>
              <math:mn>0</math:mn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n>1</math:mn>
            <math:mo math:stretchy="false">=</math:mo>
            <math:mn>0</math:mn>
          </math:mrow>
        </math:mrow>
      </math:mtr>
      <math:mtr>
        <math:mrow>
          <math:mrow>
            <math:msup>
              <math:mi>a</math:mi>
              <math:mn>1</math:mn>
            </math:msup>
            <math:mo math:stretchy="false">=</math:mo>
            <math:mi>a</math:mi>
          </math:mrow>
          <math:mi/>
          <math:mo math:stretchy="false">⇒</math:mo>
          <math:mi/>
          <math:msub>
            <math:mi>log</math:mi>
            <math:mi>a</math:mi>
          </math:msub>
          <math:mrow>
            <math:mi>a</math:mi>
            <math:mo math:stretchy="false">=</math:mo>
            <math:mn>1</math:mn>
          </math:mrow>
        </math:mrow>
      </math:mtr>
      <math:mtr>
        <math:mrow>
          <math:mrow>
            <math:mfrac>
              <math:mn>1</math:mn>
              <math:mi>a</math:mi>
            </math:mfrac>
            <math:mo math:stretchy="false">=</math:mo>
            <math:msup>
              <math:mi>a</math:mi>
              <math:mrow>
                <math:mo math:stretchy="false">−</math:mo>
                <math:mn>1</math:mn>
              </math:mrow>
            </math:msup>
          </math:mrow>
          <math:mi/>
          <math:mo math:stretchy="false">⇒</math:mo>
          <math:mi/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a</math:mi>
              </math:mfrac>
            </math:mfenced>
            <math:mo math:stretchy="false">=</math:mo>
            <math:mrow>
              <math:mo math:stretchy="false">−</math:mo>
              <math:mn>1</math:mn>
            </math:mrow>
          </math:mrow>
        </math:mrow>
      </math:mtr>
    </math:mtable>
    <math:annotation math:encoding="StarMath 5.0">x=a^p~~drarrow~~log_a x = p	newline
1=a^0~~drarrow~~log_a 1 = 0 newline
a^1=a~~drarrow~~log_a a = 1 newline
1 over a = a^-1 ~~drarrow~~ log_a left(1 over a right) = -1</math:annotation>
  </math:semantics>
</math:math>
</file>

<file path=Object 70/content.xml><?xml version="1.0" encoding="utf-8"?>
<math xmlns="http://www.w3.org/1998/Math/MathML">
  <semantics>
    <mrow>
      <mo stretchy="false">Δ</mo>
      <mo stretchy="false">&lt;</mo>
      <mn>0</mn>
    </mrow>
    <annotation encoding="StarMath 5.0">%DELTA &lt;0</annotation>
  </semantics>
</math>
</file>

<file path=Object 71/content.xml><?xml version="1.0" encoding="utf-8"?>
<math xmlns="http://www.w3.org/1998/Math/MathML">
  <semantics>
    <mrow>
      <mrow>
        <mrow>
          <msup>
            <mn>3x</mn>
            <mn>2</mn>
          </msup>
          <mo stretchy="false">+</mo>
          <mn>7x</mn>
        </mrow>
        <mi mathvariant="normal">−</mi>
        <mn>6</mn>
      </mrow>
      <mi mathvariant="normal">⇒</mi>
      <mn>3</mn>
      <mfenced open="[" close="]">
        <mrow>
          <mrow>
            <msup>
              <mi>x</mi>
              <mn>2</mn>
            </msup>
            <mo stretchy="false">+</mo>
            <mfrac>
              <mn>7</mn>
              <mn>3</mn>
            </mfrac>
          </mrow>
          <mrow>
            <mi>x</mi>
            <mi mathvariant="normal">−</mi>
            <mfrac>
              <mn>6</mn>
              <mn>3</mn>
            </mfrac>
          </mrow>
        </mrow>
      </mfenced>
      <mi/>
      <mfenced open="" close="">
        <mfrac>
          <mn>1</mn>
          <mn>2</mn>
        </mfrac>
      </mfenced>
      <mrow>
        <mfenced open="" close="">
          <mfrac>
            <mn>7</mn>
            <mn>3</mn>
          </mfrac>
        </mfenced>
        <mi mathvariant="normal">=</mi>
        <mfrac>
          <mn>7</mn>
          <mn>6</mn>
        </mfrac>
      </mrow>
      <mi/>
      <mrow>
        <msup>
          <mfenced open="" close="">
            <mfrac>
              <mn>7</mn>
              <mn>6</mn>
            </mfrac>
          </mfenced>
          <mn>2</mn>
        </msup>
        <mi mathvariant="normal">=</mi>
        <mfenced open="" close="">
          <mfrac>
            <mn>49</mn>
            <mn>36</mn>
          </mfrac>
        </mfenced>
      </mrow>
    </mrow>
    <annotation encoding="StarMath 5.0">3x^2+7x-6 drarrow 3 left [ x^2+{7 over 3}x -{6 over 3} right ]~~~~~~left( 1 over 2 right) left (7 over 3 right )={7 over 6}~~~left ( 7 over 6 right )^2 = left ( 49 over 36 right )</annotation>
  </semantics>
</math>
</file>

<file path=Object 72/content.xml><?xml version="1.0" encoding="utf-8"?>
<math xmlns="http://www.w3.org/1998/Math/MathML">
  <semantics>
    <mrow>
      <mn>3</mn>
      <mfenced open="[" close="]">
        <mrow>
          <mrow>
            <msup>
              <mi>x</mi>
              <mn>2</mn>
            </msup>
            <mo stretchy="false">+</mo>
            <mfrac>
              <mn>7</mn>
              <mn>3</mn>
            </mfrac>
          </mrow>
          <mrow>
            <mrow>
              <mrow>
                <mi>x</mi>
                <mo stretchy="false">+</mo>
                <mfrac>
                  <mn>49</mn>
                  <mn>36</mn>
                </mfrac>
              </mrow>
              <mi mathvariant="normal">−</mi>
              <mfrac>
                <mn>6</mn>
                <mn>3</mn>
              </mfrac>
            </mrow>
            <mi mathvariant="normal">−</mi>
            <mfrac>
              <mn>49</mn>
              <mn>36</mn>
            </mfrac>
          </mrow>
        </mrow>
      </mfenced>
    </mrow>
    <annotation encoding="StarMath 5.0">3 left [ x^2 + {7 over 3}x + {49 over 36} - {6 over 3} - {49 over 36} right ]</annotation>
  </semantics>
</math>
</file>

<file path=Object 73/content.xml><?xml version="1.0" encoding="utf-8"?>
<math xmlns="http://www.w3.org/1998/Math/MathML">
  <semantics>
    <mrow>
      <mn>3</mn>
      <mfenced open="[" close="]">
        <mrow>
          <msup>
            <mfenced open="" close="">
              <mrow>
                <mi>x</mi>
                <mo stretchy="false">+</mo>
                <mfrac>
                  <mn>7</mn>
                  <mn>6</mn>
                </mfrac>
              </mrow>
            </mfenced>
            <mn>2</mn>
          </msup>
          <mi mathvariant="normal">−</mi>
          <mfrac>
            <mn>121</mn>
            <mn>36</mn>
          </mfrac>
        </mrow>
      </mfenced>
    </mrow>
    <annotation encoding="StarMath 5.0">3 left [ left (x+{7 over 6} right )^2 - {121 over 36} right ]</annotation>
  </semantics>
</math>
</file>

<file path=Object 74/content.xml><?xml version="1.0" encoding="utf-8"?>
<math xmlns="http://www.w3.org/1998/Math/MathML">
  <semantics>
    <mrow>
      <mn>3</mn>
      <mrow>
        <msup>
          <mfenced open="" close="">
            <mrow>
              <mi>x</mi>
              <mo stretchy="false">+</mo>
              <mfrac>
                <mn>7</mn>
                <mn>6</mn>
              </mfrac>
            </mrow>
          </mfenced>
          <mn>2</mn>
        </msup>
        <mi mathvariant="normal">−</mi>
        <mfrac>
          <mn>121</mn>
          <mn>12</mn>
        </mfrac>
      </mrow>
    </mrow>
    <annotation encoding="StarMath 5.0">3 left( x+ {7 over 6} right )^2 - {121 over 12}</annotation>
  </semantics>
</math>
</file>

<file path=Object 75/content.xml><?xml version="1.0" encoding="utf-8"?>
<math xmlns="http://www.w3.org/1998/Math/MathML">
  <semantics>
    <mrow>
      <mrow>
        <mi mathvariant="normal">−</mi>
        <mn>1</mn>
      </mrow>
      <mrow>
        <mo stretchy="false">(</mo>
        <mrow>
          <mn>4ac</mn>
          <mi mathvariant="normal">−</mi>
          <msup>
            <mi>b</mi>
            <mn>2</mn>
          </msup>
        </mrow>
        <mo stretchy="false">)</mo>
      </mrow>
    </mrow>
    <annotation encoding="StarMath 5.0">-1(4ac-b^2)</annotation>
  </semantics>
</math>
</file>

<file path=Object 76/content.xml><?xml version="1.0" encoding="utf-8"?>
<math xmlns="http://www.w3.org/1998/Math/MathML">
  <semantics>
    <mrow>
      <msup>
        <mfenced open="" close="">
          <mrow>
            <mi>x</mi>
            <mo stretchy="false">+</mo>
            <mfrac>
              <mn>7</mn>
              <mn>6</mn>
            </mfrac>
          </mrow>
        </mfenced>
        <mn>2</mn>
      </msup>
      <mi mathvariant="normal">=</mi>
      <mfrac>
        <mn>121</mn>
        <mn>36</mn>
      </mfrac>
    </mrow>
    <annotation encoding="StarMath 5.0">left ( x+ {7 over 6} right)^2={121 over 36}</annotation>
  </semantics>
</math>
</file>

<file path=Object 77/content.xml><?xml version="1.0" encoding="utf-8"?>
<math xmlns="http://www.w3.org/1998/Math/MathML">
  <semantics>
    <mrow>
      <mrow>
        <mi>x</mi>
        <mo stretchy="false">+</mo>
        <mfrac>
          <mn>7</mn>
          <mn>6</mn>
        </mfrac>
      </mrow>
      <mi mathvariant="normal">=</mi>
      <mrow>
        <mi mathvariant="normal">±</mi>
        <msqrt>
          <mfrac>
            <mn>121</mn>
            <mn>36</mn>
          </mfrac>
        </msqrt>
      </mrow>
    </mrow>
    <annotation encoding="StarMath 5.0">x+{7 over 6} = +-sqrt{121 over 36}</annotation>
  </semantics>
</math>
</file>

<file path=Object 78/content.xml><?xml version="1.0" encoding="utf-8"?>
<math xmlns="http://www.w3.org/1998/Math/MathML">
  <semantics>
    <mrow>
      <mi>x</mi>
      <mi mathvariant="normal">=</mi>
      <mrow>
        <mi mathvariant="normal">−</mi>
        <mfrac>
          <mrow>
            <mn>7</mn>
            <mi mathvariant="normal">±</mi>
            <mn>11</mn>
          </mrow>
          <mn>6</mn>
        </mfrac>
      </mrow>
    </mrow>
    <annotation encoding="StarMath 5.0">x=-{{7 +- 11 }over{6}}</annotation>
  </semantics>
</math>
</file>

<file path=Object 79/content.xml><?xml version="1.0" encoding="utf-8"?>
<math xmlns="http://www.w3.org/1998/Math/MathML">
  <semantics>
    <mrow>
      <mo stretchy="false">(</mo>
      <mrow>
        <mrow>
          <mo stretchy="false">Δ</mo>
          <mi mathvariant="normal">=</mi>
          <mn>121</mn>
        </mrow>
        <mo stretchy="false">&gt;</mo>
        <mn>0</mn>
      </mrow>
      <mo stretchy="false">)</mo>
    </mrow>
    <annotation encoding="StarMath 5.0">(%DELTA=121 &gt; 0)</annotation>
  </semantics>
</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>
            <math:mi>log</math:mi>
            <math:mi>a</math:mi>
          </math:msub>
          <math:mrow>
            <math:mrow>
              <math:mo math:stretchy="false">(</math:mo>
              <math:mi math:fontstyle="italic">xy</math:mi>
              <math:mo math:stretchy="false">)</math:mo>
            </math:mrow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+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i>x</math:mi>
                <math:mi>y</math:mi>
              </math:mfrac>
            </math:mfenced>
            <math:mo math:stretchy="false">=</math:mo>
            <math:msub>
              <math:mi>log</math:mi>
              <math:mi>a</math:mi>
            </math:msub>
          </math:mrow>
          <math:mrow>
            <math:mi>x</math:mi>
            <math:mo math:stretchy="false">−</math:mo>
            <math:msub>
              <math:mi>log</math:mi>
              <math:mi>a</math:mi>
            </math:msub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fenced math:open="" math:close="">
              <math:mfrac>
                <math:mn>1</math:mn>
                <math:mi>y</math:mi>
              </math:mfrac>
            </math:mfenced>
            <math:mo math:stretchy="false">=</math:mo>
            <math:mrow>
              <math:mo math:stretchy="false">−</math:mo>
              <math:msub>
                <math:mi>log</math:mi>
                <math:mi>a</math:mi>
              </math:msub>
            </math:mrow>
          </math:mrow>
          <math:mi>y</math:mi>
        </math:mrow>
      </math:mtr>
      <math:mtr>
        <math:mrow>
          <math:msub>
            <math:mi>log</math:mi>
            <math:mi>a</math:mi>
          </math:msub>
          <math:mrow>
            <math:mrow>
              <math:mo math:stretchy="false">(</math:mo>
              <math:msup>
                <math:mi>x</math:mi>
                <math:mi>p</math:mi>
              </math:msup>
              <math:mo math:stretchy="false">)</math:mo>
            </math:mrow>
            <math:mo math:stretchy="false">=</math:mo>
            <math:mrow>
              <math:mi>p</math:mi>
              <math:mo math:stretchy="false">∗</math:mo>
              <math:msub>
                <math:mi>log</math:mi>
                <math:mi>a</math:mi>
              </math:msub>
            </math:mrow>
          </math:mrow>
          <math:mi>x</math:mi>
        </math:mrow>
      </math:mtr>
    </math:mtable>
    <math:annotation math:encoding="StarMath 5.0">log_a(xy) = log_a x + log_a y newline
log_a left( {x} over {y} right )= log_a x - log_a y newline
log_a left( {1} over {y} right )=-log_a y newline
log_a (x^p) = p*log_a x
  </math:annotation>
  </math:semantics>
</math:math>
</file>

<file path=Object 80/content.xml><?xml version="1.0" encoding="utf-8"?>
<math xmlns="http://www.w3.org/1998/Math/MathML">
  <semantics>
    <mo stretchy="false">Δ</mo>
    <annotation encoding="StarMath 5.0">%DELTA</annotation>
  </semantics>
</math>
</file>

<file path=Object 81/content.xml><?xml version="1.0" encoding="utf-8"?>
<math xmlns="http://www.w3.org/1998/Math/MathML">
  <semantics>
    <mrow>
      <mrow>
        <msqrt>
          <mi>a</mi>
        </msqrt>
        <mi mathvariant="normal">∗</mi>
        <msqrt>
          <mi>b</mi>
        </msqrt>
      </mrow>
      <mi mathvariant="normal">=</mi>
      <msqrt>
        <mi mathvariant="italic">ab</mi>
      </msqrt>
    </mrow>
    <annotation encoding="StarMath 5.0">sqrt{a}*sqrt{b}=sqrt{ab}</annotation>
  </semantics>
</math>
</file>

<file path=Object 82/content.xml><?xml version="1.0" encoding="utf-8"?>
<math xmlns="http://www.w3.org/1998/Math/MathML">
  <semantics>
    <mrow>
      <msqrt>
        <mfrac>
          <mi>a</mi>
          <mi>b</mi>
        </mfrac>
      </msqrt>
      <mi mathvariant="normal">=</mi>
      <mfrac>
        <msqrt>
          <mi>a</mi>
        </msqrt>
        <msqrt>
          <mi>b</mi>
        </msqrt>
      </mfrac>
    </mrow>
    <annotation encoding="StarMath 5.0">{sqrt{a over b}}={sqrt{a}over sqrt{b}}</annotation>
  </semantics>
</math>
</file>

<file path=Object 83/content.xml><?xml version="1.0" encoding="utf-8"?>
<math xmlns="http://www.w3.org/1998/Math/MathML">
  <semantics>
    <mrow>
      <mrow>
        <msup>
          <mi>x</mi>
          <mfrac>
            <mi>a</mi>
            <mi>b</mi>
          </mfrac>
        </msup>
        <mi mathvariant="normal">=</mi>
        <mroot>
          <msup>
            <mi>x</mi>
            <mi>a</mi>
          </msup>
          <mi>b</mi>
        </mroot>
      </mrow>
      <mi/>
      <mrow>
        <msup>
          <mi>x</mi>
          <mrow>
            <mi mathvariant="normal">−</mi>
            <mfrac>
              <mi>a</mi>
              <mi>b</mi>
            </mfrac>
          </mrow>
        </msup>
        <mi mathvariant="normal">=</mi>
        <mfrac>
          <mn>1</mn>
          <mroot>
            <msup>
              <mi>x</mi>
              <mi>a</mi>
            </msup>
            <mi>b</mi>
          </mroot>
        </mfrac>
      </mrow>
    </mrow>
    <annotation encoding="StarMath 5.0">x^{a over b}=nroot{b}{x^a}~~~x^-{a over b}={1}over{nroot{b}{x^a}} </annotation>
  </semantics>
</math>
</file>

<file path=Object 84/content.xml><?xml version="1.0" encoding="utf-8"?>
<math xmlns="http://www.w3.org/1998/Math/MathML">
  <semantics>
    <mrow>
      <msup>
        <mi>x</mi>
        <mfrac>
          <mn>1</mn>
          <mn>2</mn>
        </mfrac>
      </msup>
      <mi mathvariant="normal">=</mi>
      <msqrt>
        <mi>x</mi>
      </msqrt>
    </mrow>
    <annotation encoding="StarMath 5.0">x^{1 over 2}=sqrt{x}</annotation>
  </semantics>
</math>
</file>

<file path=Object 85/content.xml><?xml version="1.0" encoding="utf-8"?>
<math xmlns="http://www.w3.org/1998/Math/MathML">
  <semantics>
    <mrow>
      <msup>
        <mi>x</mi>
        <mrow>
          <mi mathvariant="normal">−</mi>
          <mfrac>
            <mn>3</mn>
            <mn>4</mn>
          </mfrac>
        </mrow>
      </msup>
      <mi mathvariant="normal">=</mi>
      <mfrac>
        <mn>1</mn>
        <mroot>
          <msup>
            <mi>x</mi>
            <mn>3</mn>
          </msup>
          <mn>4</mn>
        </mroot>
      </mfrac>
    </mrow>
    <annotation encoding="StarMath 5.0">x^-{3 over 4}={1} over {nroot{4}{x^3}}</annotation>
  </semantics>
</math>
</file>

<file path=Object 86/content.xml><?xml version="1.0" encoding="utf-8"?>
<math xmlns="http://www.w3.org/1998/Math/MathML">
  <semantics>
    <mrow>
      <mrow>
        <mrow>
          <msqrt>
            <mfrac>
              <mi>x</mi>
              <mi>y</mi>
            </mfrac>
          </msqrt>
          <mi mathvariant="normal">=</mi>
          <mfrac>
            <msqrt>
              <mi>x</mi>
            </msqrt>
            <msqrt>
              <mi>y</mi>
            </msqrt>
          </mfrac>
        </mrow>
        <mi mathvariant="normal">=</mi>
        <mrow>
          <mfrac>
            <msqrt>
              <mi>x</mi>
            </msqrt>
            <msqrt>
              <mi>y</mi>
            </msqrt>
          </mfrac>
          <mi mathvariant="normal">∗</mi>
          <mfrac>
            <msqrt>
              <mi>y</mi>
            </msqrt>
            <msqrt>
              <mi>y</mi>
            </msqrt>
          </mfrac>
        </mrow>
      </mrow>
      <mi mathvariant="normal">=</mi>
      <mfrac>
        <msqrt>
          <mi mathvariant="italic">xy</mi>
        </msqrt>
        <mi>y</mi>
      </mfrac>
    </mrow>
    <annotation encoding="StarMath 5.0">sqrt{x over y}={sqrt{x}over sqrt{y} }={sqrt{x}over sqrt{y} }*{sqrt{y} over sqrt{y}}=sqrt{xy}over y</annotation>
  </semantics>
</math>
</file>

<file path=Object 87/content.xml><?xml version="1.0" encoding="utf-8"?>
<math xmlns="http://www.w3.org/1998/Math/MathML">
  <semantics>
    <mrow>
      <mrow>
        <mfrac>
          <mi>x</mi>
          <mrow>
            <msqrt>
              <mi>y</mi>
            </msqrt>
            <mo stretchy="false">+</mo>
            <mi>z</mi>
          </mrow>
        </mfrac>
        <mi mathvariant="normal">=</mi>
        <mrow>
          <mfrac>
            <mi>x</mi>
            <mrow>
              <msqrt>
                <mi>y</mi>
              </msqrt>
              <mo stretchy="false">+</mo>
              <mi>z</mi>
            </mrow>
          </mfrac>
          <mi mathvariant="normal">∗</mi>
          <mfrac>
            <mrow>
              <msqrt>
                <mi>y</mi>
              </msqrt>
              <mi mathvariant="normal">−</mi>
              <mi>z</mi>
            </mrow>
            <mrow>
              <msqrt>
                <mi>y</mi>
              </msqrt>
              <mi mathvariant="normal">−</mi>
              <mi>z</mi>
            </mrow>
          </mfrac>
        </mrow>
      </mrow>
      <mi mathvariant="normal">=</mi>
      <mfrac>
        <mrow>
          <mrow>
            <mi>x</mi>
            <msqrt>
              <mi>y</mi>
            </msqrt>
          </mrow>
          <mi mathvariant="normal">−</mi>
          <mi mathvariant="italic">xz</mi>
        </mrow>
        <mrow>
          <mi>y</mi>
          <mi mathvariant="normal">−</mi>
          <msup>
            <mi>z</mi>
            <mn>2</mn>
          </msup>
        </mrow>
      </mfrac>
    </mrow>
    <annotation encoding="StarMath 5.0">x over {sqrt{y}+z}={x over {sqrt{y}+z}} * {{sqrt{y}-z} over {sqrt{y}-z}}={{x sqrt{y}}-xz} over {y-z^2}</annotation>
  </semantics>
</math>
</file>

<file path=Object 8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color="#ff0000" draw:textarea-horizontal-align="center" draw:textarea-vertical-align="middle"/>
    </style:style>
    <style:style style:name="gr4" style:family="graphic" style:parent-style-name="standard">
      <style:graphic-properties svg:stroke-color="#00ff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8000" draw:textarea-horizontal-align="center" draw:textarea-vertical-align="middle"/>
    </style:style>
    <style:style style:name="gr7" style:family="graphic" style:parent-style-name="standard">
      <style:graphic-properties svg:stroke-color="#800000" draw:textarea-horizontal-align="center" draw:textarea-vertical-align="middle"/>
    </style:style>
    <style:style style:name="gr8" style:family="graphic" style:parent-style-name="standard">
      <style:graphic-properties draw:stroke="none" svg:stroke-color="#000080" draw:fill="none" draw:fill-color="#ffffff" draw:textarea-horizontal-align="left" draw:auto-grow-height="true" draw:auto-grow-width="false" fo:min-height="1.634cm" fo:min-width="7cm"/>
    </style:style>
    <style:style style:name="gr9" style:family="graphic" style:parent-style-name="standard">
      <style:graphic-properties svg:stroke-width="0.05cm" svg:stroke-color="#ff950e" draw:marker-start-width="0.275cm" draw:marker-end-width="0.275cm" draw:fill="solid" draw:fill-color="#ffd320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ff00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ffff00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color="#6b2394"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ff00" fo:font-size="20pt" style:font-size-asian="20pt" style:font-size-complex="20pt"/>
    </style:style>
    <style:style style:name="T3" style:family="text">
      <style:text-properties fo:color="#ff0000"/>
    </style:style>
    <style:style style:name="T4" style:family="text">
      <style:text-properties fo:color="#008000"/>
    </style:style>
    <style:style style:name="T5" style:family="text">
      <style:text-properties fo:color="#000000"/>
    </style:style>
    <style:style style:name="T6" style:family="text">
      <style:text-properties fo:color="#6b2394" fo:font-family="'Liberation Sans'" style:font-style-name="Regular" style:font-family-generic="swiss" fo:font-size="8pt" style:font-family-asian="'Liberation Sans'" style:font-style-name-asian="Regular" style:font-family-generic-asian="swiss" style:font-size-asian="8pt" style:font-family-complex="'Liberation Sans'" style:font-style-name-complex="Regular" style:font-family-generic-complex="swiss" style:font-size-complex="8pt"/>
    </style:style>
    <style:style style:name="T7" style:family="text">
      <style:text-properties fo:color="#6b2394" fo:font-family="'Liberation Sans'" style:font-family-generic="roman" style:font-pitch="variable" fo:font-size="8pt" style:font-family-asian="'Liberation Sans'" style:font-style-name-asian="Regular" style:font-family-generic-asian="swiss" style:font-size-asian="8pt" style:font-family-complex="'Liberation Sans'" style:font-style-name-complex="Regular" style:font-family-generic-complex="swiss" style:font-size-complex="8pt"/>
    </style:style>
    <style:style style:name="T8" style:family="text">
      <style:text-properties fo:color="#6b2394" fo:font-size="8pt" style:font-size-asian="8pt" style:font-size-complex="8pt"/>
    </style:style>
    <style:style style:name="T9" style:family="text">
      <style:text-properties fo:color="#6b2394" fo:font-family="'Liberation Sans'" style:font-style-name="Regular" style:font-family-generic="swiss" fo:font-size="8pt" style:font-family-asian="'Liberation Sans'" style:font-style-name-asian="Regular" style:font-family-generic-asian="swiss" style:font-size-asian="8pt" style:font-family-complex="'Liberation Sans'" style:font-style-name-complex="Regular" style:font-family-generic-complex="swiss" style:font-size-complex="8pt"/>
    </style:style>
    <style:style style:name="T10" style:family="text">
      <style:text-properties fo:color="#ffff00" fo:font-family="'Liberation Sans'" style:font-style-name="Regular" style:font-family-generic="swiss" fo:font-size="8pt" fo:font-weight="bold" style:font-family-asian="'Liberation Sans'" style:font-style-name-asian="Regular" style:font-family-generic-asian="swiss" style:font-size-asian="8pt" style:font-weight-asian="bold" style:font-family-complex="'Liberation Sans'" style:font-style-name-complex="Regular" style:font-family-generic-complex="swiss" style:font-size-complex="8pt" style:font-weight-complex="bold"/>
    </style:style>
    <style:style style:name="T11" style:family="text">
      <style:text-properties fo:color="#6b2394" fo:font-family="'Liberation Sans'" style:font-style-name="Regular" style:font-family-generic="swiss" fo:font-size="8pt" fo:font-weight="bold" style:font-family-asian="'Liberation Sans'" style:font-style-name-asian="Regular" style:font-family-generic-asian="swiss" style:font-size-asian="8pt" style:font-weight-asian="bold" style:font-family-complex="'Liberation Sans'" style:font-style-name-complex="Regular" style:font-family-generic-complex="swiss" style:font-size-complex="8pt" style:font-weight-complex="bold"/>
    </style:style>
    <style:style style:name="T12" style:family="text">
      <style:text-properties fo:color="#ff3366" fo:font-family="'Liberation Sans'" style:font-style-name="Regular" style:font-family-generic="swiss" fo:font-size="8pt" fo:font-weight="bold" style:font-family-asian="'Liberation Sans'" style:font-style-name-asian="Regular" style:font-family-generic-asian="swiss" style:font-size-asian="8pt" style:font-weight-asian="bold" style:font-family-complex="'Liberation Sans'" style:font-style-name-complex="Regular" style:font-family-generic-complex="swiss" style:font-size-complex="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7cm" svg:x="3cm" svg:y="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" draw:text-style-name="P1" draw:layer="layout" svg:x1="3cm" svg:y1="5.5cm" svg:x2="13cm" svg:y2="5.5cm">
          <text:p/>
        </draw:line>
        <draw:line draw:style-name="gr3" draw:text-style-name="P1" draw:layer="layout" svg:x1="6.715cm" svg:y1="5.53cm" svg:x2="10.286cm" svg:y2="3.469cm">
          <text:p/>
        </draw:line>
        <draw:line draw:style-name="gr4" draw:text-style-name="P1" draw:layer="layout" svg:x1="10.3cm" svg:y1="3.5cm" svg:x2="10.3cm" svg:y2="5.5cm">
          <text:p/>
        </draw:line>
        <draw:frame draw:style-name="gr5" draw:layer="layout" svg:width="0.68cm" svg:height="0.962cm" svg:x="7.5cm" svg:y="5cm">
          <draw:text-box>
            <text:p><text:s/></text:p>
          </draw:text-box>
        </draw:frame>
        <draw:frame draw:style-name="gr5" draw:text-style-name="P2" draw:layer="layout" svg:width="1.802cm" svg:height="0.725cm" svg:x="7.282cm" svg:y="4.9cm">
          <draw:text-box>
            <text:p><text:span text:style-name="T1">30 deg</text:span></text:p>
          </draw:text-box>
        </draw:frame>
        <draw:line draw:style-name="gr6" draw:text-style-name="P1" draw:layer="layout" svg:x1="6.773cm" svg:y1="5.502cm" svg:x2="9.59cm" svg:y2="2.685cm">
          <text:p/>
        </draw:line>
        <draw:line draw:style-name="gr7" draw:text-style-name="P1" draw:layer="layout" svg:x1="9.5cm" svg:y1="2.5cm" svg:x2="9.5cm" svg:y2="5.5cm">
          <text:p/>
        </draw:line>
        <draw:frame draw:style-name="gr5" draw:layer="layout" svg:width="2.437cm" svg:height="0.962cm" svg:x="8.5cm" svg:y="3.3cm">
          <draw:text-box>
            <text:p>45 deg</text:p>
          </draw:text-box>
        </draw:frame>
        <draw:frame draw:style-name="gr5" draw:layer="layout" svg:width="4.284cm" svg:height="1.038cm" svg:x="10.3cm" svg:y="2.9cm">
          <draw:text-box>
            <text:p><text:span text:style-name="T2">Opp</text:span>/<text:span text:style-name="T3">hyp</text:span><text:span text:style-name="T4">=</text:span><text:span text:style-name="T5">1/2</text:span></text:p>
          </draw:text-box>
        </draw:frame>
        <draw:line draw:style-name="gr2" draw:text-style-name="P1" draw:layer="layout" svg:x1="6.866cm" svg:y1="5.382cm" svg:x2="9.999cm" svg:y2="-0.046cm">
          <text:p/>
        </draw:line>
        <draw:line draw:style-name="gr2" draw:text-style-name="P1" draw:layer="layout" svg:x1="10cm" svg:y1="0cm" svg:x2="10cm" svg:y2="5.5cm">
          <text:p/>
        </draw:line>
        <draw:line draw:style-name="gr2" draw:text-style-name="P1" draw:layer="layout" svg:x1="6.8cm" svg:y1="5.5cm" svg:x2="6.8cm" svg:y2="0cm">
          <text:p/>
        </draw:line>
        <draw:frame draw:style-name="gr8" draw:text-style-name="P3" draw:layer="layout" svg:width="3.4cm" svg:height="1.884cm" svg:x="6.6cm" svg:y="0.2cm">
          <draw:text-box>
            <text:p text:style-name="P3"><text:span text:style-name="T6">θ</text:span><text:span text:style-name="T7">=90, </text:span><text:span text:style-name="T8">hyp=opp, adj=0,</text:span></text:p>
            <text:p text:style-name="P3"><text:span text:style-name="T8">sin</text:span><text:span text:style-name="T9">θ</text:span><text:span text:style-name="T8">=opp/hyp=1,</text:span><text:span text:style-name="T8"><text:tab/></text:span></text:p>
            <text:p text:style-name="P3"><text:span text:style-name="T8">cos</text:span><text:span text:style-name="T6">θ</text:span><text:span text:style-name="T8">=adj/hyp=0,</text:span><text:span text:style-name="T8"><text:tab/></text:span></text:p>
            <text:p text:style-name="P3"><text:span text:style-name="T8">tan</text:span><text:span text:style-name="T6">θ</text:span><text:span text:style-name="T8">=opp/0=NaN</text:span></text:p>
          </draw:text-box>
        </draw:frame>
        <draw:frame draw:style-name="gr8" draw:text-style-name="P3" draw:layer="layout" svg:width="4.2cm" svg:height="1.884cm" svg:x="9.8cm" svg:y="0.2cm">
          <draw:text-box>
            <text:p text:style-name="P3"><text:span text:style-name="T6">θ</text:span><text:span text:style-name="T7">=60,</text:span></text:p>
            <text:p text:style-name="P3"><text:span text:style-name="T10">adj</text:span><text:span text:style-name="T11">=</text:span><text:span text:style-name="T12">(1/2)hyp</text:span></text:p>
            <text:p text:style-name="P3"><text:span text:style-name="T6">cos(θ)=(1/2)hyp/hyp=(1/2)</text:span></text:p>
          </draw:text-box>
        </draw:frame>
        <draw:line draw:style-name="gr9" draw:text-style-name="P1" draw:layer="layout" svg:x1="8.97cm" svg:y1="1.736cm" svg:x2="9.47cm" svg:y2="0.87cm">
          <text:p/>
        </draw:line>
        <draw:line draw:style-name="gr10" draw:text-style-name="P1" draw:layer="layout" svg:x1="9.5cm" svg:y1="0.836cm" svg:x2="10cm" svg:y2="-0.03cm">
          <text:p/>
        </draw:line>
        <draw:line draw:style-name="gr11" draw:text-style-name="P1" draw:layer="layout" svg:x1="8.949cm" svg:y1="1.804cm" svg:x2="9.949cm" svg:y2="1.804cm">
          <text:p/>
        </draw:line>
      </draw:page>
    </office:drawing>
  </office:body>
</office:document-content>
</file>

<file path=Object 8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9/content.xml><?xml version="1.0" encoding="utf-8"?>
<math xmlns="http://www.w3.org/1998/Math/MathML">
  <semantics>
    <mrow>
      <mi>sin</mi>
      <mrow>
        <mo stretchy="false">(</mo>
        <mo stretchy="false">θ</mo>
        <mo stretchy="false">)</mo>
      </mrow>
    </mrow>
    <annotation encoding="StarMath 5.0">Sin(%theta)</annotation>
  </semantics>
</math>
</file>

<file path=Object 9/content.xml><?xml version="1.0" encoding="utf-8"?>
<math xmlns="http://www.w3.org/1998/Math/MathML">
  <semantics>
    <mtable>
      <mtr>
        <mtd>
          <mrow>
            <mtext>Sum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row>
                <mo stretchy="false">(</mo>
                <mi>x</mi>
                <mo stretchy="false">)</mo>
              </mrow>
              <mo stretchy="false">+</mo>
              <mi>g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Constant multipl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 mathvariant="italic">cf</mi>
            </mrow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Produc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o stretchy="false">(</mo>
              <mi>x</mi>
              <mo stretchy="false">)</mo>
            </mrow>
            <mi>g</mi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i>'</mi>
            <mrow>
              <mo stretchy="false">(</mo>
              <mi>x</mi>
              <mo stretchy="false">)</mo>
            </mrow>
            <mi>g</mi>
            <mrow>
              <mrow>
                <mo stretchy="false">(</mo>
                <mi>x</mi>
                <mo stretchy="false">)</mo>
              </mrow>
              <mo stretchy="false">+</mo>
              <mi>f</mi>
            </mrow>
            <mrow>
              <mo stretchy="false">(</mo>
              <mi>x</mi>
              <mo stretchy="false">)</mo>
            </mrow>
            <mi>g</mi>
            <mi>'</mi>
            <mrow>
              <mo stretchy="false">(</mo>
              <mi>x</mi>
              <mo stretchy="false">)</mo>
            </mrow>
          </mrow>
        </mtd>
      </mtr>
      <mtr>
        <mtd>
          <mrow>
            <mtext>Quotient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f</mi>
            </mrow>
            <mrow>
              <mrow>
                <mo stretchy="false">(</mo>
                <mi>x</mi>
                <mo stretchy="false">)</mo>
              </mrow>
              <mi mathvariant="normal">/</mi>
              <mi>g</mi>
            </mrow>
            <mrow>
              <mo stretchy="false">(</mo>
              <mi>x</mi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frac>
                <mrow>
                  <mi>g</mi>
                  <mrow>
                    <mo stretchy="false">(</mo>
                    <mi>x</mi>
                    <mo stretchy="false">)</mo>
                  </mrow>
                  <mi>f</mi>
                  <mi>'</mi>
                  <mrow>
                    <mrow>
                      <mo stretchy="false">(</mo>
                      <mi>x</mi>
                      <mo stretchy="false">)</mo>
                    </mrow>
                    <mi mathvariant="normal">−</mi>
                    <mi>f</mi>
                  </mrow>
                  <mrow>
                    <mo stretchy="false">(</mo>
                    <mi>x</mi>
                    <mo stretchy="false">)</mo>
                  </mrow>
                  <mi>g</mi>
                  <mi>'</mi>
                  <mrow>
                    <mo stretchy="false">(</mo>
                    <mi>x</mi>
                    <mo stretchy="false">)</mo>
                  </mrow>
                </mrow>
                <msup>
                  <mrow>
                    <mo stretchy="false">(</mo>
                    <mrow>
                      <mi>g</mi>
                      <mrow>
                        <mo stretchy="false">(</mo>
                        <mi>x</mi>
                        <mo stretchy="false">)</mo>
                      </mrow>
                    </mrow>
                    <mo stretchy="false">)</mo>
                  </mrow>
                  <mn>2</mn>
                </msup>
              </mfrac>
            </mrow>
          </mrow>
        </mtd>
      </mtr>
      <mtr>
        <mtd>
          <mrow>
            <mtext>Composite rule:</mtext>
            <mi/>
            <mi>k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 mathvariant="normal">⇒</mi>
            <mi>k</mi>
            <mi>'</mi>
            <mrow>
              <mrow>
                <mo stretchy="false">(</mo>
                <mi>x</mi>
                <mo stretchy="false">)</mo>
              </mrow>
              <mi mathvariant="normal">=</mi>
              <mi>g</mi>
            </mrow>
            <mi>'</mi>
            <mrow>
              <mo stretchy="false">(</mo>
              <mrow>
                <mi>f</mi>
                <mrow>
                  <mo stretchy="false">(</mo>
                  <mi>x</mi>
                  <mo stretchy="false">)</mo>
                </mrow>
              </mrow>
              <mo stretchy="false">)</mo>
            </mrow>
            <mi>f</mi>
            <mi>'</mi>
            <mrow>
              <mo stretchy="false">(</mo>
              <mi>x</mi>
              <mo stretchy="false">)</mo>
            </mrow>
          </mrow>
        </mtd>
      </mtr>
    </mtable>
    <annotation encoding="StarMath 5.0">"Sum rule:"~ k(x)=f(x)+g(x) drarrow k'(x)=f'(x)+g'(x) newline
"Constant multiple rule:"~ k(x)=cf(x) drarrow k'(x)=cf'(x) newline
"Product rule:"~k(x) = f(x)g(x) drarrow k'(x)=f'(x)g(x)+f(x)g'(x) newline 
"Quotient rule:"~k(x)=f(x)/g(x) drarrow k'(x)={g(x)f'(x)-f(x)g'(x)} over{(g(x))^2}newline
"Composite rule:"~k(x)=g(f(x)) drarrow k'(x)=g'(f(x))f'(x)</annotation>
  </semantics>
</math>
</file>

<file path=Object 90/content.xml><?xml version="1.0" encoding="utf-8"?>
<math xmlns="http://www.w3.org/1998/Math/MathML">
  <semantics>
    <mrow>
      <mi>cos</mi>
      <mrow>
        <mo stretchy="false">(</mo>
        <mo stretchy="false">θ</mo>
        <mo stretchy="false">)</mo>
      </mrow>
    </mrow>
    <annotation encoding="StarMath 5.0">cos(%theta)</annotation>
  </semantics>
</math>
</file>

<file path=Object 91/content.xml><?xml version="1.0" encoding="utf-8"?>
<math xmlns="http://www.w3.org/1998/Math/MathML">
  <semantics>
    <mrow>
      <mi>tan</mi>
      <mrow>
        <mo stretchy="false">(</mo>
        <mo stretchy="false">θ</mo>
        <mo stretchy="false">)</mo>
      </mrow>
    </mrow>
    <annotation encoding="StarMath 5.0">tan(%theta)</annotation>
  </semantics>
</math>
</file>

<file path=Object 92/content.xml><?xml version="1.0" encoding="utf-8"?>
<math xmlns="http://www.w3.org/1998/Math/MathML">
  <semantics>
    <mrow>
      <mi mathvariant="normal">−</mi>
      <mfrac>
        <mrow>
          <mn>1</mn>
          <mo stretchy="false">+</mo>
          <msqrt>
            <mn>3</mn>
          </msqrt>
        </mrow>
        <mrow>
          <mn>2</mn>
          <msqrt>
            <mn>2</mn>
          </msqrt>
        </mrow>
      </mfrac>
    </mrow>
    <annotation encoding="StarMath 5.0">-{{1+sqrt 3}over {2 sqrt{2}}}</annotation>
  </semantics>
</math>
</file>

<file path=Object 93/content.xml><?xml version="1.0" encoding="utf-8"?>
<math xmlns="http://www.w3.org/1998/Math/MathML">
  <semantics>
    <mrow>
      <mi>sin</mi>
      <mrow>
        <mrow>
          <mo stretchy="false">(</mo>
          <mo stretchy="false">θ</mo>
          <mo stretchy="false">)</mo>
        </mrow>
        <mi mathvariant="normal">=</mi>
        <mrow>
          <mi mathvariant="italic">opp</mi>
          <mi mathvariant="normal">/</mi>
          <mi mathvariant="italic">hyp</mi>
        </mrow>
      </mrow>
      <mtext>and</mtext>
      <mrow>
        <mo stretchy="false">θ</mo>
        <mi mathvariant="normal">=</mi>
        <msup>
          <mn>30</mn>
          <mi mathvariant="italic">degrees</mi>
        </msup>
      </mrow>
    </mrow>
    <annotation encoding="StarMath 5.0">sin(%theta)=opp/hyp "and" %theta=30^degrees</annotation>
  </semantics>
</math>
</file>

<file path=Object 94/content.xml><?xml version="1.0" encoding="utf-8"?>
<math xmlns="http://www.w3.org/1998/Math/MathML">
  <semantics>
    <mrow>
      <msup>
        <mi>A</mi>
        <mn>2</mn>
      </msup>
      <mi mathvariant="normal">=</mi>
      <mrow>
        <msup>
          <mi>B</mi>
          <mn>2</mn>
        </msup>
        <mo stretchy="false">+</mo>
        <msup>
          <mi>C</mi>
          <mn>2</mn>
        </msup>
      </mrow>
    </mrow>
    <annotation encoding="StarMath 5.0">A^2=B^2+C^2</annotation>
  </semantics>
</math>
</file>

<file path=Object 95/content.xml><?xml version="1.0" encoding="utf-8"?>
<math xmlns="http://www.w3.org/1998/Math/MathML">
  <semantics>
    <mfrac>
      <mn>1</mn>
      <mn>2</mn>
    </mfrac>
    <annotation encoding="StarMath 5.0">{1 over 2}</annotation>
  </semantics>
</math>
</file>

<file path=Object 96/content.xml><?xml version="1.0" encoding="utf-8"?>
<math xmlns="http://www.w3.org/1998/Math/MathML">
  <semantics>
    <mrow>
      <msup>
        <mi mathvariant="italic">Hyp</mi>
        <mn>2</mn>
      </msup>
      <mi mathvariant="normal">=</mi>
      <mrow>
        <msup>
          <mfrac>
            <mn>1</mn>
            <mn>2</mn>
          </mfrac>
          <mn>2</mn>
        </msup>
        <mo stretchy="false">+</mo>
        <msup>
          <mn>1</mn>
          <mn>2</mn>
        </msup>
      </mrow>
    </mrow>
    <annotation encoding="StarMath 5.0">Hyp^2={1 over 2}^2 +{1}^2</annotation>
  </semantics>
</math>
</file>

<file path=Object 97/content.xml><?xml version="1.0" encoding="utf-8"?>
<math xmlns="http://www.w3.org/1998/Math/MathML">
  <semantics>
    <mrow>
      <mi mathvariant="italic">hyp</mi>
      <mi mathvariant="normal">=</mi>
      <msqrt>
        <mrow>
          <mfrac>
            <mn>1</mn>
            <mn>4</mn>
          </mfrac>
          <mo stretchy="false">+</mo>
          <mn>1</mn>
        </mrow>
      </msqrt>
    </mrow>
    <annotation encoding="StarMath 5.0">hyp=sqrt{{1 over 4}+1}</annotation>
  </semantics>
</math>
</file>

<file path=Object 98/content.xml><?xml version="1.0" encoding="utf-8"?>
<math xmlns="http://www.w3.org/1998/Math/MathML">
  <semantics>
    <mrow>
      <mi>tan</mi>
      <mrow>
        <mrow>
          <mo stretchy="false">θ</mo>
          <mi mathvariant="normal">=</mi>
          <mfrac>
            <mn>1</mn>
            <mn>1</mn>
          </mfrac>
        </mrow>
        <mi mathvariant="normal">=</mi>
        <mn>1</mn>
      </mrow>
    </mrow>
    <annotation encoding="StarMath 5.0">tan{%theta}={1 over 1} =1</annotation>
  </semantics>
</math>
</file>

<file path=Object 99/content.xml><?xml version="1.0" encoding="utf-8"?>
<math xmlns="http://www.w3.org/1998/Math/MathML">
  <semantics>
    <mrow>
      <mi>sin</mi>
      <mrow>
        <mrow>
          <mn>45</mn>
          <mi mathvariant="normal">=</mi>
          <mfrac>
            <mi mathvariant="italic">opp</mi>
            <mi mathvariant="italic">hyp</mi>
          </mfrac>
        </mrow>
        <mi mathvariant="normal">=</mi>
        <mfrac>
          <mn>1</mn>
          <msqrt>
            <mn>2</mn>
          </msqrt>
        </mfrac>
      </mrow>
    </mrow>
    <annotation encoding="StarMath 5.0">sin{45}=opp over hyp ={1 over sqrt{2}}</annotation>
  </semantics>
</math>
</file>